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Lohit Hindi" svg:font-family="'Lohit Hindi'" style:font-family-generic="roman"/>
    <style:font-face style:name="Tahoma" svg:font-family="Tahoma" style:font-family-generic="roman"/>
    <style:font-face style:name="新細明體" svg:font-family="新細明體" style:font-family-generic="roman"/>
    <style:font-face style:name="Arial" svg:font-family="Arial" style:font-pitch="variable"/>
    <style:font-face style:name="新細明體1" svg:font-family="新細明體"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1" svg:font-family="'Lohit Hindi'" style:font-family-generic="system" style:font-pitch="variable"/>
  </office:font-face-decls>
  <office:automatic-styles>
    <style:style style:name="Table1" style:family="table">
      <style:table-properties style:width="9.0021in" fo:margin-left="-0.0208in" fo:margin-top="0in" fo:margin-bottom="0in" table:align="left"/>
    </style:style>
    <style:style style:name="Table1.A" style:family="table-column">
      <style:table-column-properties style:column-width="2.1819in"/>
    </style:style>
    <style:style style:name="Table1.B" style:family="table-column">
      <style:table-column-properties style:column-width="6.8194in"/>
    </style:style>
    <style:style style:name="Table1.1" style:family="table-row">
      <style:table-row-properties style:min-row-height="0.2896in" fo:keep-together="auto"/>
    </style:style>
    <style:style style:name="Table1.A1" style:family="table-cell">
      <style:table-cell-properties fo:padding="0in" fo:border="none"/>
    </style:style>
    <style:style style:name="Table1.2" style:family="table-row">
      <style:table-row-properties style:min-row-height="0.4049in" fo:keep-together="auto"/>
    </style:style>
    <style:style style:name="Table1.3" style:family="table-row">
      <style:table-row-properties style:min-row-height="0.4514in" fo:keep-together="auto"/>
    </style:style>
    <style:style style:name="Table1.4" style:family="table-row">
      <style:table-row-properties style:min-row-height="0.4632in" fo:keep-together="auto"/>
    </style:style>
    <style:style style:name="Table1.5" style:family="table-row">
      <style:table-row-properties style:min-row-height="0.3583in" fo:keep-together="auto"/>
    </style:style>
    <style:style style:name="P1" style:family="paragraph" style:parent-style-name="Default_7e_LT_7e_Gliederung_20_2">
      <style:text-properties fo:font-size="11pt" fo:font-weight="normal" officeooo:rsid="00429959" officeooo:paragraph-rsid="00429959" style:font-size-asian="11pt" style:font-weight-asian="normal" style:font-size-complex="11pt" style:font-weight-complex="normal"/>
    </style:style>
    <style:style style:name="P2" style:family="paragraph" style:parent-style-name="Title1_7e_LT_7e_Titel">
      <style:text-properties fo:font-size="12pt" officeooo:rsid="000323e0" officeooo:paragraph-rsid="000323e0" style:font-size-asian="12pt" style:font-size-complex="12pt"/>
    </style:style>
    <style:style style:name="P3" style:family="paragraph" style:parent-style-name="Title1_7e_LT_7e_Titel">
      <style:text-properties fo:font-size="12pt" officeooo:rsid="000323e0" officeooo:paragraph-rsid="00082b44" style:font-size-asian="12pt" style:font-size-complex="12pt"/>
    </style:style>
    <style:style style:name="P4" style:family="paragraph" style:parent-style-name="Title1_7e_LT_7e_Titel">
      <style:text-properties fo:font-size="12pt" officeooo:rsid="0008e619" officeooo:paragraph-rsid="0008e619" style:font-size-asian="12pt" style:font-size-complex="12pt"/>
    </style:style>
    <style:style style:name="P5" style:family="paragraph" style:parent-style-name="Title1_7e_LT_7e_Titel">
      <style:text-properties fo:font-size="12pt" fo:font-weight="bold" officeooo:rsid="0009c2e9" officeooo:paragraph-rsid="0009c2e9" style:font-size-asian="12pt" style:font-weight-asian="bold" style:font-size-complex="12pt" style:font-weight-complex="bold"/>
    </style:style>
    <style:style style:name="P6" style:family="paragraph" style:parent-style-name="Title1_7e_LT_7e_Titel">
      <style:text-properties fo:font-size="12pt" fo:font-weight="bold" officeooo:rsid="0011bc8b" officeooo:paragraph-rsid="0011bc8b" style:font-size-asian="12pt" style:font-weight-asian="bold" style:font-size-complex="12pt" style:font-weight-complex="bold"/>
    </style:style>
    <style:style style:name="P7" style:family="paragraph" style:parent-style-name="Title1_7e_LT_7e_Titel">
      <style:text-properties fo:font-size="12pt" fo:font-weight="bold" officeooo:rsid="0015cb6e" officeooo:paragraph-rsid="0015cb6e" style:font-size-asian="12pt" style:font-weight-asian="bold" style:font-size-complex="12pt" style:font-weight-complex="bold"/>
    </style:style>
    <style:style style:name="P8" style:family="paragraph" style:parent-style-name="Title1_7e_LT_7e_Titel">
      <style:text-properties fo:font-size="12pt" fo:font-weight="bold" officeooo:rsid="0019a700" officeooo:paragraph-rsid="0019a700" style:font-size-asian="12pt" style:font-weight-asian="bold" style:font-size-complex="12pt" style:font-weight-complex="bold"/>
    </style:style>
    <style:style style:name="P9" style:family="paragraph" style:parent-style-name="Title1_7e_LT_7e_Titel">
      <style:text-properties fo:font-size="12pt" fo:font-weight="bold" officeooo:rsid="0019b706" officeooo:paragraph-rsid="0019b706" style:font-size-asian="12pt" style:font-weight-asian="bold" style:font-size-complex="12pt" style:font-weight-complex="bold"/>
    </style:style>
    <style:style style:name="P10" style:family="paragraph" style:parent-style-name="Title1_7e_LT_7e_Titel">
      <style:text-properties fo:font-size="12pt" fo:font-weight="bold" officeooo:rsid="001a4e86" officeooo:paragraph-rsid="001a4e86" style:font-size-asian="12pt" style:font-weight-asian="bold" style:font-size-complex="12pt" style:font-weight-complex="bold"/>
    </style:style>
    <style:style style:name="P11" style:family="paragraph" style:parent-style-name="Title1_7e_LT_7e_Titel">
      <style:text-properties fo:font-size="12pt" fo:font-weight="bold" officeooo:rsid="001c1d33" officeooo:paragraph-rsid="001c1d33" style:font-size-asian="12pt" style:font-weight-asian="bold" style:font-size-complex="12pt" style:font-weight-complex="bold"/>
    </style:style>
    <style:style style:name="P12" style:family="paragraph" style:parent-style-name="Title1_7e_LT_7e_Titel">
      <style:text-properties fo:font-size="12pt" fo:font-weight="bold" officeooo:rsid="002267ff" officeooo:paragraph-rsid="002267ff" style:font-size-asian="12pt" style:font-weight-asian="bold" style:font-size-complex="12pt" style:font-weight-complex="bold"/>
    </style:style>
    <style:style style:name="P13" style:family="paragraph" style:parent-style-name="Title1_7e_LT_7e_Titel">
      <style:text-properties fo:font-size="12pt" fo:font-weight="bold" officeooo:rsid="0023627a" officeooo:paragraph-rsid="0023627a" style:font-size-asian="12pt" style:font-weight-asian="bold" style:font-size-complex="12pt" style:font-weight-complex="bold"/>
    </style:style>
    <style:style style:name="P14" style:family="paragraph" style:parent-style-name="Title1_7e_LT_7e_Titel">
      <style:text-properties fo:font-size="12pt" fo:font-weight="bold" officeooo:rsid="0026d404" officeooo:paragraph-rsid="0026d404" style:font-size-asian="12pt" style:font-weight-asian="bold" style:font-size-complex="12pt" style:font-weight-complex="bold"/>
    </style:style>
    <style:style style:name="P15" style:family="paragraph" style:parent-style-name="Title1_7e_LT_7e_Titel">
      <style:text-properties fo:font-size="12pt" fo:font-weight="bold" officeooo:rsid="0027ff24" officeooo:paragraph-rsid="0027ff24" style:font-size-asian="12pt" style:font-weight-asian="bold" style:font-size-complex="12pt" style:font-weight-complex="bold"/>
    </style:style>
    <style:style style:name="P16" style:family="paragraph" style:parent-style-name="Title1_7e_LT_7e_Titel">
      <style:text-properties fo:font-size="12pt" fo:font-weight="bold" officeooo:rsid="0032414a" officeooo:paragraph-rsid="0032414a" style:font-size-asian="12pt" style:font-weight-asian="bold" style:font-size-complex="12pt" style:font-weight-complex="bold"/>
    </style:style>
    <style:style style:name="P17" style:family="paragraph" style:parent-style-name="Title1_7e_LT_7e_Titel">
      <style:text-properties fo:font-size="12pt" fo:font-weight="bold" officeooo:rsid="00342aea" officeooo:paragraph-rsid="00342aea" style:font-size-asian="12pt" style:font-weight-asian="bold" style:font-size-complex="12pt" style:font-weight-complex="bold"/>
    </style:style>
    <style:style style:name="P18" style:family="paragraph" style:parent-style-name="Title1_7e_LT_7e_Titel">
      <style:text-properties fo:font-size="12pt" fo:font-weight="bold" officeooo:rsid="0044be52" officeooo:paragraph-rsid="0044be52" style:font-size-asian="12pt" style:font-weight-asian="bold" style:font-size-complex="12pt" style:font-weight-complex="bold"/>
    </style:style>
    <style:style style:name="P19" style:family="paragraph" style:parent-style-name="Title1_7e_LT_7e_Titel">
      <style:text-properties fo:font-size="12pt" fo:font-weight="bold" officeooo:rsid="00562189" officeooo:paragraph-rsid="00562189" style:font-size-asian="12pt" style:font-weight-asian="bold" style:font-size-complex="12pt" style:font-weight-complex="bold"/>
    </style:style>
    <style:style style:name="P20" style:family="paragraph" style:parent-style-name="Title1_7e_LT_7e_Titel">
      <style:text-properties fo:font-size="12pt" fo:font-weight="normal" officeooo:rsid="0009c2e9" officeooo:paragraph-rsid="0009c2e9" style:font-size-asian="12pt" style:font-weight-asian="normal" style:font-size-complex="12pt" style:font-weight-complex="normal"/>
    </style:style>
    <style:style style:name="P21" style:family="paragraph" style:parent-style-name="Title1_7e_LT_7e_Titel">
      <style:text-properties fo:font-size="12pt" fo:font-weight="normal" officeooo:rsid="000acd5a" officeooo:paragraph-rsid="000acd5a" style:font-size-asian="12pt" style:font-weight-asian="normal" style:font-size-complex="12pt" style:font-weight-complex="normal"/>
    </style:style>
    <style:style style:name="P22" style:family="paragraph" style:parent-style-name="Title1_7e_LT_7e_Titel">
      <style:text-properties fo:font-size="12pt" fo:font-weight="normal" officeooo:rsid="000d2696" officeooo:paragraph-rsid="000d2696" style:font-size-asian="12pt" style:font-weight-asian="normal" style:font-size-complex="12pt" style:font-weight-complex="normal"/>
    </style:style>
    <style:style style:name="P23" style:family="paragraph" style:parent-style-name="Title1_7e_LT_7e_Titel">
      <style:text-properties fo:font-size="12pt" fo:font-weight="normal" officeooo:rsid="000fd91b" officeooo:paragraph-rsid="000fd91b" style:font-size-asian="12pt" style:font-weight-asian="normal" style:font-size-complex="12pt" style:font-weight-complex="normal"/>
    </style:style>
    <style:style style:name="P24" style:family="paragraph" style:parent-style-name="Title1_7e_LT_7e_Titel">
      <style:text-properties fo:font-size="12pt" fo:font-weight="normal" officeooo:rsid="00121857" officeooo:paragraph-rsid="00121857" style:font-size-asian="12pt" style:font-weight-asian="normal" style:font-size-complex="12pt" style:font-weight-complex="normal"/>
    </style:style>
    <style:style style:name="P25" style:family="paragraph" style:parent-style-name="Title1_7e_LT_7e_Titel">
      <style:text-properties fo:font-size="12pt" fo:font-weight="normal" officeooo:rsid="00137552" officeooo:paragraph-rsid="00137552" style:font-size-asian="12pt" style:font-weight-asian="normal" style:font-size-complex="12pt" style:font-weight-complex="normal"/>
    </style:style>
    <style:style style:name="P26" style:family="paragraph" style:parent-style-name="Title1_7e_LT_7e_Titel">
      <style:text-properties fo:font-size="12pt" fo:font-weight="normal" officeooo:rsid="0014b15e" officeooo:paragraph-rsid="0014b15e" style:font-size-asian="12pt" style:font-weight-asian="normal" style:font-size-complex="12pt" style:font-weight-complex="normal"/>
    </style:style>
    <style:style style:name="P27" style:family="paragraph" style:parent-style-name="Title1_7e_LT_7e_Titel">
      <style:text-properties fo:font-size="12pt" fo:font-weight="normal" officeooo:rsid="0015cb6e" officeooo:paragraph-rsid="0015cb6e" style:font-size-asian="12pt" style:font-weight-asian="normal" style:font-size-complex="12pt" style:font-weight-complex="normal"/>
    </style:style>
    <style:style style:name="P28" style:family="paragraph" style:parent-style-name="Title1_7e_LT_7e_Titel">
      <style:text-properties fo:font-size="12pt" fo:font-weight="normal" officeooo:rsid="0016d350" officeooo:paragraph-rsid="0016d350" style:font-size-asian="12pt" style:font-weight-asian="normal" style:font-size-complex="12pt" style:font-weight-complex="normal"/>
    </style:style>
    <style:style style:name="P29" style:family="paragraph" style:parent-style-name="Title1_7e_LT_7e_Titel">
      <style:text-properties fo:font-size="12pt" fo:font-weight="normal" officeooo:rsid="0019a700" officeooo:paragraph-rsid="0019a700" style:font-size-asian="12pt" style:font-weight-asian="normal" style:font-size-complex="12pt" style:font-weight-complex="normal"/>
    </style:style>
    <style:style style:name="P30" style:family="paragraph" style:parent-style-name="Title1_7e_LT_7e_Titel">
      <style:text-properties fo:font-size="12pt" fo:font-weight="normal" officeooo:rsid="0023b56b" officeooo:paragraph-rsid="0023b56b" style:font-size-asian="12pt" style:font-weight-asian="normal" style:font-size-complex="12pt" style:font-weight-complex="normal"/>
    </style:style>
    <style:style style:name="P31" style:family="paragraph" style:parent-style-name="Title1_7e_LT_7e_Titel">
      <style:text-properties fo:font-size="12pt" fo:font-weight="normal" officeooo:rsid="00249274" officeooo:paragraph-rsid="00249274" style:font-size-asian="12pt" style:font-weight-asian="normal" style:font-size-complex="12pt" style:font-weight-complex="normal"/>
    </style:style>
    <style:style style:name="P32" style:family="paragraph" style:parent-style-name="Title1_7e_LT_7e_Titel">
      <style:text-properties fo:font-size="12pt" fo:font-weight="normal" officeooo:rsid="00255db0" officeooo:paragraph-rsid="00255db0" style:font-size-asian="12pt" style:font-weight-asian="normal" style:font-size-complex="12pt" style:font-weight-complex="normal"/>
    </style:style>
    <style:style style:name="P33" style:family="paragraph" style:parent-style-name="Title1_7e_LT_7e_Titel">
      <style:text-properties fo:font-size="12pt" fo:font-weight="normal" officeooo:rsid="0037e12d" officeooo:paragraph-rsid="0037e12d" style:font-size-asian="12pt" style:font-weight-asian="normal" style:font-size-complex="12pt" style:font-weight-complex="normal"/>
    </style:style>
    <style:style style:name="P34" style:family="paragraph" style:parent-style-name="Title1_7e_LT_7e_Titel">
      <style:text-properties fo:font-size="12pt" fo:font-weight="normal" officeooo:rsid="0039fff1" officeooo:paragraph-rsid="0039fff1" style:font-size-asian="12pt" style:font-weight-asian="normal" style:font-size-complex="12pt" style:font-weight-complex="normal"/>
    </style:style>
    <style:style style:name="P35" style:family="paragraph" style:parent-style-name="Title1_7e_LT_7e_Titel">
      <style:text-properties fo:font-size="12pt" fo:font-weight="normal" officeooo:rsid="003eca9f" officeooo:paragraph-rsid="003eca9f" style:font-size-asian="12pt" style:font-weight-asian="normal" style:font-size-complex="12pt" style:font-weight-complex="normal"/>
    </style:style>
    <style:style style:name="P36" style:family="paragraph" style:parent-style-name="Title1_7e_LT_7e_Titel">
      <style:text-properties fo:font-size="12pt" fo:font-weight="normal" officeooo:rsid="0040b9c4" officeooo:paragraph-rsid="0040b9c4" style:font-size-asian="12pt" style:font-weight-asian="normal" style:font-size-complex="12pt" style:font-weight-complex="normal"/>
    </style:style>
    <style:style style:name="P37" style:family="paragraph" style:parent-style-name="Title1_7e_LT_7e_Titel">
      <style:text-properties fo:font-size="12pt" fo:font-weight="normal" officeooo:rsid="00429959" officeooo:paragraph-rsid="00429959" style:font-size-asian="12pt" style:font-weight-asian="normal" style:font-size-complex="12pt" style:font-weight-complex="normal"/>
    </style:style>
    <style:style style:name="P38" style:family="paragraph" style:parent-style-name="Title1_7e_LT_7e_Titel">
      <style:text-properties fo:font-size="12pt" fo:font-weight="normal" officeooo:rsid="0045989e" officeooo:paragraph-rsid="0045989e" style:font-size-asian="12pt" style:font-weight-asian="normal" style:font-size-complex="12pt" style:font-weight-complex="normal"/>
    </style:style>
    <style:style style:name="P39" style:family="paragraph" style:parent-style-name="Title1_7e_LT_7e_Titel">
      <style:text-properties fo:font-size="12pt" fo:font-weight="normal" officeooo:rsid="00572d2d" officeooo:paragraph-rsid="00572d2d" style:font-size-asian="12pt" style:font-weight-asian="normal" style:font-size-complex="12pt" style:font-weight-complex="normal"/>
    </style:style>
    <style:style style:name="P40" style:family="paragraph" style:parent-style-name="Title1_7e_LT_7e_Titel">
      <style:text-properties officeooo:paragraph-rsid="00357d41"/>
    </style:style>
    <style:style style:name="P41" style:family="paragraph" style:parent-style-name="Title1_7e_LT_7e_Titel">
      <style:text-properties fo:font-size="11pt" officeooo:paragraph-rsid="00357d41" style:font-size-asian="11pt" style:font-size-complex="11pt"/>
    </style:style>
    <style:style style:name="P42" style:family="paragraph" style:parent-style-name="Title1_7e_LT_7e_Titel">
      <style:text-properties fo:font-size="11pt" officeooo:rsid="00357d41" officeooo:paragraph-rsid="00357d41" style:font-size-asian="11pt" style:font-size-complex="11pt"/>
    </style:style>
    <style:style style:name="P43" style:family="paragraph" style:parent-style-name="Title1_7e_LT_7e_Titel">
      <style:text-properties fo:font-size="11pt" fo:font-weight="bold" officeooo:rsid="00367dc2" officeooo:paragraph-rsid="00367dc2" style:font-size-asian="11pt" style:font-weight-asian="bold" style:font-size-complex="11pt" style:font-weight-complex="bold"/>
    </style:style>
    <style:style style:name="P44" style:family="paragraph" style:parent-style-name="Standard">
      <style:text-properties officeooo:rsid="000323e0" officeooo:paragraph-rsid="000323e0"/>
    </style:style>
    <style:style style:name="P45" style:family="paragraph" style:parent-style-name="Standard">
      <style:text-properties officeooo:rsid="000604d6" officeooo:paragraph-rsid="000604d6"/>
    </style:style>
    <style:style style:name="P46" style:family="paragraph" style:parent-style-name="Standard">
      <style:text-properties officeooo:rsid="000711a7" officeooo:paragraph-rsid="000711a7"/>
    </style:style>
    <style:style style:name="P47" style:family="paragraph" style:parent-style-name="Standard">
      <style:paragraph-properties fo:text-align="start" style:justify-single-word="false"/>
    </style:style>
    <style:style style:name="P48" style:family="paragraph">
      <style:paragraph-properties fo:margin-left="0in" fo:margin-right="0in" fo:margin-top="0in" fo:margin-bottom="0in" fo:line-height="100%" fo:text-align="start" fo:text-indent="0in" style:punctuation-wrap="hanging" style:line-break="strict" style:writing-mode="lr-tb"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新細明體1" style:font-size-asian="18pt" style:font-style-asian="normal" style:font-weight-asian="normal" style:font-name-complex="新細明體1" style:font-size-complex="18pt" style:font-style-complex="normal" style:font-weight-complex="normal" style:text-emphasize="none" style:font-relief="none" style:text-overline-style="none" style:text-overline-color="font-color"/>
    </style:style>
    <style:style style:name="P49" style:family="paragraph">
      <style:paragraph-properties fo:margin-left="0in" fo:margin-right="0in" fo:margin-top="0in" fo:margin-bottom="0in" fo:line-height="100%" fo:text-align="center" fo:text-indent="0in" style:punctuation-wrap="hanging" style:line-break="strict" style:writing-mode="lr-tb"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新細明體1" style:font-size-asian="18pt" style:font-style-asian="normal" style:font-weight-asian="normal" style:font-name-complex="新細明體1" style:font-size-complex="18pt" style:font-style-complex="normal" style:font-weight-complex="normal" style:text-emphasize="none" style:font-relief="none" style:text-overline-style="none" style:text-overline-color="font-color"/>
    </style:style>
    <style:style style:name="P50" style:family="paragraph">
      <style:paragraph-properties fo:margin-left="0in" fo:margin-right="0in" fo:margin-top="0.139in" fo:margin-bottom="0in" fo:line-height="100%" fo:text-align="start" fo:text-indent="0in" style:punctuation-wrap="hanging" style:line-break="strict" style:writing-mode="lr-tb">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style>
    <style:style style:name="P51" style:family="paragraph">
      <style:paragraph-properties fo:margin-left="0in" fo:margin-right="0in" fo:margin-top="0.139in" fo:margin-bottom="0in" fo:line-height="100%" fo:text-align="start" fo:text-indent="0in" style:punctuation-wrap="hanging" style:line-break="strict" style:writing-mode="lr-tb" style:font-independent-line-spacing="true">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新細明體1" style:font-size-asian="18pt" style:font-style-asian="normal" style:font-weight-asian="normal" style:font-name-complex="新細明體1" style:font-size-complex="18pt" style:font-style-complex="normal" style:font-weight-complex="normal" style:text-emphasize="none" style:font-relief="none" style:text-overline-style="none" style:text-overline-color="font-color"/>
    </style:style>
    <style:style style:name="P52" style:family="paragraph">
      <style:paragraph-properties fo:margin-left="0in" fo:margin-right="0in" fo:margin-top="0.1563in" fo:margin-bottom="0in" fo:line-height="100%" fo:text-align="center" fo:text-indent="0in" style:punctuation-wrap="hanging" style:line-break="strict" style:writing-mode="lr-tb">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style>
    <style:style style:name="P53" style:family="paragraph">
      <style:paragraph-properties fo:margin-left="0in" fo:margin-right="0in" fo:margin-top="0.1563in" fo:margin-bottom="0in" fo:line-height="100%" fo:text-align="center" fo:text-indent="0in" style:punctuation-wrap="hanging" style:line-break="strict" style:writing-mode="lr-tb" style:font-independent-line-spacing="true">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新細明體1" style:font-size-asian="18pt" style:font-style-asian="normal" style:font-weight-asian="normal" style:font-name-complex="新細明體1" style:font-size-complex="18pt" style:font-style-complex="normal" style:font-weight-complex="normal" style:text-emphasize="none" style:font-relief="none" style:text-overline-style="none" style:text-overline-color="font-color"/>
    </style:style>
    <style:style style:name="P54" style:family="paragraph">
      <style:paragraph-properties fo:margin-left="0in" fo:margin-right="0in" fo:margin-top="0.1563in" fo:margin-bottom="0in" fo:line-height="100%" fo:text-align="start" fo:text-indent="0in" style:punctuation-wrap="hanging" style:line-break="strict" style:writing-mode="lr-tb">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style>
    <style:style style:name="P55" style:family="paragraph">
      <style:paragraph-properties fo:margin-left="0in" fo:margin-right="0in" fo:margin-top="0.1563in" fo:margin-bottom="0in" fo:line-height="100%" fo:text-align="start" fo:text-indent="0in" style:punctuation-wrap="hanging" style:line-break="strict" style:writing-mode="lr-tb" style:font-independent-line-spacing="true">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新細明體1" style:font-size-asian="18pt" style:font-style-asian="normal" style:font-weight-asian="normal" style:font-name-complex="新細明體1" style:font-size-complex="18pt" style:font-style-complex="normal" style:font-weight-complex="normal" style:text-emphasize="none" style:font-relief="none" style:text-overline-style="none" style:text-overline-color="font-color"/>
    </style:style>
    <style:style style:name="P56" style:family="paragraph">
      <style:paragraph-properties fo:margin-left="0in" fo:margin-right="0in" fo:margin-top="0in" fo:margin-bottom="0in" fo:line-height="100%" fo:text-align="start" fo:text-indent="0in" style:punctuation-wrap="hanging" style:line-break="strict" style:writing-mode="lr-tb">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style>
    <style:style style:name="P57" style:family="paragraph">
      <style:paragraph-properties fo:margin-left="0in" fo:margin-right="0in" fo:margin-top="0in" fo:margin-bottom="0in" fo:line-height="100%" fo:text-align="start" fo:text-indent="0in" style:punctuation-wrap="hanging" style:line-break="strict" style:writing-mode="lr-tb" style:font-independent-line-spacing="true">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新細明體1" style:font-size-asian="18pt" style:font-style-asian="normal" style:font-weight-asian="normal" style:font-name-complex="新細明體1" style:font-size-complex="18pt" style:font-style-complex="normal" style:font-weight-complex="normal" style:text-emphasize="none" style:font-relief="none" style:text-overline-style="none" style:text-overline-color="font-color"/>
    </style:style>
    <style:style style:name="P58" style:family="paragraph">
      <style:paragraph-properties fo:margin-left="0in" fo:margin-right="0in" fo:margin-top="0.139in" fo:margin-bottom="0in" fo:line-height="0.1941in" fo:text-align="start" fo:text-indent="0in" style:punctuation-wrap="hanging" style:line-break="strict" style:writing-mode="lr-tb">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style>
    <style:style style:name="P59" style:family="paragraph">
      <style:paragraph-properties fo:margin-left="0in" fo:margin-right="0in" fo:margin-top="0.139in" fo:margin-bottom="0in" fo:line-height="0.1941in" fo:text-align="start" fo:text-indent="0in" style:punctuation-wrap="hanging" style:line-break="strict" style:writing-mode="lr-tb" style:font-independent-line-spacing="true">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新細明體1" style:font-size-asian="18pt" style:font-style-asian="normal" style:font-weight-asian="normal" style:font-name-complex="新細明體1" style:font-size-complex="18pt" style:font-style-complex="normal" style:font-weight-complex="normal" style:text-emphasize="none" style:font-relief="none" style:text-overline-style="none" style:text-overline-color="font-color"/>
    </style:style>
    <style:style style:name="T1" style:family="text">
      <style:text-properties style:font-name="Tahoma"/>
    </style:style>
    <style:style style:name="T2" style:family="text">
      <style:text-properties style:font-name="Tahoma" officeooo:rsid="00082b44"/>
    </style:style>
    <style:style style:name="T3" style:family="text">
      <style:text-properties style:font-name="Tahoma" officeooo:rsid="000bef26"/>
    </style:style>
    <style:style style:name="T4" style:family="text">
      <style:text-properties style:font-name="Tahoma" officeooo:rsid="000e8a13"/>
    </style:style>
    <style:style style:name="T5" style:family="text">
      <style:text-properties style:font-name="Tahoma" officeooo:rsid="0014b15e"/>
    </style:style>
    <style:style style:name="T6" style:family="text">
      <style:text-properties style:font-name="Tahoma" officeooo:rsid="0016d350"/>
    </style:style>
    <style:style style:name="T7" style:family="text">
      <style:text-properties style:font-name="Tahoma" officeooo:rsid="0017ebac"/>
    </style:style>
    <style:style style:name="T8" style:family="text">
      <style:text-properties style:font-name="Tahoma" fo:font-weight="normal" style:font-weight-asian="normal" style:font-weight-complex="normal"/>
    </style:style>
    <style:style style:name="T9" style:family="text">
      <style:text-properties style:font-name="Tahoma" fo:font-weight="normal" officeooo:rsid="001d7937" style:font-weight-asian="normal" style:font-weight-complex="normal"/>
    </style:style>
    <style:style style:name="T10" style:family="text">
      <style:text-properties style:font-name="Tahoma" fo:font-weight="normal" officeooo:rsid="001e5782" style:font-weight-asian="normal" style:font-weight-complex="normal"/>
    </style:style>
    <style:style style:name="T11" style:family="text">
      <style:text-properties style:font-name="Tahoma" fo:font-weight="normal" officeooo:rsid="001f6147" style:font-weight-asian="normal" style:font-weight-complex="normal"/>
    </style:style>
    <style:style style:name="T12" style:family="text">
      <style:text-properties style:font-name="Tahoma" fo:font-weight="normal" officeooo:rsid="0020e0f6" style:font-weight-asian="normal" style:font-weight-complex="normal"/>
    </style:style>
    <style:style style:name="T13" style:family="text">
      <style:text-properties style:font-name="Tahoma" fo:font-weight="normal" officeooo:rsid="00292e13" style:font-weight-asian="normal" style:font-weight-complex="normal"/>
    </style:style>
    <style:style style:name="T14" style:family="text">
      <style:text-properties style:font-name="Tahoma" fo:font-weight="normal" officeooo:rsid="002a404c" style:font-weight-asian="normal" style:font-weight-complex="normal"/>
    </style:style>
    <style:style style:name="T15" style:family="text">
      <style:text-properties style:font-name="Tahoma" fo:font-weight="normal" officeooo:rsid="002cbcdf" style:font-weight-asian="normal" style:font-weight-complex="normal"/>
    </style:style>
    <style:style style:name="T16" style:family="text">
      <style:text-properties style:font-name="Tahoma" fo:font-weight="normal" officeooo:rsid="002ed095" style:font-weight-asian="normal" style:font-weight-complex="normal"/>
    </style:style>
    <style:style style:name="T17" style:family="text">
      <style:text-properties style:font-name="Tahoma" fo:font-weight="normal" officeooo:rsid="0030661d" style:font-weight-asian="normal" style:font-weight-complex="normal"/>
    </style:style>
    <style:style style:name="T18" style:family="text">
      <style:text-properties style:font-name="Tahoma" fo:font-weight="normal" officeooo:rsid="0031576e" style:font-weight-asian="normal" style:font-weight-complex="normal"/>
    </style:style>
    <style:style style:name="T19" style:family="text">
      <style:text-properties style:font-name="Tahoma" fo:font-weight="normal" officeooo:rsid="00357d41" style:font-weight-asian="normal" style:font-weight-complex="normal"/>
    </style:style>
    <style:style style:name="T20" style:family="text">
      <style:text-properties style:font-name="Tahoma" officeooo:rsid="0024669c"/>
    </style:style>
    <style:style style:name="T21" style:family="text">
      <style:text-properties style:font-name="Tahoma" officeooo:rsid="002517cc"/>
    </style:style>
    <style:style style:name="T22" style:family="text">
      <style:text-properties style:font-name="Tahoma" officeooo:rsid="00255db0"/>
    </style:style>
    <style:style style:name="T23" style:family="text">
      <style:text-properties style:font-name="Tahoma" officeooo:rsid="002a404c"/>
    </style:style>
    <style:style style:name="T24" style:family="text">
      <style:text-properties style:font-name="Tahoma" officeooo:rsid="002ed095"/>
    </style:style>
    <style:style style:name="T25" style:family="text">
      <style:text-properties style:font-name="Tahoma" officeooo:rsid="0030661d"/>
    </style:style>
    <style:style style:name="T26" style:family="text">
      <style:text-properties style:font-name="Tahoma" fo:font-size="12pt" fo:font-weight="normal" officeooo:rsid="00357d41" style:font-size-asian="12pt" style:font-weight-asian="normal" style:font-size-complex="12pt" style:font-weight-complex="normal"/>
    </style:style>
    <style:style style:name="T27" style:family="text">
      <style:text-properties style:font-name="Tahoma" officeooo:rsid="00358b3d"/>
    </style:style>
    <style:style style:name="T28" style:family="text">
      <style:text-properties style:font-name="Tahoma" officeooo:rsid="00385705"/>
    </style:style>
    <style:style style:name="T29" style:family="text">
      <style:text-properties style:font-name="Tahoma" officeooo:rsid="00389054"/>
    </style:style>
    <style:style style:name="T30" style:family="text">
      <style:text-properties style:font-name="Tahoma" officeooo:rsid="003b903a"/>
    </style:style>
    <style:style style:name="T31" style:family="text">
      <style:text-properties style:font-name="Tahoma" officeooo:rsid="003fa60d"/>
    </style:style>
    <style:style style:name="T32" style:family="text">
      <style:text-properties style:font-name="Tahoma" officeooo:rsid="004811bb"/>
    </style:style>
    <style:style style:name="T33" style:family="text">
      <style:text-properties officeooo:rsid="0003b440"/>
    </style:style>
    <style:style style:name="T34" style:family="text">
      <style:text-properties officeooo:rsid="000604d6"/>
    </style:style>
    <style:style style:name="T35" style:family="text">
      <style:text-properties officeooo:rsid="00597a68"/>
    </style:style>
    <style:style style:name="T36" style:family="text">
      <style:text-properties fo:color="#000000" style:text-outline="false" style:text-line-through-style="none" style:text-position="0% 100%" style:font-name="Tahoma1" fo:font-size="16pt" fo:language="en" fo:country="US" fo:font-style="normal" fo:text-shadow="none" style:text-underline-style="none" fo:font-weight="normal" style:font-name-asian="新細明體1" style:font-size-asian="16pt" style:language-asian="zh" style:country-asian="TW" style:font-style-asian="normal" style:font-weight-asian="normal" style:font-name-complex="新細明體1" style:font-size-complex="16pt" style:font-style-complex="normal" style:font-weight-complex="normal" style:text-emphasize="none" style:font-relief="none" style:text-overline-style="none" style:text-overline-color="font-color"/>
    </style:style>
    <style:style style:name="T37" style:family="text">
      <style:text-properties fo:color="#ff0000" style:text-outline="false" style:text-line-through-style="none" style:text-position="0% 100%" style:font-name="Tahoma1" fo:font-size="16pt" fo:language="en" fo:country="US" fo:font-style="normal" fo:text-shadow="none" style:text-underline-style="none" fo:font-weight="normal" style:font-name-asian="新細明體1" style:font-size-asian="16pt" style:language-asian="zh" style:country-asian="TW" style:font-style-asian="normal" style:font-weight-asian="normal" style:font-name-complex="新細明體1" style:font-size-complex="16pt" style:font-style-complex="normal" style:font-weight-complex="normal" style:text-emphasize="none" style:font-relief="none" style:text-overline-style="none" style:text-overline-color="font-color"/>
    </style:style>
    <style:style style:name="T38" style:family="text">
      <style:text-properties fo:color="#000000" style:text-outline="false" style:text-line-through-style="none" style:text-position="0% 100%" style:font-name="Tahoma1" fo:font-size="18pt" fo:font-style="normal" fo:text-shadow="none" style:text-underline-style="none" fo:font-weight="normal" style:font-name-asian="新細明體1" style:font-size-asian="18pt" style:font-style-asian="normal" style:font-weight-asian="normal" style:font-name-complex="新細明體1" style:font-size-complex="18pt" style:font-style-complex="normal" style:font-weight-complex="normal" style:text-emphasize="none" style:font-relief="none" style:text-overline-style="none" style:text-overline-color="font-color"/>
    </style:style>
    <style:style style:name="T39" style:family="text">
      <style:text-properties fo:color="#000000" style:text-outline="false" style:text-line-through-style="none" style:text-position="0% 100%" style:font-name="Tahoma1" fo:font-size="18pt" fo:language="en" fo:country="US" fo:font-style="normal" fo:text-shadow="none" style:text-underline-style="none" fo:font-weight="normal" style:font-name-asian="新細明體1" style:font-size-asian="18pt" style:language-asian="zh" style:country-asian="TW" style:font-style-asian="normal" style:font-weight-asian="normal" style:font-name-complex="新細明體1" style:font-size-complex="18pt" style:font-style-complex="normal" style:font-weight-complex="normal" style:text-emphasize="none" style:font-relief="none" style:text-overline-style="none" style:text-overline-color="font-color"/>
    </style:style>
    <style:style style:name="T40" style:family="text">
      <style:text-properties fo:color="#000000" style:text-outline="false" style:text-line-through-style="none" style:text-position="0% 100%" style:font-name="Arial" fo:font-size="18pt" fo:font-style="normal" fo:text-shadow="none" style:text-underline-style="none" fo:font-weight="normal" style:font-name-asian="新細明體1" style:font-size-asian="18pt" style:font-style-asian="normal" style:font-weight-asian="normal" style:font-name-complex="新細明體1" style:font-size-complex="18pt" style:font-style-complex="normal" style:font-weight-complex="normal" style:text-emphasize="none" style:font-relief="none" style:text-overline-style="none" style:text-overline-color="font-color"/>
    </style:style>
    <style:style style:name="T41" style:family="text">
      <style:text-properties fo:color="#000000" style:text-outline="false" style:text-line-through-style="none" style:text-position="0% 100%" style:font-name="Tahoma1" fo:font-size="16pt" fo:font-style="italic" fo:text-shadow="none" style:text-underline-style="none" fo:font-weight="normal" style:font-name-asian="新細明體1" style:font-size-asian="16pt" style:font-style-asian="italic" style:font-weight-asian="normal" style:font-name-complex="新細明體1" style:font-size-complex="16pt" style:font-style-complex="italic" style:font-weight-complex="normal" style:text-emphasize="none" style:font-relief="none" style:text-overline-style="none" style:text-overline-color="font-color"/>
    </style:style>
    <text:list-style style:name="L1">
      <text:list-level-style-number text:level="1" style:num-format="">
        <style:list-level-properties/>
        <style:text-properties fo:color="#000000" fo:font-size="100%"/>
      </text:list-level-style-number>
      <text:list-level-style-bullet text:level="2" text:bullet-char="•">
        <style:list-level-properties text:space-before="0.5in"/>
        <style:text-properties fo:font-family="Arial" style:font-family-generic="swiss" style:font-pitch="variable" fo:color="#000000" fo:font-size="100%"/>
      </text:list-level-style-bullet>
      <text:list-level-style-bullet text:level="3" text:bullet-char="•">
        <style:list-level-properties text:space-before="1in"/>
        <style:text-properties fo:font-family="Arial" style:font-family-generic="swiss" style:font-pitch="variable" fo:color="#000000" fo:font-size="100%"/>
      </text:list-level-style-bullet>
      <text:list-level-style-bullet text:level="4" text:bullet-char="•">
        <style:list-level-properties text:space-before="1.5in"/>
        <style:text-properties fo:font-family="Arial" style:font-family-generic="swiss" style:font-pitch="variable" fo:color="#000000" fo:font-size="100%"/>
      </text:list-level-style-bullet>
      <text:list-level-style-bullet text:level="5" text:bullet-char="•">
        <style:list-level-properties text:space-before="2in"/>
        <style:text-properties fo:font-family="Arial" style:font-family-generic="swiss" style:font-pitch="variable" fo:color="#000000" fo:font-size="100%"/>
      </text:list-level-style-bullet>
      <text:list-level-style-bullet text:level="6" text:bullet-char="•">
        <style:list-level-properties text:space-before="2in"/>
        <style:text-properties fo:font-family="Arial" style:font-family-generic="swiss" style:font-pitch="variable" fo:color="#000000" fo:font-size="100%"/>
      </text:list-level-style-bullet>
      <text:list-level-style-bullet text:level="7" text:bullet-char="•">
        <style:list-level-properties text:space-before="2in"/>
        <style:text-properties fo:font-family="Arial" style:font-family-generic="swiss" style:font-pitch="variable" fo:color="#000000" fo:font-size="100%"/>
      </text:list-level-style-bullet>
      <text:list-level-style-bullet text:level="8" text:bullet-char="•">
        <style:list-level-properties text:space-before="2in"/>
        <style:text-properties fo:font-family="Arial" style:font-family-generic="swiss" style:font-pitch="variable" fo:color="#000000" fo:font-size="100%"/>
      </text:list-level-style-bullet>
      <text:list-level-style-bullet text:level="9" text:bullet-char="•">
        <style:list-level-properties text:space-before="2in"/>
        <style:text-properties fo:font-family="Arial" style:font-family-generic="swiss" style:font-pitch="variable" fo:color="#000000" fo:font-size="100%"/>
      </text:list-level-style-bullet>
      <text:list-level-style-bullet text:level="10" text:bullet-char="•">
        <style:list-level-properties text:space-before="2in"/>
        <style:text-properties fo:font-family="Arial" style:font-family-generic="swiss" style:font-pitch="variable"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0.5in"/>
        <style:text-properties fo:font-family="Arial" style:font-family-generic="swiss" style:font-pitch="variable" fo:color="#000000" fo:font-size="100%"/>
      </text:list-level-style-bullet>
      <text:list-level-style-bullet text:level="3" text:bullet-char="•">
        <style:list-level-properties text:space-before="1in"/>
        <style:text-properties fo:font-family="Arial" style:font-family-generic="swiss" style:font-pitch="variable" fo:color="#000000" fo:font-size="100%"/>
      </text:list-level-style-bullet>
      <text:list-level-style-bullet text:level="4" text:bullet-char="•">
        <style:list-level-properties text:space-before="1.5in"/>
        <style:text-properties fo:font-family="Arial" style:font-family-generic="swiss" style:font-pitch="variable" fo:color="#000000" fo:font-size="100%"/>
      </text:list-level-style-bullet>
      <text:list-level-style-bullet text:level="5" text:bullet-char="•">
        <style:list-level-properties text:space-before="2in"/>
        <style:text-properties fo:font-family="Arial" style:font-family-generic="swiss" style:font-pitch="variable" fo:color="#000000" fo:font-size="100%"/>
      </text:list-level-style-bullet>
      <text:list-level-style-bullet text:level="6" text:bullet-char="•">
        <style:list-level-properties text:space-before="2in"/>
        <style:text-properties fo:font-family="Arial" style:font-family-generic="swiss" style:font-pitch="variable" fo:color="#000000" fo:font-size="100%"/>
      </text:list-level-style-bullet>
      <text:list-level-style-bullet text:level="7" text:bullet-char="•">
        <style:list-level-properties text:space-before="2in"/>
        <style:text-properties fo:font-family="Arial" style:font-family-generic="swiss" style:font-pitch="variable" fo:color="#000000" fo:font-size="100%"/>
      </text:list-level-style-bullet>
      <text:list-level-style-bullet text:level="8" text:bullet-char="•">
        <style:list-level-properties text:space-before="2in"/>
        <style:text-properties fo:font-family="Arial" style:font-family-generic="swiss" style:font-pitch="variable" fo:color="#000000" fo:font-size="100%"/>
      </text:list-level-style-bullet>
      <text:list-level-style-bullet text:level="9" text:bullet-char="•">
        <style:list-level-properties text:space-before="2in"/>
        <style:text-properties fo:font-family="Arial" style:font-family-generic="swiss" style:font-pitch="variable" fo:color="#000000" fo:font-size="100%"/>
      </text:list-level-style-bullet>
      <text:list-level-style-bullet text:level="10" text:bullet-char="•">
        <style:list-level-properties text:space-before="2in"/>
        <style:text-properties fo:font-family="Arial" style:font-family-generic="swiss" style:font-pitch="variable"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5in"/>
        <style:text-properties fo:font-family="Arial" style:font-family-generic="swiss" style:font-pitch="variable" fo:color="#000000" fo:font-size="100%"/>
      </text:list-level-style-bullet>
      <text:list-level-style-bullet text:level="3" text:bullet-char="•">
        <style:list-level-properties text:space-before="1in"/>
        <style:text-properties fo:font-family="Arial" style:font-family-generic="swiss" style:font-pitch="variable" fo:color="#000000" fo:font-size="100%"/>
      </text:list-level-style-bullet>
      <text:list-level-style-bullet text:level="4" text:bullet-char="•">
        <style:list-level-properties text:space-before="1.5in"/>
        <style:text-properties fo:font-family="Arial" style:font-family-generic="swiss" style:font-pitch="variable" fo:color="#000000" fo:font-size="100%"/>
      </text:list-level-style-bullet>
      <text:list-level-style-bullet text:level="5" text:bullet-char="•">
        <style:list-level-properties text:space-before="2in"/>
        <style:text-properties fo:font-family="Arial" style:font-family-generic="swiss" style:font-pitch="variable" fo:color="#000000" fo:font-size="100%"/>
      </text:list-level-style-bullet>
      <text:list-level-style-bullet text:level="6" text:bullet-char="•">
        <style:list-level-properties text:space-before="2in"/>
        <style:text-properties fo:font-family="Arial" style:font-family-generic="swiss" style:font-pitch="variable" fo:color="#000000" fo:font-size="100%"/>
      </text:list-level-style-bullet>
      <text:list-level-style-bullet text:level="7" text:bullet-char="•">
        <style:list-level-properties text:space-before="2in"/>
        <style:text-properties fo:font-family="Arial" style:font-family-generic="swiss" style:font-pitch="variable" fo:color="#000000" fo:font-size="100%"/>
      </text:list-level-style-bullet>
      <text:list-level-style-bullet text:level="8" text:bullet-char="•">
        <style:list-level-properties text:space-before="2in"/>
        <style:text-properties fo:font-family="Arial" style:font-family-generic="swiss" style:font-pitch="variable" fo:color="#000000" fo:font-size="100%"/>
      </text:list-level-style-bullet>
      <text:list-level-style-bullet text:level="9" text:bullet-char="•">
        <style:list-level-properties text:space-before="2in"/>
        <style:text-properties fo:font-family="Arial" style:font-family-generic="swiss" style:font-pitch="variable" fo:color="#000000" fo:font-size="100%"/>
      </text:list-level-style-bullet>
      <text:list-level-style-bullet text:level="10" text:bullet-char="•">
        <style:list-level-properties text:space-before="2in"/>
        <style:text-properties fo:font-family="Arial" style:font-family-generic="swiss" style:font-pitch="variable"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0.5in"/>
        <style:text-properties fo:font-family="Arial" style:font-family-generic="swiss" style:font-pitch="variable" fo:color="#000000" fo:font-size="100%"/>
      </text:list-level-style-bullet>
      <text:list-level-style-bullet text:level="3" text:bullet-char="•">
        <style:list-level-properties text:space-before="1in"/>
        <style:text-properties fo:font-family="Arial" style:font-family-generic="swiss" style:font-pitch="variable" fo:color="#000000" fo:font-size="100%"/>
      </text:list-level-style-bullet>
      <text:list-level-style-bullet text:level="4" text:bullet-char="•">
        <style:list-level-properties text:space-before="1.5in"/>
        <style:text-properties fo:font-family="Arial" style:font-family-generic="swiss" style:font-pitch="variable" fo:color="#000000" fo:font-size="100%"/>
      </text:list-level-style-bullet>
      <text:list-level-style-bullet text:level="5" text:bullet-char="•">
        <style:list-level-properties text:space-before="2in"/>
        <style:text-properties fo:font-family="Arial" style:font-family-generic="swiss" style:font-pitch="variable" fo:color="#000000" fo:font-size="100%"/>
      </text:list-level-style-bullet>
      <text:list-level-style-bullet text:level="6" text:bullet-char="•">
        <style:list-level-properties text:space-before="2in"/>
        <style:text-properties fo:font-family="Arial" style:font-family-generic="swiss" style:font-pitch="variable" fo:color="#000000" fo:font-size="100%"/>
      </text:list-level-style-bullet>
      <text:list-level-style-bullet text:level="7" text:bullet-char="•">
        <style:list-level-properties text:space-before="2in"/>
        <style:text-properties fo:font-family="Arial" style:font-family-generic="swiss" style:font-pitch="variable" fo:color="#000000" fo:font-size="100%"/>
      </text:list-level-style-bullet>
      <text:list-level-style-bullet text:level="8" text:bullet-char="•">
        <style:list-level-properties text:space-before="2in"/>
        <style:text-properties fo:font-family="Arial" style:font-family-generic="swiss" style:font-pitch="variable" fo:color="#000000" fo:font-size="100%"/>
      </text:list-level-style-bullet>
      <text:list-level-style-bullet text:level="9" text:bullet-char="•">
        <style:list-level-properties text:space-before="2in"/>
        <style:text-properties fo:font-family="Arial" style:font-family-generic="swiss" style:font-pitch="variable" fo:color="#000000" fo:font-size="100%"/>
      </text:list-level-style-bullet>
      <text:list-level-style-bullet text:level="10" text:bullet-char="•">
        <style:list-level-properties text:space-before="2in"/>
        <style:text-properties fo:font-family="Arial" style:font-family-generic="swiss" style:font-pitch="variable" fo:color="#000000" fo:font-size="100%"/>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0.5in"/>
        <style:text-properties fo:font-family="Arial" style:font-family-generic="swiss" style:font-pitch="variable" fo:color="#000000" fo:font-size="100%"/>
      </text:list-level-style-bullet>
      <text:list-level-style-bullet text:level="3" text:bullet-char="•">
        <style:list-level-properties text:space-before="1in"/>
        <style:text-properties fo:font-family="Arial" style:font-family-generic="swiss" style:font-pitch="variable" fo:color="#000000" fo:font-size="100%"/>
      </text:list-level-style-bullet>
      <text:list-level-style-bullet text:level="4" text:bullet-char="•">
        <style:list-level-properties text:space-before="1.5in"/>
        <style:text-properties fo:font-family="Arial" style:font-family-generic="swiss" style:font-pitch="variable" fo:color="#000000" fo:font-size="100%"/>
      </text:list-level-style-bullet>
      <text:list-level-style-bullet text:level="5" text:bullet-char="•">
        <style:list-level-properties text:space-before="2in"/>
        <style:text-properties fo:font-family="Arial" style:font-family-generic="swiss" style:font-pitch="variable" fo:color="#000000" fo:font-size="100%"/>
      </text:list-level-style-bullet>
      <text:list-level-style-bullet text:level="6" text:bullet-char="•">
        <style:list-level-properties text:space-before="2in"/>
        <style:text-properties fo:font-family="Arial" style:font-family-generic="swiss" style:font-pitch="variable" fo:color="#000000" fo:font-size="100%"/>
      </text:list-level-style-bullet>
      <text:list-level-style-bullet text:level="7" text:bullet-char="•">
        <style:list-level-properties text:space-before="2in"/>
        <style:text-properties fo:font-family="Arial" style:font-family-generic="swiss" style:font-pitch="variable" fo:color="#000000" fo:font-size="100%"/>
      </text:list-level-style-bullet>
      <text:list-level-style-bullet text:level="8" text:bullet-char="•">
        <style:list-level-properties text:space-before="2in"/>
        <style:text-properties fo:font-family="Arial" style:font-family-generic="swiss" style:font-pitch="variable" fo:color="#000000" fo:font-size="100%"/>
      </text:list-level-style-bullet>
      <text:list-level-style-bullet text:level="9" text:bullet-char="•">
        <style:list-level-properties text:space-before="2in"/>
        <style:text-properties fo:font-family="Arial" style:font-family-generic="swiss" style:font-pitch="variable" fo:color="#000000" fo:font-size="100%"/>
      </text:list-level-style-bullet>
      <text:list-level-style-bullet text:level="10" text:bullet-char="•">
        <style:list-level-properties text:space-before="2in"/>
        <style:text-properties fo:font-family="Arial" style:font-family-generic="swiss" style:font-pitch="variable" fo:color="#000000" fo:font-size="100%"/>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0.5in"/>
        <style:text-properties fo:font-family="Arial" style:font-family-generic="swiss" style:font-pitch="variable" fo:color="#000000" fo:font-size="100%"/>
      </text:list-level-style-bullet>
      <text:list-level-style-bullet text:level="3" text:bullet-char="•">
        <style:list-level-properties text:space-before="1in"/>
        <style:text-properties fo:font-family="Arial" style:font-family-generic="swiss" style:font-pitch="variable" fo:color="#000000" fo:font-size="100%"/>
      </text:list-level-style-bullet>
      <text:list-level-style-bullet text:level="4" text:bullet-char="•">
        <style:list-level-properties text:space-before="1.5in"/>
        <style:text-properties fo:font-family="Arial" style:font-family-generic="swiss" style:font-pitch="variable" fo:color="#000000" fo:font-size="100%"/>
      </text:list-level-style-bullet>
      <text:list-level-style-bullet text:level="5" text:bullet-char="•">
        <style:list-level-properties text:space-before="2in"/>
        <style:text-properties fo:font-family="Arial" style:font-family-generic="swiss" style:font-pitch="variable" fo:color="#000000" fo:font-size="100%"/>
      </text:list-level-style-bullet>
      <text:list-level-style-bullet text:level="6" text:bullet-char="•">
        <style:list-level-properties text:space-before="2in"/>
        <style:text-properties fo:font-family="Arial" style:font-family-generic="swiss" style:font-pitch="variable" fo:color="#000000" fo:font-size="100%"/>
      </text:list-level-style-bullet>
      <text:list-level-style-bullet text:level="7" text:bullet-char="•">
        <style:list-level-properties text:space-before="2in"/>
        <style:text-properties fo:font-family="Arial" style:font-family-generic="swiss" style:font-pitch="variable" fo:color="#000000" fo:font-size="100%"/>
      </text:list-level-style-bullet>
      <text:list-level-style-bullet text:level="8" text:bullet-char="•">
        <style:list-level-properties text:space-before="2in"/>
        <style:text-properties fo:font-family="Arial" style:font-family-generic="swiss" style:font-pitch="variable" fo:color="#000000" fo:font-size="100%"/>
      </text:list-level-style-bullet>
      <text:list-level-style-bullet text:level="9" text:bullet-char="•">
        <style:list-level-properties text:space-before="2in"/>
        <style:text-properties fo:font-family="Arial" style:font-family-generic="swiss" style:font-pitch="variable" fo:color="#000000" fo:font-size="100%"/>
      </text:list-level-style-bullet>
      <text:list-level-style-bullet text:level="10" text:bullet-char="•">
        <style:list-level-properties text:space-before="2in"/>
        <style:text-properties fo:font-family="Arial" style:font-family-generic="swiss" style:font-pitch="variable" fo:color="#000000" fo:font-size="100%"/>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0.5in"/>
        <style:text-properties fo:font-family="Arial" style:font-family-generic="swiss" style:font-pitch="variable" fo:color="#000000" fo:font-size="100%"/>
      </text:list-level-style-bullet>
      <text:list-level-style-bullet text:level="3" text:bullet-char="•">
        <style:list-level-properties text:space-before="1in"/>
        <style:text-properties fo:font-family="Arial" style:font-family-generic="swiss" style:font-pitch="variable" fo:color="#000000" fo:font-size="100%"/>
      </text:list-level-style-bullet>
      <text:list-level-style-bullet text:level="4" text:bullet-char="•">
        <style:list-level-properties text:space-before="1.5in"/>
        <style:text-properties fo:font-family="Arial" style:font-family-generic="swiss" style:font-pitch="variable" fo:color="#000000" fo:font-size="100%"/>
      </text:list-level-style-bullet>
      <text:list-level-style-bullet text:level="5" text:bullet-char="•">
        <style:list-level-properties text:space-before="2in"/>
        <style:text-properties fo:font-family="Arial" style:font-family-generic="swiss" style:font-pitch="variable" fo:color="#000000" fo:font-size="100%"/>
      </text:list-level-style-bullet>
      <text:list-level-style-bullet text:level="6" text:bullet-char="•">
        <style:list-level-properties text:space-before="2in"/>
        <style:text-properties fo:font-family="Arial" style:font-family-generic="swiss" style:font-pitch="variable" fo:color="#000000" fo:font-size="100%"/>
      </text:list-level-style-bullet>
      <text:list-level-style-bullet text:level="7" text:bullet-char="•">
        <style:list-level-properties text:space-before="2in"/>
        <style:text-properties fo:font-family="Arial" style:font-family-generic="swiss" style:font-pitch="variable" fo:color="#000000" fo:font-size="100%"/>
      </text:list-level-style-bullet>
      <text:list-level-style-bullet text:level="8" text:bullet-char="•">
        <style:list-level-properties text:space-before="2in"/>
        <style:text-properties fo:font-family="Arial" style:font-family-generic="swiss" style:font-pitch="variable" fo:color="#000000" fo:font-size="100%"/>
      </text:list-level-style-bullet>
      <text:list-level-style-bullet text:level="9" text:bullet-char="•">
        <style:list-level-properties text:space-before="2in"/>
        <style:text-properties fo:font-family="Arial" style:font-family-generic="swiss" style:font-pitch="variable" fo:color="#000000" fo:font-size="100%"/>
      </text:list-level-style-bullet>
      <text:list-level-style-bullet text:level="10" text:bullet-char="•">
        <style:list-level-properties text:space-before="2in"/>
        <style:text-properties fo:font-family="Arial" style:font-family-generic="swiss" style:font-pitch="variable" fo:color="#000000" fo:font-size="100%"/>
      </text:list-level-style-bullet>
    </text:list-style>
    <text:list-style style:name="L8">
      <text:list-level-style-number text:level="1" style:num-format="">
        <style:list-level-properties/>
        <style:text-properties fo:color="#000000" fo:font-size="100%"/>
      </text:list-level-style-number>
      <text:list-level-style-bullet text:level="2" text:bullet-char="•">
        <style:list-level-properties text:space-before="0.5in"/>
        <style:text-properties fo:font-family="Arial" style:font-family-generic="swiss" style:font-pitch="variable" fo:color="#000000" fo:font-size="100%"/>
      </text:list-level-style-bullet>
      <text:list-level-style-bullet text:level="3" text:bullet-char="•">
        <style:list-level-properties text:space-before="1in"/>
        <style:text-properties fo:font-family="Arial" style:font-family-generic="swiss" style:font-pitch="variable" fo:color="#000000" fo:font-size="100%"/>
      </text:list-level-style-bullet>
      <text:list-level-style-bullet text:level="4" text:bullet-char="•">
        <style:list-level-properties text:space-before="1.5in"/>
        <style:text-properties fo:font-family="Arial" style:font-family-generic="swiss" style:font-pitch="variable" fo:color="#000000" fo:font-size="100%"/>
      </text:list-level-style-bullet>
      <text:list-level-style-bullet text:level="5" text:bullet-char="•">
        <style:list-level-properties text:space-before="2in"/>
        <style:text-properties fo:font-family="Arial" style:font-family-generic="swiss" style:font-pitch="variable" fo:color="#000000" fo:font-size="100%"/>
      </text:list-level-style-bullet>
      <text:list-level-style-bullet text:level="6" text:bullet-char="•">
        <style:list-level-properties text:space-before="2in"/>
        <style:text-properties fo:font-family="Arial" style:font-family-generic="swiss" style:font-pitch="variable" fo:color="#000000" fo:font-size="100%"/>
      </text:list-level-style-bullet>
      <text:list-level-style-bullet text:level="7" text:bullet-char="•">
        <style:list-level-properties text:space-before="2in"/>
        <style:text-properties fo:font-family="Arial" style:font-family-generic="swiss" style:font-pitch="variable" fo:color="#000000" fo:font-size="100%"/>
      </text:list-level-style-bullet>
      <text:list-level-style-bullet text:level="8" text:bullet-char="•">
        <style:list-level-properties text:space-before="2in"/>
        <style:text-properties fo:font-family="Arial" style:font-family-generic="swiss" style:font-pitch="variable" fo:color="#000000" fo:font-size="100%"/>
      </text:list-level-style-bullet>
      <text:list-level-style-bullet text:level="9" text:bullet-char="•">
        <style:list-level-properties text:space-before="2in"/>
        <style:text-properties fo:font-family="Arial" style:font-family-generic="swiss" style:font-pitch="variable" fo:color="#000000" fo:font-size="100%"/>
      </text:list-level-style-bullet>
      <text:list-level-style-bullet text:level="10" text:bullet-char="•">
        <style:list-level-properties text:space-before="2in"/>
        <style:text-properties fo:font-family="Arial" style:font-family-generic="swiss" style:font-pitch="variable" fo:color="#000000" fo:font-size="100%"/>
      </text:list-level-style-bullet>
    </text:list-style>
    <text:list-style style:name="L9">
      <text:list-level-style-number text:level="1" style:num-format="">
        <style:list-level-properties/>
        <style:text-properties fo:color="#000000" fo:font-size="100%"/>
      </text:list-level-style-number>
      <text:list-level-style-bullet text:level="2" text:bullet-char="•">
        <style:list-level-properties text:space-before="0.5in"/>
        <style:text-properties fo:font-family="Arial" style:font-family-generic="swiss" style:font-pitch="variable" fo:color="#000000" fo:font-size="100%"/>
      </text:list-level-style-bullet>
      <text:list-level-style-bullet text:level="3" text:bullet-char="•">
        <style:list-level-properties text:space-before="1in"/>
        <style:text-properties fo:font-family="Arial" style:font-family-generic="swiss" style:font-pitch="variable" fo:color="#000000" fo:font-size="100%"/>
      </text:list-level-style-bullet>
      <text:list-level-style-bullet text:level="4" text:bullet-char="•">
        <style:list-level-properties text:space-before="1.5in"/>
        <style:text-properties fo:font-family="Arial" style:font-family-generic="swiss" style:font-pitch="variable" fo:color="#000000" fo:font-size="100%"/>
      </text:list-level-style-bullet>
      <text:list-level-style-bullet text:level="5" text:bullet-char="•">
        <style:list-level-properties text:space-before="2in"/>
        <style:text-properties fo:font-family="Arial" style:font-family-generic="swiss" style:font-pitch="variable" fo:color="#000000" fo:font-size="100%"/>
      </text:list-level-style-bullet>
      <text:list-level-style-bullet text:level="6" text:bullet-char="•">
        <style:list-level-properties text:space-before="2in"/>
        <style:text-properties fo:font-family="Arial" style:font-family-generic="swiss" style:font-pitch="variable" fo:color="#000000" fo:font-size="100%"/>
      </text:list-level-style-bullet>
      <text:list-level-style-bullet text:level="7" text:bullet-char="•">
        <style:list-level-properties text:space-before="2in"/>
        <style:text-properties fo:font-family="Arial" style:font-family-generic="swiss" style:font-pitch="variable" fo:color="#000000" fo:font-size="100%"/>
      </text:list-level-style-bullet>
      <text:list-level-style-bullet text:level="8" text:bullet-char="•">
        <style:list-level-properties text:space-before="2in"/>
        <style:text-properties fo:font-family="Arial" style:font-family-generic="swiss" style:font-pitch="variable" fo:color="#000000" fo:font-size="100%"/>
      </text:list-level-style-bullet>
      <text:list-level-style-bullet text:level="9" text:bullet-char="•">
        <style:list-level-properties text:space-before="2in"/>
        <style:text-properties fo:font-family="Arial" style:font-family-generic="swiss" style:font-pitch="variable" fo:color="#000000" fo:font-size="100%"/>
      </text:list-level-style-bullet>
      <text:list-level-style-bullet text:level="10" text:bullet-char="•">
        <style:list-level-properties text:space-before="2in"/>
        <style:text-properties fo:font-family="Arial" style:font-family-generic="swiss" style:font-pitch="variable" fo:color="#000000" fo:font-size="100%"/>
      </text:list-level-style-bullet>
    </text:list-style>
    <text:list-style style:name="L10">
      <text:list-level-style-number text:level="1" style:num-format="">
        <style:list-level-properties/>
        <style:text-properties fo:color="#000000" fo:font-size="100%"/>
      </text:list-level-style-number>
      <text:list-level-style-bullet text:level="2" text:bullet-char="•">
        <style:list-level-properties text:space-before="0.5in"/>
        <style:text-properties fo:font-family="Arial" style:font-family-generic="swiss" style:font-pitch="variable" fo:color="#000000" fo:font-size="100%"/>
      </text:list-level-style-bullet>
      <text:list-level-style-bullet text:level="3" text:bullet-char="•">
        <style:list-level-properties text:space-before="1in"/>
        <style:text-properties fo:font-family="Arial" style:font-family-generic="swiss" style:font-pitch="variable" fo:color="#000000" fo:font-size="100%"/>
      </text:list-level-style-bullet>
      <text:list-level-style-bullet text:level="4" text:bullet-char="•">
        <style:list-level-properties text:space-before="1.5in"/>
        <style:text-properties fo:font-family="Arial" style:font-family-generic="swiss" style:font-pitch="variable" fo:color="#000000" fo:font-size="100%"/>
      </text:list-level-style-bullet>
      <text:list-level-style-bullet text:level="5" text:bullet-char="•">
        <style:list-level-properties text:space-before="2in"/>
        <style:text-properties fo:font-family="Arial" style:font-family-generic="swiss" style:font-pitch="variable" fo:color="#000000" fo:font-size="100%"/>
      </text:list-level-style-bullet>
      <text:list-level-style-bullet text:level="6" text:bullet-char="•">
        <style:list-level-properties text:space-before="2in"/>
        <style:text-properties fo:font-family="Arial" style:font-family-generic="swiss" style:font-pitch="variable" fo:color="#000000" fo:font-size="100%"/>
      </text:list-level-style-bullet>
      <text:list-level-style-bullet text:level="7" text:bullet-char="•">
        <style:list-level-properties text:space-before="2in"/>
        <style:text-properties fo:font-family="Arial" style:font-family-generic="swiss" style:font-pitch="variable" fo:color="#000000" fo:font-size="100%"/>
      </text:list-level-style-bullet>
      <text:list-level-style-bullet text:level="8" text:bullet-char="•">
        <style:list-level-properties text:space-before="2in"/>
        <style:text-properties fo:font-family="Arial" style:font-family-generic="swiss" style:font-pitch="variable" fo:color="#000000" fo:font-size="100%"/>
      </text:list-level-style-bullet>
      <text:list-level-style-bullet text:level="9" text:bullet-char="•">
        <style:list-level-properties text:space-before="2in"/>
        <style:text-properties fo:font-family="Arial" style:font-family-generic="swiss" style:font-pitch="variable" fo:color="#000000" fo:font-size="100%"/>
      </text:list-level-style-bullet>
      <text:list-level-style-bullet text:level="10" text:bullet-char="•">
        <style:list-level-properties text:space-before="2in"/>
        <style:text-properties fo:font-family="Arial" style:font-family-generic="swiss" style:font-pitch="variable" fo:color="#000000" fo:font-size="100%"/>
      </text:list-level-style-bullet>
    </text:list-style>
    <text:list-style style:name="L11">
      <text:list-level-style-number text:level="1" style:num-format="">
        <style:list-level-properties/>
        <style:text-properties fo:color="#000000" fo:font-size="100%"/>
      </text:list-level-style-number>
      <text:list-level-style-bullet text:level="2" text:bullet-char="•">
        <style:list-level-properties text:space-before="0.5in"/>
        <style:text-properties fo:font-family="Arial" style:font-family-generic="swiss" style:font-pitch="variable" fo:color="#000000" fo:font-size="100%"/>
      </text:list-level-style-bullet>
      <text:list-level-style-bullet text:level="3" text:bullet-char="•">
        <style:list-level-properties text:space-before="1in"/>
        <style:text-properties fo:font-family="Arial" style:font-family-generic="swiss" style:font-pitch="variable" fo:color="#000000" fo:font-size="100%"/>
      </text:list-level-style-bullet>
      <text:list-level-style-bullet text:level="4" text:bullet-char="•">
        <style:list-level-properties text:space-before="1.5in"/>
        <style:text-properties fo:font-family="Arial" style:font-family-generic="swiss" style:font-pitch="variable" fo:color="#000000" fo:font-size="100%"/>
      </text:list-level-style-bullet>
      <text:list-level-style-bullet text:level="5" text:bullet-char="•">
        <style:list-level-properties text:space-before="2in"/>
        <style:text-properties fo:font-family="Arial" style:font-family-generic="swiss" style:font-pitch="variable" fo:color="#000000" fo:font-size="100%"/>
      </text:list-level-style-bullet>
      <text:list-level-style-bullet text:level="6" text:bullet-char="•">
        <style:list-level-properties text:space-before="2in"/>
        <style:text-properties fo:font-family="Arial" style:font-family-generic="swiss" style:font-pitch="variable" fo:color="#000000" fo:font-size="100%"/>
      </text:list-level-style-bullet>
      <text:list-level-style-bullet text:level="7" text:bullet-char="•">
        <style:list-level-properties text:space-before="2in"/>
        <style:text-properties fo:font-family="Arial" style:font-family-generic="swiss" style:font-pitch="variable" fo:color="#000000" fo:font-size="100%"/>
      </text:list-level-style-bullet>
      <text:list-level-style-bullet text:level="8" text:bullet-char="•">
        <style:list-level-properties text:space-before="2in"/>
        <style:text-properties fo:font-family="Arial" style:font-family-generic="swiss" style:font-pitch="variable" fo:color="#000000" fo:font-size="100%"/>
      </text:list-level-style-bullet>
      <text:list-level-style-bullet text:level="9" text:bullet-char="•">
        <style:list-level-properties text:space-before="2in"/>
        <style:text-properties fo:font-family="Arial" style:font-family-generic="swiss" style:font-pitch="variable" fo:color="#000000" fo:font-size="100%"/>
      </text:list-level-style-bullet>
      <text:list-level-style-bullet text:level="10" text:bullet-char="•">
        <style:list-level-properties text:space-before="2in"/>
        <style:text-properties fo:font-family="Arial" style:font-family-generic="swiss" style:font-pitch="variable" fo:color="#000000" fo:font-size="100%"/>
      </text:list-level-style-bullet>
    </text:list-style>
    <text:list-style style:name="L12">
      <text:list-level-style-number text:level="1" style:num-format="">
        <style:list-level-properties/>
        <style:text-properties fo:color="#000000" fo:font-size="100%"/>
      </text:list-level-style-number>
      <text:list-level-style-bullet text:level="2" text:bullet-char="•">
        <style:list-level-properties text:space-before="0.5in"/>
        <style:text-properties fo:font-family="Arial" style:font-family-generic="swiss" style:font-pitch="variable" fo:color="#000000" fo:font-size="100%"/>
      </text:list-level-style-bullet>
      <text:list-level-style-bullet text:level="3" text:bullet-char="•">
        <style:list-level-properties text:space-before="1in"/>
        <style:text-properties fo:font-family="Arial" style:font-family-generic="swiss" style:font-pitch="variable" fo:color="#000000" fo:font-size="100%"/>
      </text:list-level-style-bullet>
      <text:list-level-style-bullet text:level="4" text:bullet-char="•">
        <style:list-level-properties text:space-before="1.5in"/>
        <style:text-properties fo:font-family="Arial" style:font-family-generic="swiss" style:font-pitch="variable" fo:color="#000000" fo:font-size="100%"/>
      </text:list-level-style-bullet>
      <text:list-level-style-bullet text:level="5" text:bullet-char="•">
        <style:list-level-properties text:space-before="2in"/>
        <style:text-properties fo:font-family="Arial" style:font-family-generic="swiss" style:font-pitch="variable" fo:color="#000000" fo:font-size="100%"/>
      </text:list-level-style-bullet>
      <text:list-level-style-bullet text:level="6" text:bullet-char="•">
        <style:list-level-properties text:space-before="2in"/>
        <style:text-properties fo:font-family="Arial" style:font-family-generic="swiss" style:font-pitch="variable" fo:color="#000000" fo:font-size="100%"/>
      </text:list-level-style-bullet>
      <text:list-level-style-bullet text:level="7" text:bullet-char="•">
        <style:list-level-properties text:space-before="2in"/>
        <style:text-properties fo:font-family="Arial" style:font-family-generic="swiss" style:font-pitch="variable" fo:color="#000000" fo:font-size="100%"/>
      </text:list-level-style-bullet>
      <text:list-level-style-bullet text:level="8" text:bullet-char="•">
        <style:list-level-properties text:space-before="2in"/>
        <style:text-properties fo:font-family="Arial" style:font-family-generic="swiss" style:font-pitch="variable" fo:color="#000000" fo:font-size="100%"/>
      </text:list-level-style-bullet>
      <text:list-level-style-bullet text:level="9" text:bullet-char="•">
        <style:list-level-properties text:space-before="2in"/>
        <style:text-properties fo:font-family="Arial" style:font-family-generic="swiss" style:font-pitch="variable" fo:color="#000000" fo:font-size="100%"/>
      </text:list-level-style-bullet>
      <text:list-level-style-bullet text:level="10" text:bullet-char="•">
        <style:list-level-properties text:space-before="2in"/>
        <style:text-properties fo:font-family="Arial" style:font-family-generic="swiss" style:font-pitch="variable" fo:color="#000000" fo:font-size="100%"/>
      </text:list-level-style-bullet>
    </text:list-style>
    <text:list-style style:name="L13">
      <text:list-level-style-number text:level="1" style:num-format="">
        <style:list-level-properties/>
        <style:text-properties fo:color="#000000" fo:font-size="100%"/>
      </text:list-level-style-number>
      <text:list-level-style-bullet text:level="2" text:bullet-char="•">
        <style:list-level-properties text:space-before="0.5in"/>
        <style:text-properties fo:font-family="Arial" style:font-family-generic="swiss" style:font-pitch="variable" fo:color="#000000" fo:font-size="100%"/>
      </text:list-level-style-bullet>
      <text:list-level-style-bullet text:level="3" text:bullet-char="•">
        <style:list-level-properties text:space-before="1in"/>
        <style:text-properties fo:font-family="Arial" style:font-family-generic="swiss" style:font-pitch="variable" fo:color="#000000" fo:font-size="100%"/>
      </text:list-level-style-bullet>
      <text:list-level-style-bullet text:level="4" text:bullet-char="•">
        <style:list-level-properties text:space-before="1.5in"/>
        <style:text-properties fo:font-family="Arial" style:font-family-generic="swiss" style:font-pitch="variable" fo:color="#000000" fo:font-size="100%"/>
      </text:list-level-style-bullet>
      <text:list-level-style-bullet text:level="5" text:bullet-char="•">
        <style:list-level-properties text:space-before="2in"/>
        <style:text-properties fo:font-family="Arial" style:font-family-generic="swiss" style:font-pitch="variable" fo:color="#000000" fo:font-size="100%"/>
      </text:list-level-style-bullet>
      <text:list-level-style-bullet text:level="6" text:bullet-char="•">
        <style:list-level-properties text:space-before="2in"/>
        <style:text-properties fo:font-family="Arial" style:font-family-generic="swiss" style:font-pitch="variable" fo:color="#000000" fo:font-size="100%"/>
      </text:list-level-style-bullet>
      <text:list-level-style-bullet text:level="7" text:bullet-char="•">
        <style:list-level-properties text:space-before="2in"/>
        <style:text-properties fo:font-family="Arial" style:font-family-generic="swiss" style:font-pitch="variable" fo:color="#000000" fo:font-size="100%"/>
      </text:list-level-style-bullet>
      <text:list-level-style-bullet text:level="8" text:bullet-char="•">
        <style:list-level-properties text:space-before="2in"/>
        <style:text-properties fo:font-family="Arial" style:font-family-generic="swiss" style:font-pitch="variable" fo:color="#000000" fo:font-size="100%"/>
      </text:list-level-style-bullet>
      <text:list-level-style-bullet text:level="9" text:bullet-char="•">
        <style:list-level-properties text:space-before="2in"/>
        <style:text-properties fo:font-family="Arial" style:font-family-generic="swiss" style:font-pitch="variable" fo:color="#000000" fo:font-size="100%"/>
      </text:list-level-style-bullet>
      <text:list-level-style-bullet text:level="10" text:bullet-char="•">
        <style:list-level-properties text:space-before="2in"/>
        <style:text-properties fo:font-family="Arial" style:font-family-generic="swiss" style:font-pitch="variable" fo:color="#000000" fo:font-size="100%"/>
      </text:list-level-style-bullet>
    </text:list-style>
    <text:list-style style:name="L14">
      <text:list-level-style-number text:level="1" style:num-format="">
        <style:list-level-properties/>
        <style:text-properties fo:color="#000000" fo:font-size="100%"/>
      </text:list-level-style-number>
      <text:list-level-style-bullet text:level="2" text:bullet-char="•">
        <style:list-level-properties text:space-before="0.5in"/>
        <style:text-properties fo:font-family="Arial" style:font-family-generic="swiss" style:font-pitch="variable" fo:color="#000000" fo:font-size="100%"/>
      </text:list-level-style-bullet>
      <text:list-level-style-bullet text:level="3" text:bullet-char="•">
        <style:list-level-properties text:space-before="1in"/>
        <style:text-properties fo:font-family="Arial" style:font-family-generic="swiss" style:font-pitch="variable" fo:color="#000000" fo:font-size="100%"/>
      </text:list-level-style-bullet>
      <text:list-level-style-bullet text:level="4" text:bullet-char="•">
        <style:list-level-properties text:space-before="1.5in"/>
        <style:text-properties fo:font-family="Arial" style:font-family-generic="swiss" style:font-pitch="variable" fo:color="#000000" fo:font-size="100%"/>
      </text:list-level-style-bullet>
      <text:list-level-style-bullet text:level="5" text:bullet-char="•">
        <style:list-level-properties text:space-before="2in"/>
        <style:text-properties fo:font-family="Arial" style:font-family-generic="swiss" style:font-pitch="variable" fo:color="#000000" fo:font-size="100%"/>
      </text:list-level-style-bullet>
      <text:list-level-style-bullet text:level="6" text:bullet-char="•">
        <style:list-level-properties text:space-before="2in"/>
        <style:text-properties fo:font-family="Arial" style:font-family-generic="swiss" style:font-pitch="variable" fo:color="#000000" fo:font-size="100%"/>
      </text:list-level-style-bullet>
      <text:list-level-style-bullet text:level="7" text:bullet-char="•">
        <style:list-level-properties text:space-before="2in"/>
        <style:text-properties fo:font-family="Arial" style:font-family-generic="swiss" style:font-pitch="variable" fo:color="#000000" fo:font-size="100%"/>
      </text:list-level-style-bullet>
      <text:list-level-style-bullet text:level="8" text:bullet-char="•">
        <style:list-level-properties text:space-before="2in"/>
        <style:text-properties fo:font-family="Arial" style:font-family-generic="swiss" style:font-pitch="variable" fo:color="#000000" fo:font-size="100%"/>
      </text:list-level-style-bullet>
      <text:list-level-style-bullet text:level="9" text:bullet-char="•">
        <style:list-level-properties text:space-before="2in"/>
        <style:text-properties fo:font-family="Arial" style:font-family-generic="swiss" style:font-pitch="variable" fo:color="#000000" fo:font-size="100%"/>
      </text:list-level-style-bullet>
      <text:list-level-style-bullet text:level="10" text:bullet-char="•">
        <style:list-level-properties text:space-before="2in"/>
        <style:text-properties fo:font-family="Arial" style:font-family-generic="swiss" style:font-pitch="variable" fo:color="#000000" fo:font-size="100%"/>
      </text:list-level-style-bullet>
    </text:list-style>
    <text:list-style style:name="L15">
      <text:list-level-style-number text:level="1" style:num-format="">
        <style:list-level-properties/>
        <style:text-properties fo:color="#000000" fo:font-size="100%"/>
      </text:list-level-style-number>
      <text:list-level-style-bullet text:level="2" text:bullet-char="•">
        <style:list-level-properties text:space-before="0.5in"/>
        <style:text-properties fo:font-family="Arial" style:font-family-generic="swiss" style:font-pitch="variable" fo:color="#000000" fo:font-size="100%"/>
      </text:list-level-style-bullet>
      <text:list-level-style-bullet text:level="3" text:bullet-char="•">
        <style:list-level-properties text:space-before="1in"/>
        <style:text-properties fo:font-family="Arial" style:font-family-generic="swiss" style:font-pitch="variable" fo:color="#000000" fo:font-size="100%"/>
      </text:list-level-style-bullet>
      <text:list-level-style-bullet text:level="4" text:bullet-char="•">
        <style:list-level-properties text:space-before="1.5in"/>
        <style:text-properties fo:font-family="Arial" style:font-family-generic="swiss" style:font-pitch="variable" fo:color="#000000" fo:font-size="100%"/>
      </text:list-level-style-bullet>
      <text:list-level-style-bullet text:level="5" text:bullet-char="•">
        <style:list-level-properties text:space-before="2in"/>
        <style:text-properties fo:font-family="Arial" style:font-family-generic="swiss" style:font-pitch="variable" fo:color="#000000" fo:font-size="100%"/>
      </text:list-level-style-bullet>
      <text:list-level-style-bullet text:level="6" text:bullet-char="•">
        <style:list-level-properties text:space-before="2in"/>
        <style:text-properties fo:font-family="Arial" style:font-family-generic="swiss" style:font-pitch="variable" fo:color="#000000" fo:font-size="100%"/>
      </text:list-level-style-bullet>
      <text:list-level-style-bullet text:level="7" text:bullet-char="•">
        <style:list-level-properties text:space-before="2in"/>
        <style:text-properties fo:font-family="Arial" style:font-family-generic="swiss" style:font-pitch="variable" fo:color="#000000" fo:font-size="100%"/>
      </text:list-level-style-bullet>
      <text:list-level-style-bullet text:level="8" text:bullet-char="•">
        <style:list-level-properties text:space-before="2in"/>
        <style:text-properties fo:font-family="Arial" style:font-family-generic="swiss" style:font-pitch="variable" fo:color="#000000" fo:font-size="100%"/>
      </text:list-level-style-bullet>
      <text:list-level-style-bullet text:level="9" text:bullet-char="•">
        <style:list-level-properties text:space-before="2in"/>
        <style:text-properties fo:font-family="Arial" style:font-family-generic="swiss" style:font-pitch="variable" fo:color="#000000" fo:font-size="100%"/>
      </text:list-level-style-bullet>
      <text:list-level-style-bullet text:level="10" text:bullet-char="•">
        <style:list-level-properties text:space-before="2in"/>
        <style:text-properties fo:font-family="Arial" style:font-family-generic="swiss" style:font-pitch="variable" fo:color="#000000" fo:font-size="100%"/>
      </text:list-level-style-bullet>
    </text:list-style>
    <text:list-style style:name="L16">
      <text:list-level-style-number text:level="1" style:num-format="">
        <style:list-level-properties/>
        <style:text-properties fo:color="#000000" fo:font-size="100%"/>
      </text:list-level-style-number>
      <text:list-level-style-bullet text:level="2" text:bullet-char="•">
        <style:list-level-properties text:space-before="0.5in"/>
        <style:text-properties fo:font-family="Arial" style:font-family-generic="swiss" style:font-pitch="variable" fo:color="#000000" fo:font-size="100%"/>
      </text:list-level-style-bullet>
      <text:list-level-style-bullet text:level="3" text:bullet-char="•">
        <style:list-level-properties text:space-before="1in"/>
        <style:text-properties fo:font-family="Arial" style:font-family-generic="swiss" style:font-pitch="variable" fo:color="#000000" fo:font-size="100%"/>
      </text:list-level-style-bullet>
      <text:list-level-style-bullet text:level="4" text:bullet-char="•">
        <style:list-level-properties text:space-before="1.5in"/>
        <style:text-properties fo:font-family="Arial" style:font-family-generic="swiss" style:font-pitch="variable" fo:color="#000000" fo:font-size="100%"/>
      </text:list-level-style-bullet>
      <text:list-level-style-bullet text:level="5" text:bullet-char="•">
        <style:list-level-properties text:space-before="2in"/>
        <style:text-properties fo:font-family="Arial" style:font-family-generic="swiss" style:font-pitch="variable" fo:color="#000000" fo:font-size="100%"/>
      </text:list-level-style-bullet>
      <text:list-level-style-bullet text:level="6" text:bullet-char="•">
        <style:list-level-properties text:space-before="2in"/>
        <style:text-properties fo:font-family="Arial" style:font-family-generic="swiss" style:font-pitch="variable" fo:color="#000000" fo:font-size="100%"/>
      </text:list-level-style-bullet>
      <text:list-level-style-bullet text:level="7" text:bullet-char="•">
        <style:list-level-properties text:space-before="2in"/>
        <style:text-properties fo:font-family="Arial" style:font-family-generic="swiss" style:font-pitch="variable" fo:color="#000000" fo:font-size="100%"/>
      </text:list-level-style-bullet>
      <text:list-level-style-bullet text:level="8" text:bullet-char="•">
        <style:list-level-properties text:space-before="2in"/>
        <style:text-properties fo:font-family="Arial" style:font-family-generic="swiss" style:font-pitch="variable" fo:color="#000000" fo:font-size="100%"/>
      </text:list-level-style-bullet>
      <text:list-level-style-bullet text:level="9" text:bullet-char="•">
        <style:list-level-properties text:space-before="2in"/>
        <style:text-properties fo:font-family="Arial" style:font-family-generic="swiss" style:font-pitch="variable" fo:color="#000000" fo:font-size="100%"/>
      </text:list-level-style-bullet>
      <text:list-level-style-bullet text:level="10" text:bullet-char="•">
        <style:list-level-properties text:space-before="2in"/>
        <style:text-properties fo:font-family="Arial" style:font-family-generic="swiss" style:font-pitch="variable" fo:color="#000000" fo:font-size="100%"/>
      </text:list-level-style-bullet>
    </text:list-style>
    <text:list-style style:name="L17">
      <text:list-level-style-number text:level="1" style:num-format="">
        <style:list-level-properties/>
        <style:text-properties fo:color="#000000" fo:font-size="100%"/>
      </text:list-level-style-number>
      <text:list-level-style-bullet text:level="2" text:bullet-char="•">
        <style:list-level-properties text:space-before="0.5in"/>
        <style:text-properties fo:font-family="Arial" style:font-family-generic="swiss" style:font-pitch="variable" fo:color="#000000" fo:font-size="100%"/>
      </text:list-level-style-bullet>
      <text:list-level-style-bullet text:level="3" text:bullet-char="•">
        <style:list-level-properties text:space-before="1in"/>
        <style:text-properties fo:font-family="Arial" style:font-family-generic="swiss" style:font-pitch="variable" fo:color="#000000" fo:font-size="100%"/>
      </text:list-level-style-bullet>
      <text:list-level-style-bullet text:level="4" text:bullet-char="•">
        <style:list-level-properties text:space-before="1.5in"/>
        <style:text-properties fo:font-family="Arial" style:font-family-generic="swiss" style:font-pitch="variable" fo:color="#000000" fo:font-size="100%"/>
      </text:list-level-style-bullet>
      <text:list-level-style-bullet text:level="5" text:bullet-char="•">
        <style:list-level-properties text:space-before="2in"/>
        <style:text-properties fo:font-family="Arial" style:font-family-generic="swiss" style:font-pitch="variable" fo:color="#000000" fo:font-size="100%"/>
      </text:list-level-style-bullet>
      <text:list-level-style-bullet text:level="6" text:bullet-char="•">
        <style:list-level-properties text:space-before="2in"/>
        <style:text-properties fo:font-family="Arial" style:font-family-generic="swiss" style:font-pitch="variable" fo:color="#000000" fo:font-size="100%"/>
      </text:list-level-style-bullet>
      <text:list-level-style-bullet text:level="7" text:bullet-char="•">
        <style:list-level-properties text:space-before="2in"/>
        <style:text-properties fo:font-family="Arial" style:font-family-generic="swiss" style:font-pitch="variable" fo:color="#000000" fo:font-size="100%"/>
      </text:list-level-style-bullet>
      <text:list-level-style-bullet text:level="8" text:bullet-char="•">
        <style:list-level-properties text:space-before="2in"/>
        <style:text-properties fo:font-family="Arial" style:font-family-generic="swiss" style:font-pitch="variable" fo:color="#000000" fo:font-size="100%"/>
      </text:list-level-style-bullet>
      <text:list-level-style-bullet text:level="9" text:bullet-char="•">
        <style:list-level-properties text:space-before="2in"/>
        <style:text-properties fo:font-family="Arial" style:font-family-generic="swiss" style:font-pitch="variable" fo:color="#000000" fo:font-size="100%"/>
      </text:list-level-style-bullet>
      <text:list-level-style-bullet text:level="10" text:bullet-char="•">
        <style:list-level-properties text:space-before="2in"/>
        <style:text-properties fo:font-family="Arial" style:font-family-generic="swiss" style:font-pitch="variable" fo:color="#000000" fo:font-size="100%"/>
      </text:list-level-style-bullet>
    </text:list-style>
    <text:list-style style:name="L18">
      <text:list-level-style-number text:level="1" style:num-format="">
        <style:list-level-properties/>
        <style:text-properties fo:color="#000000" fo:font-size="100%"/>
      </text:list-level-style-number>
      <text:list-level-style-bullet text:level="2" text:bullet-char="•">
        <style:list-level-properties text:space-before="0.5in"/>
        <style:text-properties fo:font-family="Arial" style:font-family-generic="swiss" style:font-pitch="variable" fo:color="#000000" fo:font-size="100%"/>
      </text:list-level-style-bullet>
      <text:list-level-style-bullet text:level="3" text:bullet-char="•">
        <style:list-level-properties text:space-before="1in"/>
        <style:text-properties fo:font-family="Arial" style:font-family-generic="swiss" style:font-pitch="variable" fo:color="#000000" fo:font-size="100%"/>
      </text:list-level-style-bullet>
      <text:list-level-style-bullet text:level="4" text:bullet-char="•">
        <style:list-level-properties text:space-before="1.5in"/>
        <style:text-properties fo:font-family="Arial" style:font-family-generic="swiss" style:font-pitch="variable" fo:color="#000000" fo:font-size="100%"/>
      </text:list-level-style-bullet>
      <text:list-level-style-bullet text:level="5" text:bullet-char="•">
        <style:list-level-properties text:space-before="2in"/>
        <style:text-properties fo:font-family="Arial" style:font-family-generic="swiss" style:font-pitch="variable" fo:color="#000000" fo:font-size="100%"/>
      </text:list-level-style-bullet>
      <text:list-level-style-bullet text:level="6" text:bullet-char="•">
        <style:list-level-properties text:space-before="2in"/>
        <style:text-properties fo:font-family="Arial" style:font-family-generic="swiss" style:font-pitch="variable" fo:color="#000000" fo:font-size="100%"/>
      </text:list-level-style-bullet>
      <text:list-level-style-bullet text:level="7" text:bullet-char="•">
        <style:list-level-properties text:space-before="2in"/>
        <style:text-properties fo:font-family="Arial" style:font-family-generic="swiss" style:font-pitch="variable" fo:color="#000000" fo:font-size="100%"/>
      </text:list-level-style-bullet>
      <text:list-level-style-bullet text:level="8" text:bullet-char="•">
        <style:list-level-properties text:space-before="2in"/>
        <style:text-properties fo:font-family="Arial" style:font-family-generic="swiss" style:font-pitch="variable" fo:color="#000000" fo:font-size="100%"/>
      </text:list-level-style-bullet>
      <text:list-level-style-bullet text:level="9" text:bullet-char="•">
        <style:list-level-properties text:space-before="2in"/>
        <style:text-properties fo:font-family="Arial" style:font-family-generic="swiss" style:font-pitch="variable" fo:color="#000000" fo:font-size="100%"/>
      </text:list-level-style-bullet>
      <text:list-level-style-bullet text:level="10" text:bullet-char="•">
        <style:list-level-properties text:space-before="2in"/>
        <style:text-properties fo:font-family="Arial" style:font-family-generic="swiss" style:font-pitch="variable" fo:color="#000000" fo:font-size="100%"/>
      </text:list-level-style-bullet>
    </text:list-style>
    <text:list-style style:name="L19">
      <text:list-level-style-number text:level="1" style:num-format="">
        <style:list-level-properties/>
        <style:text-properties fo:color="#000000" fo:font-size="100%"/>
      </text:list-level-style-number>
      <text:list-level-style-bullet text:level="2" text:bullet-char="•">
        <style:list-level-properties text:space-before="0.5in"/>
        <style:text-properties fo:font-family="Arial" style:font-family-generic="swiss" style:font-pitch="variable" fo:color="#000000" fo:font-size="100%"/>
      </text:list-level-style-bullet>
      <text:list-level-style-bullet text:level="3" text:bullet-char="•">
        <style:list-level-properties text:space-before="1in"/>
        <style:text-properties fo:font-family="Arial" style:font-family-generic="swiss" style:font-pitch="variable" fo:color="#000000" fo:font-size="100%"/>
      </text:list-level-style-bullet>
      <text:list-level-style-bullet text:level="4" text:bullet-char="•">
        <style:list-level-properties text:space-before="1.5in"/>
        <style:text-properties fo:font-family="Arial" style:font-family-generic="swiss" style:font-pitch="variable" fo:color="#000000" fo:font-size="100%"/>
      </text:list-level-style-bullet>
      <text:list-level-style-bullet text:level="5" text:bullet-char="•">
        <style:list-level-properties text:space-before="2in"/>
        <style:text-properties fo:font-family="Arial" style:font-family-generic="swiss" style:font-pitch="variable" fo:color="#000000" fo:font-size="100%"/>
      </text:list-level-style-bullet>
      <text:list-level-style-bullet text:level="6" text:bullet-char="•">
        <style:list-level-properties text:space-before="2in"/>
        <style:text-properties fo:font-family="Arial" style:font-family-generic="swiss" style:font-pitch="variable" fo:color="#000000" fo:font-size="100%"/>
      </text:list-level-style-bullet>
      <text:list-level-style-bullet text:level="7" text:bullet-char="•">
        <style:list-level-properties text:space-before="2in"/>
        <style:text-properties fo:font-family="Arial" style:font-family-generic="swiss" style:font-pitch="variable" fo:color="#000000" fo:font-size="100%"/>
      </text:list-level-style-bullet>
      <text:list-level-style-bullet text:level="8" text:bullet-char="•">
        <style:list-level-properties text:space-before="2in"/>
        <style:text-properties fo:font-family="Arial" style:font-family-generic="swiss" style:font-pitch="variable" fo:color="#000000" fo:font-size="100%"/>
      </text:list-level-style-bullet>
      <text:list-level-style-bullet text:level="9" text:bullet-char="•">
        <style:list-level-properties text:space-before="2in"/>
        <style:text-properties fo:font-family="Arial" style:font-family-generic="swiss" style:font-pitch="variable" fo:color="#000000" fo:font-size="100%"/>
      </text:list-level-style-bullet>
      <text:list-level-style-bullet text:level="10" text:bullet-char="•">
        <style:list-level-properties text:space-before="2in"/>
        <style:text-properties fo:font-family="Arial" style:font-family-generic="swiss" style:font-pitch="variable" fo:color="#000000" fo:font-size="100%"/>
      </text:list-level-style-bullet>
    </text:list-style>
    <text:list-style style:name="L20">
      <text:list-level-style-number text:level="1" style:num-format="">
        <style:list-level-properties/>
        <style:text-properties fo:color="#000000" fo:font-size="100%"/>
      </text:list-level-style-number>
      <text:list-level-style-bullet text:level="2" text:bullet-char="•">
        <style:list-level-properties text:space-before="0.5in"/>
        <style:text-properties fo:font-family="Arial" style:font-family-generic="swiss" style:font-pitch="variable" fo:color="#000000" fo:font-size="100%"/>
      </text:list-level-style-bullet>
      <text:list-level-style-bullet text:level="3" text:bullet-char="•">
        <style:list-level-properties text:space-before="1in"/>
        <style:text-properties fo:font-family="Arial" style:font-family-generic="swiss" style:font-pitch="variable" fo:color="#000000" fo:font-size="100%"/>
      </text:list-level-style-bullet>
      <text:list-level-style-bullet text:level="4" text:bullet-char="•">
        <style:list-level-properties text:space-before="1.5in"/>
        <style:text-properties fo:font-family="Arial" style:font-family-generic="swiss" style:font-pitch="variable" fo:color="#000000" fo:font-size="100%"/>
      </text:list-level-style-bullet>
      <text:list-level-style-bullet text:level="5" text:bullet-char="•">
        <style:list-level-properties text:space-before="2in"/>
        <style:text-properties fo:font-family="Arial" style:font-family-generic="swiss" style:font-pitch="variable" fo:color="#000000" fo:font-size="100%"/>
      </text:list-level-style-bullet>
      <text:list-level-style-bullet text:level="6" text:bullet-char="•">
        <style:list-level-properties text:space-before="2in"/>
        <style:text-properties fo:font-family="Arial" style:font-family-generic="swiss" style:font-pitch="variable" fo:color="#000000" fo:font-size="100%"/>
      </text:list-level-style-bullet>
      <text:list-level-style-bullet text:level="7" text:bullet-char="•">
        <style:list-level-properties text:space-before="2in"/>
        <style:text-properties fo:font-family="Arial" style:font-family-generic="swiss" style:font-pitch="variable" fo:color="#000000" fo:font-size="100%"/>
      </text:list-level-style-bullet>
      <text:list-level-style-bullet text:level="8" text:bullet-char="•">
        <style:list-level-properties text:space-before="2in"/>
        <style:text-properties fo:font-family="Arial" style:font-family-generic="swiss" style:font-pitch="variable" fo:color="#000000" fo:font-size="100%"/>
      </text:list-level-style-bullet>
      <text:list-level-style-bullet text:level="9" text:bullet-char="•">
        <style:list-level-properties text:space-before="2in"/>
        <style:text-properties fo:font-family="Arial" style:font-family-generic="swiss" style:font-pitch="variable" fo:color="#000000" fo:font-size="100%"/>
      </text:list-level-style-bullet>
      <text:list-level-style-bullet text:level="10" text:bullet-char="•">
        <style:list-level-properties text:space-before="2in"/>
        <style:text-properties fo:font-family="Arial" style:font-family-generic="swiss" style:font-pitch="variable" fo:color="#000000" fo:font-size="100%"/>
      </text:list-level-style-bullet>
    </text:list-style>
    <text:list-style style:name="L21">
      <text:list-level-style-number text:level="1" style:num-format="">
        <style:list-level-properties/>
        <style:text-properties fo:color="#000000" fo:font-size="100%"/>
      </text:list-level-style-number>
      <text:list-level-style-bullet text:level="2" text:bullet-char="•">
        <style:list-level-properties text:space-before="0.5in"/>
        <style:text-properties fo:font-family="Arial" style:font-family-generic="swiss" style:font-pitch="variable" fo:color="#000000" fo:font-size="100%"/>
      </text:list-level-style-bullet>
      <text:list-level-style-bullet text:level="3" text:bullet-char="•">
        <style:list-level-properties text:space-before="1in"/>
        <style:text-properties fo:font-family="Arial" style:font-family-generic="swiss" style:font-pitch="variable" fo:color="#000000" fo:font-size="100%"/>
      </text:list-level-style-bullet>
      <text:list-level-style-bullet text:level="4" text:bullet-char="•">
        <style:list-level-properties text:space-before="1.5in"/>
        <style:text-properties fo:font-family="Arial" style:font-family-generic="swiss" style:font-pitch="variable" fo:color="#000000" fo:font-size="100%"/>
      </text:list-level-style-bullet>
      <text:list-level-style-bullet text:level="5" text:bullet-char="•">
        <style:list-level-properties text:space-before="2in"/>
        <style:text-properties fo:font-family="Arial" style:font-family-generic="swiss" style:font-pitch="variable" fo:color="#000000" fo:font-size="100%"/>
      </text:list-level-style-bullet>
      <text:list-level-style-bullet text:level="6" text:bullet-char="•">
        <style:list-level-properties text:space-before="2in"/>
        <style:text-properties fo:font-family="Arial" style:font-family-generic="swiss" style:font-pitch="variable" fo:color="#000000" fo:font-size="100%"/>
      </text:list-level-style-bullet>
      <text:list-level-style-bullet text:level="7" text:bullet-char="•">
        <style:list-level-properties text:space-before="2in"/>
        <style:text-properties fo:font-family="Arial" style:font-family-generic="swiss" style:font-pitch="variable" fo:color="#000000" fo:font-size="100%"/>
      </text:list-level-style-bullet>
      <text:list-level-style-bullet text:level="8" text:bullet-char="•">
        <style:list-level-properties text:space-before="2in"/>
        <style:text-properties fo:font-family="Arial" style:font-family-generic="swiss" style:font-pitch="variable" fo:color="#000000" fo:font-size="100%"/>
      </text:list-level-style-bullet>
      <text:list-level-style-bullet text:level="9" text:bullet-char="•">
        <style:list-level-properties text:space-before="2in"/>
        <style:text-properties fo:font-family="Arial" style:font-family-generic="swiss" style:font-pitch="variable" fo:color="#000000" fo:font-size="100%"/>
      </text:list-level-style-bullet>
      <text:list-level-style-bullet text:level="10" text:bullet-char="•">
        <style:list-level-properties text:space-before="2in"/>
        <style:text-properties fo:font-family="Arial" style:font-family-generic="swiss" style:font-pitch="variable" fo:color="#000000" fo:font-size="100%"/>
      </text:list-level-style-bullet>
    </text:list-style>
    <text:list-style style:name="L22">
      <text:list-level-style-number text:level="1" style:num-format="">
        <style:list-level-properties/>
        <style:text-properties fo:color="#000000" fo:font-size="100%"/>
      </text:list-level-style-number>
      <text:list-level-style-bullet text:level="2" text:bullet-char="•">
        <style:list-level-properties text:space-before="0.5in"/>
        <style:text-properties fo:font-family="Arial" style:font-family-generic="swiss" style:font-pitch="variable" fo:color="#000000" fo:font-size="100%"/>
      </text:list-level-style-bullet>
      <text:list-level-style-bullet text:level="3" text:bullet-char="•">
        <style:list-level-properties text:space-before="1in"/>
        <style:text-properties fo:font-family="Arial" style:font-family-generic="swiss" style:font-pitch="variable" fo:color="#000000" fo:font-size="100%"/>
      </text:list-level-style-bullet>
      <text:list-level-style-bullet text:level="4" text:bullet-char="•">
        <style:list-level-properties text:space-before="1.5in"/>
        <style:text-properties fo:font-family="Arial" style:font-family-generic="swiss" style:font-pitch="variable" fo:color="#000000" fo:font-size="100%"/>
      </text:list-level-style-bullet>
      <text:list-level-style-bullet text:level="5" text:bullet-char="•">
        <style:list-level-properties text:space-before="2in"/>
        <style:text-properties fo:font-family="Arial" style:font-family-generic="swiss" style:font-pitch="variable" fo:color="#000000" fo:font-size="100%"/>
      </text:list-level-style-bullet>
      <text:list-level-style-bullet text:level="6" text:bullet-char="•">
        <style:list-level-properties text:space-before="2in"/>
        <style:text-properties fo:font-family="Arial" style:font-family-generic="swiss" style:font-pitch="variable" fo:color="#000000" fo:font-size="100%"/>
      </text:list-level-style-bullet>
      <text:list-level-style-bullet text:level="7" text:bullet-char="•">
        <style:list-level-properties text:space-before="2in"/>
        <style:text-properties fo:font-family="Arial" style:font-family-generic="swiss" style:font-pitch="variable" fo:color="#000000" fo:font-size="100%"/>
      </text:list-level-style-bullet>
      <text:list-level-style-bullet text:level="8" text:bullet-char="•">
        <style:list-level-properties text:space-before="2in"/>
        <style:text-properties fo:font-family="Arial" style:font-family-generic="swiss" style:font-pitch="variable" fo:color="#000000" fo:font-size="100%"/>
      </text:list-level-style-bullet>
      <text:list-level-style-bullet text:level="9" text:bullet-char="•">
        <style:list-level-properties text:space-before="2in"/>
        <style:text-properties fo:font-family="Arial" style:font-family-generic="swiss" style:font-pitch="variable" fo:color="#000000" fo:font-size="100%"/>
      </text:list-level-style-bullet>
      <text:list-level-style-bullet text:level="10" text:bullet-char="•">
        <style:list-level-properties text:space-before="2in"/>
        <style:text-properties fo:font-family="Arial" style:font-family-generic="swiss" style:font-pitch="variable" fo:color="#000000" fo:font-size="100%"/>
      </text:list-level-style-bullet>
    </text:list-style>
    <text:list-style style:name="L23">
      <text:list-level-style-number text:level="1" style:num-format="">
        <style:list-level-properties/>
        <style:text-properties fo:color="#000000" fo:font-size="100%"/>
      </text:list-level-style-number>
      <text:list-level-style-bullet text:level="2" text:bullet-char="•">
        <style:list-level-properties text:space-before="0.5in"/>
        <style:text-properties fo:font-family="Arial" style:font-family-generic="swiss" style:font-pitch="variable" fo:color="#000000" fo:font-size="100%"/>
      </text:list-level-style-bullet>
      <text:list-level-style-bullet text:level="3" text:bullet-char="•">
        <style:list-level-properties text:space-before="1in"/>
        <style:text-properties fo:font-family="Arial" style:font-family-generic="swiss" style:font-pitch="variable" fo:color="#000000" fo:font-size="100%"/>
      </text:list-level-style-bullet>
      <text:list-level-style-bullet text:level="4" text:bullet-char="•">
        <style:list-level-properties text:space-before="1.5in"/>
        <style:text-properties fo:font-family="Arial" style:font-family-generic="swiss" style:font-pitch="variable" fo:color="#000000" fo:font-size="100%"/>
      </text:list-level-style-bullet>
      <text:list-level-style-bullet text:level="5" text:bullet-char="•">
        <style:list-level-properties text:space-before="2in"/>
        <style:text-properties fo:font-family="Arial" style:font-family-generic="swiss" style:font-pitch="variable" fo:color="#000000" fo:font-size="100%"/>
      </text:list-level-style-bullet>
      <text:list-level-style-bullet text:level="6" text:bullet-char="•">
        <style:list-level-properties text:space-before="2in"/>
        <style:text-properties fo:font-family="Arial" style:font-family-generic="swiss" style:font-pitch="variable" fo:color="#000000" fo:font-size="100%"/>
      </text:list-level-style-bullet>
      <text:list-level-style-bullet text:level="7" text:bullet-char="•">
        <style:list-level-properties text:space-before="2in"/>
        <style:text-properties fo:font-family="Arial" style:font-family-generic="swiss" style:font-pitch="variable" fo:color="#000000" fo:font-size="100%"/>
      </text:list-level-style-bullet>
      <text:list-level-style-bullet text:level="8" text:bullet-char="•">
        <style:list-level-properties text:space-before="2in"/>
        <style:text-properties fo:font-family="Arial" style:font-family-generic="swiss" style:font-pitch="variable" fo:color="#000000" fo:font-size="100%"/>
      </text:list-level-style-bullet>
      <text:list-level-style-bullet text:level="9" text:bullet-char="•">
        <style:list-level-properties text:space-before="2in"/>
        <style:text-properties fo:font-family="Arial" style:font-family-generic="swiss" style:font-pitch="variable" fo:color="#000000" fo:font-size="100%"/>
      </text:list-level-style-bullet>
      <text:list-level-style-bullet text:level="10" text:bullet-char="•">
        <style:list-level-properties text:space-before="2in"/>
        <style:text-properties fo:font-family="Arial" style:font-family-generic="swiss" style:font-pitch="variable" fo:color="#000000" fo:font-size="100%"/>
      </text:list-level-style-bullet>
    </text:list-style>
    <text:list-style style:name="L24">
      <text:list-level-style-number text:level="1" style:num-format="">
        <style:list-level-properties/>
        <style:text-properties fo:color="#000000" fo:font-size="100%"/>
      </text:list-level-style-number>
      <text:list-level-style-bullet text:level="2" text:bullet-char="•">
        <style:list-level-properties text:space-before="0.5in"/>
        <style:text-properties fo:font-family="Arial" style:font-family-generic="swiss" style:font-pitch="variable" fo:color="#000000" fo:font-size="100%"/>
      </text:list-level-style-bullet>
      <text:list-level-style-bullet text:level="3" text:bullet-char="•">
        <style:list-level-properties text:space-before="1in"/>
        <style:text-properties fo:font-family="Arial" style:font-family-generic="swiss" style:font-pitch="variable" fo:color="#000000" fo:font-size="100%"/>
      </text:list-level-style-bullet>
      <text:list-level-style-bullet text:level="4" text:bullet-char="•">
        <style:list-level-properties text:space-before="1.5in"/>
        <style:text-properties fo:font-family="Arial" style:font-family-generic="swiss" style:font-pitch="variable" fo:color="#000000" fo:font-size="100%"/>
      </text:list-level-style-bullet>
      <text:list-level-style-bullet text:level="5" text:bullet-char="•">
        <style:list-level-properties text:space-before="2in"/>
        <style:text-properties fo:font-family="Arial" style:font-family-generic="swiss" style:font-pitch="variable" fo:color="#000000" fo:font-size="100%"/>
      </text:list-level-style-bullet>
      <text:list-level-style-bullet text:level="6" text:bullet-char="•">
        <style:list-level-properties text:space-before="2in"/>
        <style:text-properties fo:font-family="Arial" style:font-family-generic="swiss" style:font-pitch="variable" fo:color="#000000" fo:font-size="100%"/>
      </text:list-level-style-bullet>
      <text:list-level-style-bullet text:level="7" text:bullet-char="•">
        <style:list-level-properties text:space-before="2in"/>
        <style:text-properties fo:font-family="Arial" style:font-family-generic="swiss" style:font-pitch="variable" fo:color="#000000" fo:font-size="100%"/>
      </text:list-level-style-bullet>
      <text:list-level-style-bullet text:level="8" text:bullet-char="•">
        <style:list-level-properties text:space-before="2in"/>
        <style:text-properties fo:font-family="Arial" style:font-family-generic="swiss" style:font-pitch="variable" fo:color="#000000" fo:font-size="100%"/>
      </text:list-level-style-bullet>
      <text:list-level-style-bullet text:level="9" text:bullet-char="•">
        <style:list-level-properties text:space-before="2in"/>
        <style:text-properties fo:font-family="Arial" style:font-family-generic="swiss" style:font-pitch="variable" fo:color="#000000" fo:font-size="100%"/>
      </text:list-level-style-bullet>
      <text:list-level-style-bullet text:level="10" text:bullet-char="•">
        <style:list-level-properties text:space-before="2in"/>
        <style:text-properties fo:font-family="Arial" style:font-family-generic="swiss" style:font-pitch="variable" fo:color="#000000" fo:font-size="100%"/>
      </text:list-level-style-bullet>
    </text:list-style>
    <text:list-style style:name="L25">
      <text:list-level-style-number text:level="1" style:num-format="">
        <style:list-level-properties/>
        <style:text-properties fo:color="#000000" fo:font-size="100%"/>
      </text:list-level-style-number>
      <text:list-level-style-bullet text:level="2" text:bullet-char="•">
        <style:list-level-properties text:space-before="0.5in"/>
        <style:text-properties fo:font-family="Arial" style:font-family-generic="swiss" style:font-pitch="variable" fo:color="#000000" fo:font-size="100%"/>
      </text:list-level-style-bullet>
      <text:list-level-style-bullet text:level="3" text:bullet-char="•">
        <style:list-level-properties text:space-before="1in"/>
        <style:text-properties fo:font-family="Arial" style:font-family-generic="swiss" style:font-pitch="variable" fo:color="#000000" fo:font-size="100%"/>
      </text:list-level-style-bullet>
      <text:list-level-style-bullet text:level="4" text:bullet-char="•">
        <style:list-level-properties text:space-before="1.5in"/>
        <style:text-properties fo:font-family="Arial" style:font-family-generic="swiss" style:font-pitch="variable" fo:color="#000000" fo:font-size="100%"/>
      </text:list-level-style-bullet>
      <text:list-level-style-bullet text:level="5" text:bullet-char="•">
        <style:list-level-properties text:space-before="2in"/>
        <style:text-properties fo:font-family="Arial" style:font-family-generic="swiss" style:font-pitch="variable" fo:color="#000000" fo:font-size="100%"/>
      </text:list-level-style-bullet>
      <text:list-level-style-bullet text:level="6" text:bullet-char="•">
        <style:list-level-properties text:space-before="2in"/>
        <style:text-properties fo:font-family="Arial" style:font-family-generic="swiss" style:font-pitch="variable" fo:color="#000000" fo:font-size="100%"/>
      </text:list-level-style-bullet>
      <text:list-level-style-bullet text:level="7" text:bullet-char="•">
        <style:list-level-properties text:space-before="2in"/>
        <style:text-properties fo:font-family="Arial" style:font-family-generic="swiss" style:font-pitch="variable" fo:color="#000000" fo:font-size="100%"/>
      </text:list-level-style-bullet>
      <text:list-level-style-bullet text:level="8" text:bullet-char="•">
        <style:list-level-properties text:space-before="2in"/>
        <style:text-properties fo:font-family="Arial" style:font-family-generic="swiss" style:font-pitch="variable" fo:color="#000000" fo:font-size="100%"/>
      </text:list-level-style-bullet>
      <text:list-level-style-bullet text:level="9" text:bullet-char="•">
        <style:list-level-properties text:space-before="2in"/>
        <style:text-properties fo:font-family="Arial" style:font-family-generic="swiss" style:font-pitch="variable" fo:color="#000000" fo:font-size="100%"/>
      </text:list-level-style-bullet>
      <text:list-level-style-bullet text:level="10" text:bullet-char="•">
        <style:list-level-properties text:space-before="2in"/>
        <style:text-properties fo:font-family="Arial" style:font-family-generic="swiss" style:font-pitch="variable" fo:color="#000000" fo:font-size="100%"/>
      </text:list-level-style-bullet>
    </text:list-style>
    <text:list-style style:name="L26">
      <text:list-level-style-number text:level="1" style:num-format="">
        <style:list-level-properties/>
        <style:text-properties fo:color="#000000" fo:font-size="100%"/>
      </text:list-level-style-number>
      <text:list-level-style-bullet text:level="2" text:bullet-char="•">
        <style:list-level-properties text:space-before="0.5in"/>
        <style:text-properties fo:font-family="Arial" style:font-family-generic="swiss" style:font-pitch="variable" fo:color="#000000" fo:font-size="100%"/>
      </text:list-level-style-bullet>
      <text:list-level-style-bullet text:level="3" text:bullet-char="•">
        <style:list-level-properties text:space-before="1in"/>
        <style:text-properties fo:font-family="Arial" style:font-family-generic="swiss" style:font-pitch="variable" fo:color="#000000" fo:font-size="100%"/>
      </text:list-level-style-bullet>
      <text:list-level-style-bullet text:level="4" text:bullet-char="•">
        <style:list-level-properties text:space-before="1.5in"/>
        <style:text-properties fo:font-family="Arial" style:font-family-generic="swiss" style:font-pitch="variable" fo:color="#000000" fo:font-size="100%"/>
      </text:list-level-style-bullet>
      <text:list-level-style-bullet text:level="5" text:bullet-char="•">
        <style:list-level-properties text:space-before="2in"/>
        <style:text-properties fo:font-family="Arial" style:font-family-generic="swiss" style:font-pitch="variable" fo:color="#000000" fo:font-size="100%"/>
      </text:list-level-style-bullet>
      <text:list-level-style-bullet text:level="6" text:bullet-char="•">
        <style:list-level-properties text:space-before="2in"/>
        <style:text-properties fo:font-family="Arial" style:font-family-generic="swiss" style:font-pitch="variable" fo:color="#000000" fo:font-size="100%"/>
      </text:list-level-style-bullet>
      <text:list-level-style-bullet text:level="7" text:bullet-char="•">
        <style:list-level-properties text:space-before="2in"/>
        <style:text-properties fo:font-family="Arial" style:font-family-generic="swiss" style:font-pitch="variable" fo:color="#000000" fo:font-size="100%"/>
      </text:list-level-style-bullet>
      <text:list-level-style-bullet text:level="8" text:bullet-char="•">
        <style:list-level-properties text:space-before="2in"/>
        <style:text-properties fo:font-family="Arial" style:font-family-generic="swiss" style:font-pitch="variable" fo:color="#000000" fo:font-size="100%"/>
      </text:list-level-style-bullet>
      <text:list-level-style-bullet text:level="9" text:bullet-char="•">
        <style:list-level-properties text:space-before="2in"/>
        <style:text-properties fo:font-family="Arial" style:font-family-generic="swiss" style:font-pitch="variable" fo:color="#000000" fo:font-size="100%"/>
      </text:list-level-style-bullet>
      <text:list-level-style-bullet text:level="10" text:bullet-char="•">
        <style:list-level-properties text:space-before="2in"/>
        <style:text-properties fo:font-family="Arial" style:font-family-generic="swiss" style:font-pitch="variable" fo:color="#000000" fo:font-size="100%"/>
      </text:list-level-style-bullet>
    </text:list-style>
    <text:list-style style:name="L27">
      <text:list-level-style-number text:level="1" style:num-format="">
        <style:list-level-properties/>
        <style:text-properties fo:color="#000000" fo:font-size="100%"/>
      </text:list-level-style-number>
      <text:list-level-style-bullet text:level="2" text:bullet-char="•">
        <style:list-level-properties text:space-before="0.5in"/>
        <style:text-properties fo:font-family="Arial" style:font-family-generic="swiss" style:font-pitch="variable" fo:color="#000000" fo:font-size="100%"/>
      </text:list-level-style-bullet>
      <text:list-level-style-bullet text:level="3" text:bullet-char="•">
        <style:list-level-properties text:space-before="1in"/>
        <style:text-properties fo:font-family="Arial" style:font-family-generic="swiss" style:font-pitch="variable" fo:color="#000000" fo:font-size="100%"/>
      </text:list-level-style-bullet>
      <text:list-level-style-bullet text:level="4" text:bullet-char="•">
        <style:list-level-properties text:space-before="1.5in"/>
        <style:text-properties fo:font-family="Arial" style:font-family-generic="swiss" style:font-pitch="variable" fo:color="#000000" fo:font-size="100%"/>
      </text:list-level-style-bullet>
      <text:list-level-style-bullet text:level="5" text:bullet-char="•">
        <style:list-level-properties text:space-before="2in"/>
        <style:text-properties fo:font-family="Arial" style:font-family-generic="swiss" style:font-pitch="variable" fo:color="#000000" fo:font-size="100%"/>
      </text:list-level-style-bullet>
      <text:list-level-style-bullet text:level="6" text:bullet-char="•">
        <style:list-level-properties text:space-before="2in"/>
        <style:text-properties fo:font-family="Arial" style:font-family-generic="swiss" style:font-pitch="variable" fo:color="#000000" fo:font-size="100%"/>
      </text:list-level-style-bullet>
      <text:list-level-style-bullet text:level="7" text:bullet-char="•">
        <style:list-level-properties text:space-before="2in"/>
        <style:text-properties fo:font-family="Arial" style:font-family-generic="swiss" style:font-pitch="variable" fo:color="#000000" fo:font-size="100%"/>
      </text:list-level-style-bullet>
      <text:list-level-style-bullet text:level="8" text:bullet-char="•">
        <style:list-level-properties text:space-before="2in"/>
        <style:text-properties fo:font-family="Arial" style:font-family-generic="swiss" style:font-pitch="variable" fo:color="#000000" fo:font-size="100%"/>
      </text:list-level-style-bullet>
      <text:list-level-style-bullet text:level="9" text:bullet-char="•">
        <style:list-level-properties text:space-before="2in"/>
        <style:text-properties fo:font-family="Arial" style:font-family-generic="swiss" style:font-pitch="variable" fo:color="#000000" fo:font-size="100%"/>
      </text:list-level-style-bullet>
      <text:list-level-style-bullet text:level="10" text:bullet-char="•">
        <style:list-level-properties text:space-before="2in"/>
        <style:text-properties fo:font-family="Arial" style:font-family-generic="swiss" style:font-pitch="variable" fo:color="#000000" fo:font-size="100%"/>
      </text:list-level-style-bullet>
    </text:list-style>
    <text:list-style style:name="L28">
      <text:list-level-style-number text:level="1" style:num-format="">
        <style:list-level-properties/>
        <style:text-properties fo:color="#000000" fo:font-size="100%"/>
      </text:list-level-style-number>
      <text:list-level-style-bullet text:level="2" text:bullet-char="•">
        <style:list-level-properties text:space-before="0.5in"/>
        <style:text-properties fo:font-family="Arial" style:font-family-generic="swiss" style:font-pitch="variable" fo:color="#000000" fo:font-size="100%"/>
      </text:list-level-style-bullet>
      <text:list-level-style-bullet text:level="3" text:bullet-char="•">
        <style:list-level-properties text:space-before="1in"/>
        <style:text-properties fo:font-family="Arial" style:font-family-generic="swiss" style:font-pitch="variable" fo:color="#000000" fo:font-size="100%"/>
      </text:list-level-style-bullet>
      <text:list-level-style-bullet text:level="4" text:bullet-char="•">
        <style:list-level-properties text:space-before="1.5in"/>
        <style:text-properties fo:font-family="Arial" style:font-family-generic="swiss" style:font-pitch="variable" fo:color="#000000" fo:font-size="100%"/>
      </text:list-level-style-bullet>
      <text:list-level-style-bullet text:level="5" text:bullet-char="•">
        <style:list-level-properties text:space-before="2in"/>
        <style:text-properties fo:font-family="Arial" style:font-family-generic="swiss" style:font-pitch="variable" fo:color="#000000" fo:font-size="100%"/>
      </text:list-level-style-bullet>
      <text:list-level-style-bullet text:level="6" text:bullet-char="•">
        <style:list-level-properties text:space-before="2in"/>
        <style:text-properties fo:font-family="Arial" style:font-family-generic="swiss" style:font-pitch="variable" fo:color="#000000" fo:font-size="100%"/>
      </text:list-level-style-bullet>
      <text:list-level-style-bullet text:level="7" text:bullet-char="•">
        <style:list-level-properties text:space-before="2in"/>
        <style:text-properties fo:font-family="Arial" style:font-family-generic="swiss" style:font-pitch="variable" fo:color="#000000" fo:font-size="100%"/>
      </text:list-level-style-bullet>
      <text:list-level-style-bullet text:level="8" text:bullet-char="•">
        <style:list-level-properties text:space-before="2in"/>
        <style:text-properties fo:font-family="Arial" style:font-family-generic="swiss" style:font-pitch="variable" fo:color="#000000" fo:font-size="100%"/>
      </text:list-level-style-bullet>
      <text:list-level-style-bullet text:level="9" text:bullet-char="•">
        <style:list-level-properties text:space-before="2in"/>
        <style:text-properties fo:font-family="Arial" style:font-family-generic="swiss" style:font-pitch="variable" fo:color="#000000" fo:font-size="100%"/>
      </text:list-level-style-bullet>
      <text:list-level-style-bullet text:level="10" text:bullet-char="•">
        <style:list-level-properties text:space-before="2in"/>
        <style:text-properties fo:font-family="Arial" style:font-family-generic="swiss" style:font-pitch="variable" fo:color="#000000" fo:font-size="100%"/>
      </text:list-level-style-bullet>
    </text:list-style>
    <text:list-style style:name="L29">
      <text:list-level-style-number text:level="1" style:num-format="">
        <style:list-level-properties/>
        <style:text-properties fo:color="#000000" fo:font-size="100%"/>
      </text:list-level-style-number>
      <text:list-level-style-bullet text:level="2" text:bullet-char="•">
        <style:list-level-properties text:space-before="0.5in"/>
        <style:text-properties fo:font-family="Arial" style:font-family-generic="swiss" style:font-pitch="variable" fo:color="#000000" fo:font-size="100%"/>
      </text:list-level-style-bullet>
      <text:list-level-style-bullet text:level="3" text:bullet-char="•">
        <style:list-level-properties text:space-before="1in"/>
        <style:text-properties fo:font-family="Arial" style:font-family-generic="swiss" style:font-pitch="variable" fo:color="#000000" fo:font-size="100%"/>
      </text:list-level-style-bullet>
      <text:list-level-style-bullet text:level="4" text:bullet-char="•">
        <style:list-level-properties text:space-before="1.5in"/>
        <style:text-properties fo:font-family="Arial" style:font-family-generic="swiss" style:font-pitch="variable" fo:color="#000000" fo:font-size="100%"/>
      </text:list-level-style-bullet>
      <text:list-level-style-bullet text:level="5" text:bullet-char="•">
        <style:list-level-properties text:space-before="2in"/>
        <style:text-properties fo:font-family="Arial" style:font-family-generic="swiss" style:font-pitch="variable" fo:color="#000000" fo:font-size="100%"/>
      </text:list-level-style-bullet>
      <text:list-level-style-bullet text:level="6" text:bullet-char="•">
        <style:list-level-properties text:space-before="2in"/>
        <style:text-properties fo:font-family="Arial" style:font-family-generic="swiss" style:font-pitch="variable" fo:color="#000000" fo:font-size="100%"/>
      </text:list-level-style-bullet>
      <text:list-level-style-bullet text:level="7" text:bullet-char="•">
        <style:list-level-properties text:space-before="2in"/>
        <style:text-properties fo:font-family="Arial" style:font-family-generic="swiss" style:font-pitch="variable" fo:color="#000000" fo:font-size="100%"/>
      </text:list-level-style-bullet>
      <text:list-level-style-bullet text:level="8" text:bullet-char="•">
        <style:list-level-properties text:space-before="2in"/>
        <style:text-properties fo:font-family="Arial" style:font-family-generic="swiss" style:font-pitch="variable" fo:color="#000000" fo:font-size="100%"/>
      </text:list-level-style-bullet>
      <text:list-level-style-bullet text:level="9" text:bullet-char="•">
        <style:list-level-properties text:space-before="2in"/>
        <style:text-properties fo:font-family="Arial" style:font-family-generic="swiss" style:font-pitch="variable" fo:color="#000000" fo:font-size="100%"/>
      </text:list-level-style-bullet>
      <text:list-level-style-bullet text:level="10" text:bullet-char="•">
        <style:list-level-properties text:space-before="2in"/>
        <style:text-properties fo:font-family="Arial" style:font-family-generic="swiss" style:font-pitch="variable" fo:color="#000000" fo:font-size="100%"/>
      </text:list-level-style-bullet>
    </text:list-style>
    <text:list-style style:name="L30">
      <text:list-level-style-number text:level="1" style:num-format="">
        <style:list-level-properties/>
        <style:text-properties fo:color="#000000" fo:font-size="100%"/>
      </text:list-level-style-number>
      <text:list-level-style-bullet text:level="2" text:bullet-char="•">
        <style:list-level-properties text:space-before="0.5in"/>
        <style:text-properties fo:font-family="Arial" style:font-family-generic="swiss" style:font-pitch="variable" fo:color="#000000" fo:font-size="100%"/>
      </text:list-level-style-bullet>
      <text:list-level-style-bullet text:level="3" text:bullet-char="•">
        <style:list-level-properties text:space-before="1in"/>
        <style:text-properties fo:font-family="Arial" style:font-family-generic="swiss" style:font-pitch="variable" fo:color="#000000" fo:font-size="100%"/>
      </text:list-level-style-bullet>
      <text:list-level-style-bullet text:level="4" text:bullet-char="•">
        <style:list-level-properties text:space-before="1.5in"/>
        <style:text-properties fo:font-family="Arial" style:font-family-generic="swiss" style:font-pitch="variable" fo:color="#000000" fo:font-size="100%"/>
      </text:list-level-style-bullet>
      <text:list-level-style-bullet text:level="5" text:bullet-char="•">
        <style:list-level-properties text:space-before="2in"/>
        <style:text-properties fo:font-family="Arial" style:font-family-generic="swiss" style:font-pitch="variable" fo:color="#000000" fo:font-size="100%"/>
      </text:list-level-style-bullet>
      <text:list-level-style-bullet text:level="6" text:bullet-char="•">
        <style:list-level-properties text:space-before="2in"/>
        <style:text-properties fo:font-family="Arial" style:font-family-generic="swiss" style:font-pitch="variable" fo:color="#000000" fo:font-size="100%"/>
      </text:list-level-style-bullet>
      <text:list-level-style-bullet text:level="7" text:bullet-char="•">
        <style:list-level-properties text:space-before="2in"/>
        <style:text-properties fo:font-family="Arial" style:font-family-generic="swiss" style:font-pitch="variable" fo:color="#000000" fo:font-size="100%"/>
      </text:list-level-style-bullet>
      <text:list-level-style-bullet text:level="8" text:bullet-char="•">
        <style:list-level-properties text:space-before="2in"/>
        <style:text-properties fo:font-family="Arial" style:font-family-generic="swiss" style:font-pitch="variable" fo:color="#000000" fo:font-size="100%"/>
      </text:list-level-style-bullet>
      <text:list-level-style-bullet text:level="9" text:bullet-char="•">
        <style:list-level-properties text:space-before="2in"/>
        <style:text-properties fo:font-family="Arial" style:font-family-generic="swiss" style:font-pitch="variable" fo:color="#000000" fo:font-size="100%"/>
      </text:list-level-style-bullet>
      <text:list-level-style-bullet text:level="10" text:bullet-char="•">
        <style:list-level-properties text:space-before="2in"/>
        <style:text-properties fo:font-family="Arial" style:font-family-generic="swiss" style:font-pitch="variable" fo:color="#000000" fo:font-size="100%"/>
      </text:list-level-style-bullet>
    </text:list-style>
    <text:list-style style:name="L31">
      <text:list-level-style-number text:level="1" style:num-format="">
        <style:list-level-properties/>
        <style:text-properties fo:color="#000000" fo:font-size="100%"/>
      </text:list-level-style-number>
      <text:list-level-style-bullet text:level="2" text:bullet-char="•">
        <style:list-level-properties text:space-before="0.5in"/>
        <style:text-properties fo:font-family="Arial" style:font-family-generic="swiss" style:font-pitch="variable" fo:color="#000000" fo:font-size="100%"/>
      </text:list-level-style-bullet>
      <text:list-level-style-bullet text:level="3" text:bullet-char="•">
        <style:list-level-properties text:space-before="1in"/>
        <style:text-properties fo:font-family="Arial" style:font-family-generic="swiss" style:font-pitch="variable" fo:color="#000000" fo:font-size="100%"/>
      </text:list-level-style-bullet>
      <text:list-level-style-bullet text:level="4" text:bullet-char="•">
        <style:list-level-properties text:space-before="1.5in"/>
        <style:text-properties fo:font-family="Arial" style:font-family-generic="swiss" style:font-pitch="variable" fo:color="#000000" fo:font-size="100%"/>
      </text:list-level-style-bullet>
      <text:list-level-style-bullet text:level="5" text:bullet-char="•">
        <style:list-level-properties text:space-before="2in"/>
        <style:text-properties fo:font-family="Arial" style:font-family-generic="swiss" style:font-pitch="variable" fo:color="#000000" fo:font-size="100%"/>
      </text:list-level-style-bullet>
      <text:list-level-style-bullet text:level="6" text:bullet-char="•">
        <style:list-level-properties text:space-before="2in"/>
        <style:text-properties fo:font-family="Arial" style:font-family-generic="swiss" style:font-pitch="variable" fo:color="#000000" fo:font-size="100%"/>
      </text:list-level-style-bullet>
      <text:list-level-style-bullet text:level="7" text:bullet-char="•">
        <style:list-level-properties text:space-before="2in"/>
        <style:text-properties fo:font-family="Arial" style:font-family-generic="swiss" style:font-pitch="variable" fo:color="#000000" fo:font-size="100%"/>
      </text:list-level-style-bullet>
      <text:list-level-style-bullet text:level="8" text:bullet-char="•">
        <style:list-level-properties text:space-before="2in"/>
        <style:text-properties fo:font-family="Arial" style:font-family-generic="swiss" style:font-pitch="variable" fo:color="#000000" fo:font-size="100%"/>
      </text:list-level-style-bullet>
      <text:list-level-style-bullet text:level="9" text:bullet-char="•">
        <style:list-level-properties text:space-before="2in"/>
        <style:text-properties fo:font-family="Arial" style:font-family-generic="swiss" style:font-pitch="variable" fo:color="#000000" fo:font-size="100%"/>
      </text:list-level-style-bullet>
      <text:list-level-style-bullet text:level="10" text:bullet-char="•">
        <style:list-level-properties text:space-before="2in"/>
        <style:text-properties fo:font-family="Arial" style:font-family-generic="swiss" style:font-pitch="variable" fo:color="#000000" fo:font-size="100%"/>
      </text:list-level-style-bullet>
    </text:list-style>
    <text:list-style style:name="L32">
      <text:list-level-style-number text:level="1" style:num-format="">
        <style:list-level-properties/>
        <style:text-properties fo:color="#000000" fo:font-size="100%"/>
      </text:list-level-style-number>
      <text:list-level-style-bullet text:level="2" text:bullet-char="•">
        <style:list-level-properties text:space-before="0.5in"/>
        <style:text-properties fo:font-family="Arial" style:font-family-generic="swiss" style:font-pitch="variable" fo:color="#000000" fo:font-size="100%"/>
      </text:list-level-style-bullet>
      <text:list-level-style-bullet text:level="3" text:bullet-char="•">
        <style:list-level-properties text:space-before="1in"/>
        <style:text-properties fo:font-family="Arial" style:font-family-generic="swiss" style:font-pitch="variable" fo:color="#000000" fo:font-size="100%"/>
      </text:list-level-style-bullet>
      <text:list-level-style-bullet text:level="4" text:bullet-char="•">
        <style:list-level-properties text:space-before="1.5in"/>
        <style:text-properties fo:font-family="Arial" style:font-family-generic="swiss" style:font-pitch="variable" fo:color="#000000" fo:font-size="100%"/>
      </text:list-level-style-bullet>
      <text:list-level-style-bullet text:level="5" text:bullet-char="•">
        <style:list-level-properties text:space-before="2in"/>
        <style:text-properties fo:font-family="Arial" style:font-family-generic="swiss" style:font-pitch="variable" fo:color="#000000" fo:font-size="100%"/>
      </text:list-level-style-bullet>
      <text:list-level-style-bullet text:level="6" text:bullet-char="•">
        <style:list-level-properties text:space-before="2in"/>
        <style:text-properties fo:font-family="Arial" style:font-family-generic="swiss" style:font-pitch="variable" fo:color="#000000" fo:font-size="100%"/>
      </text:list-level-style-bullet>
      <text:list-level-style-bullet text:level="7" text:bullet-char="•">
        <style:list-level-properties text:space-before="2in"/>
        <style:text-properties fo:font-family="Arial" style:font-family-generic="swiss" style:font-pitch="variable" fo:color="#000000" fo:font-size="100%"/>
      </text:list-level-style-bullet>
      <text:list-level-style-bullet text:level="8" text:bullet-char="•">
        <style:list-level-properties text:space-before="2in"/>
        <style:text-properties fo:font-family="Arial" style:font-family-generic="swiss" style:font-pitch="variable" fo:color="#000000" fo:font-size="100%"/>
      </text:list-level-style-bullet>
      <text:list-level-style-bullet text:level="9" text:bullet-char="•">
        <style:list-level-properties text:space-before="2in"/>
        <style:text-properties fo:font-family="Arial" style:font-family-generic="swiss" style:font-pitch="variable" fo:color="#000000" fo:font-size="100%"/>
      </text:list-level-style-bullet>
      <text:list-level-style-bullet text:level="10" text:bullet-char="•">
        <style:list-level-properties text:space-before="2in"/>
        <style:text-properties fo:font-family="Arial" style:font-family-generic="swiss" style:font-pitch="variable" fo:color="#000000" fo:font-size="100%"/>
      </text:list-level-style-bullet>
    </text:list-style>
    <text:list-style style:name="L33">
      <text:list-level-style-number text:level="1" style:num-format="">
        <style:list-level-properties/>
        <style:text-properties fo:color="#000000" fo:font-size="100%"/>
      </text:list-level-style-number>
      <text:list-level-style-bullet text:level="2" text:bullet-char="•">
        <style:list-level-properties text:space-before="0.5in"/>
        <style:text-properties fo:font-family="Arial" style:font-family-generic="swiss" style:font-pitch="variable" fo:color="#000000" fo:font-size="100%"/>
      </text:list-level-style-bullet>
      <text:list-level-style-bullet text:level="3" text:bullet-char="•">
        <style:list-level-properties text:space-before="1in"/>
        <style:text-properties fo:font-family="Arial" style:font-family-generic="swiss" style:font-pitch="variable" fo:color="#000000" fo:font-size="100%"/>
      </text:list-level-style-bullet>
      <text:list-level-style-bullet text:level="4" text:bullet-char="•">
        <style:list-level-properties text:space-before="1.5in"/>
        <style:text-properties fo:font-family="Arial" style:font-family-generic="swiss" style:font-pitch="variable" fo:color="#000000" fo:font-size="100%"/>
      </text:list-level-style-bullet>
      <text:list-level-style-bullet text:level="5" text:bullet-char="•">
        <style:list-level-properties text:space-before="2in"/>
        <style:text-properties fo:font-family="Arial" style:font-family-generic="swiss" style:font-pitch="variable" fo:color="#000000" fo:font-size="100%"/>
      </text:list-level-style-bullet>
      <text:list-level-style-bullet text:level="6" text:bullet-char="•">
        <style:list-level-properties text:space-before="2in"/>
        <style:text-properties fo:font-family="Arial" style:font-family-generic="swiss" style:font-pitch="variable" fo:color="#000000" fo:font-size="100%"/>
      </text:list-level-style-bullet>
      <text:list-level-style-bullet text:level="7" text:bullet-char="•">
        <style:list-level-properties text:space-before="2in"/>
        <style:text-properties fo:font-family="Arial" style:font-family-generic="swiss" style:font-pitch="variable" fo:color="#000000" fo:font-size="100%"/>
      </text:list-level-style-bullet>
      <text:list-level-style-bullet text:level="8" text:bullet-char="•">
        <style:list-level-properties text:space-before="2in"/>
        <style:text-properties fo:font-family="Arial" style:font-family-generic="swiss" style:font-pitch="variable" fo:color="#000000" fo:font-size="100%"/>
      </text:list-level-style-bullet>
      <text:list-level-style-bullet text:level="9" text:bullet-char="•">
        <style:list-level-properties text:space-before="2in"/>
        <style:text-properties fo:font-family="Arial" style:font-family-generic="swiss" style:font-pitch="variable" fo:color="#000000" fo:font-size="100%"/>
      </text:list-level-style-bullet>
      <text:list-level-style-bullet text:level="10" text:bullet-char="•">
        <style:list-level-properties text:space-before="2in"/>
        <style:text-properties fo:font-family="Arial" style:font-family-generic="swiss" style:font-pitch="variable" fo:color="#000000" fo:font-size="100%"/>
      </text:list-level-style-bullet>
    </text:list-style>
    <text:list-style style:name="L34">
      <text:list-level-style-number text:level="1" style:num-format="">
        <style:list-level-properties/>
        <style:text-properties fo:color="#000000" fo:font-size="100%"/>
      </text:list-level-style-number>
      <text:list-level-style-bullet text:level="2" text:bullet-char="•">
        <style:list-level-properties text:space-before="0.5in"/>
        <style:text-properties fo:font-family="Arial" style:font-family-generic="swiss" style:font-pitch="variable" fo:color="#000000" fo:font-size="100%"/>
      </text:list-level-style-bullet>
      <text:list-level-style-bullet text:level="3" text:bullet-char="•">
        <style:list-level-properties text:space-before="1in"/>
        <style:text-properties fo:font-family="Arial" style:font-family-generic="swiss" style:font-pitch="variable" fo:color="#000000" fo:font-size="100%"/>
      </text:list-level-style-bullet>
      <text:list-level-style-bullet text:level="4" text:bullet-char="•">
        <style:list-level-properties text:space-before="1.5in"/>
        <style:text-properties fo:font-family="Arial" style:font-family-generic="swiss" style:font-pitch="variable" fo:color="#000000" fo:font-size="100%"/>
      </text:list-level-style-bullet>
      <text:list-level-style-bullet text:level="5" text:bullet-char="•">
        <style:list-level-properties text:space-before="2in"/>
        <style:text-properties fo:font-family="Arial" style:font-family-generic="swiss" style:font-pitch="variable" fo:color="#000000" fo:font-size="100%"/>
      </text:list-level-style-bullet>
      <text:list-level-style-bullet text:level="6" text:bullet-char="•">
        <style:list-level-properties text:space-before="2in"/>
        <style:text-properties fo:font-family="Arial" style:font-family-generic="swiss" style:font-pitch="variable" fo:color="#000000" fo:font-size="100%"/>
      </text:list-level-style-bullet>
      <text:list-level-style-bullet text:level="7" text:bullet-char="•">
        <style:list-level-properties text:space-before="2in"/>
        <style:text-properties fo:font-family="Arial" style:font-family-generic="swiss" style:font-pitch="variable" fo:color="#000000" fo:font-size="100%"/>
      </text:list-level-style-bullet>
      <text:list-level-style-bullet text:level="8" text:bullet-char="•">
        <style:list-level-properties text:space-before="2in"/>
        <style:text-properties fo:font-family="Arial" style:font-family-generic="swiss" style:font-pitch="variable" fo:color="#000000" fo:font-size="100%"/>
      </text:list-level-style-bullet>
      <text:list-level-style-bullet text:level="9" text:bullet-char="•">
        <style:list-level-properties text:space-before="2in"/>
        <style:text-properties fo:font-family="Arial" style:font-family-generic="swiss" style:font-pitch="variable" fo:color="#000000" fo:font-size="100%"/>
      </text:list-level-style-bullet>
      <text:list-level-style-bullet text:level="10" text:bullet-char="•">
        <style:list-level-properties text:space-before="2in"/>
        <style:text-properties fo:font-family="Arial" style:font-family-generic="swiss" style:font-pitch="variable" fo:color="#000000" fo:font-size="100%"/>
      </text:list-level-style-bullet>
    </text:list-style>
    <text:list-style style:name="L35">
      <text:list-level-style-number text:level="1" style:num-format="">
        <style:list-level-properties/>
        <style:text-properties fo:color="#000000" fo:font-size="100%"/>
      </text:list-level-style-number>
      <text:list-level-style-bullet text:level="2" text:bullet-char="•">
        <style:list-level-properties text:space-before="0.5in"/>
        <style:text-properties fo:font-family="Arial" style:font-family-generic="swiss" style:font-pitch="variable" fo:color="#000000" fo:font-size="100%"/>
      </text:list-level-style-bullet>
      <text:list-level-style-bullet text:level="3" text:bullet-char="•">
        <style:list-level-properties text:space-before="1in"/>
        <style:text-properties fo:font-family="Arial" style:font-family-generic="swiss" style:font-pitch="variable" fo:color="#000000" fo:font-size="100%"/>
      </text:list-level-style-bullet>
      <text:list-level-style-bullet text:level="4" text:bullet-char="•">
        <style:list-level-properties text:space-before="1.5in"/>
        <style:text-properties fo:font-family="Arial" style:font-family-generic="swiss" style:font-pitch="variable" fo:color="#000000" fo:font-size="100%"/>
      </text:list-level-style-bullet>
      <text:list-level-style-bullet text:level="5" text:bullet-char="•">
        <style:list-level-properties text:space-before="2in"/>
        <style:text-properties fo:font-family="Arial" style:font-family-generic="swiss" style:font-pitch="variable" fo:color="#000000" fo:font-size="100%"/>
      </text:list-level-style-bullet>
      <text:list-level-style-bullet text:level="6" text:bullet-char="•">
        <style:list-level-properties text:space-before="2in"/>
        <style:text-properties fo:font-family="Arial" style:font-family-generic="swiss" style:font-pitch="variable" fo:color="#000000" fo:font-size="100%"/>
      </text:list-level-style-bullet>
      <text:list-level-style-bullet text:level="7" text:bullet-char="•">
        <style:list-level-properties text:space-before="2in"/>
        <style:text-properties fo:font-family="Arial" style:font-family-generic="swiss" style:font-pitch="variable" fo:color="#000000" fo:font-size="100%"/>
      </text:list-level-style-bullet>
      <text:list-level-style-bullet text:level="8" text:bullet-char="•">
        <style:list-level-properties text:space-before="2in"/>
        <style:text-properties fo:font-family="Arial" style:font-family-generic="swiss" style:font-pitch="variable" fo:color="#000000" fo:font-size="100%"/>
      </text:list-level-style-bullet>
      <text:list-level-style-bullet text:level="9" text:bullet-char="•">
        <style:list-level-properties text:space-before="2in"/>
        <style:text-properties fo:font-family="Arial" style:font-family-generic="swiss" style:font-pitch="variable" fo:color="#000000" fo:font-size="100%"/>
      </text:list-level-style-bullet>
      <text:list-level-style-bullet text:level="10" text:bullet-char="•">
        <style:list-level-properties text:space-before="2in"/>
        <style:text-properties fo:font-family="Arial" style:font-family-generic="swiss" style:font-pitch="variable" fo:color="#000000" fo:font-size="100%"/>
      </text:list-level-style-bullet>
    </text:list-style>
    <text:list-style style:name="L36">
      <text:list-level-style-number text:level="1" style:num-format="">
        <style:list-level-properties/>
        <style:text-properties fo:color="#000000" fo:font-size="100%"/>
      </text:list-level-style-number>
      <text:list-level-style-bullet text:level="2" text:bullet-char="•">
        <style:list-level-properties text:space-before="0.5in"/>
        <style:text-properties fo:font-family="Arial" style:font-family-generic="swiss" style:font-pitch="variable" fo:color="#000000" fo:font-size="100%"/>
      </text:list-level-style-bullet>
      <text:list-level-style-bullet text:level="3" text:bullet-char="•">
        <style:list-level-properties text:space-before="1in"/>
        <style:text-properties fo:font-family="Arial" style:font-family-generic="swiss" style:font-pitch="variable" fo:color="#000000" fo:font-size="100%"/>
      </text:list-level-style-bullet>
      <text:list-level-style-bullet text:level="4" text:bullet-char="•">
        <style:list-level-properties text:space-before="1.5in"/>
        <style:text-properties fo:font-family="Arial" style:font-family-generic="swiss" style:font-pitch="variable" fo:color="#000000" fo:font-size="100%"/>
      </text:list-level-style-bullet>
      <text:list-level-style-bullet text:level="5" text:bullet-char="•">
        <style:list-level-properties text:space-before="2in"/>
        <style:text-properties fo:font-family="Arial" style:font-family-generic="swiss" style:font-pitch="variable" fo:color="#000000" fo:font-size="100%"/>
      </text:list-level-style-bullet>
      <text:list-level-style-bullet text:level="6" text:bullet-char="•">
        <style:list-level-properties text:space-before="2in"/>
        <style:text-properties fo:font-family="Arial" style:font-family-generic="swiss" style:font-pitch="variable" fo:color="#000000" fo:font-size="100%"/>
      </text:list-level-style-bullet>
      <text:list-level-style-bullet text:level="7" text:bullet-char="•">
        <style:list-level-properties text:space-before="2in"/>
        <style:text-properties fo:font-family="Arial" style:font-family-generic="swiss" style:font-pitch="variable" fo:color="#000000" fo:font-size="100%"/>
      </text:list-level-style-bullet>
      <text:list-level-style-bullet text:level="8" text:bullet-char="•">
        <style:list-level-properties text:space-before="2in"/>
        <style:text-properties fo:font-family="Arial" style:font-family-generic="swiss" style:font-pitch="variable" fo:color="#000000" fo:font-size="100%"/>
      </text:list-level-style-bullet>
      <text:list-level-style-bullet text:level="9" text:bullet-char="•">
        <style:list-level-properties text:space-before="2in"/>
        <style:text-properties fo:font-family="Arial" style:font-family-generic="swiss" style:font-pitch="variable" fo:color="#000000" fo:font-size="100%"/>
      </text:list-level-style-bullet>
      <text:list-level-style-bullet text:level="10" text:bullet-char="•">
        <style:list-level-properties text:space-before="2in"/>
        <style:text-properties fo:font-family="Arial" style:font-family-generic="swiss" style:font-pitch="variable" fo:color="#000000" fo:font-size="100%"/>
      </text:list-level-style-bullet>
    </text:list-style>
    <text:list-style style:name="L37">
      <text:list-level-style-number text:level="1" style:num-format="">
        <style:list-level-properties/>
        <style:text-properties fo:color="#000000" fo:font-size="100%"/>
      </text:list-level-style-number>
      <text:list-level-style-bullet text:level="2" text:bullet-char="•">
        <style:list-level-properties text:space-before="0.5in"/>
        <style:text-properties fo:font-family="Arial" style:font-family-generic="swiss" style:font-pitch="variable" fo:color="#000000" fo:font-size="100%"/>
      </text:list-level-style-bullet>
      <text:list-level-style-bullet text:level="3" text:bullet-char="•">
        <style:list-level-properties text:space-before="1in"/>
        <style:text-properties fo:font-family="Arial" style:font-family-generic="swiss" style:font-pitch="variable" fo:color="#000000" fo:font-size="100%"/>
      </text:list-level-style-bullet>
      <text:list-level-style-bullet text:level="4" text:bullet-char="•">
        <style:list-level-properties text:space-before="1.5in"/>
        <style:text-properties fo:font-family="Arial" style:font-family-generic="swiss" style:font-pitch="variable" fo:color="#000000" fo:font-size="100%"/>
      </text:list-level-style-bullet>
      <text:list-level-style-bullet text:level="5" text:bullet-char="•">
        <style:list-level-properties text:space-before="2in"/>
        <style:text-properties fo:font-family="Arial" style:font-family-generic="swiss" style:font-pitch="variable" fo:color="#000000" fo:font-size="100%"/>
      </text:list-level-style-bullet>
      <text:list-level-style-bullet text:level="6" text:bullet-char="•">
        <style:list-level-properties text:space-before="2in"/>
        <style:text-properties fo:font-family="Arial" style:font-family-generic="swiss" style:font-pitch="variable" fo:color="#000000" fo:font-size="100%"/>
      </text:list-level-style-bullet>
      <text:list-level-style-bullet text:level="7" text:bullet-char="•">
        <style:list-level-properties text:space-before="2in"/>
        <style:text-properties fo:font-family="Arial" style:font-family-generic="swiss" style:font-pitch="variable" fo:color="#000000" fo:font-size="100%"/>
      </text:list-level-style-bullet>
      <text:list-level-style-bullet text:level="8" text:bullet-char="•">
        <style:list-level-properties text:space-before="2in"/>
        <style:text-properties fo:font-family="Arial" style:font-family-generic="swiss" style:font-pitch="variable" fo:color="#000000" fo:font-size="100%"/>
      </text:list-level-style-bullet>
      <text:list-level-style-bullet text:level="9" text:bullet-char="•">
        <style:list-level-properties text:space-before="2in"/>
        <style:text-properties fo:font-family="Arial" style:font-family-generic="swiss" style:font-pitch="variable" fo:color="#000000" fo:font-size="100%"/>
      </text:list-level-style-bullet>
      <text:list-level-style-bullet text:level="10" text:bullet-char="•">
        <style:list-level-properties text:space-before="2in"/>
        <style:text-properties fo:font-family="Arial" style:font-family-generic="swiss" style:font-pitch="variable" fo:color="#000000" fo:font-size="100%"/>
      </text:list-level-style-bullet>
    </text:list-style>
    <text:list-style style:name="L38">
      <text:list-level-style-number text:level="1" style:num-format="">
        <style:list-level-properties/>
        <style:text-properties fo:color="#000000" fo:font-size="100%"/>
      </text:list-level-style-number>
      <text:list-level-style-bullet text:level="2" text:bullet-char="•">
        <style:list-level-properties text:space-before="0.5in"/>
        <style:text-properties fo:font-family="Arial" style:font-family-generic="swiss" style:font-pitch="variable" fo:color="#000000" fo:font-size="100%"/>
      </text:list-level-style-bullet>
      <text:list-level-style-bullet text:level="3" text:bullet-char="•">
        <style:list-level-properties text:space-before="1in"/>
        <style:text-properties fo:font-family="Arial" style:font-family-generic="swiss" style:font-pitch="variable" fo:color="#000000" fo:font-size="100%"/>
      </text:list-level-style-bullet>
      <text:list-level-style-bullet text:level="4" text:bullet-char="•">
        <style:list-level-properties text:space-before="1.5in"/>
        <style:text-properties fo:font-family="Arial" style:font-family-generic="swiss" style:font-pitch="variable" fo:color="#000000" fo:font-size="100%"/>
      </text:list-level-style-bullet>
      <text:list-level-style-bullet text:level="5" text:bullet-char="•">
        <style:list-level-properties text:space-before="2in"/>
        <style:text-properties fo:font-family="Arial" style:font-family-generic="swiss" style:font-pitch="variable" fo:color="#000000" fo:font-size="100%"/>
      </text:list-level-style-bullet>
      <text:list-level-style-bullet text:level="6" text:bullet-char="•">
        <style:list-level-properties text:space-before="2in"/>
        <style:text-properties fo:font-family="Arial" style:font-family-generic="swiss" style:font-pitch="variable" fo:color="#000000" fo:font-size="100%"/>
      </text:list-level-style-bullet>
      <text:list-level-style-bullet text:level="7" text:bullet-char="•">
        <style:list-level-properties text:space-before="2in"/>
        <style:text-properties fo:font-family="Arial" style:font-family-generic="swiss" style:font-pitch="variable" fo:color="#000000" fo:font-size="100%"/>
      </text:list-level-style-bullet>
      <text:list-level-style-bullet text:level="8" text:bullet-char="•">
        <style:list-level-properties text:space-before="2in"/>
        <style:text-properties fo:font-family="Arial" style:font-family-generic="swiss" style:font-pitch="variable" fo:color="#000000" fo:font-size="100%"/>
      </text:list-level-style-bullet>
      <text:list-level-style-bullet text:level="9" text:bullet-char="•">
        <style:list-level-properties text:space-before="2in"/>
        <style:text-properties fo:font-family="Arial" style:font-family-generic="swiss" style:font-pitch="variable" fo:color="#000000" fo:font-size="100%"/>
      </text:list-level-style-bullet>
      <text:list-level-style-bullet text:level="10" text:bullet-char="•">
        <style:list-level-properties text:space-before="2in"/>
        <style:text-properties fo:font-family="Arial" style:font-family-generic="swiss" style:font-pitch="variable" fo:color="#000000" fo:font-size="100%"/>
      </text:list-level-style-bullet>
    </text:list-style>
    <text:list-style style:name="L39">
      <text:list-level-style-number text:level="1" style:num-format="">
        <style:list-level-properties/>
        <style:text-properties fo:color="#000000" fo:font-size="100%"/>
      </text:list-level-style-number>
      <text:list-level-style-bullet text:level="2" text:bullet-char="•">
        <style:list-level-properties text:space-before="0.5in"/>
        <style:text-properties fo:font-family="Arial" style:font-family-generic="swiss" style:font-pitch="variable" fo:color="#000000" fo:font-size="100%"/>
      </text:list-level-style-bullet>
      <text:list-level-style-bullet text:level="3" text:bullet-char="•">
        <style:list-level-properties text:space-before="1in"/>
        <style:text-properties fo:font-family="Arial" style:font-family-generic="swiss" style:font-pitch="variable" fo:color="#000000" fo:font-size="100%"/>
      </text:list-level-style-bullet>
      <text:list-level-style-bullet text:level="4" text:bullet-char="•">
        <style:list-level-properties text:space-before="1.5in"/>
        <style:text-properties fo:font-family="Arial" style:font-family-generic="swiss" style:font-pitch="variable" fo:color="#000000" fo:font-size="100%"/>
      </text:list-level-style-bullet>
      <text:list-level-style-bullet text:level="5" text:bullet-char="•">
        <style:list-level-properties text:space-before="2in"/>
        <style:text-properties fo:font-family="Arial" style:font-family-generic="swiss" style:font-pitch="variable" fo:color="#000000" fo:font-size="100%"/>
      </text:list-level-style-bullet>
      <text:list-level-style-bullet text:level="6" text:bullet-char="•">
        <style:list-level-properties text:space-before="2in"/>
        <style:text-properties fo:font-family="Arial" style:font-family-generic="swiss" style:font-pitch="variable" fo:color="#000000" fo:font-size="100%"/>
      </text:list-level-style-bullet>
      <text:list-level-style-bullet text:level="7" text:bullet-char="•">
        <style:list-level-properties text:space-before="2in"/>
        <style:text-properties fo:font-family="Arial" style:font-family-generic="swiss" style:font-pitch="variable" fo:color="#000000" fo:font-size="100%"/>
      </text:list-level-style-bullet>
      <text:list-level-style-bullet text:level="8" text:bullet-char="•">
        <style:list-level-properties text:space-before="2in"/>
        <style:text-properties fo:font-family="Arial" style:font-family-generic="swiss" style:font-pitch="variable" fo:color="#000000" fo:font-size="100%"/>
      </text:list-level-style-bullet>
      <text:list-level-style-bullet text:level="9" text:bullet-char="•">
        <style:list-level-properties text:space-before="2in"/>
        <style:text-properties fo:font-family="Arial" style:font-family-generic="swiss" style:font-pitch="variable" fo:color="#000000" fo:font-size="100%"/>
      </text:list-level-style-bullet>
      <text:list-level-style-bullet text:level="10" text:bullet-char="•">
        <style:list-level-properties text:space-before="2in"/>
        <style:text-properties fo:font-family="Arial" style:font-family-generic="swiss" style:font-pitch="variable" fo:color="#000000" fo:font-size="100%"/>
      </text:list-level-style-bullet>
    </text:list-style>
    <text:list-style style:name="L40">
      <text:list-level-style-number text:level="1" style:num-format="">
        <style:list-level-properties/>
        <style:text-properties fo:color="#000000" fo:font-size="100%"/>
      </text:list-level-style-number>
      <text:list-level-style-bullet text:level="2" text:bullet-char="•">
        <style:list-level-properties text:space-before="0.5in"/>
        <style:text-properties fo:font-family="Arial" style:font-family-generic="swiss" style:font-pitch="variable" fo:color="#000000" fo:font-size="100%"/>
      </text:list-level-style-bullet>
      <text:list-level-style-bullet text:level="3" text:bullet-char="•">
        <style:list-level-properties text:space-before="1in"/>
        <style:text-properties fo:font-family="Arial" style:font-family-generic="swiss" style:font-pitch="variable" fo:color="#000000" fo:font-size="100%"/>
      </text:list-level-style-bullet>
      <text:list-level-style-bullet text:level="4" text:bullet-char="•">
        <style:list-level-properties text:space-before="1.5in"/>
        <style:text-properties fo:font-family="Arial" style:font-family-generic="swiss" style:font-pitch="variable" fo:color="#000000" fo:font-size="100%"/>
      </text:list-level-style-bullet>
      <text:list-level-style-bullet text:level="5" text:bullet-char="•">
        <style:list-level-properties text:space-before="2in"/>
        <style:text-properties fo:font-family="Arial" style:font-family-generic="swiss" style:font-pitch="variable" fo:color="#000000" fo:font-size="100%"/>
      </text:list-level-style-bullet>
      <text:list-level-style-bullet text:level="6" text:bullet-char="•">
        <style:list-level-properties text:space-before="2in"/>
        <style:text-properties fo:font-family="Arial" style:font-family-generic="swiss" style:font-pitch="variable" fo:color="#000000" fo:font-size="100%"/>
      </text:list-level-style-bullet>
      <text:list-level-style-bullet text:level="7" text:bullet-char="•">
        <style:list-level-properties text:space-before="2in"/>
        <style:text-properties fo:font-family="Arial" style:font-family-generic="swiss" style:font-pitch="variable" fo:color="#000000" fo:font-size="100%"/>
      </text:list-level-style-bullet>
      <text:list-level-style-bullet text:level="8" text:bullet-char="•">
        <style:list-level-properties text:space-before="2in"/>
        <style:text-properties fo:font-family="Arial" style:font-family-generic="swiss" style:font-pitch="variable" fo:color="#000000" fo:font-size="100%"/>
      </text:list-level-style-bullet>
      <text:list-level-style-bullet text:level="9" text:bullet-char="•">
        <style:list-level-properties text:space-before="2in"/>
        <style:text-properties fo:font-family="Arial" style:font-family-generic="swiss" style:font-pitch="variable" fo:color="#000000" fo:font-size="100%"/>
      </text:list-level-style-bullet>
      <text:list-level-style-bullet text:level="10" text:bullet-char="•">
        <style:list-level-properties text:space-before="2in"/>
        <style:text-properties fo:font-family="Arial" style:font-family-generic="swiss" style:font-pitch="variable" fo:color="#000000" fo:font-size="100%"/>
      </text:list-level-style-bullet>
    </text:list-style>
    <text:list-style style:name="L41">
      <text:list-level-style-number text:level="1" style:num-format="">
        <style:list-level-properties/>
        <style:text-properties fo:color="#000000" fo:font-size="100%"/>
      </text:list-level-style-number>
      <text:list-level-style-bullet text:level="2" text:bullet-char="•">
        <style:list-level-properties text:space-before="0.5in"/>
        <style:text-properties fo:font-family="Arial" style:font-family-generic="swiss" style:font-pitch="variable" fo:color="#000000" fo:font-size="100%"/>
      </text:list-level-style-bullet>
      <text:list-level-style-bullet text:level="3" text:bullet-char="•">
        <style:list-level-properties text:space-before="1in"/>
        <style:text-properties fo:font-family="Arial" style:font-family-generic="swiss" style:font-pitch="variable" fo:color="#000000" fo:font-size="100%"/>
      </text:list-level-style-bullet>
      <text:list-level-style-bullet text:level="4" text:bullet-char="•">
        <style:list-level-properties text:space-before="1.5in"/>
        <style:text-properties fo:font-family="Arial" style:font-family-generic="swiss" style:font-pitch="variable" fo:color="#000000" fo:font-size="100%"/>
      </text:list-level-style-bullet>
      <text:list-level-style-bullet text:level="5" text:bullet-char="•">
        <style:list-level-properties text:space-before="2in"/>
        <style:text-properties fo:font-family="Arial" style:font-family-generic="swiss" style:font-pitch="variable" fo:color="#000000" fo:font-size="100%"/>
      </text:list-level-style-bullet>
      <text:list-level-style-bullet text:level="6" text:bullet-char="•">
        <style:list-level-properties text:space-before="2in"/>
        <style:text-properties fo:font-family="Arial" style:font-family-generic="swiss" style:font-pitch="variable" fo:color="#000000" fo:font-size="100%"/>
      </text:list-level-style-bullet>
      <text:list-level-style-bullet text:level="7" text:bullet-char="•">
        <style:list-level-properties text:space-before="2in"/>
        <style:text-properties fo:font-family="Arial" style:font-family-generic="swiss" style:font-pitch="variable" fo:color="#000000" fo:font-size="100%"/>
      </text:list-level-style-bullet>
      <text:list-level-style-bullet text:level="8" text:bullet-char="•">
        <style:list-level-properties text:space-before="2in"/>
        <style:text-properties fo:font-family="Arial" style:font-family-generic="swiss" style:font-pitch="variable" fo:color="#000000" fo:font-size="100%"/>
      </text:list-level-style-bullet>
      <text:list-level-style-bullet text:level="9" text:bullet-char="•">
        <style:list-level-properties text:space-before="2in"/>
        <style:text-properties fo:font-family="Arial" style:font-family-generic="swiss" style:font-pitch="variable" fo:color="#000000" fo:font-size="100%"/>
      </text:list-level-style-bullet>
      <text:list-level-style-bullet text:level="10" text:bullet-char="•">
        <style:list-level-properties text:space-before="2in"/>
        <style:text-properties fo:font-family="Arial" style:font-family-generic="swiss" style:font-pitch="variable" fo:color="#000000" fo:font-size="100%"/>
      </text:list-level-style-bullet>
    </text:list-style>
    <text:list-style style:name="L42">
      <text:list-level-style-number text:level="1" style:num-format="">
        <style:list-level-properties/>
        <style:text-properties fo:color="#000000" fo:font-size="100%"/>
      </text:list-level-style-number>
      <text:list-level-style-bullet text:level="2" text:bullet-char="•">
        <style:list-level-properties text:space-before="0.5in"/>
        <style:text-properties fo:font-family="Arial" style:font-family-generic="swiss" style:font-pitch="variable" fo:color="#000000" fo:font-size="100%"/>
      </text:list-level-style-bullet>
      <text:list-level-style-bullet text:level="3" text:bullet-char="•">
        <style:list-level-properties text:space-before="1in"/>
        <style:text-properties fo:font-family="Arial" style:font-family-generic="swiss" style:font-pitch="variable" fo:color="#000000" fo:font-size="100%"/>
      </text:list-level-style-bullet>
      <text:list-level-style-bullet text:level="4" text:bullet-char="•">
        <style:list-level-properties text:space-before="1.5in"/>
        <style:text-properties fo:font-family="Arial" style:font-family-generic="swiss" style:font-pitch="variable" fo:color="#000000" fo:font-size="100%"/>
      </text:list-level-style-bullet>
      <text:list-level-style-bullet text:level="5" text:bullet-char="•">
        <style:list-level-properties text:space-before="2in"/>
        <style:text-properties fo:font-family="Arial" style:font-family-generic="swiss" style:font-pitch="variable" fo:color="#000000" fo:font-size="100%"/>
      </text:list-level-style-bullet>
      <text:list-level-style-bullet text:level="6" text:bullet-char="•">
        <style:list-level-properties text:space-before="2in"/>
        <style:text-properties fo:font-family="Arial" style:font-family-generic="swiss" style:font-pitch="variable" fo:color="#000000" fo:font-size="100%"/>
      </text:list-level-style-bullet>
      <text:list-level-style-bullet text:level="7" text:bullet-char="•">
        <style:list-level-properties text:space-before="2in"/>
        <style:text-properties fo:font-family="Arial" style:font-family-generic="swiss" style:font-pitch="variable" fo:color="#000000" fo:font-size="100%"/>
      </text:list-level-style-bullet>
      <text:list-level-style-bullet text:level="8" text:bullet-char="•">
        <style:list-level-properties text:space-before="2in"/>
        <style:text-properties fo:font-family="Arial" style:font-family-generic="swiss" style:font-pitch="variable" fo:color="#000000" fo:font-size="100%"/>
      </text:list-level-style-bullet>
      <text:list-level-style-bullet text:level="9" text:bullet-char="•">
        <style:list-level-properties text:space-before="2in"/>
        <style:text-properties fo:font-family="Arial" style:font-family-generic="swiss" style:font-pitch="variable" fo:color="#000000" fo:font-size="100%"/>
      </text:list-level-style-bullet>
      <text:list-level-style-bullet text:level="10" text:bullet-char="•">
        <style:list-level-properties text:space-before="2in"/>
        <style:text-properties fo:font-family="Arial" style:font-family-generic="swiss" style:font-pitch="variable" fo:color="#000000" fo:font-size="100%"/>
      </text:list-level-style-bullet>
    </text:list-style>
    <text:list-style style:name="L43">
      <text:list-level-style-number text:level="1" style:num-format="">
        <style:list-level-properties/>
        <style:text-properties fo:color="#000000" fo:font-size="100%"/>
      </text:list-level-style-number>
      <text:list-level-style-bullet text:level="2" text:bullet-char="•">
        <style:list-level-properties text:space-before="0.5in"/>
        <style:text-properties fo:font-family="Arial" style:font-family-generic="swiss" style:font-pitch="variable" fo:color="#000000" fo:font-size="100%"/>
      </text:list-level-style-bullet>
      <text:list-level-style-bullet text:level="3" text:bullet-char="•">
        <style:list-level-properties text:space-before="1in"/>
        <style:text-properties fo:font-family="Arial" style:font-family-generic="swiss" style:font-pitch="variable" fo:color="#000000" fo:font-size="100%"/>
      </text:list-level-style-bullet>
      <text:list-level-style-bullet text:level="4" text:bullet-char="•">
        <style:list-level-properties text:space-before="1.5in"/>
        <style:text-properties fo:font-family="Arial" style:font-family-generic="swiss" style:font-pitch="variable" fo:color="#000000" fo:font-size="100%"/>
      </text:list-level-style-bullet>
      <text:list-level-style-bullet text:level="5" text:bullet-char="•">
        <style:list-level-properties text:space-before="2in"/>
        <style:text-properties fo:font-family="Arial" style:font-family-generic="swiss" style:font-pitch="variable" fo:color="#000000" fo:font-size="100%"/>
      </text:list-level-style-bullet>
      <text:list-level-style-bullet text:level="6" text:bullet-char="•">
        <style:list-level-properties text:space-before="2in"/>
        <style:text-properties fo:font-family="Arial" style:font-family-generic="swiss" style:font-pitch="variable" fo:color="#000000" fo:font-size="100%"/>
      </text:list-level-style-bullet>
      <text:list-level-style-bullet text:level="7" text:bullet-char="•">
        <style:list-level-properties text:space-before="2in"/>
        <style:text-properties fo:font-family="Arial" style:font-family-generic="swiss" style:font-pitch="variable" fo:color="#000000" fo:font-size="100%"/>
      </text:list-level-style-bullet>
      <text:list-level-style-bullet text:level="8" text:bullet-char="•">
        <style:list-level-properties text:space-before="2in"/>
        <style:text-properties fo:font-family="Arial" style:font-family-generic="swiss" style:font-pitch="variable" fo:color="#000000" fo:font-size="100%"/>
      </text:list-level-style-bullet>
      <text:list-level-style-bullet text:level="9" text:bullet-char="•">
        <style:list-level-properties text:space-before="2in"/>
        <style:text-properties fo:font-family="Arial" style:font-family-generic="swiss" style:font-pitch="variable" fo:color="#000000" fo:font-size="100%"/>
      </text:list-level-style-bullet>
      <text:list-level-style-bullet text:level="10" text:bullet-char="•">
        <style:list-level-properties text:space-before="2in"/>
        <style:text-properties fo:font-family="Arial" style:font-family-generic="swiss" style:font-pitch="variable" fo:color="#000000" fo:font-size="100%"/>
      </text:list-level-style-bullet>
    </text:list-style>
    <text:list-style style:name="L44">
      <text:list-level-style-number text:level="1" style:num-format="">
        <style:list-level-properties/>
        <style:text-properties fo:color="#000000" fo:font-size="100%"/>
      </text:list-level-style-number>
      <text:list-level-style-bullet text:level="2" text:bullet-char="•">
        <style:list-level-properties text:space-before="0.5in"/>
        <style:text-properties fo:font-family="Arial" style:font-family-generic="swiss" style:font-pitch="variable" fo:color="#000000" fo:font-size="100%"/>
      </text:list-level-style-bullet>
      <text:list-level-style-bullet text:level="3" text:bullet-char="•">
        <style:list-level-properties text:space-before="1in"/>
        <style:text-properties fo:font-family="Arial" style:font-family-generic="swiss" style:font-pitch="variable" fo:color="#000000" fo:font-size="100%"/>
      </text:list-level-style-bullet>
      <text:list-level-style-bullet text:level="4" text:bullet-char="•">
        <style:list-level-properties text:space-before="1.5in"/>
        <style:text-properties fo:font-family="Arial" style:font-family-generic="swiss" style:font-pitch="variable" fo:color="#000000" fo:font-size="100%"/>
      </text:list-level-style-bullet>
      <text:list-level-style-bullet text:level="5" text:bullet-char="•">
        <style:list-level-properties text:space-before="2in"/>
        <style:text-properties fo:font-family="Arial" style:font-family-generic="swiss" style:font-pitch="variable" fo:color="#000000" fo:font-size="100%"/>
      </text:list-level-style-bullet>
      <text:list-level-style-bullet text:level="6" text:bullet-char="•">
        <style:list-level-properties text:space-before="2in"/>
        <style:text-properties fo:font-family="Arial" style:font-family-generic="swiss" style:font-pitch="variable" fo:color="#000000" fo:font-size="100%"/>
      </text:list-level-style-bullet>
      <text:list-level-style-bullet text:level="7" text:bullet-char="•">
        <style:list-level-properties text:space-before="2in"/>
        <style:text-properties fo:font-family="Arial" style:font-family-generic="swiss" style:font-pitch="variable" fo:color="#000000" fo:font-size="100%"/>
      </text:list-level-style-bullet>
      <text:list-level-style-bullet text:level="8" text:bullet-char="•">
        <style:list-level-properties text:space-before="2in"/>
        <style:text-properties fo:font-family="Arial" style:font-family-generic="swiss" style:font-pitch="variable" fo:color="#000000" fo:font-size="100%"/>
      </text:list-level-style-bullet>
      <text:list-level-style-bullet text:level="9" text:bullet-char="•">
        <style:list-level-properties text:space-before="2in"/>
        <style:text-properties fo:font-family="Arial" style:font-family-generic="swiss" style:font-pitch="variable" fo:color="#000000" fo:font-size="100%"/>
      </text:list-level-style-bullet>
      <text:list-level-style-bullet text:level="10" text:bullet-char="•">
        <style:list-level-properties text:space-before="2in"/>
        <style:text-properties fo:font-family="Arial" style:font-family-generic="swiss" style:font-pitch="variable" fo:color="#000000" fo:font-size="100%"/>
      </text:list-level-style-bullet>
    </text:list-style>
    <text:list-style style:name="L45">
      <text:list-level-style-number text:level="1" style:num-format="">
        <style:list-level-properties/>
        <style:text-properties fo:color="#000000" fo:font-size="100%"/>
      </text:list-level-style-number>
      <text:list-level-style-bullet text:level="2" text:bullet-char="•">
        <style:list-level-properties text:space-before="0.5in"/>
        <style:text-properties fo:font-family="Arial" style:font-family-generic="swiss" style:font-pitch="variable" fo:color="#000000" fo:font-size="100%"/>
      </text:list-level-style-bullet>
      <text:list-level-style-bullet text:level="3" text:bullet-char="•">
        <style:list-level-properties text:space-before="1in"/>
        <style:text-properties fo:font-family="Arial" style:font-family-generic="swiss" style:font-pitch="variable" fo:color="#000000" fo:font-size="100%"/>
      </text:list-level-style-bullet>
      <text:list-level-style-bullet text:level="4" text:bullet-char="•">
        <style:list-level-properties text:space-before="1.5in"/>
        <style:text-properties fo:font-family="Arial" style:font-family-generic="swiss" style:font-pitch="variable" fo:color="#000000" fo:font-size="100%"/>
      </text:list-level-style-bullet>
      <text:list-level-style-bullet text:level="5" text:bullet-char="•">
        <style:list-level-properties text:space-before="2in"/>
        <style:text-properties fo:font-family="Arial" style:font-family-generic="swiss" style:font-pitch="variable" fo:color="#000000" fo:font-size="100%"/>
      </text:list-level-style-bullet>
      <text:list-level-style-bullet text:level="6" text:bullet-char="•">
        <style:list-level-properties text:space-before="2in"/>
        <style:text-properties fo:font-family="Arial" style:font-family-generic="swiss" style:font-pitch="variable" fo:color="#000000" fo:font-size="100%"/>
      </text:list-level-style-bullet>
      <text:list-level-style-bullet text:level="7" text:bullet-char="•">
        <style:list-level-properties text:space-before="2in"/>
        <style:text-properties fo:font-family="Arial" style:font-family-generic="swiss" style:font-pitch="variable" fo:color="#000000" fo:font-size="100%"/>
      </text:list-level-style-bullet>
      <text:list-level-style-bullet text:level="8" text:bullet-char="•">
        <style:list-level-properties text:space-before="2in"/>
        <style:text-properties fo:font-family="Arial" style:font-family-generic="swiss" style:font-pitch="variable" fo:color="#000000" fo:font-size="100%"/>
      </text:list-level-style-bullet>
      <text:list-level-style-bullet text:level="9" text:bullet-char="•">
        <style:list-level-properties text:space-before="2in"/>
        <style:text-properties fo:font-family="Arial" style:font-family-generic="swiss" style:font-pitch="variable" fo:color="#000000" fo:font-size="100%"/>
      </text:list-level-style-bullet>
      <text:list-level-style-bullet text:level="10" text:bullet-char="•">
        <style:list-level-properties text:space-before="2in"/>
        <style:text-properties fo:font-family="Arial" style:font-family-generic="swiss" style:font-pitch="variable" fo:color="#000000" fo:font-size="100%"/>
      </text:list-level-style-bullet>
    </text:list-style>
    <text:list-style style:name="L46">
      <text:list-level-style-number text:level="1" style:num-format="">
        <style:list-level-properties/>
        <style:text-properties fo:color="#000000" fo:font-size="100%"/>
      </text:list-level-style-number>
      <text:list-level-style-bullet text:level="2" text:bullet-char="•">
        <style:list-level-properties text:space-before="0.5in"/>
        <style:text-properties fo:font-family="Arial" style:font-family-generic="swiss" style:font-pitch="variable" fo:color="#000000" fo:font-size="100%"/>
      </text:list-level-style-bullet>
      <text:list-level-style-bullet text:level="3" text:bullet-char="•">
        <style:list-level-properties text:space-before="1in"/>
        <style:text-properties fo:font-family="Arial" style:font-family-generic="swiss" style:font-pitch="variable" fo:color="#000000" fo:font-size="100%"/>
      </text:list-level-style-bullet>
      <text:list-level-style-bullet text:level="4" text:bullet-char="•">
        <style:list-level-properties text:space-before="1.5in"/>
        <style:text-properties fo:font-family="Arial" style:font-family-generic="swiss" style:font-pitch="variable" fo:color="#000000" fo:font-size="100%"/>
      </text:list-level-style-bullet>
      <text:list-level-style-bullet text:level="5" text:bullet-char="•">
        <style:list-level-properties text:space-before="2in"/>
        <style:text-properties fo:font-family="Arial" style:font-family-generic="swiss" style:font-pitch="variable" fo:color="#000000" fo:font-size="100%"/>
      </text:list-level-style-bullet>
      <text:list-level-style-bullet text:level="6" text:bullet-char="•">
        <style:list-level-properties text:space-before="2in"/>
        <style:text-properties fo:font-family="Arial" style:font-family-generic="swiss" style:font-pitch="variable" fo:color="#000000" fo:font-size="100%"/>
      </text:list-level-style-bullet>
      <text:list-level-style-bullet text:level="7" text:bullet-char="•">
        <style:list-level-properties text:space-before="2in"/>
        <style:text-properties fo:font-family="Arial" style:font-family-generic="swiss" style:font-pitch="variable" fo:color="#000000" fo:font-size="100%"/>
      </text:list-level-style-bullet>
      <text:list-level-style-bullet text:level="8" text:bullet-char="•">
        <style:list-level-properties text:space-before="2in"/>
        <style:text-properties fo:font-family="Arial" style:font-family-generic="swiss" style:font-pitch="variable" fo:color="#000000" fo:font-size="100%"/>
      </text:list-level-style-bullet>
      <text:list-level-style-bullet text:level="9" text:bullet-char="•">
        <style:list-level-properties text:space-before="2in"/>
        <style:text-properties fo:font-family="Arial" style:font-family-generic="swiss" style:font-pitch="variable" fo:color="#000000" fo:font-size="100%"/>
      </text:list-level-style-bullet>
      <text:list-level-style-bullet text:level="10" text:bullet-char="•">
        <style:list-level-properties text:space-before="2in"/>
        <style:text-properties fo:font-family="Arial" style:font-family-generic="swiss" style:font-pitch="variable" fo:color="#000000" fo:font-size="100%"/>
      </text:list-level-style-bullet>
    </text:list-style>
    <text:list-style style:name="L47">
      <text:list-level-style-number text:level="1" style:num-format="">
        <style:list-level-properties/>
        <style:text-properties fo:color="#000000" fo:font-size="100%"/>
      </text:list-level-style-number>
      <text:list-level-style-bullet text:level="2" text:bullet-char="•">
        <style:list-level-properties text:space-before="0.5in"/>
        <style:text-properties fo:font-family="Arial" style:font-family-generic="swiss" style:font-pitch="variable" fo:color="#000000" fo:font-size="100%"/>
      </text:list-level-style-bullet>
      <text:list-level-style-bullet text:level="3" text:bullet-char="•">
        <style:list-level-properties text:space-before="1in"/>
        <style:text-properties fo:font-family="Arial" style:font-family-generic="swiss" style:font-pitch="variable" fo:color="#000000" fo:font-size="100%"/>
      </text:list-level-style-bullet>
      <text:list-level-style-bullet text:level="4" text:bullet-char="•">
        <style:list-level-properties text:space-before="1.5in"/>
        <style:text-properties fo:font-family="Arial" style:font-family-generic="swiss" style:font-pitch="variable" fo:color="#000000" fo:font-size="100%"/>
      </text:list-level-style-bullet>
      <text:list-level-style-bullet text:level="5" text:bullet-char="•">
        <style:list-level-properties text:space-before="2in"/>
        <style:text-properties fo:font-family="Arial" style:font-family-generic="swiss" style:font-pitch="variable" fo:color="#000000" fo:font-size="100%"/>
      </text:list-level-style-bullet>
      <text:list-level-style-bullet text:level="6" text:bullet-char="•">
        <style:list-level-properties text:space-before="2in"/>
        <style:text-properties fo:font-family="Arial" style:font-family-generic="swiss" style:font-pitch="variable" fo:color="#000000" fo:font-size="100%"/>
      </text:list-level-style-bullet>
      <text:list-level-style-bullet text:level="7" text:bullet-char="•">
        <style:list-level-properties text:space-before="2in"/>
        <style:text-properties fo:font-family="Arial" style:font-family-generic="swiss" style:font-pitch="variable" fo:color="#000000" fo:font-size="100%"/>
      </text:list-level-style-bullet>
      <text:list-level-style-bullet text:level="8" text:bullet-char="•">
        <style:list-level-properties text:space-before="2in"/>
        <style:text-properties fo:font-family="Arial" style:font-family-generic="swiss" style:font-pitch="variable" fo:color="#000000" fo:font-size="100%"/>
      </text:list-level-style-bullet>
      <text:list-level-style-bullet text:level="9" text:bullet-char="•">
        <style:list-level-properties text:space-before="2in"/>
        <style:text-properties fo:font-family="Arial" style:font-family-generic="swiss" style:font-pitch="variable" fo:color="#000000" fo:font-size="100%"/>
      </text:list-level-style-bullet>
      <text:list-level-style-bullet text:level="10" text:bullet-char="•">
        <style:list-level-properties text:space-before="2in"/>
        <style:text-properties fo:font-family="Arial" style:font-family-generic="swiss" style:font-pitch="variable" fo:color="#000000" fo:font-size="100%"/>
      </text:list-level-style-bullet>
    </text:list-style>
    <text:list-style style:name="L48">
      <text:list-level-style-number text:level="1" style:num-format="">
        <style:list-level-properties/>
        <style:text-properties fo:color="#000000" fo:font-size="100%"/>
      </text:list-level-style-number>
      <text:list-level-style-bullet text:level="2" text:bullet-char="•">
        <style:list-level-properties text:space-before="0.5in"/>
        <style:text-properties fo:font-family="Arial" style:font-family-generic="swiss" style:font-pitch="variable" fo:color="#000000" fo:font-size="100%"/>
      </text:list-level-style-bullet>
      <text:list-level-style-bullet text:level="3" text:bullet-char="•">
        <style:list-level-properties text:space-before="1in"/>
        <style:text-properties fo:font-family="Arial" style:font-family-generic="swiss" style:font-pitch="variable" fo:color="#000000" fo:font-size="100%"/>
      </text:list-level-style-bullet>
      <text:list-level-style-bullet text:level="4" text:bullet-char="•">
        <style:list-level-properties text:space-before="1.5in"/>
        <style:text-properties fo:font-family="Arial" style:font-family-generic="swiss" style:font-pitch="variable" fo:color="#000000" fo:font-size="100%"/>
      </text:list-level-style-bullet>
      <text:list-level-style-bullet text:level="5" text:bullet-char="•">
        <style:list-level-properties text:space-before="2in"/>
        <style:text-properties fo:font-family="Arial" style:font-family-generic="swiss" style:font-pitch="variable" fo:color="#000000" fo:font-size="100%"/>
      </text:list-level-style-bullet>
      <text:list-level-style-bullet text:level="6" text:bullet-char="•">
        <style:list-level-properties text:space-before="2in"/>
        <style:text-properties fo:font-family="Arial" style:font-family-generic="swiss" style:font-pitch="variable" fo:color="#000000" fo:font-size="100%"/>
      </text:list-level-style-bullet>
      <text:list-level-style-bullet text:level="7" text:bullet-char="•">
        <style:list-level-properties text:space-before="2in"/>
        <style:text-properties fo:font-family="Arial" style:font-family-generic="swiss" style:font-pitch="variable" fo:color="#000000" fo:font-size="100%"/>
      </text:list-level-style-bullet>
      <text:list-level-style-bullet text:level="8" text:bullet-char="•">
        <style:list-level-properties text:space-before="2in"/>
        <style:text-properties fo:font-family="Arial" style:font-family-generic="swiss" style:font-pitch="variable" fo:color="#000000" fo:font-size="100%"/>
      </text:list-level-style-bullet>
      <text:list-level-style-bullet text:level="9" text:bullet-char="•">
        <style:list-level-properties text:space-before="2in"/>
        <style:text-properties fo:font-family="Arial" style:font-family-generic="swiss" style:font-pitch="variable" fo:color="#000000" fo:font-size="100%"/>
      </text:list-level-style-bullet>
      <text:list-level-style-bullet text:level="10" text:bullet-char="•">
        <style:list-level-properties text:space-before="2in"/>
        <style:text-properties fo:font-family="Arial" style:font-family-generic="swiss" style:font-pitch="variable" fo:color="#000000" fo:font-size="100%"/>
      </text:list-level-style-bullet>
    </text:list-style>
    <text:list-style style:name="L49">
      <text:list-level-style-number text:level="1" style:num-format="">
        <style:list-level-properties/>
        <style:text-properties fo:color="#000000" fo:font-size="100%"/>
      </text:list-level-style-number>
      <text:list-level-style-bullet text:level="2" text:bullet-char="•">
        <style:list-level-properties text:space-before="0.5in"/>
        <style:text-properties fo:font-family="Arial" style:font-family-generic="swiss" style:font-pitch="variable" fo:color="#000000" fo:font-size="100%"/>
      </text:list-level-style-bullet>
      <text:list-level-style-bullet text:level="3" text:bullet-char="•">
        <style:list-level-properties text:space-before="1in"/>
        <style:text-properties fo:font-family="Arial" style:font-family-generic="swiss" style:font-pitch="variable" fo:color="#000000" fo:font-size="100%"/>
      </text:list-level-style-bullet>
      <text:list-level-style-bullet text:level="4" text:bullet-char="•">
        <style:list-level-properties text:space-before="1.5in"/>
        <style:text-properties fo:font-family="Arial" style:font-family-generic="swiss" style:font-pitch="variable" fo:color="#000000" fo:font-size="100%"/>
      </text:list-level-style-bullet>
      <text:list-level-style-bullet text:level="5" text:bullet-char="•">
        <style:list-level-properties text:space-before="2in"/>
        <style:text-properties fo:font-family="Arial" style:font-family-generic="swiss" style:font-pitch="variable" fo:color="#000000" fo:font-size="100%"/>
      </text:list-level-style-bullet>
      <text:list-level-style-bullet text:level="6" text:bullet-char="•">
        <style:list-level-properties text:space-before="2in"/>
        <style:text-properties fo:font-family="Arial" style:font-family-generic="swiss" style:font-pitch="variable" fo:color="#000000" fo:font-size="100%"/>
      </text:list-level-style-bullet>
      <text:list-level-style-bullet text:level="7" text:bullet-char="•">
        <style:list-level-properties text:space-before="2in"/>
        <style:text-properties fo:font-family="Arial" style:font-family-generic="swiss" style:font-pitch="variable" fo:color="#000000" fo:font-size="100%"/>
      </text:list-level-style-bullet>
      <text:list-level-style-bullet text:level="8" text:bullet-char="•">
        <style:list-level-properties text:space-before="2in"/>
        <style:text-properties fo:font-family="Arial" style:font-family-generic="swiss" style:font-pitch="variable" fo:color="#000000" fo:font-size="100%"/>
      </text:list-level-style-bullet>
      <text:list-level-style-bullet text:level="9" text:bullet-char="•">
        <style:list-level-properties text:space-before="2in"/>
        <style:text-properties fo:font-family="Arial" style:font-family-generic="swiss" style:font-pitch="variable" fo:color="#000000" fo:font-size="100%"/>
      </text:list-level-style-bullet>
      <text:list-level-style-bullet text:level="10" text:bullet-char="•">
        <style:list-level-properties text:space-before="2in"/>
        <style:text-properties fo:font-family="Arial" style:font-family-generic="swiss" style:font-pitch="variable" fo:color="#000000" fo:font-size="100%"/>
      </text:list-level-style-bullet>
    </text:list-style>
    <text:list-style style:name="L50">
      <text:list-level-style-number text:level="1" style:num-format="">
        <style:list-level-properties/>
        <style:text-properties fo:color="#000000" fo:font-size="100%"/>
      </text:list-level-style-number>
      <text:list-level-style-bullet text:level="2" text:bullet-char="•">
        <style:list-level-properties text:space-before="0.5in"/>
        <style:text-properties fo:font-family="Arial" style:font-family-generic="swiss" style:font-pitch="variable" fo:color="#000000" fo:font-size="100%"/>
      </text:list-level-style-bullet>
      <text:list-level-style-bullet text:level="3" text:bullet-char="•">
        <style:list-level-properties text:space-before="1in"/>
        <style:text-properties fo:font-family="Arial" style:font-family-generic="swiss" style:font-pitch="variable" fo:color="#000000" fo:font-size="100%"/>
      </text:list-level-style-bullet>
      <text:list-level-style-bullet text:level="4" text:bullet-char="•">
        <style:list-level-properties text:space-before="1.5in"/>
        <style:text-properties fo:font-family="Arial" style:font-family-generic="swiss" style:font-pitch="variable" fo:color="#000000" fo:font-size="100%"/>
      </text:list-level-style-bullet>
      <text:list-level-style-bullet text:level="5" text:bullet-char="•">
        <style:list-level-properties text:space-before="2in"/>
        <style:text-properties fo:font-family="Arial" style:font-family-generic="swiss" style:font-pitch="variable" fo:color="#000000" fo:font-size="100%"/>
      </text:list-level-style-bullet>
      <text:list-level-style-bullet text:level="6" text:bullet-char="•">
        <style:list-level-properties text:space-before="2in"/>
        <style:text-properties fo:font-family="Arial" style:font-family-generic="swiss" style:font-pitch="variable" fo:color="#000000" fo:font-size="100%"/>
      </text:list-level-style-bullet>
      <text:list-level-style-bullet text:level="7" text:bullet-char="•">
        <style:list-level-properties text:space-before="2in"/>
        <style:text-properties fo:font-family="Arial" style:font-family-generic="swiss" style:font-pitch="variable" fo:color="#000000" fo:font-size="100%"/>
      </text:list-level-style-bullet>
      <text:list-level-style-bullet text:level="8" text:bullet-char="•">
        <style:list-level-properties text:space-before="2in"/>
        <style:text-properties fo:font-family="Arial" style:font-family-generic="swiss" style:font-pitch="variable" fo:color="#000000" fo:font-size="100%"/>
      </text:list-level-style-bullet>
      <text:list-level-style-bullet text:level="9" text:bullet-char="•">
        <style:list-level-properties text:space-before="2in"/>
        <style:text-properties fo:font-family="Arial" style:font-family-generic="swiss" style:font-pitch="variable" fo:color="#000000" fo:font-size="100%"/>
      </text:list-level-style-bullet>
      <text:list-level-style-bullet text:level="10" text:bullet-char="•">
        <style:list-level-properties text:space-before="2in"/>
        <style:text-properties fo:font-family="Arial" style:font-family-generic="swiss" style:font-pitch="variable" fo:color="#000000" fo:font-size="100%"/>
      </text:list-level-style-bullet>
    </text:list-style>
    <text:list-style style:name="L51">
      <text:list-level-style-number text:level="1" style:num-format="">
        <style:list-level-properties/>
        <style:text-properties fo:color="#000000" fo:font-size="100%"/>
      </text:list-level-style-number>
      <text:list-level-style-bullet text:level="2" text:bullet-char="•">
        <style:list-level-properties text:space-before="0.5in"/>
        <style:text-properties fo:font-family="Arial" style:font-family-generic="swiss" style:font-pitch="variable" fo:color="#000000" fo:font-size="100%"/>
      </text:list-level-style-bullet>
      <text:list-level-style-bullet text:level="3" text:bullet-char="•">
        <style:list-level-properties text:space-before="1in"/>
        <style:text-properties fo:font-family="Arial" style:font-family-generic="swiss" style:font-pitch="variable" fo:color="#000000" fo:font-size="100%"/>
      </text:list-level-style-bullet>
      <text:list-level-style-bullet text:level="4" text:bullet-char="•">
        <style:list-level-properties text:space-before="1.5in"/>
        <style:text-properties fo:font-family="Arial" style:font-family-generic="swiss" style:font-pitch="variable" fo:color="#000000" fo:font-size="100%"/>
      </text:list-level-style-bullet>
      <text:list-level-style-bullet text:level="5" text:bullet-char="•">
        <style:list-level-properties text:space-before="2in"/>
        <style:text-properties fo:font-family="Arial" style:font-family-generic="swiss" style:font-pitch="variable" fo:color="#000000" fo:font-size="100%"/>
      </text:list-level-style-bullet>
      <text:list-level-style-bullet text:level="6" text:bullet-char="•">
        <style:list-level-properties text:space-before="2in"/>
        <style:text-properties fo:font-family="Arial" style:font-family-generic="swiss" style:font-pitch="variable" fo:color="#000000" fo:font-size="100%"/>
      </text:list-level-style-bullet>
      <text:list-level-style-bullet text:level="7" text:bullet-char="•">
        <style:list-level-properties text:space-before="2in"/>
        <style:text-properties fo:font-family="Arial" style:font-family-generic="swiss" style:font-pitch="variable" fo:color="#000000" fo:font-size="100%"/>
      </text:list-level-style-bullet>
      <text:list-level-style-bullet text:level="8" text:bullet-char="•">
        <style:list-level-properties text:space-before="2in"/>
        <style:text-properties fo:font-family="Arial" style:font-family-generic="swiss" style:font-pitch="variable" fo:color="#000000" fo:font-size="100%"/>
      </text:list-level-style-bullet>
      <text:list-level-style-bullet text:level="9" text:bullet-char="•">
        <style:list-level-properties text:space-before="2in"/>
        <style:text-properties fo:font-family="Arial" style:font-family-generic="swiss" style:font-pitch="variable" fo:color="#000000" fo:font-size="100%"/>
      </text:list-level-style-bullet>
      <text:list-level-style-bullet text:level="10" text:bullet-char="•">
        <style:list-level-properties text:space-before="2in"/>
        <style:text-properties fo:font-family="Arial" style:font-family-generic="swiss" style:font-pitch="variable" fo:color="#000000" fo:font-size="100%"/>
      </text:list-level-style-bullet>
    </text:list-style>
    <text:list-style style:name="L52">
      <text:list-level-style-number text:level="1" style:num-format="">
        <style:list-level-properties/>
        <style:text-properties fo:color="#000000" fo:font-size="100%"/>
      </text:list-level-style-number>
      <text:list-level-style-bullet text:level="2" text:bullet-char="•">
        <style:list-level-properties text:space-before="0.5in"/>
        <style:text-properties fo:font-family="Arial" style:font-family-generic="swiss" style:font-pitch="variable" fo:color="#000000" fo:font-size="100%"/>
      </text:list-level-style-bullet>
      <text:list-level-style-bullet text:level="3" text:bullet-char="•">
        <style:list-level-properties text:space-before="1in"/>
        <style:text-properties fo:font-family="Arial" style:font-family-generic="swiss" style:font-pitch="variable" fo:color="#000000" fo:font-size="100%"/>
      </text:list-level-style-bullet>
      <text:list-level-style-bullet text:level="4" text:bullet-char="•">
        <style:list-level-properties text:space-before="1.5in"/>
        <style:text-properties fo:font-family="Arial" style:font-family-generic="swiss" style:font-pitch="variable" fo:color="#000000" fo:font-size="100%"/>
      </text:list-level-style-bullet>
      <text:list-level-style-bullet text:level="5" text:bullet-char="•">
        <style:list-level-properties text:space-before="2in"/>
        <style:text-properties fo:font-family="Arial" style:font-family-generic="swiss" style:font-pitch="variable" fo:color="#000000" fo:font-size="100%"/>
      </text:list-level-style-bullet>
      <text:list-level-style-bullet text:level="6" text:bullet-char="•">
        <style:list-level-properties text:space-before="2in"/>
        <style:text-properties fo:font-family="Arial" style:font-family-generic="swiss" style:font-pitch="variable" fo:color="#000000" fo:font-size="100%"/>
      </text:list-level-style-bullet>
      <text:list-level-style-bullet text:level="7" text:bullet-char="•">
        <style:list-level-properties text:space-before="2in"/>
        <style:text-properties fo:font-family="Arial" style:font-family-generic="swiss" style:font-pitch="variable" fo:color="#000000" fo:font-size="100%"/>
      </text:list-level-style-bullet>
      <text:list-level-style-bullet text:level="8" text:bullet-char="•">
        <style:list-level-properties text:space-before="2in"/>
        <style:text-properties fo:font-family="Arial" style:font-family-generic="swiss" style:font-pitch="variable" fo:color="#000000" fo:font-size="100%"/>
      </text:list-level-style-bullet>
      <text:list-level-style-bullet text:level="9" text:bullet-char="•">
        <style:list-level-properties text:space-before="2in"/>
        <style:text-properties fo:font-family="Arial" style:font-family-generic="swiss" style:font-pitch="variable" fo:color="#000000" fo:font-size="100%"/>
      </text:list-level-style-bullet>
      <text:list-level-style-bullet text:level="10" text:bullet-char="•">
        <style:list-level-properties text:space-before="2in"/>
        <style:text-properties fo:font-family="Arial" style:font-family-generic="swiss" style:font-pitch="variable" fo:color="#000000" fo:font-size="100%"/>
      </text:list-level-style-bullet>
    </text:list-style>
    <text:list-style style:name="L53">
      <text:list-level-style-number text:level="1" style:num-format="">
        <style:list-level-properties/>
        <style:text-properties fo:color="#000000" fo:font-size="100%"/>
      </text:list-level-style-number>
      <text:list-level-style-bullet text:level="2" text:bullet-char="•">
        <style:list-level-properties text:space-before="0.5in"/>
        <style:text-properties fo:font-family="Arial" style:font-family-generic="swiss" style:font-pitch="variable" fo:color="#000000" fo:font-size="100%"/>
      </text:list-level-style-bullet>
      <text:list-level-style-bullet text:level="3" text:bullet-char="•">
        <style:list-level-properties text:space-before="1in"/>
        <style:text-properties fo:font-family="Arial" style:font-family-generic="swiss" style:font-pitch="variable" fo:color="#000000" fo:font-size="100%"/>
      </text:list-level-style-bullet>
      <text:list-level-style-bullet text:level="4" text:bullet-char="•">
        <style:list-level-properties text:space-before="1.5in"/>
        <style:text-properties fo:font-family="Arial" style:font-family-generic="swiss" style:font-pitch="variable" fo:color="#000000" fo:font-size="100%"/>
      </text:list-level-style-bullet>
      <text:list-level-style-bullet text:level="5" text:bullet-char="•">
        <style:list-level-properties text:space-before="2in"/>
        <style:text-properties fo:font-family="Arial" style:font-family-generic="swiss" style:font-pitch="variable" fo:color="#000000" fo:font-size="100%"/>
      </text:list-level-style-bullet>
      <text:list-level-style-bullet text:level="6" text:bullet-char="•">
        <style:list-level-properties text:space-before="2in"/>
        <style:text-properties fo:font-family="Arial" style:font-family-generic="swiss" style:font-pitch="variable" fo:color="#000000" fo:font-size="100%"/>
      </text:list-level-style-bullet>
      <text:list-level-style-bullet text:level="7" text:bullet-char="•">
        <style:list-level-properties text:space-before="2in"/>
        <style:text-properties fo:font-family="Arial" style:font-family-generic="swiss" style:font-pitch="variable" fo:color="#000000" fo:font-size="100%"/>
      </text:list-level-style-bullet>
      <text:list-level-style-bullet text:level="8" text:bullet-char="•">
        <style:list-level-properties text:space-before="2in"/>
        <style:text-properties fo:font-family="Arial" style:font-family-generic="swiss" style:font-pitch="variable" fo:color="#000000" fo:font-size="100%"/>
      </text:list-level-style-bullet>
      <text:list-level-style-bullet text:level="9" text:bullet-char="•">
        <style:list-level-properties text:space-before="2in"/>
        <style:text-properties fo:font-family="Arial" style:font-family-generic="swiss" style:font-pitch="variable" fo:color="#000000" fo:font-size="100%"/>
      </text:list-level-style-bullet>
      <text:list-level-style-bullet text:level="10" text:bullet-char="•">
        <style:list-level-properties text:space-before="2in"/>
        <style:text-properties fo:font-family="Arial" style:font-family-generic="swiss" style:font-pitch="variable" fo:color="#000000" fo:font-size="100%"/>
      </text:list-level-style-bullet>
    </text:list-style>
    <text:list-style style:name="L54">
      <text:list-level-style-number text:level="1" style:num-format="">
        <style:list-level-properties/>
        <style:text-properties fo:color="#000000" fo:font-size="100%"/>
      </text:list-level-style-number>
      <text:list-level-style-bullet text:level="2" text:bullet-char="•">
        <style:list-level-properties text:space-before="0.5in"/>
        <style:text-properties fo:font-family="Arial" style:font-family-generic="swiss" style:font-pitch="variable" fo:color="#000000" fo:font-size="100%"/>
      </text:list-level-style-bullet>
      <text:list-level-style-bullet text:level="3" text:bullet-char="•">
        <style:list-level-properties text:space-before="1in"/>
        <style:text-properties fo:font-family="Arial" style:font-family-generic="swiss" style:font-pitch="variable" fo:color="#000000" fo:font-size="100%"/>
      </text:list-level-style-bullet>
      <text:list-level-style-bullet text:level="4" text:bullet-char="•">
        <style:list-level-properties text:space-before="1.5in"/>
        <style:text-properties fo:font-family="Arial" style:font-family-generic="swiss" style:font-pitch="variable" fo:color="#000000" fo:font-size="100%"/>
      </text:list-level-style-bullet>
      <text:list-level-style-bullet text:level="5" text:bullet-char="•">
        <style:list-level-properties text:space-before="2in"/>
        <style:text-properties fo:font-family="Arial" style:font-family-generic="swiss" style:font-pitch="variable" fo:color="#000000" fo:font-size="100%"/>
      </text:list-level-style-bullet>
      <text:list-level-style-bullet text:level="6" text:bullet-char="•">
        <style:list-level-properties text:space-before="2in"/>
        <style:text-properties fo:font-family="Arial" style:font-family-generic="swiss" style:font-pitch="variable" fo:color="#000000" fo:font-size="100%"/>
      </text:list-level-style-bullet>
      <text:list-level-style-bullet text:level="7" text:bullet-char="•">
        <style:list-level-properties text:space-before="2in"/>
        <style:text-properties fo:font-family="Arial" style:font-family-generic="swiss" style:font-pitch="variable" fo:color="#000000" fo:font-size="100%"/>
      </text:list-level-style-bullet>
      <text:list-level-style-bullet text:level="8" text:bullet-char="•">
        <style:list-level-properties text:space-before="2in"/>
        <style:text-properties fo:font-family="Arial" style:font-family-generic="swiss" style:font-pitch="variable" fo:color="#000000" fo:font-size="100%"/>
      </text:list-level-style-bullet>
      <text:list-level-style-bullet text:level="9" text:bullet-char="•">
        <style:list-level-properties text:space-before="2in"/>
        <style:text-properties fo:font-family="Arial" style:font-family-generic="swiss" style:font-pitch="variable" fo:color="#000000" fo:font-size="100%"/>
      </text:list-level-style-bullet>
      <text:list-level-style-bullet text:level="10" text:bullet-char="•">
        <style:list-level-properties text:space-before="2in"/>
        <style:text-properties fo:font-family="Arial" style:font-family-generic="swiss" style:font-pitch="variable" fo:color="#000000" fo:font-size="100%"/>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style:run-through="foreground"/>
    </style:style>
    <style:style style:name="gr3" style:family="graphic" style:list-style-name="L55">
      <style:graphic-properties draw:stroke="solid" svg:stroke-width="0.0138in" svg:stroke-color="#000000" draw:marker-start="" draw:marker-start-width="0.0783in" draw:marker-start-center="false" draw:marker-end="" draw:marker-end-width="0.0783in" draw:marker-end-center="false" svg:stroke-opacity="100%" draw:stroke-linejoin="round" svg:stroke-linecap="round" draw:fill="solid" draw:fill-color="#000080"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4" style:family="graphic" style:list-style-name="L56">
      <style:graphic-properties draw:stroke="solid" svg:stroke-width="0.0138in" svg:stroke-color="#000000" draw:marker-start="" draw:marker-start-width="0.0783in" draw:marker-start-center="false" draw:marker-end="" draw:marker-end-width="0.0783in" draw:marker-end-center="false" svg:stroke-opacity="100%" draw:stroke-linejoin="round" svg:stroke-linecap="round" draw:fill="solid" draw:fill-color="#dfd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5" style:family="graphic" style:list-style-name="L57">
      <style:graphic-properties draw:stroke="solid" svg:stroke-width="0.0138in" svg:stroke-color="#000000" draw:marker-start="" draw:marker-start-width="0.0783in" draw:marker-start-center="false" draw:marker-end="" draw:marker-end-width="0.0783in" draw:marker-end-center="false" draw:stroke-linejoin="miter" svg:stroke-linecap="square" draw:fill="solid" draw:fill-color="#dfdfff" draw:textarea-horizontal-align="left" draw:textarea-vertical-align="middle" draw:auto-grow-height="false" fo:padding-top="0.0516in" fo:padding-bottom="0.0516in" fo:padding-left="0.0984in" fo:padding-right="0.0984in" fo:wrap-option="no-wrap" draw:shadow="hidden" draw:shadow-offset-x="0.0783in" draw:shadow-offset-y="0.0783in" draw:shadow-color="#1c1c1c" style:run-through="foreground"/>
    </style:style>
    <style:style style:name="gr6" style:family="graphic" style:list-style-name="L58">
      <style:graphic-properties draw:stroke="solid" svg:stroke-width="0.0138in" svg:stroke-color="#000000" draw:marker-start="" draw:marker-start-width="0.0547in" draw:marker-start-center="false" draw:marker-end="" draw:marker-end-width="0.0547in" draw:marker-end-center="false" svg:stroke-opacity="100%" draw:stroke-linejoin="round" svg:stroke-linecap="round" draw:fill="none" draw:fill-color="#00e4a8"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7" style:family="graphic" style:list-style-name="L59">
      <style:graphic-properties draw:stroke="solid" svg:stroke-width="0.0138in" svg:stroke-color="#000000" draw:marker-start="" draw:marker-start-width="0.0547in" draw:marker-start-center="false" draw:marker-end="" draw:marker-end-width="0.0547in" draw:marker-end-center="false" svg:stroke-opacity="100%" draw:stroke-linejoin="round" svg:stroke-linecap="round" draw:fill="none" draw:fill-color="#00e4a8"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8" style:family="graphic" style:list-style-name="L60">
      <style:graphic-properties draw:stroke="solid" svg:stroke-width="0.0138in" svg:stroke-color="#000000" draw:marker-start="" draw:marker-start-width="0.0547in" draw:marker-start-center="false" draw:marker-end="" draw:marker-end-width="0.0547in" draw:marker-end-center="false" svg:stroke-opacity="100%" draw:stroke-linejoin="round" svg:stroke-linecap="round" draw:fill="none" draw:fill-color="#00e4a8"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9" style:family="graphic" style:list-style-name="L61">
      <style:graphic-properties draw:stroke="solid" svg:stroke-width="0.0138in" svg:stroke-color="#000000" draw:marker-start="" draw:marker-start-width="0.0783in" draw:marker-start-center="false" draw:marker-end="" draw:marker-end-width="0.0783in" draw:marker-end-center="false" svg:stroke-opacity="100%" draw:stroke-linejoin="round" svg:stroke-linecap="round" draw:fill="solid" draw:fill-color="#000080"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10" style:family="graphic" style:list-style-name="L62">
      <style:graphic-properties draw:stroke="solid" svg:stroke-width="0.0138in" svg:stroke-color="#000000" draw:marker-start="" draw:marker-start-width="0.0783in" draw:marker-start-center="false" draw:marker-end="" draw:marker-end-width="0.0783in" draw:marker-end-center="false" svg:stroke-opacity="100%" draw:stroke-linejoin="round" svg:stroke-linecap="round" draw:fill="solid" draw:fill-color="#c0c0c0"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11" style:family="graphic" style:list-style-name="L63">
      <style:graphic-properties draw:stroke="solid" svg:stroke-width="0.0138in" svg:stroke-color="#000000" draw:marker-start="" draw:marker-start-width="0.0783in" draw:marker-start-center="false" draw:marker-end="" draw:marker-end-width="0.0783in" draw:marker-end-center="false" svg:stroke-opacity="100%" draw:stroke-linejoin="round" svg:stroke-linecap="round" draw:fill="solid" draw:fill-color="#c0c0c0"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12" style:family="graphic" style:list-style-name="L64">
      <style:graphic-properties draw:stroke="solid" svg:stroke-width="0.0138in" svg:stroke-color="#000000" draw:marker-start="" draw:marker-start-width="0.0783in" draw:marker-start-center="false" draw:marker-end="" draw:marker-end-width="0.0783in" draw:marker-end-center="false" svg:stroke-opacity="100%" draw:stroke-linejoin="round" svg:stroke-linecap="round" draw:fill="solid" draw:fill-color="#c0c0c0"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13" style:family="graphic" style:list-style-name="L65">
      <style:graphic-properties draw:stroke="solid" svg:stroke-width="0.0138in" svg:stroke-color="#000000" draw:marker-start="" draw:marker-start-width="0.0547in" draw:marker-start-center="false" draw:marker-end="" draw:marker-end-width="0.0547in" draw:marker-end-center="false" svg:stroke-opacity="100%" draw:stroke-linejoin="round" svg:stroke-linecap="round" draw:fill="none" draw:fill-color="#00e4a8"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14" style:family="graphic" style:list-style-name="L66">
      <style:graphic-properties draw:stroke="solid" svg:stroke-width="0.0138in" svg:stroke-color="#000000" draw:marker-start="" draw:marker-start-width="0.0547in" draw:marker-start-center="false" draw:marker-end="" draw:marker-end-width="0.0547in" draw:marker-end-center="false" svg:stroke-opacity="100%" draw:stroke-linejoin="round" svg:stroke-linecap="round" draw:fill="none" draw:fill-color="#00e4a8"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15" style:family="graphic" style:list-style-name="L67">
      <style:graphic-properties draw:stroke="solid" svg:stroke-width="0.0138in" svg:stroke-color="#000000" draw:marker-start="" draw:marker-start-width="0.0547in" draw:marker-start-center="false" draw:marker-end="" draw:marker-end-width="0.0547in" draw:marker-end-center="false" svg:stroke-opacity="100%" draw:stroke-linejoin="round" svg:stroke-linecap="round" draw:fill="none" draw:fill-color="#00e4a8"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16" style:family="graphic" style:list-style-name="L68">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17" style:family="graphic" style:list-style-name="L69">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18" style:family="graphic" style:list-style-name="L70">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19" style:family="graphic" style:list-style-name="L71">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20" style:family="graphic" style:list-style-name="L72">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21" style:family="graphic" style:list-style-name="L73">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22" style:family="graphic" style:list-style-name="L74">
      <style:graphic-properties draw:stroke="solid" svg:stroke-width="0.0138in" svg:stroke-color="#000000" draw:marker-start="" draw:marker-start-width="0.0547in" draw:marker-start-center="false" draw:marker-end="" draw:marker-end-width="0.0547in" draw:marker-end-center="false" svg:stroke-opacity="100%" draw:stroke-linejoin="round" svg:stroke-linecap="round" draw:fill="none" draw:fill-color="#00e4a8"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23" style:family="graphic" style:list-style-name="L75">
      <style:graphic-properties draw:stroke="solid" svg:stroke-width="0.0138in" svg:stroke-color="#000000" draw:marker-start="" draw:marker-start-width="0.0783in" draw:marker-start-center="false" draw:marker-end="" draw:marker-end-width="0.0783in" draw:marker-end-center="false" svg:stroke-opacity="100%" draw:stroke-linejoin="round" svg:stroke-linecap="round" draw:fill="solid" draw:fill-color="#c0c0c0"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24" style:family="graphic" style:list-style-name="L76">
      <style:graphic-properties draw:stroke="solid" svg:stroke-width="0.0138in" svg:stroke-color="#000000" draw:marker-start="" draw:marker-start-width="0.0783in" draw:marker-start-center="false" draw:marker-end="" draw:marker-end-width="0.0783in" draw:marker-end-center="false" svg:stroke-opacity="100%" draw:stroke-linejoin="round" svg:stroke-linecap="round" draw:fill="solid" draw:fill-color="#005f5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25" style:family="graphic" style:list-style-name="L77">
      <style:graphic-properties draw:stroke="solid" svg:stroke-width="0.0138in" svg:stroke-color="#000000" draw:marker-start="" draw:marker-start-width="0.0547in" draw:marker-start-center="false" draw:marker-end="" draw:marker-end-width="0.0547in" draw:marker-end-center="false" svg:stroke-opacity="100%" draw:stroke-linejoin="round" svg:stroke-linecap="round" draw:fill="none" draw:fill-color="#00e4a8"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26" style:family="graphic" style:list-style-name="L78">
      <style:graphic-properties draw:stroke="solid" svg:stroke-width="0.0138in" svg:stroke-color="#000000" draw:marker-start="" draw:marker-start-width="0.0783in" draw:marker-start-center="false" draw:marker-end="" draw:marker-end-width="0.0783in" draw:marker-end-center="false" draw:stroke-linejoin="miter" svg:stroke-linecap="square" draw:fill="solid" draw:fill-color="#000000" draw:textarea-horizontal-align="left" draw:textarea-vertical-align="middle" draw:auto-grow-height="false" fo:padding-top="0.0516in" fo:padding-bottom="0.0516in" fo:padding-left="0.0984in" fo:padding-right="0.0984in" fo:wrap-option="no-wrap" draw:shadow="hidden" draw:shadow-offset-x="0.0783in" draw:shadow-offset-y="0.0783in" draw:shadow-color="#1c1c1c" style:run-through="foreground"/>
    </style:style>
    <style:style style:name="gr27" style:family="graphic" style:list-style-name="L79">
      <style:graphic-properties draw:stroke="none" svg:stroke-width="0in" svg:stroke-color="#3465af" draw:marker-start="" draw:marker-start-width="0.0783in" draw:marker-start-center="false" draw:marker-end="" draw:marker-end-width="0.0783in" draw:marker-end-center="false" draw:fill="solid" draw:fill-color="#e0e0e0"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28" style:family="graphic" style:list-style-name="L80">
      <style:graphic-properties draw:stroke="none" svg:stroke-width="0in" svg:stroke-color="#3465af" draw:marker-start="" draw:marker-start-width="0.0783in" draw:marker-start-center="false" draw:marker-end="" draw:marker-end-width="0.0783in" draw:marker-end-center="false" draw:fill="solid" draw:fill-color="#c0c0c0"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29" style:family="graphic" style:list-style-name="L81">
      <style:graphic-properties draw:stroke="solid" svg:stroke-width="0.0138in" svg:stroke-color="#606060" draw:marker-start="" draw:marker-start-width="0.0783in" draw:marker-start-center="false" draw:marker-end="" draw:marker-end-width="0.0783in" draw:marker-end-center="false" svg:stroke-opacity="100%" draw:stroke-linejoin="round" svg:stroke-linecap="round" draw:fill="solid" draw:fill-color="#606060"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30" style:family="graphic" style:list-style-name="L82">
      <style:graphic-properties draw:stroke="solid" svg:stroke-width="0.0138in" svg:stroke-color="#e0e0e0" draw:marker-start="" draw:marker-start-width="0.0783in" draw:marker-start-center="false" draw:marker-end="" draw:marker-end-width="0.0783in" draw:marker-end-center="false" svg:stroke-opacity="100%" draw:stroke-linejoin="round" svg:stroke-linecap="round" draw:fill="solid" draw:fill-color="#e0e0e0"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31" style:family="graphic" style:list-style-name="L83">
      <style:graphic-properties draw:stroke="none" svg:stroke-width="0in" svg:stroke-color="#3465af" draw:marker-start="" draw:marker-start-width="0.0783in" draw:marker-start-center="false" draw:marker-end="" draw:marker-end-width="0.0783in" draw:marker-end-center="false" draw:fill="solid" draw:fill-color="#c0c0c0"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32" style:family="graphic" style:list-style-name="L84">
      <style:graphic-properties draw:stroke="none" svg:stroke-width="0in" svg:stroke-color="#3465af" draw:marker-start="" draw:marker-start-width="0.0783in" draw:marker-start-center="false" draw:marker-end="" draw:marker-end-width="0.0783in" draw:marker-end-center="false" draw:fill="solid" draw:fill-color="#e0e0e0"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33" style:family="graphic" style:list-style-name="L85">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34" style:family="graphic" style:list-style-name="L86">
      <style:graphic-properties draw:stroke="none" svg:stroke-width="0in" svg:stroke-color="#3465af" draw:marker-start="" draw:marker-start-width="0.0783in" draw:marker-start-center="false" draw:marker-end="" draw:marker-end-width="0.0783in" draw:marker-end-center="false" draw:fill="solid" draw:fill-color="#a0a0a0"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35" style:family="graphic" style:list-style-name="L87">
      <style:graphic-properties draw:stroke="solid" svg:stroke-width="0.0138in" svg:stroke-color="#60606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36" style:family="graphic" style:list-style-name="L88">
      <style:graphic-properties draw:stroke="solid" svg:stroke-width="0.0138in" svg:stroke-color="#60606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37" style:family="graphic" style:list-style-name="L89">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38" style:family="graphic" style:list-style-name="L90">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39" style:family="graphic" style:list-style-name="L91">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40" style:family="graphic" style:list-style-name="L92">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41" style:family="graphic" style:list-style-name="L93">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42" style:family="graphic" style:list-style-name="L94">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43" style:family="graphic" style:list-style-name="L95">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44" style:family="graphic" style:list-style-name="L96">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45" style:family="graphic" style:list-style-name="L97">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46" style:family="graphic" style:list-style-name="L98">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47" style:family="graphic" style:list-style-name="L99">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48" style:family="graphic" style:list-style-name="L100">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49" style:family="graphic" style:list-style-name="L101">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50" style:family="graphic" style:list-style-name="L102">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51" style:family="graphic" style:list-style-name="L103">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52" style:family="graphic" style:list-style-name="L104">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53" style:family="graphic" style:list-style-name="L105">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54" style:family="graphic" style:list-style-name="L106">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55" style:family="graphic" style:list-style-name="L107">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56" style:family="graphic" style:list-style-name="L108">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57" style:family="graphic" style:list-style-name="L109">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58" style:family="graphic" style:list-style-name="L110">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59" style:family="graphic" style:list-style-name="L111">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60" style:family="graphic" style:list-style-name="L112">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61" style:family="graphic" style:list-style-name="L113">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62" style:family="graphic" style:list-style-name="L114">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63" style:family="graphic" style:list-style-name="L115">
      <style:graphic-properties draw:stroke="solid" svg:stroke-width="0.0138in" svg:stroke-color="#60606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64" style:family="graphic" style:list-style-name="L116">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65" style:family="graphic" style:list-style-name="L117">
      <style:graphic-properties draw:stroke="solid" svg:stroke-width="0.0138in" svg:stroke-color="#000000" draw:marker-start="" draw:marker-start-width="0.0783in" draw:marker-start-center="false" draw:marker-end="" draw:marker-end-width="0.0783in" draw:marker-end-center="false" draw:stroke-linejoin="miter" svg:stroke-linecap="square" draw:fill="solid" draw:fill-color="#000000" draw:textarea-horizontal-align="left" draw:textarea-vertical-align="middle" draw:auto-grow-height="false" fo:padding-top="0.0516in" fo:padding-bottom="0.0516in" fo:padding-left="0.0984in" fo:padding-right="0.0984in" fo:wrap-option="no-wrap" draw:shadow="hidden" draw:shadow-offset-x="0.0783in" draw:shadow-offset-y="0.0783in" draw:shadow-color="#1c1c1c" style:run-through="foreground"/>
    </style:style>
    <style:style style:name="gr66" style:family="graphic" style:list-style-name="L118">
      <style:graphic-properties draw:stroke="solid" svg:stroke-width="0.0138in" svg:stroke-color="#000000" draw:marker-start="" draw:marker-start-width="0.0783in" draw:marker-start-center="false" draw:marker-end="" draw:marker-end-width="0.0783in" draw:marker-end-center="false" draw:stroke-linejoin="miter" svg:stroke-linecap="square" draw:fill="solid" draw:fill-color="#ffffff" draw:textarea-horizontal-align="left" draw:textarea-vertical-align="middle" draw:auto-grow-height="false" fo:padding-top="0.0516in" fo:padding-bottom="0.0516in" fo:padding-left="0.0984in" fo:padding-right="0.0984in" fo:wrap-option="no-wrap" draw:shadow="hidden" draw:shadow-offset-x="0.0783in" draw:shadow-offset-y="0.0783in" draw:shadow-color="#1c1c1c" style:run-through="foreground"/>
    </style:style>
    <style:style style:name="gr67" style:family="graphic" style:list-style-name="L119">
      <style:graphic-properties draw:stroke="solid" svg:stroke-width="0.0138in" svg:stroke-color="#000000" draw:marker-start="" draw:marker-start-width="0.0783in" draw:marker-start-center="false" draw:marker-end="" draw:marker-end-width="0.0783in" draw:marker-end-center="false" draw:stroke-linejoin="miter" svg:stroke-linecap="square" draw:fill="solid" draw:fill-color="#ffffff" draw:textarea-horizontal-align="left" draw:textarea-vertical-align="middle" draw:auto-grow-height="false" fo:padding-top="0.0516in" fo:padding-bottom="0.0516in" fo:padding-left="0.0984in" fo:padding-right="0.0984in" fo:wrap-option="no-wrap" draw:shadow="hidden" draw:shadow-offset-x="0.0783in" draw:shadow-offset-y="0.0783in" draw:shadow-color="#1c1c1c" style:run-through="foreground"/>
    </style:style>
    <style:style style:name="gr68" style:family="graphic" style:list-style-name="L120">
      <style:graphic-properties draw:stroke="solid" svg:stroke-width="0.0138in" svg:stroke-color="#808080" draw:marker-start="" draw:marker-start-width="0.0783in" draw:marker-start-center="false" draw:marker-end="" draw:marker-end-width="0.0783in" draw:marker-end-center="false" svg:stroke-opacity="100%" draw:stroke-linejoin="round" svg:stroke-linecap="round" draw:fill="solid" draw:fill-color="#a0a0a0"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69" style:family="graphic" style:list-style-name="L121">
      <style:graphic-properties draw:stroke="solid" svg:stroke-width="0.0138in" svg:stroke-color="#60606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70" style:family="graphic" style:list-style-name="L122">
      <style:graphic-properties draw:stroke="solid" svg:stroke-width="0.0138in" svg:stroke-color="#60606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71" style:family="graphic" style:list-style-name="L123">
      <style:graphic-properties draw:stroke="solid" svg:stroke-width="0.0138in" svg:stroke-color="#60606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72" style:family="graphic" style:list-style-name="L124">
      <style:graphic-properties draw:stroke="solid" svg:stroke-width="0.0138in" svg:stroke-color="#60606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73" style:family="graphic" style:list-style-name="L125">
      <style:graphic-properties draw:stroke="solid" svg:stroke-width="0.0138in" svg:stroke-color="#60606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74" style:family="graphic" style:list-style-name="L126">
      <style:graphic-properties draw:stroke="solid" svg:stroke-width="0.0138in" svg:stroke-color="#404040" draw:marker-start="" draw:marker-start-width="0.0783in" draw:marker-start-center="false" draw:marker-end="" draw:marker-end-width="0.0783in" draw:marker-end-center="false" svg:stroke-opacity="100%" draw:stroke-linejoin="round" svg:stroke-linecap="round" draw:fill="solid" draw:fill-color="#e0e0e0"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75" style:family="graphic" style:list-style-name="L127">
      <style:graphic-properties draw:stroke="solid" svg:stroke-width="0.0138in" svg:stroke-color="#404040" draw:marker-start="" draw:marker-start-width="0.0783in" draw:marker-start-center="false" draw:marker-end="" draw:marker-end-width="0.0783in" draw:marker-end-center="false" svg:stroke-opacity="100%" draw:stroke-linejoin="round" svg:stroke-linecap="round" draw:fill="solid" draw:fill-color="#e0e0e0"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76" style:family="graphic" style:list-style-name="L128">
      <style:graphic-properties draw:stroke="solid" svg:stroke-width="0.0138in" svg:stroke-color="#404040" draw:marker-start="" draw:marker-start-width="0.0783in" draw:marker-start-center="false" draw:marker-end="" draw:marker-end-width="0.0783in" draw:marker-end-center="false" svg:stroke-opacity="100%" draw:stroke-linejoin="round" svg:stroke-linecap="round" draw:fill="solid" draw:fill-color="#e0e0e0"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77" style:family="graphic" style:list-style-name="L129">
      <style:graphic-properties draw:stroke="solid" svg:stroke-width="0.0138in" svg:stroke-color="#404040" draw:marker-start="" draw:marker-start-width="0.0783in" draw:marker-start-center="false" draw:marker-end="" draw:marker-end-width="0.0783in" draw:marker-end-center="false" svg:stroke-opacity="100%" draw:stroke-linejoin="round" svg:stroke-linecap="round" draw:fill="solid" draw:fill-color="#e0e0e0"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78" style:family="graphic" style:list-style-name="L130">
      <style:graphic-properties draw:stroke="solid" svg:stroke-width="0.0138in" svg:stroke-color="#000000" draw:marker-start="" draw:marker-start-width="0.0783in" draw:marker-start-center="false" draw:marker-end="" draw:marker-end-width="0.0783in" draw:marker-end-center="false" draw:stroke-linejoin="miter" svg:stroke-linecap="square" draw:fill="solid" draw:fill-color="#000000" draw:textarea-horizontal-align="left" draw:textarea-vertical-align="middle" draw:auto-grow-height="false" fo:padding-top="0.0516in" fo:padding-bottom="0.0516in" fo:padding-left="0.0984in" fo:padding-right="0.0984in" fo:wrap-option="no-wrap" draw:shadow="hidden" draw:shadow-offset-x="0.0783in" draw:shadow-offset-y="0.0783in" draw:shadow-color="#1c1c1c" style:run-through="foreground"/>
    </style:style>
    <style:style style:name="gr79" style:family="graphic" style:list-style-name="L131">
      <style:graphic-properties draw:stroke="solid" svg:stroke-width="0.0138in" svg:stroke-color="#000000" draw:marker-start="" draw:marker-start-width="0.0547in" draw:marker-start-center="false" draw:marker-end="" draw:marker-end-width="0.0547in" draw:marker-end-center="false" svg:stroke-opacity="100%" draw:stroke-linejoin="round" svg:stroke-linecap="round" draw:fill="none" draw:fill-color="#00e4a8"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80" style:family="graphic" style:list-style-name="L132">
      <style:graphic-properties draw:stroke="solid" svg:stroke-width="0.0138in" svg:stroke-color="#a0a0a0" draw:marker-start="" draw:marker-start-width="0.0783in" draw:marker-start-center="false" draw:marker-end="" draw:marker-end-width="0.0783in" draw:marker-end-center="false" svg:stroke-opacity="100%" draw:stroke-linejoin="round" svg:stroke-linecap="round" draw:fill="solid" draw:fill-color="#a0a0a0"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81" style:family="graphic" style:list-style-name="L133">
      <style:graphic-properties draw:stroke="none" svg:stroke-width="0in" svg:stroke-color="#3465af" draw:marker-start="" draw:marker-start-width="0.0783in" draw:marker-start-center="false" draw:marker-end="" draw:marker-end-width="0.0783in" draw:marker-end-center="false" draw:fill="solid" draw:fill-color="#e0e0e0"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82" style:family="graphic" style:list-style-name="L134">
      <style:graphic-properties draw:stroke="none" svg:stroke-width="0in" svg:stroke-color="#3465af" draw:marker-start="" draw:marker-start-width="0.0783in" draw:marker-start-center="false" draw:marker-end="" draw:marker-end-width="0.0783in" draw:marker-end-center="false" draw:fill="solid" draw:fill-color="#c0c0c0"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83" style:family="graphic" style:list-style-name="L135">
      <style:graphic-properties draw:stroke="none" svg:stroke-width="0in" svg:stroke-color="#3465af" draw:marker-start="" draw:marker-start-width="0.0783in" draw:marker-start-center="false" draw:marker-end="" draw:marker-end-width="0.0783in" draw:marker-end-center="false" draw:fill="solid" draw:fill-color="#000000"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84" style:family="graphic" style:list-style-name="L136">
      <style:graphic-properties draw:stroke="none" svg:stroke-width="0in" svg:stroke-color="#3465af" draw:marker-start="" draw:marker-start-width="0.0783in" draw:marker-start-center="false" draw:marker-end="" draw:marker-end-width="0.0783in" draw:marker-end-center="false" draw:fill="gradient" draw:fill-color="#00e4a8" draw:fill-gradient-name="Gradient_20_11" draw:textarea-horizontal-align="left" draw:textarea-vertical-align="middle" draw:auto-grow-height="false" fo:padding-top="0.0516in" fo:padding-bottom="0.0516in" fo:padding-left="0.0984in" fo:padding-right="0.0984in" fo:wrap-option="no-wrap" draw:shadow="hidden" draw:shadow-offset-x="0.0783in" draw:shadow-offset-y="0.0783in" draw:shadow-color="#1c1c1c" style:run-through="foreground"/>
    </style:style>
    <style:style style:name="gr85" style:family="graphic" style:list-style-name="L137">
      <style:graphic-properties draw:stroke="solid" svg:stroke-width="0.0102in" svg:stroke-color="#000000" draw:marker-start="" draw:marker-start-width="0.0783in" draw:marker-start-center="false" draw:marker-end="" draw:marker-end-width="0.0783in" draw:marker-end-center="false" draw:stroke-linejoin="miter" svg:stroke-linecap="square" draw:fill="none" draw:fill-color="#00e4a8" draw:textarea-horizontal-align="left" draw:textarea-vertical-align="top" draw:auto-grow-height="true" fo:min-height="1.5717in" fo:padding-top="0.0516in" fo:padding-bottom="0.0516in" fo:padding-left="0.0984in" fo:padding-right="0.0984in" fo:wrap-option="wrap" draw:shadow="hidden" draw:shadow-offset-x="0.0783in" draw:shadow-offset-y="0.0783in" draw:shadow-color="#1c1c1c" style:run-through="foreground"/>
    </style:style>
    <style:style style:name="gr86" style:family="graphic" style:list-style-name="L138">
      <style:graphic-properties draw:stroke="dash" draw:stroke-dash="Dash_20_2" svg:stroke-width="0.0102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87" style:family="graphic" style:list-style-name="L139">
      <style:graphic-properties draw:stroke="dash" draw:stroke-dash="Dash_20_2" svg:stroke-width="0.0102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88" style:family="graphic" style:list-style-name="L140">
      <style:graphic-properties draw:stroke="dash" draw:stroke-dash="Dash_20_2" svg:stroke-width="0.0102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89" style:family="graphic" style:list-style-name="L141">
      <style:graphic-properties draw:stroke="dash" draw:stroke-dash="Dash_20_2" svg:stroke-width="0.0102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90" style:family="graphic" style:list-style-name="L142">
      <style:graphic-properties draw:stroke="dash" draw:stroke-dash="Dash_20_2" svg:stroke-width="0.0102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91" style:family="graphic" style:list-style-name="L143">
      <style:graphic-properties draw:stroke="dash" draw:stroke-dash="Dash_20_2" svg:stroke-width="0.0102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92" style:family="graphic" style:list-style-name="L144">
      <style:graphic-properties draw:stroke="dash" draw:stroke-dash="Dash_20_2" svg:stroke-width="0.0102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93" style:family="graphic" style:list-style-name="L145">
      <style:graphic-properties draw:stroke="dash" draw:stroke-dash="Dash_20_2" svg:stroke-width="0.0102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94" style:family="graphic" style:list-style-name="L146">
      <style:graphic-properties draw:stroke="none" svg:stroke-width="0in" svg:stroke-color="#3465af" draw:marker-start="" draw:marker-start-width="0.0783in" draw:marker-start-center="false" draw:marker-end="" draw:marker-end-width="0.0783in" draw:marker-end-center="false" draw:fill="gradient" draw:fill-color="#00e4a8" draw:fill-gradient-name="Gradient_20_12" draw:textarea-horizontal-align="left" draw:textarea-vertical-align="middle" draw:auto-grow-height="false" fo:padding-top="0.0516in" fo:padding-bottom="0.0516in" fo:padding-left="0.0984in" fo:padding-right="0.0984in" fo:wrap-option="no-wrap" draw:shadow="hidden" draw:shadow-offset-x="0.0783in" draw:shadow-offset-y="0.0783in" draw:shadow-color="#1c1c1c" style:run-through="foreground"/>
    </style:style>
    <style:style style:name="gr95" style:family="graphic" style:list-style-name="L147">
      <style:graphic-properties draw:stroke="none" svg:stroke-width="0in" svg:stroke-color="#3465af" draw:marker-start="" draw:marker-start-width="0.0783in" draw:marker-start-center="false" draw:marker-end="" draw:marker-end-width="0.0783in" draw:marker-end-center="false" draw:fill="none" draw:fill-color="#00e4a8" draw:textarea-horizontal-align="justify" draw:textarea-vertical-align="top" draw:auto-grow-height="true" fo:min-height="0.2618in" fo:padding-top="0.0516in" fo:padding-bottom="0.0516in" fo:padding-left="0.0984in" fo:padding-right="0.0984in" fo:wrap-option="wrap" draw:shadow="hidden" draw:shadow-offset-x="0.0783in" draw:shadow-offset-y="0.0783in" draw:shadow-color="#1c1c1c" style:run-through="foreground"/>
    </style:style>
    <style:style style:name="gr96" style:family="graphic" style:list-style-name="L148">
      <style:graphic-properties draw:stroke="none" svg:stroke-width="0in" svg:stroke-color="#3465af" draw:marker-start="" draw:marker-start-width="0.0783in" draw:marker-start-center="false" draw:marker-end="" draw:marker-end-width="0.0783in" draw:marker-end-center="false" draw:fill="none" draw:fill-color="#00e4a8" draw:textarea-horizontal-align="justify" draw:textarea-vertical-align="top" draw:auto-grow-height="true" fo:min-height="0.5327in" fo:padding-top="0.0516in" fo:padding-bottom="0.0516in" fo:padding-left="0.0984in" fo:padding-right="0.0984in" fo:wrap-option="wrap" draw:shadow="hidden" draw:shadow-offset-x="0.0783in" draw:shadow-offset-y="0.0783in" draw:shadow-color="#1c1c1c" style:run-through="foreground"/>
    </style:style>
    <style:style style:name="gr97" style:family="graphic" style:list-style-name="L149">
      <style:graphic-properties draw:stroke="none" svg:stroke-width="0in" svg:stroke-color="#3465af" draw:marker-start="" draw:marker-start-width="0.0783in" draw:marker-start-center="false" draw:marker-end="" draw:marker-end-width="0.0783in" draw:marker-end-center="false" draw:fill="none" draw:fill-color="#00e4a8" draw:textarea-horizontal-align="justify" draw:textarea-vertical-align="top" draw:auto-grow-height="true" fo:min-height="0.5327in" fo:padding-top="0.0516in" fo:padding-bottom="0.0516in" fo:padding-left="0.0984in" fo:padding-right="0.0984in" fo:wrap-option="wrap" draw:shadow="hidden" draw:shadow-offset-x="0.0783in" draw:shadow-offset-y="0.0783in" draw:shadow-color="#1c1c1c" style:run-through="foreground"/>
    </style:style>
    <style:style style:name="gr98" style:family="graphic" style:list-style-name="L150">
      <style:graphic-properties draw:stroke="solid" svg:stroke-width="0.0102in" svg:stroke-color="#000000" draw:marker-start="" draw:marker-start-width="0.0783in" draw:marker-start-center="false" draw:marker-end="" draw:marker-end-width="0.0783in" draw:marker-end-center="false" draw:stroke-linejoin="miter" svg:stroke-linecap="square" draw:fill="none" draw:fill-color="#00e4a8" draw:textarea-horizontal-align="left" draw:textarea-vertical-align="top" draw:auto-grow-height="true" fo:min-height="0.2618in" fo:padding-top="0.0516in" fo:padding-bottom="0.0516in" fo:padding-left="0.0984in" fo:padding-right="0.0984in" fo:wrap-option="wrap" draw:shadow="hidden" draw:shadow-offset-x="0.0783in" draw:shadow-offset-y="0.0783in" draw:shadow-color="#1c1c1c" style:run-through="foreground"/>
    </style:style>
    <style:style style:name="gr99" style:family="graphic" style:list-style-name="L151">
      <style:graphic-properties draw:stroke="solid" svg:stroke-width="0.0102in" svg:stroke-color="#000000" draw:marker-start="" draw:marker-start-width="0.0783in" draw:marker-start-center="false" draw:marker-end="" draw:marker-end-width="0.0783in" draw:marker-end-center="false" draw:stroke-linejoin="miter" svg:stroke-linecap="square" draw:fill="none" draw:fill-color="#00e4a8" draw:textarea-horizontal-align="left" draw:textarea-vertical-align="top" draw:auto-grow-height="true" fo:min-height="1.0744in" fo:padding-top="0.0516in" fo:padding-bottom="0.0516in" fo:padding-left="0.0984in" fo:padding-right="0.0984in" fo:wrap-option="wrap" draw:shadow="hidden" draw:shadow-offset-x="0.0783in" draw:shadow-offset-y="0.0783in" draw:shadow-color="#1c1c1c" style:run-through="foreground"/>
    </style:style>
    <style:style style:name="gr100" style:family="graphic" style:list-style-name="L152">
      <style:graphic-properties draw:stroke="solid" svg:stroke-width="0.0102in" svg:stroke-color="#000000" draw:marker-start="" draw:marker-start-width="0.0783in" draw:marker-start-center="false" draw:marker-end="" draw:marker-end-width="0.0783in" draw:marker-end-center="false" draw:stroke-linejoin="miter" svg:stroke-linecap="square" draw:fill="none" draw:fill-color="#00e4a8" draw:textarea-horizontal-align="left" draw:textarea-vertical-align="top" draw:auto-grow-height="true" fo:min-height="1.0744in" fo:padding-top="0.0516in" fo:padding-bottom="0.0516in" fo:padding-left="0.0984in" fo:padding-right="0.0984in" fo:wrap-option="wrap" draw:shadow="hidden" draw:shadow-offset-x="0.0783in" draw:shadow-offset-y="0.0783in" draw:shadow-color="#1c1c1c" style:run-through="foreground"/>
    </style:style>
    <style:style style:name="gr101" style:family="graphic" style:list-style-name="L153">
      <style:graphic-properties draw:stroke="solid" svg:stroke-width="0.0102in" svg:stroke-color="#000000" draw:marker-start="" draw:marker-start-width="0.0783in" draw:marker-start-center="false" draw:marker-end="" draw:marker-end-width="0.0783in" draw:marker-end-center="false" draw:stroke-linejoin="miter" svg:stroke-linecap="square" draw:fill="none" draw:fill-color="#00e4a8" draw:textarea-horizontal-align="left" draw:textarea-vertical-align="top" draw:auto-grow-height="true" fo:min-height="1.0744in" fo:padding-top="0.0516in" fo:padding-bottom="0.0516in" fo:padding-left="0.0984in" fo:padding-right="0.0984in" fo:wrap-option="wrap" draw:shadow="hidden" draw:shadow-offset-x="0.0783in" draw:shadow-offset-y="0.0783in" draw:shadow-color="#1c1c1c" style:run-through="foreground"/>
    </style:style>
    <style:style style:name="gr102" style:family="graphic" style:list-style-name="L154">
      <style:graphic-properties draw:stroke="dash" draw:stroke-dash="Dash_20_3" svg:stroke-width="0.0311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103" style:family="graphic" style:list-style-name="L155">
      <style:graphic-properties draw:stroke="dash" draw:stroke-dash="Dash_20_4" svg:stroke-width="0.0311in" svg:stroke-color="#000000" draw:marker-start="" draw:marker-start-width="0.0783in" draw:marker-start-center="false" draw:marker-end="msArrowStealthEnd_20_8" draw:marker-end-width="0.1555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104" style:family="graphic" style:list-style-name="L156">
      <style:graphic-properties draw:stroke="dash" draw:stroke-dash="Dash_20_5" svg:stroke-width="0.0311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105" style:family="graphic" style:list-style-name="L157">
      <style:graphic-properties draw:stroke="dash" draw:stroke-dash="Dash_20_6" svg:stroke-width="0.0311in" svg:stroke-color="#000000" draw:marker-start="" draw:marker-start-width="0.0783in" draw:marker-start-center="false" draw:marker-end="msArrowStealthEnd_20_8" draw:marker-end-width="0.1555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106" style:family="graphic" style:list-style-name="L158">
      <style:graphic-properties draw:stroke="dash" draw:stroke-dash="Dash_20_7" svg:stroke-width="0.0311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107" style:family="graphic" style:list-style-name="L159">
      <style:graphic-properties draw:stroke="dash" draw:stroke-dash="Dash_20_8" svg:stroke-width="0.0311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108" style:family="graphic" style:list-style-name="L160">
      <style:graphic-properties draw:stroke="dash" draw:stroke-dash="Dash_20_9" svg:stroke-width="0.0311in" svg:stroke-color="#000000" draw:marker-start="" draw:marker-start-width="0.0783in" draw:marker-start-center="false" draw:marker-end="msArrowStealthEnd_20_8" draw:marker-end-width="0.1555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109" style:family="graphic" style:list-style-name="L161">
      <style:graphic-properties draw:stroke="solid" svg:stroke-width="0.0138in" svg:stroke-color="#000000" draw:marker-start="" draw:marker-start-width="0.0783in" draw:marker-start-center="false" draw:marker-end="" draw:marker-end-width="0.0783in" draw:marker-end-center="false" svg:stroke-opacity="100%" draw:stroke-linejoin="round" svg:stroke-linecap="round" draw:fill="solid" draw:fill-color="#000080"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110" style:family="graphic" style:list-style-name="L162">
      <style:graphic-properties draw:stroke="solid" svg:stroke-width="0.0138in" svg:stroke-color="#000000" draw:marker-start="" draw:marker-start-width="0.0783in" draw:marker-start-center="false" draw:marker-end="" draw:marker-end-width="0.0783in" draw:marker-end-center="false" svg:stroke-opacity="100%" draw:stroke-linejoin="round" svg:stroke-linecap="round" draw:fill="solid" draw:fill-color="#dfd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111" style:family="graphic" style:list-style-name="L163">
      <style:graphic-properties draw:stroke="solid" svg:stroke-width="0.0138in" svg:stroke-color="#000000" draw:marker-start="" draw:marker-start-width="0.0783in" draw:marker-start-center="false" draw:marker-end="" draw:marker-end-width="0.0783in" draw:marker-end-center="false" draw:stroke-linejoin="miter" svg:stroke-linecap="square" draw:fill="solid" draw:fill-color="#dfdfff" draw:textarea-horizontal-align="left" draw:textarea-vertical-align="middle" draw:auto-grow-height="false" fo:padding-top="0.0516in" fo:padding-bottom="0.0516in" fo:padding-left="0.0984in" fo:padding-right="0.0984in" fo:wrap-option="no-wrap" draw:shadow="hidden" draw:shadow-offset-x="0.0783in" draw:shadow-offset-y="0.0783in" draw:shadow-color="#1c1c1c" style:run-through="foreground"/>
    </style:style>
    <style:style style:name="gr112" style:family="graphic" style:list-style-name="L164">
      <style:graphic-properties draw:stroke="solid" svg:stroke-width="0.0138in" svg:stroke-color="#000000" draw:marker-start="" draw:marker-start-width="0.0547in" draw:marker-start-center="false" draw:marker-end="" draw:marker-end-width="0.0547in" draw:marker-end-center="false" svg:stroke-opacity="100%" draw:stroke-linejoin="round" svg:stroke-linecap="round" draw:fill="none" draw:fill-color="#00e4a8"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113" style:family="graphic" style:list-style-name="L165">
      <style:graphic-properties draw:stroke="solid" svg:stroke-width="0.0138in" svg:stroke-color="#000000" draw:marker-start="" draw:marker-start-width="0.0547in" draw:marker-start-center="false" draw:marker-end="" draw:marker-end-width="0.0547in" draw:marker-end-center="false" svg:stroke-opacity="100%" draw:stroke-linejoin="round" svg:stroke-linecap="round" draw:fill="none" draw:fill-color="#00e4a8"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114" style:family="graphic" style:list-style-name="L166">
      <style:graphic-properties draw:stroke="solid" svg:stroke-width="0.0138in" svg:stroke-color="#000000" draw:marker-start="" draw:marker-start-width="0.0547in" draw:marker-start-center="false" draw:marker-end="" draw:marker-end-width="0.0547in" draw:marker-end-center="false" svg:stroke-opacity="100%" draw:stroke-linejoin="round" svg:stroke-linecap="round" draw:fill="none" draw:fill-color="#00e4a8"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115" style:family="graphic" style:list-style-name="L167">
      <style:graphic-properties draw:stroke="solid" svg:stroke-width="0.0138in" svg:stroke-color="#000000" draw:marker-start="" draw:marker-start-width="0.0783in" draw:marker-start-center="false" draw:marker-end="" draw:marker-end-width="0.0783in" draw:marker-end-center="false" svg:stroke-opacity="100%" draw:stroke-linejoin="round" svg:stroke-linecap="round" draw:fill="solid" draw:fill-color="#000080"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116" style:family="graphic" style:list-style-name="L168">
      <style:graphic-properties draw:stroke="solid" svg:stroke-width="0.0138in" svg:stroke-color="#000000" draw:marker-start="" draw:marker-start-width="0.0783in" draw:marker-start-center="false" draw:marker-end="" draw:marker-end-width="0.0783in" draw:marker-end-center="false" svg:stroke-opacity="100%" draw:stroke-linejoin="round" svg:stroke-linecap="round" draw:fill="solid" draw:fill-color="#c0c0c0"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117" style:family="graphic" style:list-style-name="L169">
      <style:graphic-properties draw:stroke="solid" svg:stroke-width="0.0138in" svg:stroke-color="#000000" draw:marker-start="" draw:marker-start-width="0.0783in" draw:marker-start-center="false" draw:marker-end="" draw:marker-end-width="0.0783in" draw:marker-end-center="false" svg:stroke-opacity="100%" draw:stroke-linejoin="round" svg:stroke-linecap="round" draw:fill="solid" draw:fill-color="#c0c0c0"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118" style:family="graphic" style:list-style-name="L170">
      <style:graphic-properties draw:stroke="solid" svg:stroke-width="0.0138in" svg:stroke-color="#000000" draw:marker-start="" draw:marker-start-width="0.0783in" draw:marker-start-center="false" draw:marker-end="" draw:marker-end-width="0.0783in" draw:marker-end-center="false" svg:stroke-opacity="100%" draw:stroke-linejoin="round" svg:stroke-linecap="round" draw:fill="solid" draw:fill-color="#c0c0c0"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119" style:family="graphic" style:list-style-name="L171">
      <style:graphic-properties draw:stroke="solid" svg:stroke-width="0.0138in" svg:stroke-color="#000000" draw:marker-start="" draw:marker-start-width="0.0547in" draw:marker-start-center="false" draw:marker-end="" draw:marker-end-width="0.0547in" draw:marker-end-center="false" svg:stroke-opacity="100%" draw:stroke-linejoin="round" svg:stroke-linecap="round" draw:fill="none" draw:fill-color="#00e4a8"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120" style:family="graphic" style:list-style-name="L172">
      <style:graphic-properties draw:stroke="solid" svg:stroke-width="0.0138in" svg:stroke-color="#000000" draw:marker-start="" draw:marker-start-width="0.0547in" draw:marker-start-center="false" draw:marker-end="" draw:marker-end-width="0.0547in" draw:marker-end-center="false" svg:stroke-opacity="100%" draw:stroke-linejoin="round" svg:stroke-linecap="round" draw:fill="none" draw:fill-color="#00e4a8"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121" style:family="graphic" style:list-style-name="L173">
      <style:graphic-properties draw:stroke="solid" svg:stroke-width="0.0138in" svg:stroke-color="#000000" draw:marker-start="" draw:marker-start-width="0.0547in" draw:marker-start-center="false" draw:marker-end="" draw:marker-end-width="0.0547in" draw:marker-end-center="false" svg:stroke-opacity="100%" draw:stroke-linejoin="round" svg:stroke-linecap="round" draw:fill="none" draw:fill-color="#00e4a8"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122" style:family="graphic" style:list-style-name="L174">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123" style:family="graphic" style:list-style-name="L175">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124" style:family="graphic" style:list-style-name="L176">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125" style:family="graphic" style:list-style-name="L177">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126" style:family="graphic" style:list-style-name="L178">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127" style:family="graphic" style:list-style-name="L179">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128" style:family="graphic" style:list-style-name="L180">
      <style:graphic-properties draw:stroke="solid" svg:stroke-width="0.0138in" svg:stroke-color="#000000" draw:marker-start="" draw:marker-start-width="0.0547in" draw:marker-start-center="false" draw:marker-end="" draw:marker-end-width="0.0547in" draw:marker-end-center="false" svg:stroke-opacity="100%" draw:stroke-linejoin="round" svg:stroke-linecap="round" draw:fill="none" draw:fill-color="#00e4a8"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129" style:family="graphic" style:list-style-name="L181">
      <style:graphic-properties draw:stroke="solid" svg:stroke-width="0.0138in" svg:stroke-color="#000000" draw:marker-start="" draw:marker-start-width="0.0783in" draw:marker-start-center="false" draw:marker-end="" draw:marker-end-width="0.0783in" draw:marker-end-center="false" svg:stroke-opacity="100%" draw:stroke-linejoin="round" svg:stroke-linecap="round" draw:fill="solid" draw:fill-color="#c0c0c0"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130" style:family="graphic" style:list-style-name="L182">
      <style:graphic-properties draw:stroke="solid" svg:stroke-width="0.0138in" svg:stroke-color="#000000" draw:marker-start="" draw:marker-start-width="0.0783in" draw:marker-start-center="false" draw:marker-end="" draw:marker-end-width="0.0783in" draw:marker-end-center="false" svg:stroke-opacity="100%" draw:stroke-linejoin="round" svg:stroke-linecap="round" draw:fill="solid" draw:fill-color="#005f5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131" style:family="graphic" style:list-style-name="L183">
      <style:graphic-properties draw:stroke="solid" svg:stroke-width="0.0138in" svg:stroke-color="#000000" draw:marker-start="" draw:marker-start-width="0.0547in" draw:marker-start-center="false" draw:marker-end="" draw:marker-end-width="0.0547in" draw:marker-end-center="false" svg:stroke-opacity="100%" draw:stroke-linejoin="round" svg:stroke-linecap="round" draw:fill="none" draw:fill-color="#00e4a8"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132" style:family="graphic" style:list-style-name="L184">
      <style:graphic-properties draw:stroke="solid" svg:stroke-width="0.0138in" svg:stroke-color="#000000" draw:marker-start="" draw:marker-start-width="0.0783in" draw:marker-start-center="false" draw:marker-end="" draw:marker-end-width="0.0783in" draw:marker-end-center="false" draw:stroke-linejoin="miter" svg:stroke-linecap="square" draw:fill="solid" draw:fill-color="#000000" draw:textarea-horizontal-align="left" draw:textarea-vertical-align="middle" draw:auto-grow-height="false" fo:padding-top="0.0516in" fo:padding-bottom="0.0516in" fo:padding-left="0.0984in" fo:padding-right="0.0984in" fo:wrap-option="no-wrap" draw:shadow="hidden" draw:shadow-offset-x="0.0783in" draw:shadow-offset-y="0.0783in" draw:shadow-color="#1c1c1c" style:run-through="foreground"/>
    </style:style>
    <style:style style:name="gr133" style:family="graphic" style:list-style-name="L185">
      <style:graphic-properties draw:stroke="none" svg:stroke-width="0in" svg:stroke-color="#3465af" draw:marker-start="" draw:marker-start-width="0.0783in" draw:marker-start-center="false" draw:marker-end="" draw:marker-end-width="0.0783in" draw:marker-end-center="false" draw:fill="solid" draw:fill-color="#e0e0e0"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134" style:family="graphic" style:list-style-name="L186">
      <style:graphic-properties draw:stroke="none" svg:stroke-width="0in" svg:stroke-color="#3465af" draw:marker-start="" draw:marker-start-width="0.0783in" draw:marker-start-center="false" draw:marker-end="" draw:marker-end-width="0.0783in" draw:marker-end-center="false" draw:fill="solid" draw:fill-color="#c0c0c0"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135" style:family="graphic" style:list-style-name="L187">
      <style:graphic-properties draw:stroke="solid" svg:stroke-width="0.0138in" svg:stroke-color="#606060" draw:marker-start="" draw:marker-start-width="0.0783in" draw:marker-start-center="false" draw:marker-end="" draw:marker-end-width="0.0783in" draw:marker-end-center="false" svg:stroke-opacity="100%" draw:stroke-linejoin="round" svg:stroke-linecap="round" draw:fill="solid" draw:fill-color="#606060"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136" style:family="graphic" style:list-style-name="L188">
      <style:graphic-properties draw:stroke="solid" svg:stroke-width="0.0138in" svg:stroke-color="#e0e0e0" draw:marker-start="" draw:marker-start-width="0.0783in" draw:marker-start-center="false" draw:marker-end="" draw:marker-end-width="0.0783in" draw:marker-end-center="false" svg:stroke-opacity="100%" draw:stroke-linejoin="round" svg:stroke-linecap="round" draw:fill="solid" draw:fill-color="#e0e0e0"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137" style:family="graphic" style:list-style-name="L189">
      <style:graphic-properties draw:stroke="none" svg:stroke-width="0in" svg:stroke-color="#3465af" draw:marker-start="" draw:marker-start-width="0.0783in" draw:marker-start-center="false" draw:marker-end="" draw:marker-end-width="0.0783in" draw:marker-end-center="false" draw:fill="solid" draw:fill-color="#c0c0c0"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138" style:family="graphic" style:list-style-name="L190">
      <style:graphic-properties draw:stroke="none" svg:stroke-width="0in" svg:stroke-color="#3465af" draw:marker-start="" draw:marker-start-width="0.0783in" draw:marker-start-center="false" draw:marker-end="" draw:marker-end-width="0.0783in" draw:marker-end-center="false" draw:fill="solid" draw:fill-color="#e0e0e0"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139" style:family="graphic" style:list-style-name="L191">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140" style:family="graphic" style:list-style-name="L192">
      <style:graphic-properties draw:stroke="none" svg:stroke-width="0in" svg:stroke-color="#3465af" draw:marker-start="" draw:marker-start-width="0.0783in" draw:marker-start-center="false" draw:marker-end="" draw:marker-end-width="0.0783in" draw:marker-end-center="false" draw:fill="solid" draw:fill-color="#a0a0a0"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141" style:family="graphic" style:list-style-name="L193">
      <style:graphic-properties draw:stroke="solid" svg:stroke-width="0.0138in" svg:stroke-color="#60606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142" style:family="graphic" style:list-style-name="L194">
      <style:graphic-properties draw:stroke="solid" svg:stroke-width="0.0138in" svg:stroke-color="#60606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143" style:family="graphic" style:list-style-name="L195">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144" style:family="graphic" style:list-style-name="L196">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145" style:family="graphic" style:list-style-name="L197">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146" style:family="graphic" style:list-style-name="L198">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147" style:family="graphic" style:list-style-name="L199">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148" style:family="graphic" style:list-style-name="L200">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149" style:family="graphic" style:list-style-name="L201">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150" style:family="graphic" style:list-style-name="L202">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151" style:family="graphic" style:list-style-name="L203">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152" style:family="graphic" style:list-style-name="L204">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153" style:family="graphic" style:list-style-name="L205">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154" style:family="graphic" style:list-style-name="L206">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155" style:family="graphic" style:list-style-name="L207">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156" style:family="graphic" style:list-style-name="L208">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157" style:family="graphic" style:list-style-name="L209">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158" style:family="graphic" style:list-style-name="L210">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159" style:family="graphic" style:list-style-name="L211">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160" style:family="graphic" style:list-style-name="L212">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161" style:family="graphic" style:list-style-name="L213">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162" style:family="graphic" style:list-style-name="L214">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163" style:family="graphic" style:list-style-name="L215">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164" style:family="graphic" style:list-style-name="L216">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165" style:family="graphic" style:list-style-name="L217">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166" style:family="graphic" style:list-style-name="L218">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167" style:family="graphic" style:list-style-name="L219">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168" style:family="graphic" style:list-style-name="L220">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169" style:family="graphic" style:list-style-name="L221">
      <style:graphic-properties draw:stroke="solid" svg:stroke-width="0.0138in" svg:stroke-color="#60606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170" style:family="graphic" style:list-style-name="L222">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171" style:family="graphic" style:list-style-name="L223">
      <style:graphic-properties draw:stroke="solid" svg:stroke-width="0.0138in" svg:stroke-color="#000000" draw:marker-start="" draw:marker-start-width="0.0783in" draw:marker-start-center="false" draw:marker-end="" draw:marker-end-width="0.0783in" draw:marker-end-center="false" draw:stroke-linejoin="miter" svg:stroke-linecap="square" draw:fill="solid" draw:fill-color="#000000" draw:textarea-horizontal-align="left" draw:textarea-vertical-align="middle" draw:auto-grow-height="false" fo:padding-top="0.0516in" fo:padding-bottom="0.0516in" fo:padding-left="0.0984in" fo:padding-right="0.0984in" fo:wrap-option="no-wrap" draw:shadow="hidden" draw:shadow-offset-x="0.0783in" draw:shadow-offset-y="0.0783in" draw:shadow-color="#1c1c1c" style:run-through="foreground"/>
    </style:style>
    <style:style style:name="gr172" style:family="graphic" style:list-style-name="L224">
      <style:graphic-properties draw:stroke="solid" svg:stroke-width="0.0138in" svg:stroke-color="#000000" draw:marker-start="" draw:marker-start-width="0.0783in" draw:marker-start-center="false" draw:marker-end="" draw:marker-end-width="0.0783in" draw:marker-end-center="false" draw:stroke-linejoin="miter" svg:stroke-linecap="square" draw:fill="solid" draw:fill-color="#ffffff" draw:textarea-horizontal-align="left" draw:textarea-vertical-align="middle" draw:auto-grow-height="false" fo:padding-top="0.0516in" fo:padding-bottom="0.0516in" fo:padding-left="0.0984in" fo:padding-right="0.0984in" fo:wrap-option="no-wrap" draw:shadow="hidden" draw:shadow-offset-x="0.0783in" draw:shadow-offset-y="0.0783in" draw:shadow-color="#1c1c1c" style:run-through="foreground"/>
    </style:style>
    <style:style style:name="gr173" style:family="graphic" style:list-style-name="L225">
      <style:graphic-properties draw:stroke="solid" svg:stroke-width="0.0138in" svg:stroke-color="#000000" draw:marker-start="" draw:marker-start-width="0.0783in" draw:marker-start-center="false" draw:marker-end="" draw:marker-end-width="0.0783in" draw:marker-end-center="false" draw:stroke-linejoin="miter" svg:stroke-linecap="square" draw:fill="solid" draw:fill-color="#ffffff" draw:textarea-horizontal-align="left" draw:textarea-vertical-align="middle" draw:auto-grow-height="false" fo:padding-top="0.0516in" fo:padding-bottom="0.0516in" fo:padding-left="0.0984in" fo:padding-right="0.0984in" fo:wrap-option="no-wrap" draw:shadow="hidden" draw:shadow-offset-x="0.0783in" draw:shadow-offset-y="0.0783in" draw:shadow-color="#1c1c1c" style:run-through="foreground"/>
    </style:style>
    <style:style style:name="gr174" style:family="graphic" style:list-style-name="L226">
      <style:graphic-properties draw:stroke="solid" svg:stroke-width="0.0138in" svg:stroke-color="#808080" draw:marker-start="" draw:marker-start-width="0.0783in" draw:marker-start-center="false" draw:marker-end="" draw:marker-end-width="0.0783in" draw:marker-end-center="false" svg:stroke-opacity="100%" draw:stroke-linejoin="round" svg:stroke-linecap="round" draw:fill="solid" draw:fill-color="#a0a0a0"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175" style:family="graphic" style:list-style-name="L227">
      <style:graphic-properties draw:stroke="solid" svg:stroke-width="0.0138in" svg:stroke-color="#60606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176" style:family="graphic" style:list-style-name="L228">
      <style:graphic-properties draw:stroke="solid" svg:stroke-width="0.0138in" svg:stroke-color="#60606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177" style:family="graphic" style:list-style-name="L229">
      <style:graphic-properties draw:stroke="solid" svg:stroke-width="0.0138in" svg:stroke-color="#60606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178" style:family="graphic" style:list-style-name="L230">
      <style:graphic-properties draw:stroke="solid" svg:stroke-width="0.0138in" svg:stroke-color="#60606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179" style:family="graphic" style:list-style-name="L231">
      <style:graphic-properties draw:stroke="solid" svg:stroke-width="0.0138in" svg:stroke-color="#60606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180" style:family="graphic" style:list-style-name="L232">
      <style:graphic-properties draw:stroke="solid" svg:stroke-width="0.0138in" svg:stroke-color="#404040" draw:marker-start="" draw:marker-start-width="0.0783in" draw:marker-start-center="false" draw:marker-end="" draw:marker-end-width="0.0783in" draw:marker-end-center="false" svg:stroke-opacity="100%" draw:stroke-linejoin="round" svg:stroke-linecap="round" draw:fill="solid" draw:fill-color="#e0e0e0"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181" style:family="graphic" style:list-style-name="L233">
      <style:graphic-properties draw:stroke="solid" svg:stroke-width="0.0138in" svg:stroke-color="#404040" draw:marker-start="" draw:marker-start-width="0.0783in" draw:marker-start-center="false" draw:marker-end="" draw:marker-end-width="0.0783in" draw:marker-end-center="false" svg:stroke-opacity="100%" draw:stroke-linejoin="round" svg:stroke-linecap="round" draw:fill="solid" draw:fill-color="#e0e0e0"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182" style:family="graphic" style:list-style-name="L234">
      <style:graphic-properties draw:stroke="solid" svg:stroke-width="0.0138in" svg:stroke-color="#404040" draw:marker-start="" draw:marker-start-width="0.0783in" draw:marker-start-center="false" draw:marker-end="" draw:marker-end-width="0.0783in" draw:marker-end-center="false" svg:stroke-opacity="100%" draw:stroke-linejoin="round" svg:stroke-linecap="round" draw:fill="solid" draw:fill-color="#e0e0e0"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183" style:family="graphic" style:list-style-name="L235">
      <style:graphic-properties draw:stroke="solid" svg:stroke-width="0.0138in" svg:stroke-color="#404040" draw:marker-start="" draw:marker-start-width="0.0783in" draw:marker-start-center="false" draw:marker-end="" draw:marker-end-width="0.0783in" draw:marker-end-center="false" svg:stroke-opacity="100%" draw:stroke-linejoin="round" svg:stroke-linecap="round" draw:fill="solid" draw:fill-color="#e0e0e0"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184" style:family="graphic" style:list-style-name="L236">
      <style:graphic-properties draw:stroke="solid" svg:stroke-width="0.0138in" svg:stroke-color="#000000" draw:marker-start="" draw:marker-start-width="0.0783in" draw:marker-start-center="false" draw:marker-end="" draw:marker-end-width="0.0783in" draw:marker-end-center="false" draw:stroke-linejoin="miter" svg:stroke-linecap="square" draw:fill="solid" draw:fill-color="#000000" draw:textarea-horizontal-align="left" draw:textarea-vertical-align="middle" draw:auto-grow-height="false" fo:padding-top="0.0516in" fo:padding-bottom="0.0516in" fo:padding-left="0.0984in" fo:padding-right="0.0984in" fo:wrap-option="no-wrap" draw:shadow="hidden" draw:shadow-offset-x="0.0783in" draw:shadow-offset-y="0.0783in" draw:shadow-color="#1c1c1c" style:run-through="foreground"/>
    </style:style>
    <style:style style:name="gr185" style:family="graphic" style:list-style-name="L237">
      <style:graphic-properties draw:stroke="solid" svg:stroke-width="0.0138in" svg:stroke-color="#000000" draw:marker-start="" draw:marker-start-width="0.0547in" draw:marker-start-center="false" draw:marker-end="" draw:marker-end-width="0.0547in" draw:marker-end-center="false" svg:stroke-opacity="100%" draw:stroke-linejoin="round" svg:stroke-linecap="round" draw:fill="none" draw:fill-color="#00e4a8"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186" style:family="graphic" style:list-style-name="L238">
      <style:graphic-properties draw:stroke="solid" svg:stroke-width="0.0138in" svg:stroke-color="#a0a0a0" draw:marker-start="" draw:marker-start-width="0.0783in" draw:marker-start-center="false" draw:marker-end="" draw:marker-end-width="0.0783in" draw:marker-end-center="false" svg:stroke-opacity="100%" draw:stroke-linejoin="round" svg:stroke-linecap="round" draw:fill="solid" draw:fill-color="#a0a0a0"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187" style:family="graphic" style:list-style-name="L239">
      <style:graphic-properties draw:stroke="none" svg:stroke-width="0in" svg:stroke-color="#3465af" draw:marker-start="" draw:marker-start-width="0.0783in" draw:marker-start-center="false" draw:marker-end="" draw:marker-end-width="0.0783in" draw:marker-end-center="false" draw:fill="solid" draw:fill-color="#e0e0e0"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188" style:family="graphic" style:list-style-name="L240">
      <style:graphic-properties draw:stroke="none" svg:stroke-width="0in" svg:stroke-color="#3465af" draw:marker-start="" draw:marker-start-width="0.0783in" draw:marker-start-center="false" draw:marker-end="" draw:marker-end-width="0.0783in" draw:marker-end-center="false" draw:fill="solid" draw:fill-color="#c0c0c0"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189" style:family="graphic" style:list-style-name="L241">
      <style:graphic-properties draw:stroke="none" svg:stroke-width="0in" svg:stroke-color="#3465af" draw:marker-start="" draw:marker-start-width="0.0783in" draw:marker-start-center="false" draw:marker-end="" draw:marker-end-width="0.0783in" draw:marker-end-center="false" draw:fill="solid" draw:fill-color="#000000"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190" style:family="graphic" style:list-style-name="L242">
      <style:graphic-properties draw:stroke="none" svg:stroke-width="0in" svg:stroke-color="#3465af" draw:marker-start="" draw:marker-start-width="0.0783in" draw:marker-start-center="false" draw:marker-end="" draw:marker-end-width="0.0783in" draw:marker-end-center="false" draw:fill="gradient" draw:fill-color="#00e4a8" draw:fill-gradient-name="Gradient_20_11" draw:textarea-horizontal-align="left" draw:textarea-vertical-align="middle" draw:auto-grow-height="false" fo:padding-top="0.0516in" fo:padding-bottom="0.0516in" fo:padding-left="0.0984in" fo:padding-right="0.0984in" fo:wrap-option="no-wrap" draw:shadow="hidden" draw:shadow-offset-x="0.0783in" draw:shadow-offset-y="0.0783in" draw:shadow-color="#1c1c1c" style:run-through="foreground"/>
    </style:style>
    <style:style style:name="gr191" style:family="graphic" style:list-style-name="L243">
      <style:graphic-properties draw:stroke="solid" svg:stroke-width="0.0102in" svg:stroke-color="#000000" draw:marker-start="" draw:marker-start-width="0.0783in" draw:marker-start-center="false" draw:marker-end="" draw:marker-end-width="0.0783in" draw:marker-end-center="false" draw:stroke-linejoin="miter" svg:stroke-linecap="square" draw:fill="none" draw:fill-color="#00e4a8" draw:textarea-horizontal-align="left" draw:textarea-vertical-align="top" draw:auto-grow-height="true" fo:min-height="1.7508in" fo:padding-top="0.0516in" fo:padding-bottom="0.0516in" fo:padding-left="0.0984in" fo:padding-right="0.0984in" fo:wrap-option="wrap" draw:shadow="hidden" draw:shadow-offset-x="0.0783in" draw:shadow-offset-y="0.0783in" draw:shadow-color="#1c1c1c" style:run-through="foreground"/>
    </style:style>
    <style:style style:name="gr192" style:family="graphic" style:list-style-name="L244">
      <style:graphic-properties draw:stroke="dash" draw:stroke-dash="Dash_20_10" svg:stroke-width="0.0102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193" style:family="graphic" style:list-style-name="L245">
      <style:graphic-properties draw:stroke="dash" draw:stroke-dash="Dash_20_11" svg:stroke-width="0.0102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194" style:family="graphic" style:list-style-name="L246">
      <style:graphic-properties draw:stroke="dash" draw:stroke-dash="Dash_20_12" svg:stroke-width="0.0102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195" style:family="graphic" style:list-style-name="L247">
      <style:graphic-properties draw:stroke="dash" draw:stroke-dash="Dash_20_13" svg:stroke-width="0.0102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196" style:family="graphic" style:list-style-name="L248">
      <style:graphic-properties draw:stroke="dash" draw:stroke-dash="Dash_20_14" svg:stroke-width="0.0102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197" style:family="graphic" style:list-style-name="L249">
      <style:graphic-properties draw:stroke="dash" draw:stroke-dash="Dash_20_15" svg:stroke-width="0.0102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198" style:family="graphic" style:list-style-name="L250">
      <style:graphic-properties draw:stroke="dash" draw:stroke-dash="Dash_20_16" svg:stroke-width="0.0102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199" style:family="graphic" style:list-style-name="L251">
      <style:graphic-properties draw:stroke="dash" draw:stroke-dash="Dash_20_17" svg:stroke-width="0.0102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200" style:family="graphic" style:list-style-name="L252">
      <style:graphic-properties draw:stroke="none" svg:stroke-width="0in" svg:stroke-color="#3465af" draw:marker-start="" draw:marker-start-width="0.0783in" draw:marker-start-center="false" draw:marker-end="" draw:marker-end-width="0.0783in" draw:marker-end-center="false" draw:fill="gradient" draw:fill-color="#00e4a8" draw:fill-gradient-name="Gradient_20_12" draw:textarea-horizontal-align="left" draw:textarea-vertical-align="middle" draw:auto-grow-height="false" fo:padding-top="0.0516in" fo:padding-bottom="0.0516in" fo:padding-left="0.0984in" fo:padding-right="0.0984in" fo:wrap-option="no-wrap" draw:shadow="hidden" draw:shadow-offset-x="0.0783in" draw:shadow-offset-y="0.0783in" draw:shadow-color="#1c1c1c" style:run-through="foreground"/>
    </style:style>
    <style:style style:name="gr201" style:family="graphic" style:list-style-name="L253">
      <style:graphic-properties draw:stroke="none" svg:stroke-width="0in" svg:stroke-color="#3465af" draw:marker-start="" draw:marker-start-width="0.0783in" draw:marker-start-center="false" draw:marker-end="" draw:marker-end-width="0.0783in" draw:marker-end-center="false" draw:fill="none" draw:fill-color="#00e4a8" draw:textarea-horizontal-align="justify" draw:textarea-vertical-align="top" draw:auto-grow-height="true" fo:min-height="0.3008in" fo:padding-top="0.0516in" fo:padding-bottom="0.0516in" fo:padding-left="0.0984in" fo:padding-right="0.0984in" fo:wrap-option="wrap" draw:shadow="hidden" draw:shadow-offset-x="0.0783in" draw:shadow-offset-y="0.0783in" draw:shadow-color="#1c1c1c" style:run-through="foreground"/>
    </style:style>
    <style:style style:name="gr202" style:family="graphic" style:list-style-name="L254">
      <style:graphic-properties draw:stroke="none" svg:stroke-width="0in" svg:stroke-color="#3465af" draw:marker-start="" draw:marker-start-width="0.0783in" draw:marker-start-center="false" draw:marker-end="" draw:marker-end-width="0.0783in" draw:marker-end-center="false" draw:fill="none" draw:fill-color="#00e4a8" draw:textarea-horizontal-align="justify" draw:textarea-vertical-align="top" draw:auto-grow-height="true" fo:min-height="0.6008in" fo:padding-top="0.0516in" fo:padding-bottom="0.0516in" fo:padding-left="0.0984in" fo:padding-right="0.0984in" fo:wrap-option="wrap" draw:shadow="hidden" draw:shadow-offset-x="0.0783in" draw:shadow-offset-y="0.0783in" draw:shadow-color="#1c1c1c" style:run-through="foreground"/>
    </style:style>
    <style:style style:name="gr203" style:family="graphic" style:list-style-name="L255">
      <style:graphic-properties draw:stroke="none" svg:stroke-width="0in" svg:stroke-color="#3465af" draw:marker-start="" draw:marker-start-width="0.0783in" draw:marker-start-center="false" draw:marker-end="" draw:marker-end-width="0.0783in" draw:marker-end-center="false" draw:fill="none" draw:fill-color="#00e4a8" draw:textarea-horizontal-align="justify" draw:textarea-vertical-align="top" draw:auto-grow-height="true" fo:min-height="0.6008in" fo:padding-top="0.0516in" fo:padding-bottom="0.0516in" fo:padding-left="0.0984in" fo:padding-right="0.0984in" fo:wrap-option="wrap" draw:shadow="hidden" draw:shadow-offset-x="0.0783in" draw:shadow-offset-y="0.0783in" draw:shadow-color="#1c1c1c" style:run-through="foreground"/>
    </style:style>
    <style:style style:name="gr204" style:family="graphic" style:list-style-name="L256">
      <style:graphic-properties draw:stroke="solid" svg:stroke-width="0.0102in" svg:stroke-color="#000000" draw:marker-start="" draw:marker-start-width="0.0783in" draw:marker-start-center="false" draw:marker-end="" draw:marker-end-width="0.0783in" draw:marker-end-center="false" draw:stroke-linejoin="miter" svg:stroke-linecap="square" draw:fill="none" draw:fill-color="#00e4a8" draw:textarea-horizontal-align="left" draw:textarea-vertical-align="top" draw:auto-grow-height="true" fo:min-height="1.2008in" fo:padding-top="0.0516in" fo:padding-bottom="0.0516in" fo:padding-left="0.0984in" fo:padding-right="0.0984in" fo:wrap-option="wrap" draw:shadow="hidden" draw:shadow-offset-x="0.0783in" draw:shadow-offset-y="0.0783in" draw:shadow-color="#1c1c1c" style:run-through="foreground"/>
    </style:style>
    <style:style style:name="gr205" style:family="graphic" style:list-style-name="L257">
      <style:graphic-properties draw:stroke="dash" draw:stroke-dash="Dash_20_18" svg:stroke-width="0.0311in" svg:stroke-color="#000000" draw:marker-start="" draw:marker-start-width="0.0783in" draw:marker-start-center="false" draw:marker-end="msArrowStealthEnd_20_8" draw:marker-end-width="0.1555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206" style:family="graphic" style:list-style-name="L258">
      <style:graphic-properties draw:stroke="dash" draw:stroke-dash="Dash_20_19" svg:stroke-width="0.0311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207" style:family="graphic" style:list-style-name="L259">
      <style:graphic-properties draw:stroke="none" svg:stroke-width="0in" svg:stroke-color="#3465af" draw:marker-start="" draw:marker-start-width="0.0783in" draw:marker-start-center="false" draw:marker-end="" draw:marker-end-width="0.0783in" draw:marker-end-center="false" draw:fill="gradient" draw:fill-color="#00e4a8" draw:fill-gradient-name="Gradient_20_12" draw:textarea-horizontal-align="left" draw:textarea-vertical-align="middle" draw:auto-grow-height="false" fo:padding-top="0.0516in" fo:padding-bottom="0.0516in" fo:padding-left="0.0984in" fo:padding-right="0.0984in" fo:wrap-option="no-wrap" draw:shadow="hidden" draw:shadow-offset-x="0.0783in" draw:shadow-offset-y="0.0783in" draw:shadow-color="#1c1c1c" style:run-through="foreground"/>
    </style:style>
    <style:style style:name="gr208" style:family="graphic" style:list-style-name="L260">
      <style:graphic-properties draw:stroke="solid" svg:stroke-width="0.0102in" svg:stroke-color="#000000" draw:marker-start="" draw:marker-start-width="0.0783in" draw:marker-start-center="false" draw:marker-end="" draw:marker-end-width="0.0783in" draw:marker-end-center="false" draw:stroke-linejoin="miter" svg:stroke-linecap="square" draw:fill="none" draw:fill-color="#00e4a8" draw:textarea-horizontal-align="left" draw:textarea-vertical-align="top" draw:auto-grow-height="true" fo:min-height="0.3008in" fo:padding-top="0.0516in" fo:padding-bottom="0.0516in" fo:padding-left="0.0984in" fo:padding-right="0.0984in" fo:wrap-option="wrap" draw:shadow="hidden" draw:shadow-offset-x="0.0783in" draw:shadow-offset-y="0.0783in" draw:shadow-color="#1c1c1c" style:run-through="foreground"/>
    </style:style>
    <style:style style:name="gr209" style:family="graphic" style:list-style-name="L261">
      <style:graphic-properties draw:stroke="dash" draw:stroke-dash="Dash_20_20" svg:stroke-width="0.0311in" svg:stroke-color="#000000" draw:marker-start="" draw:marker-start-width="0.0783in" draw:marker-start-center="false" draw:marker-end="msArrowStealthEnd_20_8" draw:marker-end-width="0.1555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210" style:family="graphic" style:list-style-name="L262">
      <style:graphic-properties draw:stroke="dash" draw:stroke-dash="Dash_20_21" svg:stroke-width="0.0311in" svg:stroke-color="#000000" draw:marker-start="" draw:marker-start-width="0.0783in" draw:marker-start-center="false" draw:marker-end="msArrowStealthEnd_20_8" draw:marker-end-width="0.1555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211" style:family="graphic" style:list-style-name="L263">
      <style:graphic-properties draw:stroke="dash" draw:stroke-dash="Dash_20_22" svg:stroke-width="0.0311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212" style:family="graphic" style:list-style-name="L264">
      <style:graphic-properties draw:stroke="solid" svg:stroke-width="0.0102in" svg:stroke-color="#000000" draw:marker-start="" draw:marker-start-width="0.0783in" draw:marker-start-center="false" draw:marker-end="" draw:marker-end-width="0.0783in" draw:marker-end-center="false" draw:stroke-linejoin="miter" svg:stroke-linecap="square" draw:fill="none" draw:fill-color="#00e4a8" draw:textarea-horizontal-align="left" draw:textarea-vertical-align="top" draw:auto-grow-height="true" fo:min-height="0.6008in" fo:padding-top="0.0516in" fo:padding-bottom="0.0516in" fo:padding-left="0.0984in" fo:padding-right="0.0984in" fo:wrap-option="wrap" draw:shadow="hidden" draw:shadow-offset-x="0.0783in" draw:shadow-offset-y="0.0783in" draw:shadow-color="#1c1c1c" style:run-through="foreground"/>
    </style:style>
    <style:style style:name="gr213" style:family="graphic" style:list-style-name="L265">
      <style:graphic-properties draw:stroke="dash" draw:stroke-dash="Dash_20_23" svg:stroke-width="0.0311in" svg:stroke-color="#000000" draw:marker-start="" draw:marker-start-width="0.0783in" draw:marker-start-center="false" draw:marker-end="msArrowStealthEnd_20_8" draw:marker-end-width="0.1555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214" style:family="graphic" style:list-style-name="L266">
      <style:graphic-properties draw:stroke="solid" svg:stroke-width="0.0835in" svg:stroke-color="#ff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215" style:family="graphic" style:list-style-name="L267">
      <style:graphic-properties draw:stroke="solid" svg:stroke-width="0.0835in" svg:stroke-color="#ff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216" style:family="graphic" style:list-style-name="L268">
      <style:graphic-properties draw:stroke="none" svg:stroke-width="0in" svg:stroke-color="#3465af" draw:marker-start="" draw:marker-start-width="0.0783in" draw:marker-start-center="false" draw:marker-end="" draw:marker-end-width="0.0783in" draw:marker-end-center="false" draw:fill="none" draw:fill-color="#00e4a8" draw:textarea-horizontal-align="left" draw:textarea-vertical-align="bottom" draw:auto-grow-height="false" draw:auto-grow-width="false" fo:min-height="1.2091in" fo:min-width="0in" fo:padding-top="0.0516in" fo:padding-bottom="0.0516in" fo:padding-left="0.0984in" fo:padding-right="0.0984in" fo:wrap-option="wrap" draw:shadow="hidden" draw:shadow-offset-x="0.0783in" draw:shadow-offset-y="0.0783in" draw:shadow-color="#1c1c1c" style:run-through="foreground"/>
    </style:style>
    <style:style style:name="gr217" style:family="graphic" style:list-style-name="L269">
      <style:graphic-properties draw:stroke="solid" svg:stroke-width="0.0138in" svg:stroke-color="#000000" draw:marker-start="" draw:marker-start-width="0.0783in" draw:marker-start-center="false" draw:marker-end="" draw:marker-end-width="0.0783in" draw:marker-end-center="false" svg:stroke-opacity="100%" draw:stroke-linejoin="round" svg:stroke-linecap="round" draw:fill="solid" draw:fill-color="#000080"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218" style:family="graphic" style:list-style-name="L270">
      <style:graphic-properties draw:stroke="solid" svg:stroke-width="0.0138in" svg:stroke-color="#000000" draw:marker-start="" draw:marker-start-width="0.0783in" draw:marker-start-center="false" draw:marker-end="" draw:marker-end-width="0.0783in" draw:marker-end-center="false" svg:stroke-opacity="100%" draw:stroke-linejoin="round" svg:stroke-linecap="round" draw:fill="solid" draw:fill-color="#dfd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219" style:family="graphic" style:list-style-name="L271">
      <style:graphic-properties draw:stroke="solid" svg:stroke-width="0.0138in" svg:stroke-color="#000000" draw:marker-start="" draw:marker-start-width="0.0783in" draw:marker-start-center="false" draw:marker-end="" draw:marker-end-width="0.0783in" draw:marker-end-center="false" draw:stroke-linejoin="miter" svg:stroke-linecap="square" draw:fill="solid" draw:fill-color="#dfdfff" draw:textarea-horizontal-align="left" draw:textarea-vertical-align="middle" draw:auto-grow-height="false" fo:padding-top="0.0516in" fo:padding-bottom="0.0516in" fo:padding-left="0.0984in" fo:padding-right="0.0984in" fo:wrap-option="no-wrap" draw:shadow="hidden" draw:shadow-offset-x="0.0783in" draw:shadow-offset-y="0.0783in" draw:shadow-color="#1c1c1c" style:run-through="foreground"/>
    </style:style>
    <style:style style:name="gr220" style:family="graphic" style:list-style-name="L272">
      <style:graphic-properties draw:stroke="solid" svg:stroke-width="0.0138in" svg:stroke-color="#000000" draw:marker-start="" draw:marker-start-width="0.0547in" draw:marker-start-center="false" draw:marker-end="" draw:marker-end-width="0.0547in" draw:marker-end-center="false" svg:stroke-opacity="100%" draw:stroke-linejoin="round" svg:stroke-linecap="round" draw:fill="none" draw:fill-color="#00e4a8"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221" style:family="graphic" style:list-style-name="L273">
      <style:graphic-properties draw:stroke="solid" svg:stroke-width="0.0138in" svg:stroke-color="#000000" draw:marker-start="" draw:marker-start-width="0.0547in" draw:marker-start-center="false" draw:marker-end="" draw:marker-end-width="0.0547in" draw:marker-end-center="false" svg:stroke-opacity="100%" draw:stroke-linejoin="round" svg:stroke-linecap="round" draw:fill="none" draw:fill-color="#00e4a8"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222" style:family="graphic" style:list-style-name="L274">
      <style:graphic-properties draw:stroke="solid" svg:stroke-width="0.0138in" svg:stroke-color="#000000" draw:marker-start="" draw:marker-start-width="0.0547in" draw:marker-start-center="false" draw:marker-end="" draw:marker-end-width="0.0547in" draw:marker-end-center="false" svg:stroke-opacity="100%" draw:stroke-linejoin="round" svg:stroke-linecap="round" draw:fill="none" draw:fill-color="#00e4a8"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223" style:family="graphic" style:list-style-name="L275">
      <style:graphic-properties draw:stroke="solid" svg:stroke-width="0.0138in" svg:stroke-color="#000000" draw:marker-start="" draw:marker-start-width="0.0783in" draw:marker-start-center="false" draw:marker-end="" draw:marker-end-width="0.0783in" draw:marker-end-center="false" svg:stroke-opacity="100%" draw:stroke-linejoin="round" svg:stroke-linecap="round" draw:fill="solid" draw:fill-color="#000080"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224" style:family="graphic" style:list-style-name="L276">
      <style:graphic-properties draw:stroke="solid" svg:stroke-width="0.0138in" svg:stroke-color="#000000" draw:marker-start="" draw:marker-start-width="0.0783in" draw:marker-start-center="false" draw:marker-end="" draw:marker-end-width="0.0783in" draw:marker-end-center="false" svg:stroke-opacity="100%" draw:stroke-linejoin="round" svg:stroke-linecap="round" draw:fill="solid" draw:fill-color="#c0c0c0"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225" style:family="graphic" style:list-style-name="L277">
      <style:graphic-properties draw:stroke="solid" svg:stroke-width="0.0138in" svg:stroke-color="#000000" draw:marker-start="" draw:marker-start-width="0.0783in" draw:marker-start-center="false" draw:marker-end="" draw:marker-end-width="0.0783in" draw:marker-end-center="false" svg:stroke-opacity="100%" draw:stroke-linejoin="round" svg:stroke-linecap="round" draw:fill="solid" draw:fill-color="#c0c0c0"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226" style:family="graphic" style:list-style-name="L278">
      <style:graphic-properties draw:stroke="solid" svg:stroke-width="0.0138in" svg:stroke-color="#000000" draw:marker-start="" draw:marker-start-width="0.0783in" draw:marker-start-center="false" draw:marker-end="" draw:marker-end-width="0.0783in" draw:marker-end-center="false" svg:stroke-opacity="100%" draw:stroke-linejoin="round" svg:stroke-linecap="round" draw:fill="solid" draw:fill-color="#c0c0c0"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227" style:family="graphic" style:list-style-name="L279">
      <style:graphic-properties draw:stroke="solid" svg:stroke-width="0.0138in" svg:stroke-color="#000000" draw:marker-start="" draw:marker-start-width="0.0547in" draw:marker-start-center="false" draw:marker-end="" draw:marker-end-width="0.0547in" draw:marker-end-center="false" svg:stroke-opacity="100%" draw:stroke-linejoin="round" svg:stroke-linecap="round" draw:fill="none" draw:fill-color="#00e4a8"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228" style:family="graphic" style:list-style-name="L280">
      <style:graphic-properties draw:stroke="solid" svg:stroke-width="0.0138in" svg:stroke-color="#000000" draw:marker-start="" draw:marker-start-width="0.0547in" draw:marker-start-center="false" draw:marker-end="" draw:marker-end-width="0.0547in" draw:marker-end-center="false" svg:stroke-opacity="100%" draw:stroke-linejoin="round" svg:stroke-linecap="round" draw:fill="none" draw:fill-color="#00e4a8"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229" style:family="graphic" style:list-style-name="L281">
      <style:graphic-properties draw:stroke="solid" svg:stroke-width="0.0138in" svg:stroke-color="#000000" draw:marker-start="" draw:marker-start-width="0.0547in" draw:marker-start-center="false" draw:marker-end="" draw:marker-end-width="0.0547in" draw:marker-end-center="false" svg:stroke-opacity="100%" draw:stroke-linejoin="round" svg:stroke-linecap="round" draw:fill="none" draw:fill-color="#00e4a8"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230" style:family="graphic" style:list-style-name="L282">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231" style:family="graphic" style:list-style-name="L283">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232" style:family="graphic" style:list-style-name="L284">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233" style:family="graphic" style:list-style-name="L285">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234" style:family="graphic" style:list-style-name="L286">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235" style:family="graphic" style:list-style-name="L287">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236" style:family="graphic" style:list-style-name="L288">
      <style:graphic-properties draw:stroke="solid" svg:stroke-width="0.0138in" svg:stroke-color="#000000" draw:marker-start="" draw:marker-start-width="0.0547in" draw:marker-start-center="false" draw:marker-end="" draw:marker-end-width="0.0547in" draw:marker-end-center="false" svg:stroke-opacity="100%" draw:stroke-linejoin="round" svg:stroke-linecap="round" draw:fill="none" draw:fill-color="#00e4a8"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237" style:family="graphic" style:list-style-name="L289">
      <style:graphic-properties draw:stroke="solid" svg:stroke-width="0.0138in" svg:stroke-color="#000000" draw:marker-start="" draw:marker-start-width="0.0783in" draw:marker-start-center="false" draw:marker-end="" draw:marker-end-width="0.0783in" draw:marker-end-center="false" svg:stroke-opacity="100%" draw:stroke-linejoin="round" svg:stroke-linecap="round" draw:fill="solid" draw:fill-color="#c0c0c0"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238" style:family="graphic" style:list-style-name="L290">
      <style:graphic-properties draw:stroke="solid" svg:stroke-width="0.0138in" svg:stroke-color="#000000" draw:marker-start="" draw:marker-start-width="0.0783in" draw:marker-start-center="false" draw:marker-end="" draw:marker-end-width="0.0783in" draw:marker-end-center="false" svg:stroke-opacity="100%" draw:stroke-linejoin="round" svg:stroke-linecap="round" draw:fill="solid" draw:fill-color="#005f5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239" style:family="graphic" style:list-style-name="L291">
      <style:graphic-properties draw:stroke="solid" svg:stroke-width="0.0138in" svg:stroke-color="#000000" draw:marker-start="" draw:marker-start-width="0.0547in" draw:marker-start-center="false" draw:marker-end="" draw:marker-end-width="0.0547in" draw:marker-end-center="false" svg:stroke-opacity="100%" draw:stroke-linejoin="round" svg:stroke-linecap="round" draw:fill="none" draw:fill-color="#00e4a8"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240" style:family="graphic" style:list-style-name="L292">
      <style:graphic-properties draw:stroke="solid" svg:stroke-width="0.0138in" svg:stroke-color="#000000" draw:marker-start="" draw:marker-start-width="0.0783in" draw:marker-start-center="false" draw:marker-end="" draw:marker-end-width="0.0783in" draw:marker-end-center="false" draw:stroke-linejoin="miter" svg:stroke-linecap="square" draw:fill="solid" draw:fill-color="#000000" draw:textarea-horizontal-align="left" draw:textarea-vertical-align="middle" draw:auto-grow-height="false" fo:padding-top="0.0516in" fo:padding-bottom="0.0516in" fo:padding-left="0.0984in" fo:padding-right="0.0984in" fo:wrap-option="no-wrap" draw:shadow="hidden" draw:shadow-offset-x="0.0783in" draw:shadow-offset-y="0.0783in" draw:shadow-color="#1c1c1c" style:run-through="foreground"/>
    </style:style>
    <style:style style:name="gr241" style:family="graphic" style:list-style-name="L293">
      <style:graphic-properties draw:stroke="none" svg:stroke-width="0in" svg:stroke-color="#3465af" draw:marker-start="" draw:marker-start-width="0.0783in" draw:marker-start-center="false" draw:marker-end="" draw:marker-end-width="0.0783in" draw:marker-end-center="false" draw:fill="solid" draw:fill-color="#e0e0e0"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242" style:family="graphic" style:list-style-name="L294">
      <style:graphic-properties draw:stroke="none" svg:stroke-width="0in" svg:stroke-color="#3465af" draw:marker-start="" draw:marker-start-width="0.0783in" draw:marker-start-center="false" draw:marker-end="" draw:marker-end-width="0.0783in" draw:marker-end-center="false" draw:fill="solid" draw:fill-color="#c0c0c0"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243" style:family="graphic" style:list-style-name="L295">
      <style:graphic-properties draw:stroke="solid" svg:stroke-width="0.0138in" svg:stroke-color="#606060" draw:marker-start="" draw:marker-start-width="0.0783in" draw:marker-start-center="false" draw:marker-end="" draw:marker-end-width="0.0783in" draw:marker-end-center="false" svg:stroke-opacity="100%" draw:stroke-linejoin="round" svg:stroke-linecap="round" draw:fill="solid" draw:fill-color="#606060"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244" style:family="graphic" style:list-style-name="L296">
      <style:graphic-properties draw:stroke="solid" svg:stroke-width="0.0138in" svg:stroke-color="#e0e0e0" draw:marker-start="" draw:marker-start-width="0.0783in" draw:marker-start-center="false" draw:marker-end="" draw:marker-end-width="0.0783in" draw:marker-end-center="false" svg:stroke-opacity="100%" draw:stroke-linejoin="round" svg:stroke-linecap="round" draw:fill="solid" draw:fill-color="#e0e0e0"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245" style:family="graphic" style:list-style-name="L297">
      <style:graphic-properties draw:stroke="none" svg:stroke-width="0in" svg:stroke-color="#3465af" draw:marker-start="" draw:marker-start-width="0.0783in" draw:marker-start-center="false" draw:marker-end="" draw:marker-end-width="0.0783in" draw:marker-end-center="false" draw:fill="solid" draw:fill-color="#c0c0c0"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246" style:family="graphic" style:list-style-name="L298">
      <style:graphic-properties draw:stroke="none" svg:stroke-width="0in" svg:stroke-color="#3465af" draw:marker-start="" draw:marker-start-width="0.0783in" draw:marker-start-center="false" draw:marker-end="" draw:marker-end-width="0.0783in" draw:marker-end-center="false" draw:fill="solid" draw:fill-color="#e0e0e0"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247" style:family="graphic" style:list-style-name="L299">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248" style:family="graphic" style:list-style-name="L300">
      <style:graphic-properties draw:stroke="none" svg:stroke-width="0in" svg:stroke-color="#3465af" draw:marker-start="" draw:marker-start-width="0.0783in" draw:marker-start-center="false" draw:marker-end="" draw:marker-end-width="0.0783in" draw:marker-end-center="false" draw:fill="solid" draw:fill-color="#a0a0a0"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249" style:family="graphic" style:list-style-name="L301">
      <style:graphic-properties draw:stroke="solid" svg:stroke-width="0.0138in" svg:stroke-color="#60606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250" style:family="graphic" style:list-style-name="L302">
      <style:graphic-properties draw:stroke="solid" svg:stroke-width="0.0138in" svg:stroke-color="#60606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251" style:family="graphic" style:list-style-name="L303">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252" style:family="graphic" style:list-style-name="L304">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253" style:family="graphic" style:list-style-name="L305">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254" style:family="graphic" style:list-style-name="L306">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255" style:family="graphic" style:list-style-name="L307">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256" style:family="graphic" style:list-style-name="L308">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257" style:family="graphic" style:list-style-name="L309">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258" style:family="graphic" style:list-style-name="L310">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259" style:family="graphic" style:list-style-name="L311">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260" style:family="graphic" style:list-style-name="L312">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261" style:family="graphic" style:list-style-name="L313">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262" style:family="graphic" style:list-style-name="L314">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263" style:family="graphic" style:list-style-name="L315">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264" style:family="graphic" style:list-style-name="L316">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265" style:family="graphic" style:list-style-name="L317">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266" style:family="graphic" style:list-style-name="L318">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267" style:family="graphic" style:list-style-name="L319">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268" style:family="graphic" style:list-style-name="L320">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269" style:family="graphic" style:list-style-name="L321">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270" style:family="graphic" style:list-style-name="L322">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271" style:family="graphic" style:list-style-name="L323">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272" style:family="graphic" style:list-style-name="L324">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273" style:family="graphic" style:list-style-name="L325">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274" style:family="graphic" style:list-style-name="L326">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275" style:family="graphic" style:list-style-name="L327">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276" style:family="graphic" style:list-style-name="L328">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277" style:family="graphic" style:list-style-name="L329">
      <style:graphic-properties draw:stroke="solid" svg:stroke-width="0.0138in" svg:stroke-color="#60606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278" style:family="graphic" style:list-style-name="L330">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279" style:family="graphic" style:list-style-name="L331">
      <style:graphic-properties draw:stroke="solid" svg:stroke-width="0.0138in" svg:stroke-color="#000000" draw:marker-start="" draw:marker-start-width="0.0783in" draw:marker-start-center="false" draw:marker-end="" draw:marker-end-width="0.0783in" draw:marker-end-center="false" draw:stroke-linejoin="miter" svg:stroke-linecap="square" draw:fill="solid" draw:fill-color="#000000" draw:textarea-horizontal-align="left" draw:textarea-vertical-align="middle" draw:auto-grow-height="false" fo:padding-top="0.0516in" fo:padding-bottom="0.0516in" fo:padding-left="0.0984in" fo:padding-right="0.0984in" fo:wrap-option="no-wrap" draw:shadow="hidden" draw:shadow-offset-x="0.0783in" draw:shadow-offset-y="0.0783in" draw:shadow-color="#1c1c1c" style:run-through="foreground"/>
    </style:style>
    <style:style style:name="gr280" style:family="graphic" style:list-style-name="L332">
      <style:graphic-properties draw:stroke="solid" svg:stroke-width="0.0138in" svg:stroke-color="#000000" draw:marker-start="" draw:marker-start-width="0.0783in" draw:marker-start-center="false" draw:marker-end="" draw:marker-end-width="0.0783in" draw:marker-end-center="false" draw:stroke-linejoin="miter" svg:stroke-linecap="square" draw:fill="solid" draw:fill-color="#ffffff" draw:textarea-horizontal-align="left" draw:textarea-vertical-align="middle" draw:auto-grow-height="false" fo:padding-top="0.0516in" fo:padding-bottom="0.0516in" fo:padding-left="0.0984in" fo:padding-right="0.0984in" fo:wrap-option="no-wrap" draw:shadow="hidden" draw:shadow-offset-x="0.0783in" draw:shadow-offset-y="0.0783in" draw:shadow-color="#1c1c1c" style:run-through="foreground"/>
    </style:style>
    <style:style style:name="gr281" style:family="graphic" style:list-style-name="L333">
      <style:graphic-properties draw:stroke="solid" svg:stroke-width="0.0138in" svg:stroke-color="#000000" draw:marker-start="" draw:marker-start-width="0.0783in" draw:marker-start-center="false" draw:marker-end="" draw:marker-end-width="0.0783in" draw:marker-end-center="false" draw:stroke-linejoin="miter" svg:stroke-linecap="square" draw:fill="solid" draw:fill-color="#ffffff" draw:textarea-horizontal-align="left" draw:textarea-vertical-align="middle" draw:auto-grow-height="false" fo:padding-top="0.0516in" fo:padding-bottom="0.0516in" fo:padding-left="0.0984in" fo:padding-right="0.0984in" fo:wrap-option="no-wrap" draw:shadow="hidden" draw:shadow-offset-x="0.0783in" draw:shadow-offset-y="0.0783in" draw:shadow-color="#1c1c1c" style:run-through="foreground"/>
    </style:style>
    <style:style style:name="gr282" style:family="graphic" style:list-style-name="L334">
      <style:graphic-properties draw:stroke="solid" svg:stroke-width="0.0138in" svg:stroke-color="#808080" draw:marker-start="" draw:marker-start-width="0.0783in" draw:marker-start-center="false" draw:marker-end="" draw:marker-end-width="0.0783in" draw:marker-end-center="false" svg:stroke-opacity="100%" draw:stroke-linejoin="round" svg:stroke-linecap="round" draw:fill="solid" draw:fill-color="#a0a0a0"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283" style:family="graphic" style:list-style-name="L335">
      <style:graphic-properties draw:stroke="solid" svg:stroke-width="0.0138in" svg:stroke-color="#60606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284" style:family="graphic" style:list-style-name="L336">
      <style:graphic-properties draw:stroke="solid" svg:stroke-width="0.0138in" svg:stroke-color="#60606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285" style:family="graphic" style:list-style-name="L337">
      <style:graphic-properties draw:stroke="solid" svg:stroke-width="0.0138in" svg:stroke-color="#60606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286" style:family="graphic" style:list-style-name="L338">
      <style:graphic-properties draw:stroke="solid" svg:stroke-width="0.0138in" svg:stroke-color="#60606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287" style:family="graphic" style:list-style-name="L339">
      <style:graphic-properties draw:stroke="solid" svg:stroke-width="0.0138in" svg:stroke-color="#60606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288" style:family="graphic" style:list-style-name="L340">
      <style:graphic-properties draw:stroke="solid" svg:stroke-width="0.0138in" svg:stroke-color="#404040" draw:marker-start="" draw:marker-start-width="0.0783in" draw:marker-start-center="false" draw:marker-end="" draw:marker-end-width="0.0783in" draw:marker-end-center="false" svg:stroke-opacity="100%" draw:stroke-linejoin="round" svg:stroke-linecap="round" draw:fill="solid" draw:fill-color="#e0e0e0"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289" style:family="graphic" style:list-style-name="L341">
      <style:graphic-properties draw:stroke="solid" svg:stroke-width="0.0138in" svg:stroke-color="#404040" draw:marker-start="" draw:marker-start-width="0.0783in" draw:marker-start-center="false" draw:marker-end="" draw:marker-end-width="0.0783in" draw:marker-end-center="false" svg:stroke-opacity="100%" draw:stroke-linejoin="round" svg:stroke-linecap="round" draw:fill="solid" draw:fill-color="#e0e0e0"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290" style:family="graphic" style:list-style-name="L342">
      <style:graphic-properties draw:stroke="solid" svg:stroke-width="0.0138in" svg:stroke-color="#404040" draw:marker-start="" draw:marker-start-width="0.0783in" draw:marker-start-center="false" draw:marker-end="" draw:marker-end-width="0.0783in" draw:marker-end-center="false" svg:stroke-opacity="100%" draw:stroke-linejoin="round" svg:stroke-linecap="round" draw:fill="solid" draw:fill-color="#e0e0e0"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291" style:family="graphic" style:list-style-name="L343">
      <style:graphic-properties draw:stroke="solid" svg:stroke-width="0.0138in" svg:stroke-color="#404040" draw:marker-start="" draw:marker-start-width="0.0783in" draw:marker-start-center="false" draw:marker-end="" draw:marker-end-width="0.0783in" draw:marker-end-center="false" svg:stroke-opacity="100%" draw:stroke-linejoin="round" svg:stroke-linecap="round" draw:fill="solid" draw:fill-color="#e0e0e0"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292" style:family="graphic" style:list-style-name="L344">
      <style:graphic-properties draw:stroke="solid" svg:stroke-width="0.0138in" svg:stroke-color="#000000" draw:marker-start="" draw:marker-start-width="0.0783in" draw:marker-start-center="false" draw:marker-end="" draw:marker-end-width="0.0783in" draw:marker-end-center="false" draw:stroke-linejoin="miter" svg:stroke-linecap="square" draw:fill="solid" draw:fill-color="#000000" draw:textarea-horizontal-align="left" draw:textarea-vertical-align="middle" draw:auto-grow-height="false" fo:padding-top="0.0516in" fo:padding-bottom="0.0516in" fo:padding-left="0.0984in" fo:padding-right="0.0984in" fo:wrap-option="no-wrap" draw:shadow="hidden" draw:shadow-offset-x="0.0783in" draw:shadow-offset-y="0.0783in" draw:shadow-color="#1c1c1c" style:run-through="foreground"/>
    </style:style>
    <style:style style:name="gr293" style:family="graphic" style:list-style-name="L345">
      <style:graphic-properties draw:stroke="solid" svg:stroke-width="0.0138in" svg:stroke-color="#000000" draw:marker-start="" draw:marker-start-width="0.0547in" draw:marker-start-center="false" draw:marker-end="" draw:marker-end-width="0.0547in" draw:marker-end-center="false" svg:stroke-opacity="100%" draw:stroke-linejoin="round" svg:stroke-linecap="round" draw:fill="none" draw:fill-color="#00e4a8"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294" style:family="graphic" style:list-style-name="L346">
      <style:graphic-properties draw:stroke="solid" svg:stroke-width="0.0138in" svg:stroke-color="#a0a0a0" draw:marker-start="" draw:marker-start-width="0.0783in" draw:marker-start-center="false" draw:marker-end="" draw:marker-end-width="0.0783in" draw:marker-end-center="false" svg:stroke-opacity="100%" draw:stroke-linejoin="round" svg:stroke-linecap="round" draw:fill="solid" draw:fill-color="#a0a0a0"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295" style:family="graphic" style:list-style-name="L347">
      <style:graphic-properties draw:stroke="none" svg:stroke-width="0in" svg:stroke-color="#3465af" draw:marker-start="" draw:marker-start-width="0.0783in" draw:marker-start-center="false" draw:marker-end="" draw:marker-end-width="0.0783in" draw:marker-end-center="false" draw:fill="solid" draw:fill-color="#e0e0e0"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296" style:family="graphic" style:list-style-name="L348">
      <style:graphic-properties draw:stroke="none" svg:stroke-width="0in" svg:stroke-color="#3465af" draw:marker-start="" draw:marker-start-width="0.0783in" draw:marker-start-center="false" draw:marker-end="" draw:marker-end-width="0.0783in" draw:marker-end-center="false" draw:fill="solid" draw:fill-color="#c0c0c0"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297" style:family="graphic" style:list-style-name="L349">
      <style:graphic-properties draw:stroke="none" svg:stroke-width="0in" svg:stroke-color="#3465af" draw:marker-start="" draw:marker-start-width="0.0783in" draw:marker-start-center="false" draw:marker-end="" draw:marker-end-width="0.0783in" draw:marker-end-center="false" draw:fill="solid" draw:fill-color="#000000"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298" style:family="graphic" style:list-style-name="L350">
      <style:graphic-properties draw:stroke="none" svg:stroke-width="0in" svg:stroke-color="#3465af" draw:marker-start="" draw:marker-start-width="0.0783in" draw:marker-start-center="false" draw:marker-end="" draw:marker-end-width="0.0783in" draw:marker-end-center="false" draw:fill="gradient" draw:fill-color="#00e4a8" draw:fill-gradient-name="Gradient_20_11" draw:textarea-horizontal-align="left" draw:textarea-vertical-align="middle" draw:auto-grow-height="false" fo:padding-top="0.0516in" fo:padding-bottom="0.0516in" fo:padding-left="0.0984in" fo:padding-right="0.0984in" fo:wrap-option="no-wrap" draw:shadow="hidden" draw:shadow-offset-x="0.0783in" draw:shadow-offset-y="0.0783in" draw:shadow-color="#1c1c1c" style:run-through="foreground"/>
    </style:style>
    <style:style style:name="gr299" style:family="graphic" style:list-style-name="L351">
      <style:graphic-properties draw:stroke="solid" svg:stroke-width="0.0102in" svg:stroke-color="#000000" draw:marker-start="" draw:marker-start-width="0.0783in" draw:marker-start-center="false" draw:marker-end="" draw:marker-end-width="0.0783in" draw:marker-end-center="false" draw:stroke-linejoin="miter" svg:stroke-linecap="square" draw:fill="none" draw:fill-color="#00e4a8" draw:textarea-horizontal-align="left" draw:textarea-vertical-align="top" draw:auto-grow-height="true" fo:min-height="3.0445in" fo:padding-top="0.0516in" fo:padding-bottom="0.0516in" fo:padding-left="0.0984in" fo:padding-right="0.0984in" fo:wrap-option="wrap" draw:shadow="hidden" draw:shadow-offset-x="0.0783in" draw:shadow-offset-y="0.0783in" draw:shadow-color="#1c1c1c" style:run-through="foreground"/>
    </style:style>
    <style:style style:name="gr300" style:family="graphic" style:list-style-name="L352">
      <style:graphic-properties draw:stroke="dash" draw:stroke-dash="Dash_20_24" svg:stroke-width="0.0102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301" style:family="graphic" style:list-style-name="L353">
      <style:graphic-properties draw:stroke="dash" draw:stroke-dash="Dash_20_25" svg:stroke-width="0.0102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302" style:family="graphic" style:list-style-name="L354">
      <style:graphic-properties draw:stroke="dash" draw:stroke-dash="Dash_20_26" svg:stroke-width="0.0102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303" style:family="graphic" style:list-style-name="L355">
      <style:graphic-properties draw:stroke="dash" draw:stroke-dash="Dash_20_27" svg:stroke-width="0.0102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304" style:family="graphic" style:list-style-name="L356">
      <style:graphic-properties draw:stroke="dash" draw:stroke-dash="Dash_20_28" svg:stroke-width="0.0102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305" style:family="graphic" style:list-style-name="L357">
      <style:graphic-properties draw:stroke="dash" draw:stroke-dash="Dash_20_29" svg:stroke-width="0.0102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306" style:family="graphic" style:list-style-name="L358">
      <style:graphic-properties draw:stroke="dash" draw:stroke-dash="Dash_20_30" svg:stroke-width="0.0102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307" style:family="graphic" style:list-style-name="L359">
      <style:graphic-properties draw:stroke="dash" draw:stroke-dash="Dash_20_31" svg:stroke-width="0.0102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308" style:family="graphic" style:list-style-name="L360">
      <style:graphic-properties draw:stroke="none" svg:stroke-width="0in" svg:stroke-color="#3465af" draw:marker-start="" draw:marker-start-width="0.0783in" draw:marker-start-center="false" draw:marker-end="" draw:marker-end-width="0.0783in" draw:marker-end-center="false" draw:fill="gradient" draw:fill-color="#00e4a8" draw:fill-gradient-name="Gradient_20_12" draw:textarea-horizontal-align="left" draw:textarea-vertical-align="middle" draw:auto-grow-height="false" fo:padding-top="0.0516in" fo:padding-bottom="0.0516in" fo:padding-left="0.0984in" fo:padding-right="0.0984in" fo:wrap-option="no-wrap" draw:shadow="hidden" draw:shadow-offset-x="0.0783in" draw:shadow-offset-y="0.0783in" draw:shadow-color="#1c1c1c" style:run-through="foreground"/>
    </style:style>
    <style:style style:name="gr309" style:family="graphic" style:list-style-name="L361">
      <style:graphic-properties draw:stroke="none" svg:stroke-width="0in" svg:stroke-color="#3465af" draw:marker-start="" draw:marker-start-width="0.0783in" draw:marker-start-center="false" draw:marker-end="" draw:marker-end-width="0.0783in" draw:marker-end-center="false" draw:fill="none" draw:fill-color="#00e4a8" draw:textarea-horizontal-align="justify" draw:textarea-vertical-align="top" draw:auto-grow-height="true" fo:min-height="0.4965in" fo:padding-top="0.0516in" fo:padding-bottom="0.0516in" fo:padding-left="0.0984in" fo:padding-right="0.0984in" fo:wrap-option="wrap" draw:shadow="hidden" draw:shadow-offset-x="0.0783in" draw:shadow-offset-y="0.0783in" draw:shadow-color="#1c1c1c" style:run-through="foreground"/>
    </style:style>
    <style:style style:name="gr310" style:family="graphic" style:list-style-name="L362">
      <style:graphic-properties draw:stroke="none" svg:stroke-width="0in" svg:stroke-color="#3465af" draw:marker-start="" draw:marker-start-width="0.0783in" draw:marker-start-center="false" draw:marker-end="" draw:marker-end-width="0.0783in" draw:marker-end-center="false" draw:fill="none" draw:fill-color="#00e4a8" draw:textarea-horizontal-align="justify" draw:textarea-vertical-align="top" draw:auto-grow-height="true" fo:min-height="1.3866in" fo:padding-top="0.0516in" fo:padding-bottom="0.0516in" fo:padding-left="0.0984in" fo:padding-right="0.0984in" fo:wrap-option="wrap" draw:shadow="hidden" draw:shadow-offset-x="0.0783in" draw:shadow-offset-y="0.0783in" draw:shadow-color="#1c1c1c" style:run-through="foreground"/>
    </style:style>
    <style:style style:name="gr311" style:family="graphic" style:list-style-name="L363">
      <style:graphic-properties draw:stroke="none" svg:stroke-width="0in" svg:stroke-color="#3465af" draw:marker-start="" draw:marker-start-width="0.0783in" draw:marker-start-center="false" draw:marker-end="" draw:marker-end-width="0.0783in" draw:marker-end-center="false" draw:fill="none" draw:fill-color="#00e4a8" draw:textarea-horizontal-align="justify" draw:textarea-vertical-align="top" draw:auto-grow-height="true" fo:min-height="0.9409in" fo:padding-top="0.0516in" fo:padding-bottom="0.0516in" fo:padding-left="0.0984in" fo:padding-right="0.0984in" fo:wrap-option="wrap" draw:shadow="hidden" draw:shadow-offset-x="0.0783in" draw:shadow-offset-y="0.0783in" draw:shadow-color="#1c1c1c" style:run-through="foreground"/>
    </style:style>
    <style:style style:name="gr312" style:family="graphic" style:list-style-name="L364">
      <style:graphic-properties draw:stroke="dash" draw:stroke-dash="Dash_20_32" svg:stroke-width="0.0311in" svg:stroke-color="#000000" draw:marker-start="" draw:marker-start-width="0.0783in" draw:marker-start-center="false" draw:marker-end="msArrowStealthEnd_20_8" draw:marker-end-width="0.1555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313" style:family="graphic" style:list-style-name="L365">
      <style:graphic-properties draw:stroke="dash" draw:stroke-dash="Dash_20_33" svg:stroke-width="0.0311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314" style:family="graphic" style:list-style-name="L366">
      <style:graphic-properties draw:stroke="dash" draw:stroke-dash="Dash_20_34" svg:stroke-width="0.0311in" svg:stroke-color="#000000" draw:marker-start="" draw:marker-start-width="0.0783in" draw:marker-start-center="false" draw:marker-end="msArrowStealthEnd_20_8" draw:marker-end-width="0.1555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315" style:family="graphic" style:list-style-name="L367">
      <style:graphic-properties draw:stroke="solid" svg:stroke-width="0.0102in" svg:stroke-color="#000000" draw:marker-start="" draw:marker-start-width="0.0783in" draw:marker-start-center="false" draw:marker-end="" draw:marker-end-width="0.0783in" draw:marker-end-center="false" draw:stroke-linejoin="miter" svg:stroke-linecap="square" draw:fill="solid"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316" style:family="graphic" style:list-style-name="L368">
      <style:graphic-properties draw:stroke="none" svg:stroke-width="0in" svg:stroke-color="#3465af" draw:marker-start="" draw:marker-start-width="0.0783in" draw:marker-start-center="false" draw:marker-end="" draw:marker-end-width="0.0783in" draw:marker-end-center="false" draw:fill="none" draw:fill-color="#00e4a8" draw:textarea-horizontal-align="left" draw:textarea-vertical-align="top" draw:auto-grow-height="true" fo:min-height="0.9409in" fo:padding-top="0.0516in" fo:padding-bottom="0.0516in" fo:padding-left="0.0984in" fo:padding-right="0.0984in" fo:wrap-option="wrap" draw:shadow="hidden" draw:shadow-offset-x="0.0783in" draw:shadow-offset-y="0.0783in" draw:shadow-color="#1c1c1c" style:run-through="foreground"/>
    </style:style>
    <style:style style:name="gr317" style:family="graphic" style:list-style-name="L369">
      <style:graphic-properties draw:stroke="solid" svg:stroke-width="0.0311in" svg:stroke-color="#000000" draw:marker-start="" draw:marker-start-width="0.0783in" draw:marker-start-center="false" draw:marker-end="" draw:marker-end-width="0.0783in" draw:marker-end-center="false" draw:stroke-linejoin="miter" svg:stroke-linecap="square" draw:fill="none" draw:fill-color="#00e4a8" draw:textarea-horizontal-align="left" draw:textarea-vertical-align="middle" draw:auto-grow-height="false" fo:padding-top="0.0516in" fo:padding-bottom="0.0516in" fo:padding-left="0.0984in" fo:padding-right="0.0984in" fo:wrap-option="no-wrap" draw:shadow="hidden" draw:shadow-offset-x="0.0783in" draw:shadow-offset-y="0.0783in" draw:shadow-color="#1c1c1c" style:run-through="foreground"/>
    </style:style>
    <style:style style:name="gr318" style:family="graphic" style:list-style-name="L370">
      <style:graphic-properties draw:stroke="solid" svg:stroke-width="0.0311in" svg:stroke-color="#000000" draw:marker-start="" draw:marker-start-width="0.0783in" draw:marker-start-center="false" draw:marker-end="" draw:marker-end-width="0.0783in" draw:marker-end-center="false" draw:stroke-linejoin="miter" svg:stroke-linecap="square" draw:fill="solid" draw:fill-color="#ffffff" draw:textarea-horizontal-align="left" draw:textarea-vertical-align="middle" draw:auto-grow-height="false" fo:padding-top="0.0516in" fo:padding-bottom="0.0516in" fo:padding-left="0.0984in" fo:padding-right="0.0984in" fo:wrap-option="no-wrap" draw:shadow="hidden" draw:shadow-offset-x="0.0783in" draw:shadow-offset-y="0.0783in" draw:shadow-color="#1c1c1c" style:run-through="foreground"/>
    </style:style>
    <style:style style:name="gr319" style:family="graphic" style:list-style-name="L371">
      <style:graphic-properties draw:stroke="solid" svg:stroke-width="0.0311in" svg:stroke-color="#000000" draw:marker-start="" draw:marker-start-width="0.0783in" draw:marker-start-center="false" draw:marker-end="" draw:marker-end-width="0.0783in" draw:marker-end-center="false" draw:stroke-linejoin="miter" svg:stroke-linecap="square" draw:fill="solid" draw:fill-color="#ffffff" draw:textarea-horizontal-align="left" draw:textarea-vertical-align="middle" draw:auto-grow-height="false" fo:padding-top="0.0516in" fo:padding-bottom="0.0516in" fo:padding-left="0.0984in" fo:padding-right="0.0984in" fo:wrap-option="no-wrap" draw:shadow="hidden" draw:shadow-offset-x="0.0783in" draw:shadow-offset-y="0.0783in" draw:shadow-color="#1c1c1c" style:run-through="foreground"/>
    </style:style>
    <style:style style:name="gr320" style:family="graphic" style:list-style-name="L372">
      <style:graphic-properties draw:stroke="solid" svg:stroke-width="0.0311in" svg:stroke-color="#000000" draw:marker-start="" draw:marker-start-width="0.0783in" draw:marker-start-center="false" draw:marker-end="" draw:marker-end-width="0.0783in" draw:marker-end-center="false" draw:stroke-linejoin="miter" svg:stroke-linecap="square" draw:fill="solid" draw:fill-color="#ffffff" draw:textarea-horizontal-align="left" draw:textarea-vertical-align="middle" draw:auto-grow-height="false" fo:padding-top="0.0516in" fo:padding-bottom="0.0516in" fo:padding-left="0.0984in" fo:padding-right="0.0984in" fo:wrap-option="no-wrap" draw:shadow="hidden" draw:shadow-offset-x="0.0783in" draw:shadow-offset-y="0.0783in" draw:shadow-color="#1c1c1c" style:run-through="foreground"/>
    </style:style>
    <style:style style:name="gr321" style:family="graphic" style:list-style-name="L373">
      <style:graphic-properties draw:stroke="solid" svg:stroke-width="0.0102in" svg:stroke-color="#000000" draw:marker-start="" draw:marker-start-width="0.0783in" draw:marker-start-center="false" draw:marker-end="" draw:marker-end-width="0.0783in" draw:marker-end-center="false" draw:stroke-linejoin="miter" svg:stroke-linecap="square" draw:fill="none" draw:fill-color="#00e4a8" draw:textarea-horizontal-align="left" draw:textarea-vertical-align="top" draw:auto-grow-height="true" fo:min-height="5.1465in" fo:padding-top="0.0516in" fo:padding-bottom="0.0516in" fo:padding-left="0.0984in" fo:padding-right="0.0984in" fo:wrap-option="wrap" draw:shadow="hidden" draw:shadow-offset-x="0.0783in" draw:shadow-offset-y="0.0783in" draw:shadow-color="#1c1c1c" style:run-through="foreground"/>
    </style:style>
    <style:style style:name="gr322" style:family="graphic" style:list-style-name="L374">
      <style:graphic-properties draw:stroke="none" svg:stroke-width="0in" svg:stroke-color="#3465af" draw:marker-start="" draw:marker-start-width="0.0783in" draw:marker-start-center="false" draw:marker-end="" draw:marker-end-width="0.0783in" draw:marker-end-center="false" draw:fill="none" draw:fill-color="#00e4a8" draw:textarea-horizontal-align="left" draw:textarea-vertical-align="bottom" draw:auto-grow-height="false" draw:auto-grow-width="false" fo:min-height="1.2091in" fo:min-width="0in" fo:padding-top="0.0516in" fo:padding-bottom="0.0516in" fo:padding-left="0.0984in" fo:padding-right="0.0984in" fo:wrap-option="wrap" draw:shadow="hidden" draw:shadow-offset-x="0.0783in" draw:shadow-offset-y="0.0783in" draw:shadow-color="#1c1c1c" style:run-through="foreground"/>
    </style:style>
    <style:style style:name="gr323" style:family="graphic" style:list-style-name="L375">
      <style:graphic-properties draw:stroke="solid" svg:stroke-width="0.0138in" svg:stroke-color="#000000" draw:marker-start="" draw:marker-start-width="0.0783in" draw:marker-start-center="false" draw:marker-end="" draw:marker-end-width="0.0783in" draw:marker-end-center="false" svg:stroke-opacity="100%" draw:stroke-linejoin="round" svg:stroke-linecap="round" draw:fill="solid" draw:fill-color="#000080"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324" style:family="graphic" style:list-style-name="L376">
      <style:graphic-properties draw:stroke="solid" svg:stroke-width="0.0138in" svg:stroke-color="#000000" draw:marker-start="" draw:marker-start-width="0.0783in" draw:marker-start-center="false" draw:marker-end="" draw:marker-end-width="0.0783in" draw:marker-end-center="false" svg:stroke-opacity="100%" draw:stroke-linejoin="round" svg:stroke-linecap="round" draw:fill="solid" draw:fill-color="#dfd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325" style:family="graphic" style:list-style-name="L377">
      <style:graphic-properties draw:stroke="solid" svg:stroke-width="0.0138in" svg:stroke-color="#000000" draw:marker-start="" draw:marker-start-width="0.0783in" draw:marker-start-center="false" draw:marker-end="" draw:marker-end-width="0.0783in" draw:marker-end-center="false" draw:stroke-linejoin="miter" svg:stroke-linecap="square" draw:fill="solid" draw:fill-color="#dfdfff" draw:textarea-horizontal-align="left" draw:textarea-vertical-align="middle" draw:auto-grow-height="false" fo:padding-top="0.0516in" fo:padding-bottom="0.0516in" fo:padding-left="0.0984in" fo:padding-right="0.0984in" fo:wrap-option="no-wrap" draw:shadow="hidden" draw:shadow-offset-x="0.0783in" draw:shadow-offset-y="0.0783in" draw:shadow-color="#1c1c1c" style:run-through="foreground"/>
    </style:style>
    <style:style style:name="gr326" style:family="graphic" style:list-style-name="L378">
      <style:graphic-properties draw:stroke="solid" svg:stroke-width="0.0138in" svg:stroke-color="#000000" draw:marker-start="" draw:marker-start-width="0.0547in" draw:marker-start-center="false" draw:marker-end="" draw:marker-end-width="0.0547in" draw:marker-end-center="false" svg:stroke-opacity="100%" draw:stroke-linejoin="round" svg:stroke-linecap="round" draw:fill="none" draw:fill-color="#00e4a8"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327" style:family="graphic" style:list-style-name="L379">
      <style:graphic-properties draw:stroke="solid" svg:stroke-width="0.0138in" svg:stroke-color="#000000" draw:marker-start="" draw:marker-start-width="0.0547in" draw:marker-start-center="false" draw:marker-end="" draw:marker-end-width="0.0547in" draw:marker-end-center="false" svg:stroke-opacity="100%" draw:stroke-linejoin="round" svg:stroke-linecap="round" draw:fill="none" draw:fill-color="#00e4a8"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328" style:family="graphic" style:list-style-name="L380">
      <style:graphic-properties draw:stroke="solid" svg:stroke-width="0.0138in" svg:stroke-color="#000000" draw:marker-start="" draw:marker-start-width="0.0547in" draw:marker-start-center="false" draw:marker-end="" draw:marker-end-width="0.0547in" draw:marker-end-center="false" svg:stroke-opacity="100%" draw:stroke-linejoin="round" svg:stroke-linecap="round" draw:fill="none" draw:fill-color="#00e4a8"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329" style:family="graphic" style:list-style-name="L381">
      <style:graphic-properties draw:stroke="solid" svg:stroke-width="0.0138in" svg:stroke-color="#000000" draw:marker-start="" draw:marker-start-width="0.0783in" draw:marker-start-center="false" draw:marker-end="" draw:marker-end-width="0.0783in" draw:marker-end-center="false" svg:stroke-opacity="100%" draw:stroke-linejoin="round" svg:stroke-linecap="round" draw:fill="solid" draw:fill-color="#000080"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330" style:family="graphic" style:list-style-name="L382">
      <style:graphic-properties draw:stroke="solid" svg:stroke-width="0.0138in" svg:stroke-color="#000000" draw:marker-start="" draw:marker-start-width="0.0783in" draw:marker-start-center="false" draw:marker-end="" draw:marker-end-width="0.0783in" draw:marker-end-center="false" svg:stroke-opacity="100%" draw:stroke-linejoin="round" svg:stroke-linecap="round" draw:fill="solid" draw:fill-color="#c0c0c0"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331" style:family="graphic" style:list-style-name="L383">
      <style:graphic-properties draw:stroke="solid" svg:stroke-width="0.0138in" svg:stroke-color="#000000" draw:marker-start="" draw:marker-start-width="0.0783in" draw:marker-start-center="false" draw:marker-end="" draw:marker-end-width="0.0783in" draw:marker-end-center="false" svg:stroke-opacity="100%" draw:stroke-linejoin="round" svg:stroke-linecap="round" draw:fill="solid" draw:fill-color="#c0c0c0"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332" style:family="graphic" style:list-style-name="L384">
      <style:graphic-properties draw:stroke="solid" svg:stroke-width="0.0138in" svg:stroke-color="#000000" draw:marker-start="" draw:marker-start-width="0.0783in" draw:marker-start-center="false" draw:marker-end="" draw:marker-end-width="0.0783in" draw:marker-end-center="false" svg:stroke-opacity="100%" draw:stroke-linejoin="round" svg:stroke-linecap="round" draw:fill="solid" draw:fill-color="#c0c0c0"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333" style:family="graphic" style:list-style-name="L385">
      <style:graphic-properties draw:stroke="solid" svg:stroke-width="0.0138in" svg:stroke-color="#000000" draw:marker-start="" draw:marker-start-width="0.0547in" draw:marker-start-center="false" draw:marker-end="" draw:marker-end-width="0.0547in" draw:marker-end-center="false" svg:stroke-opacity="100%" draw:stroke-linejoin="round" svg:stroke-linecap="round" draw:fill="none" draw:fill-color="#00e4a8"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334" style:family="graphic" style:list-style-name="L386">
      <style:graphic-properties draw:stroke="solid" svg:stroke-width="0.0138in" svg:stroke-color="#000000" draw:marker-start="" draw:marker-start-width="0.0547in" draw:marker-start-center="false" draw:marker-end="" draw:marker-end-width="0.0547in" draw:marker-end-center="false" svg:stroke-opacity="100%" draw:stroke-linejoin="round" svg:stroke-linecap="round" draw:fill="none" draw:fill-color="#00e4a8"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335" style:family="graphic" style:list-style-name="L387">
      <style:graphic-properties draw:stroke="solid" svg:stroke-width="0.0138in" svg:stroke-color="#000000" draw:marker-start="" draw:marker-start-width="0.0547in" draw:marker-start-center="false" draw:marker-end="" draw:marker-end-width="0.0547in" draw:marker-end-center="false" svg:stroke-opacity="100%" draw:stroke-linejoin="round" svg:stroke-linecap="round" draw:fill="none" draw:fill-color="#00e4a8"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336" style:family="graphic" style:list-style-name="L388">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337" style:family="graphic" style:list-style-name="L389">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338" style:family="graphic" style:list-style-name="L390">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339" style:family="graphic" style:list-style-name="L391">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340" style:family="graphic" style:list-style-name="L392">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341" style:family="graphic" style:list-style-name="L393">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342" style:family="graphic" style:list-style-name="L394">
      <style:graphic-properties draw:stroke="solid" svg:stroke-width="0.0138in" svg:stroke-color="#000000" draw:marker-start="" draw:marker-start-width="0.0547in" draw:marker-start-center="false" draw:marker-end="" draw:marker-end-width="0.0547in" draw:marker-end-center="false" svg:stroke-opacity="100%" draw:stroke-linejoin="round" svg:stroke-linecap="round" draw:fill="none" draw:fill-color="#00e4a8"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343" style:family="graphic" style:list-style-name="L395">
      <style:graphic-properties draw:stroke="solid" svg:stroke-width="0.0138in" svg:stroke-color="#000000" draw:marker-start="" draw:marker-start-width="0.0783in" draw:marker-start-center="false" draw:marker-end="" draw:marker-end-width="0.0783in" draw:marker-end-center="false" svg:stroke-opacity="100%" draw:stroke-linejoin="round" svg:stroke-linecap="round" draw:fill="solid" draw:fill-color="#c0c0c0"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344" style:family="graphic" style:list-style-name="L396">
      <style:graphic-properties draw:stroke="solid" svg:stroke-width="0.0138in" svg:stroke-color="#000000" draw:marker-start="" draw:marker-start-width="0.0783in" draw:marker-start-center="false" draw:marker-end="" draw:marker-end-width="0.0783in" draw:marker-end-center="false" svg:stroke-opacity="100%" draw:stroke-linejoin="round" svg:stroke-linecap="round" draw:fill="solid" draw:fill-color="#005f5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345" style:family="graphic" style:list-style-name="L397">
      <style:graphic-properties draw:stroke="solid" svg:stroke-width="0.0138in" svg:stroke-color="#000000" draw:marker-start="" draw:marker-start-width="0.0547in" draw:marker-start-center="false" draw:marker-end="" draw:marker-end-width="0.0547in" draw:marker-end-center="false" svg:stroke-opacity="100%" draw:stroke-linejoin="round" svg:stroke-linecap="round" draw:fill="none" draw:fill-color="#00e4a8"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346" style:family="graphic" style:list-style-name="L398">
      <style:graphic-properties draw:stroke="solid" svg:stroke-width="0.0138in" svg:stroke-color="#000000" draw:marker-start="" draw:marker-start-width="0.0783in" draw:marker-start-center="false" draw:marker-end="" draw:marker-end-width="0.0783in" draw:marker-end-center="false" draw:stroke-linejoin="miter" svg:stroke-linecap="square" draw:fill="solid" draw:fill-color="#000000" draw:textarea-horizontal-align="left" draw:textarea-vertical-align="middle" draw:auto-grow-height="false" fo:padding-top="0.0516in" fo:padding-bottom="0.0516in" fo:padding-left="0.0984in" fo:padding-right="0.0984in" fo:wrap-option="no-wrap" draw:shadow="hidden" draw:shadow-offset-x="0.0783in" draw:shadow-offset-y="0.0783in" draw:shadow-color="#1c1c1c" style:run-through="foreground"/>
    </style:style>
    <style:style style:name="gr347" style:family="graphic" style:list-style-name="L399">
      <style:graphic-properties draw:stroke="none" svg:stroke-width="0in" svg:stroke-color="#3465af" draw:marker-start="" draw:marker-start-width="0.0783in" draw:marker-start-center="false" draw:marker-end="" draw:marker-end-width="0.0783in" draw:marker-end-center="false" draw:fill="solid" draw:fill-color="#e0e0e0"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348" style:family="graphic" style:list-style-name="L400">
      <style:graphic-properties draw:stroke="none" svg:stroke-width="0in" svg:stroke-color="#3465af" draw:marker-start="" draw:marker-start-width="0.0783in" draw:marker-start-center="false" draw:marker-end="" draw:marker-end-width="0.0783in" draw:marker-end-center="false" draw:fill="solid" draw:fill-color="#c0c0c0"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349" style:family="graphic" style:list-style-name="L401">
      <style:graphic-properties draw:stroke="solid" svg:stroke-width="0.0138in" svg:stroke-color="#606060" draw:marker-start="" draw:marker-start-width="0.0783in" draw:marker-start-center="false" draw:marker-end="" draw:marker-end-width="0.0783in" draw:marker-end-center="false" svg:stroke-opacity="100%" draw:stroke-linejoin="round" svg:stroke-linecap="round" draw:fill="solid" draw:fill-color="#606060"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350" style:family="graphic" style:list-style-name="L402">
      <style:graphic-properties draw:stroke="solid" svg:stroke-width="0.0138in" svg:stroke-color="#e0e0e0" draw:marker-start="" draw:marker-start-width="0.0783in" draw:marker-start-center="false" draw:marker-end="" draw:marker-end-width="0.0783in" draw:marker-end-center="false" svg:stroke-opacity="100%" draw:stroke-linejoin="round" svg:stroke-linecap="round" draw:fill="solid" draw:fill-color="#e0e0e0"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351" style:family="graphic" style:list-style-name="L403">
      <style:graphic-properties draw:stroke="none" svg:stroke-width="0in" svg:stroke-color="#3465af" draw:marker-start="" draw:marker-start-width="0.0783in" draw:marker-start-center="false" draw:marker-end="" draw:marker-end-width="0.0783in" draw:marker-end-center="false" draw:fill="solid" draw:fill-color="#c0c0c0"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352" style:family="graphic" style:list-style-name="L404">
      <style:graphic-properties draw:stroke="none" svg:stroke-width="0in" svg:stroke-color="#3465af" draw:marker-start="" draw:marker-start-width="0.0783in" draw:marker-start-center="false" draw:marker-end="" draw:marker-end-width="0.0783in" draw:marker-end-center="false" draw:fill="solid" draw:fill-color="#e0e0e0"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353" style:family="graphic" style:list-style-name="L405">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354" style:family="graphic" style:list-style-name="L406">
      <style:graphic-properties draw:stroke="none" svg:stroke-width="0in" svg:stroke-color="#3465af" draw:marker-start="" draw:marker-start-width="0.0783in" draw:marker-start-center="false" draw:marker-end="" draw:marker-end-width="0.0783in" draw:marker-end-center="false" draw:fill="solid" draw:fill-color="#a0a0a0"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355" style:family="graphic" style:list-style-name="L407">
      <style:graphic-properties draw:stroke="solid" svg:stroke-width="0.0138in" svg:stroke-color="#60606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356" style:family="graphic" style:list-style-name="L408">
      <style:graphic-properties draw:stroke="solid" svg:stroke-width="0.0138in" svg:stroke-color="#60606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357" style:family="graphic" style:list-style-name="L409">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358" style:family="graphic" style:list-style-name="L410">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359" style:family="graphic" style:list-style-name="L411">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360" style:family="graphic" style:list-style-name="L412">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361" style:family="graphic" style:list-style-name="L413">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362" style:family="graphic" style:list-style-name="L414">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363" style:family="graphic" style:list-style-name="L415">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364" style:family="graphic" style:list-style-name="L416">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365" style:family="graphic" style:list-style-name="L417">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366" style:family="graphic" style:list-style-name="L418">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367" style:family="graphic" style:list-style-name="L419">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368" style:family="graphic" style:list-style-name="L420">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369" style:family="graphic" style:list-style-name="L421">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370" style:family="graphic" style:list-style-name="L422">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371" style:family="graphic" style:list-style-name="L423">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372" style:family="graphic" style:list-style-name="L424">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373" style:family="graphic" style:list-style-name="L425">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374" style:family="graphic" style:list-style-name="L426">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375" style:family="graphic" style:list-style-name="L427">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376" style:family="graphic" style:list-style-name="L428">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377" style:family="graphic" style:list-style-name="L429">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378" style:family="graphic" style:list-style-name="L430">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379" style:family="graphic" style:list-style-name="L431">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380" style:family="graphic" style:list-style-name="L432">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381" style:family="graphic" style:list-style-name="L433">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382" style:family="graphic" style:list-style-name="L434">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383" style:family="graphic" style:list-style-name="L435">
      <style:graphic-properties draw:stroke="solid" svg:stroke-width="0.0138in" svg:stroke-color="#60606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384" style:family="graphic" style:list-style-name="L436">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385" style:family="graphic" style:list-style-name="L437">
      <style:graphic-properties draw:stroke="solid" svg:stroke-width="0.0138in" svg:stroke-color="#000000" draw:marker-start="" draw:marker-start-width="0.0783in" draw:marker-start-center="false" draw:marker-end="" draw:marker-end-width="0.0783in" draw:marker-end-center="false" draw:stroke-linejoin="miter" svg:stroke-linecap="square" draw:fill="solid" draw:fill-color="#000000" draw:textarea-horizontal-align="left" draw:textarea-vertical-align="middle" draw:auto-grow-height="false" fo:padding-top="0.0516in" fo:padding-bottom="0.0516in" fo:padding-left="0.0984in" fo:padding-right="0.0984in" fo:wrap-option="no-wrap" draw:shadow="hidden" draw:shadow-offset-x="0.0783in" draw:shadow-offset-y="0.0783in" draw:shadow-color="#1c1c1c" style:run-through="foreground"/>
    </style:style>
    <style:style style:name="gr386" style:family="graphic" style:list-style-name="L438">
      <style:graphic-properties draw:stroke="solid" svg:stroke-width="0.0138in" svg:stroke-color="#000000" draw:marker-start="" draw:marker-start-width="0.0783in" draw:marker-start-center="false" draw:marker-end="" draw:marker-end-width="0.0783in" draw:marker-end-center="false" draw:stroke-linejoin="miter" svg:stroke-linecap="square" draw:fill="solid" draw:fill-color="#ffffff" draw:textarea-horizontal-align="left" draw:textarea-vertical-align="middle" draw:auto-grow-height="false" fo:padding-top="0.0516in" fo:padding-bottom="0.0516in" fo:padding-left="0.0984in" fo:padding-right="0.0984in" fo:wrap-option="no-wrap" draw:shadow="hidden" draw:shadow-offset-x="0.0783in" draw:shadow-offset-y="0.0783in" draw:shadow-color="#1c1c1c" style:run-through="foreground"/>
    </style:style>
    <style:style style:name="gr387" style:family="graphic" style:list-style-name="L439">
      <style:graphic-properties draw:stroke="solid" svg:stroke-width="0.0138in" svg:stroke-color="#000000" draw:marker-start="" draw:marker-start-width="0.0783in" draw:marker-start-center="false" draw:marker-end="" draw:marker-end-width="0.0783in" draw:marker-end-center="false" draw:stroke-linejoin="miter" svg:stroke-linecap="square" draw:fill="solid" draw:fill-color="#ffffff" draw:textarea-horizontal-align="left" draw:textarea-vertical-align="middle" draw:auto-grow-height="false" fo:padding-top="0.0516in" fo:padding-bottom="0.0516in" fo:padding-left="0.0984in" fo:padding-right="0.0984in" fo:wrap-option="no-wrap" draw:shadow="hidden" draw:shadow-offset-x="0.0783in" draw:shadow-offset-y="0.0783in" draw:shadow-color="#1c1c1c" style:run-through="foreground"/>
    </style:style>
    <style:style style:name="gr388" style:family="graphic" style:list-style-name="L440">
      <style:graphic-properties draw:stroke="solid" svg:stroke-width="0.0138in" svg:stroke-color="#808080" draw:marker-start="" draw:marker-start-width="0.0783in" draw:marker-start-center="false" draw:marker-end="" draw:marker-end-width="0.0783in" draw:marker-end-center="false" svg:stroke-opacity="100%" draw:stroke-linejoin="round" svg:stroke-linecap="round" draw:fill="solid" draw:fill-color="#a0a0a0"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389" style:family="graphic" style:list-style-name="L441">
      <style:graphic-properties draw:stroke="solid" svg:stroke-width="0.0138in" svg:stroke-color="#60606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390" style:family="graphic" style:list-style-name="L442">
      <style:graphic-properties draw:stroke="solid" svg:stroke-width="0.0138in" svg:stroke-color="#60606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391" style:family="graphic" style:list-style-name="L443">
      <style:graphic-properties draw:stroke="solid" svg:stroke-width="0.0138in" svg:stroke-color="#60606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392" style:family="graphic" style:list-style-name="L444">
      <style:graphic-properties draw:stroke="solid" svg:stroke-width="0.0138in" svg:stroke-color="#60606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393" style:family="graphic" style:list-style-name="L445">
      <style:graphic-properties draw:stroke="solid" svg:stroke-width="0.0138in" svg:stroke-color="#60606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394" style:family="graphic" style:list-style-name="L446">
      <style:graphic-properties draw:stroke="solid" svg:stroke-width="0.0138in" svg:stroke-color="#404040" draw:marker-start="" draw:marker-start-width="0.0783in" draw:marker-start-center="false" draw:marker-end="" draw:marker-end-width="0.0783in" draw:marker-end-center="false" svg:stroke-opacity="100%" draw:stroke-linejoin="round" svg:stroke-linecap="round" draw:fill="solid" draw:fill-color="#e0e0e0"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395" style:family="graphic" style:list-style-name="L447">
      <style:graphic-properties draw:stroke="solid" svg:stroke-width="0.0138in" svg:stroke-color="#404040" draw:marker-start="" draw:marker-start-width="0.0783in" draw:marker-start-center="false" draw:marker-end="" draw:marker-end-width="0.0783in" draw:marker-end-center="false" svg:stroke-opacity="100%" draw:stroke-linejoin="round" svg:stroke-linecap="round" draw:fill="solid" draw:fill-color="#e0e0e0"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396" style:family="graphic" style:list-style-name="L448">
      <style:graphic-properties draw:stroke="solid" svg:stroke-width="0.0138in" svg:stroke-color="#404040" draw:marker-start="" draw:marker-start-width="0.0783in" draw:marker-start-center="false" draw:marker-end="" draw:marker-end-width="0.0783in" draw:marker-end-center="false" svg:stroke-opacity="100%" draw:stroke-linejoin="round" svg:stroke-linecap="round" draw:fill="solid" draw:fill-color="#e0e0e0"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397" style:family="graphic" style:list-style-name="L449">
      <style:graphic-properties draw:stroke="solid" svg:stroke-width="0.0138in" svg:stroke-color="#404040" draw:marker-start="" draw:marker-start-width="0.0783in" draw:marker-start-center="false" draw:marker-end="" draw:marker-end-width="0.0783in" draw:marker-end-center="false" svg:stroke-opacity="100%" draw:stroke-linejoin="round" svg:stroke-linecap="round" draw:fill="solid" draw:fill-color="#e0e0e0"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398" style:family="graphic" style:list-style-name="L450">
      <style:graphic-properties draw:stroke="solid" svg:stroke-width="0.0138in" svg:stroke-color="#000000" draw:marker-start="" draw:marker-start-width="0.0783in" draw:marker-start-center="false" draw:marker-end="" draw:marker-end-width="0.0783in" draw:marker-end-center="false" draw:stroke-linejoin="miter" svg:stroke-linecap="square" draw:fill="solid" draw:fill-color="#000000" draw:textarea-horizontal-align="left" draw:textarea-vertical-align="middle" draw:auto-grow-height="false" fo:padding-top="0.0516in" fo:padding-bottom="0.0516in" fo:padding-left="0.0984in" fo:padding-right="0.0984in" fo:wrap-option="no-wrap" draw:shadow="hidden" draw:shadow-offset-x="0.0783in" draw:shadow-offset-y="0.0783in" draw:shadow-color="#1c1c1c" style:run-through="foreground"/>
    </style:style>
    <style:style style:name="gr399" style:family="graphic" style:list-style-name="L451">
      <style:graphic-properties draw:stroke="solid" svg:stroke-width="0.0138in" svg:stroke-color="#000000" draw:marker-start="" draw:marker-start-width="0.0547in" draw:marker-start-center="false" draw:marker-end="" draw:marker-end-width="0.0547in" draw:marker-end-center="false" svg:stroke-opacity="100%" draw:stroke-linejoin="round" svg:stroke-linecap="round" draw:fill="none" draw:fill-color="#00e4a8"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400" style:family="graphic" style:list-style-name="L452">
      <style:graphic-properties draw:stroke="solid" svg:stroke-width="0.0138in" svg:stroke-color="#a0a0a0" draw:marker-start="" draw:marker-start-width="0.0783in" draw:marker-start-center="false" draw:marker-end="" draw:marker-end-width="0.0783in" draw:marker-end-center="false" svg:stroke-opacity="100%" draw:stroke-linejoin="round" svg:stroke-linecap="round" draw:fill="solid" draw:fill-color="#a0a0a0"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401" style:family="graphic" style:list-style-name="L453">
      <style:graphic-properties draw:stroke="none" svg:stroke-width="0in" svg:stroke-color="#3465af" draw:marker-start="" draw:marker-start-width="0.0783in" draw:marker-start-center="false" draw:marker-end="" draw:marker-end-width="0.0783in" draw:marker-end-center="false" draw:fill="solid" draw:fill-color="#e0e0e0"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402" style:family="graphic" style:list-style-name="L454">
      <style:graphic-properties draw:stroke="none" svg:stroke-width="0in" svg:stroke-color="#3465af" draw:marker-start="" draw:marker-start-width="0.0783in" draw:marker-start-center="false" draw:marker-end="" draw:marker-end-width="0.0783in" draw:marker-end-center="false" draw:fill="solid" draw:fill-color="#c0c0c0"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403" style:family="graphic" style:list-style-name="L455">
      <style:graphic-properties draw:stroke="none" svg:stroke-width="0in" svg:stroke-color="#3465af" draw:marker-start="" draw:marker-start-width="0.0783in" draw:marker-start-center="false" draw:marker-end="" draw:marker-end-width="0.0783in" draw:marker-end-center="false" draw:fill="solid" draw:fill-color="#000000"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404" style:family="graphic" style:list-style-name="L456">
      <style:graphic-properties draw:stroke="none" svg:stroke-width="0in" svg:stroke-color="#3465af" draw:marker-start="" draw:marker-start-width="0.0783in" draw:marker-start-center="false" draw:marker-end="" draw:marker-end-width="0.0783in" draw:marker-end-center="false" draw:fill="gradient" draw:fill-color="#00e4a8" draw:fill-gradient-name="Gradient_20_11" draw:textarea-horizontal-align="left" draw:textarea-vertical-align="middle" draw:auto-grow-height="false" fo:padding-top="0.0516in" fo:padding-bottom="0.0516in" fo:padding-left="0.0984in" fo:padding-right="0.0984in" fo:wrap-option="no-wrap" draw:shadow="hidden" draw:shadow-offset-x="0.0783in" draw:shadow-offset-y="0.0783in" draw:shadow-color="#1c1c1c" style:run-through="foreground"/>
    </style:style>
    <style:style style:name="gr405" style:family="graphic" style:list-style-name="L457">
      <style:graphic-properties draw:stroke="solid" svg:stroke-width="0.0102in" svg:stroke-color="#000000" draw:marker-start="" draw:marker-start-width="0.0783in" draw:marker-start-center="false" draw:marker-end="" draw:marker-end-width="0.0783in" draw:marker-end-center="false" draw:stroke-linejoin="miter" svg:stroke-linecap="square" draw:fill="none" draw:fill-color="#00e4a8" draw:textarea-horizontal-align="left" draw:textarea-vertical-align="top" draw:auto-grow-height="true" fo:min-height="1.4839in" fo:padding-top="0.0516in" fo:padding-bottom="0.0516in" fo:padding-left="0.0984in" fo:padding-right="0.0984in" fo:wrap-option="wrap" draw:shadow="hidden" draw:shadow-offset-x="0.0783in" draw:shadow-offset-y="0.0783in" draw:shadow-color="#1c1c1c" style:run-through="foreground"/>
    </style:style>
    <style:style style:name="gr406" style:family="graphic" style:list-style-name="L458">
      <style:graphic-properties draw:stroke="dash" draw:stroke-dash="Dash_20_35" svg:stroke-width="0.0102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407" style:family="graphic" style:list-style-name="L459">
      <style:graphic-properties draw:stroke="dash" draw:stroke-dash="Dash_20_36" svg:stroke-width="0.0102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408" style:family="graphic" style:list-style-name="L460">
      <style:graphic-properties draw:stroke="dash" draw:stroke-dash="Dash_20_37" svg:stroke-width="0.0102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409" style:family="graphic" style:list-style-name="L461">
      <style:graphic-properties draw:stroke="dash" draw:stroke-dash="Dash_20_38" svg:stroke-width="0.0102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410" style:family="graphic" style:list-style-name="L462">
      <style:graphic-properties draw:stroke="dash" draw:stroke-dash="Dash_20_39" svg:stroke-width="0.0102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411" style:family="graphic" style:list-style-name="L463">
      <style:graphic-properties draw:stroke="dash" draw:stroke-dash="Dash_20_40" svg:stroke-width="0.0102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412" style:family="graphic" style:list-style-name="L464">
      <style:graphic-properties draw:stroke="dash" draw:stroke-dash="Dash_20_41" svg:stroke-width="0.0102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413" style:family="graphic" style:list-style-name="L465">
      <style:graphic-properties draw:stroke="dash" draw:stroke-dash="Dash_20_42" svg:stroke-width="0.0102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414" style:family="graphic" style:list-style-name="L466">
      <style:graphic-properties draw:stroke="none" svg:stroke-width="0in" svg:stroke-color="#3465af" draw:marker-start="" draw:marker-start-width="0.0783in" draw:marker-start-center="false" draw:marker-end="" draw:marker-end-width="0.0783in" draw:marker-end-center="false" draw:fill="gradient" draw:fill-color="#00e4a8" draw:fill-gradient-name="Gradient_20_12" draw:textarea-horizontal-align="left" draw:textarea-vertical-align="middle" draw:auto-grow-height="false" fo:padding-top="0.0516in" fo:padding-bottom="0.0516in" fo:padding-left="0.0984in" fo:padding-right="0.0984in" fo:wrap-option="no-wrap" draw:shadow="hidden" draw:shadow-offset-x="0.0783in" draw:shadow-offset-y="0.0783in" draw:shadow-color="#1c1c1c" style:run-through="foreground"/>
    </style:style>
    <style:style style:name="gr415" style:family="graphic" style:list-style-name="L467">
      <style:graphic-properties draw:stroke="none" svg:stroke-width="0in" svg:stroke-color="#3465af" draw:marker-start="" draw:marker-start-width="0.0783in" draw:marker-start-center="false" draw:marker-end="" draw:marker-end-width="0.0783in" draw:marker-end-center="false" draw:fill="none" draw:fill-color="#00e4a8" draw:textarea-horizontal-align="justify" draw:textarea-vertical-align="top" draw:auto-grow-height="true" fo:min-height="0.3008in" fo:padding-top="0.0516in" fo:padding-bottom="0.0516in" fo:padding-left="0.0984in" fo:padding-right="0.0984in" fo:wrap-option="wrap" draw:shadow="hidden" draw:shadow-offset-x="0.0783in" draw:shadow-offset-y="0.0783in" draw:shadow-color="#1c1c1c" style:run-through="foreground"/>
    </style:style>
    <style:style style:name="gr416" style:family="graphic" style:list-style-name="L468">
      <style:graphic-properties draw:stroke="none" svg:stroke-width="0in" svg:stroke-color="#3465af" draw:marker-start="" draw:marker-start-width="0.0783in" draw:marker-start-center="false" draw:marker-end="" draw:marker-end-width="0.0783in" draw:marker-end-center="false" draw:fill="none" draw:fill-color="#00e4a8" draw:textarea-horizontal-align="justify" draw:textarea-vertical-align="top" draw:auto-grow-height="true" fo:min-height="0.6008in" fo:padding-top="0.0516in" fo:padding-bottom="0.0516in" fo:padding-left="0.0984in" fo:padding-right="0.0984in" fo:wrap-option="wrap" draw:shadow="hidden" draw:shadow-offset-x="0.0783in" draw:shadow-offset-y="0.0783in" draw:shadow-color="#1c1c1c" style:run-through="foreground"/>
    </style:style>
    <style:style style:name="gr417" style:family="graphic" style:list-style-name="L469">
      <style:graphic-properties draw:stroke="none" svg:stroke-width="0in" svg:stroke-color="#3465af" draw:marker-start="" draw:marker-start-width="0.0783in" draw:marker-start-center="false" draw:marker-end="" draw:marker-end-width="0.0783in" draw:marker-end-center="false" draw:fill="none" draw:fill-color="#00e4a8" draw:textarea-horizontal-align="justify" draw:textarea-vertical-align="top" draw:auto-grow-height="true" fo:min-height="0.6008in" fo:padding-top="0.0516in" fo:padding-bottom="0.0516in" fo:padding-left="0.0984in" fo:padding-right="0.0984in" fo:wrap-option="wrap" draw:shadow="hidden" draw:shadow-offset-x="0.0783in" draw:shadow-offset-y="0.0783in" draw:shadow-color="#1c1c1c" style:run-through="foreground"/>
    </style:style>
    <style:style style:name="gr418" style:family="graphic" style:list-style-name="L470">
      <style:graphic-properties draw:stroke="dash" draw:stroke-dash="Dash_20_43" svg:stroke-width="0.0311in" svg:stroke-color="#000000" draw:marker-start="" draw:marker-start-width="0.0783in" draw:marker-start-center="false" draw:marker-end="msArrowStealthEnd_20_8" draw:marker-end-width="0.1555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419" style:family="graphic" style:list-style-name="L471">
      <style:graphic-properties draw:stroke="dash" draw:stroke-dash="Dash_20_44" svg:stroke-width="0.0311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420" style:family="graphic" style:list-style-name="L472">
      <style:graphic-properties draw:stroke="dash" draw:stroke-dash="Dash_20_45" svg:stroke-width="0.0311in" svg:stroke-color="#000000" draw:marker-start="" draw:marker-start-width="0.0783in" draw:marker-start-center="false" draw:marker-end="msArrowStealthEnd_20_8" draw:marker-end-width="0.1555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421" style:family="graphic" style:list-style-name="L473">
      <style:graphic-properties draw:stroke="solid" svg:stroke-width="0.0102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422" style:family="graphic" style:list-style-name="L474">
      <style:graphic-properties draw:stroke="none" svg:stroke-width="0in" svg:stroke-color="#3465af" draw:marker-start="" draw:marker-start-width="0.0783in" draw:marker-start-center="false" draw:marker-end="" draw:marker-end-width="0.0783in" draw:marker-end-center="false" draw:fill="none" draw:fill-color="#00e4a8" draw:textarea-horizontal-align="left" draw:textarea-vertical-align="top" draw:auto-grow-height="true" fo:min-height="0.3008in" fo:padding-top="0.0516in" fo:padding-bottom="0.0516in" fo:padding-left="0.0984in" fo:padding-right="0.0984in" fo:wrap-option="wrap" draw:shadow="hidden" draw:shadow-offset-x="0.0783in" draw:shadow-offset-y="0.0783in" draw:shadow-color="#1c1c1c" style:run-through="foreground"/>
    </style:style>
    <style:style style:name="gr423" style:family="graphic" style:list-style-name="L475">
      <style:graphic-properties draw:stroke="solid" svg:stroke-width="0.0311in" svg:stroke-color="#000000" draw:marker-start="" draw:marker-start-width="0.0783in" draw:marker-start-center="false" draw:marker-end="" draw:marker-end-width="0.0783in" draw:marker-end-center="false" draw:stroke-linejoin="miter" svg:stroke-linecap="square" draw:fill="none" draw:fill-color="#00e4a8" draw:textarea-horizontal-align="left" draw:textarea-vertical-align="middle" draw:auto-grow-height="false" fo:padding-top="0.0516in" fo:padding-bottom="0.0516in" fo:padding-left="0.0984in" fo:padding-right="0.0984in" fo:wrap-option="no-wrap" draw:shadow="hidden" draw:shadow-offset-x="0.0783in" draw:shadow-offset-y="0.0783in" draw:shadow-color="#1c1c1c" style:run-through="foreground"/>
    </style:style>
    <style:style style:name="gr424" style:family="graphic" style:list-style-name="L476">
      <style:graphic-properties draw:stroke="solid" svg:stroke-width="0.0311in" svg:stroke-color="#000000" draw:marker-start="" draw:marker-start-width="0.0783in" draw:marker-start-center="false" draw:marker-end="" draw:marker-end-width="0.0783in" draw:marker-end-center="false" draw:stroke-linejoin="miter" svg:stroke-linecap="square" draw:fill="solid" draw:fill-color="#ffffff" draw:textarea-horizontal-align="left" draw:textarea-vertical-align="middle" draw:auto-grow-height="false" fo:padding-top="0.0516in" fo:padding-bottom="0.0516in" fo:padding-left="0.0984in" fo:padding-right="0.0984in" fo:wrap-option="no-wrap" draw:shadow="hidden" draw:shadow-offset-x="0.0783in" draw:shadow-offset-y="0.0783in" draw:shadow-color="#1c1c1c" style:run-through="foreground"/>
    </style:style>
    <style:style style:name="gr425" style:family="graphic" style:list-style-name="L477">
      <style:graphic-properties draw:stroke="solid" svg:stroke-width="0.0311in" svg:stroke-color="#000000" draw:marker-start="" draw:marker-start-width="0.0783in" draw:marker-start-center="false" draw:marker-end="" draw:marker-end-width="0.0783in" draw:marker-end-center="false" draw:stroke-linejoin="miter" svg:stroke-linecap="square" draw:fill="solid" draw:fill-color="#ffffff" draw:textarea-horizontal-align="left" draw:textarea-vertical-align="middle" draw:auto-grow-height="false" fo:padding-top="0.0516in" fo:padding-bottom="0.0516in" fo:padding-left="0.0984in" fo:padding-right="0.0984in" fo:wrap-option="no-wrap" draw:shadow="hidden" draw:shadow-offset-x="0.0783in" draw:shadow-offset-y="0.0783in" draw:shadow-color="#1c1c1c" style:run-through="foreground"/>
    </style:style>
    <style:style style:name="gr426" style:family="graphic" style:list-style-name="L478">
      <style:graphic-properties draw:stroke="solid" svg:stroke-width="0.0311in" svg:stroke-color="#000000" draw:marker-start="" draw:marker-start-width="0.0783in" draw:marker-start-center="false" draw:marker-end="" draw:marker-end-width="0.0783in" draw:marker-end-center="false" draw:stroke-linejoin="miter" svg:stroke-linecap="square" draw:fill="solid" draw:fill-color="#ffffff" draw:textarea-horizontal-align="left" draw:textarea-vertical-align="middle" draw:auto-grow-height="false" fo:padding-top="0.0516in" fo:padding-bottom="0.0516in" fo:padding-left="0.0984in" fo:padding-right="0.0984in" fo:wrap-option="no-wrap" draw:shadow="hidden" draw:shadow-offset-x="0.0783in" draw:shadow-offset-y="0.0783in" draw:shadow-color="#1c1c1c" style:run-through="foreground"/>
    </style:style>
    <style:style style:name="gr427" style:family="graphic" style:list-style-name="L479">
      <style:graphic-properties draw:stroke="solid" svg:stroke-width="0.0102in" svg:stroke-color="#000000" draw:marker-start="" draw:marker-start-width="0.0783in" draw:marker-start-center="false" draw:marker-end="" draw:marker-end-width="0.0783in" draw:marker-end-center="false" draw:stroke-linejoin="miter" svg:stroke-linecap="square" draw:fill="none" draw:fill-color="#00e4a8" draw:textarea-horizontal-align="left" draw:textarea-vertical-align="top" draw:auto-grow-height="true" fo:min-height="3.0917in" fo:padding-top="0.0516in" fo:padding-bottom="0.0516in" fo:padding-left="0.0984in" fo:padding-right="0.0984in" fo:wrap-option="wrap" draw:shadow="hidden" draw:shadow-offset-x="0.0783in" draw:shadow-offset-y="0.0783in" draw:shadow-color="#1c1c1c" style:run-through="foreground"/>
    </style:style>
    <style:style style:name="gr428" style:family="graphic" style:list-style-name="L480">
      <style:graphic-properties draw:stroke="solid" svg:stroke-width="0.0311in" svg:stroke-color="#000000" draw:marker-start="" draw:marker-start-width="0.0783in" draw:marker-start-center="false" draw:marker-end="" draw:marker-end-width="0.0783in" draw:marker-end-center="false" draw:stroke-linejoin="miter" svg:stroke-linecap="square" draw:fill="solid" draw:fill-color="#ffffff" draw:textarea-horizontal-align="left" draw:textarea-vertical-align="middle" draw:auto-grow-height="false" fo:padding-top="0.0516in" fo:padding-bottom="0.0516in" fo:padding-left="0.0984in" fo:padding-right="0.0984in" fo:wrap-option="no-wrap" draw:shadow="hidden" draw:shadow-offset-x="0.0783in" draw:shadow-offset-y="0.0783in" draw:shadow-color="#1c1c1c" style:run-through="foreground"/>
    </style:style>
    <style:style style:name="gr429" style:family="graphic" style:list-style-name="L481">
      <style:graphic-properties draw:stroke="solid" svg:stroke-width="0.0311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430" style:family="graphic" style:list-style-name="L482">
      <style:graphic-properties draw:stroke="solid" svg:stroke-width="0.0311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431" style:family="graphic" style:list-style-name="L483">
      <style:graphic-properties draw:stroke="solid" svg:stroke-width="0.0311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432" style:family="graphic" style:list-style-name="L484">
      <style:graphic-properties draw:stroke="solid" svg:stroke-width="0.0311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433" style:family="graphic" style:list-style-name="L485">
      <style:graphic-properties draw:stroke="solid" svg:stroke-width="0.0311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434" style:family="graphic" style:list-style-name="L486">
      <style:graphic-properties draw:stroke="none" svg:stroke-width="0in" svg:stroke-color="#3465af" draw:marker-start="" draw:marker-start-width="0.0783in" draw:marker-start-center="false" draw:marker-end="" draw:marker-end-width="0.0783in" draw:marker-end-center="false" draw:fill="none" draw:fill-color="#00e4a8" draw:textarea-horizontal-align="left" draw:textarea-vertical-align="top" draw:auto-grow-height="true" fo:min-height="0.3008in" fo:padding-top="0.0516in" fo:padding-bottom="0.0516in" fo:padding-left="0.0984in" fo:padding-right="0.0984in" fo:wrap-option="wrap" draw:shadow="hidden" draw:shadow-offset-x="0.0783in" draw:shadow-offset-y="0.0783in" draw:shadow-color="#1c1c1c" style:run-through="foreground"/>
    </style:style>
    <style:style style:name="gr435" style:family="graphic" style:list-style-name="L487">
      <style:graphic-properties draw:stroke="dash" draw:stroke-dash="Dash_20_46" svg:stroke-width="0.0311in" svg:stroke-color="#000000" draw:marker-start="" draw:marker-start-width="0.0783in" draw:marker-start-center="false" draw:marker-end="msArrowStealthEnd_20_8" draw:marker-end-width="0.1555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style:style style:name="gr436" style:family="graphic" style:list-style-name="L488">
      <style:graphic-properties draw:stroke="dash" draw:stroke-dash="Dash_20_47" svg:stroke-width="0.0311in" svg:stroke-color="#000000" draw:marker-start="" draw:marker-start-width="0.0783in" draw:marker-start-center="false" draw:marker-end="msArrowStealthEnd_20_8" draw:marker-end-width="0.1555in" draw:marker-end-center="false" draw:stroke-linejoin="miter" svg:stroke-linecap="squar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1c1c1c"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Content Negotiation and </text:span><text:s/>Transcoding(Uygun içeriğin seçimi)</text:p>
      <text:p text:style-name="P44"/>
      <text:p text:style-name="P44"><text:span text:style-name="T34">1-</text:span>Tek bir url üzerinden farklı içeriklere erişimini sağlar.<text:span text:style-name="T33">(Çoklu dil destegi buna örnektir.İngilizce içerik isteyen sayfa ile türkçe içerik isteyen sayfaya aynı url üzerinden erişilebilir.)</text:span></text:p>
      <text:p text:style-name="P45">2-serverlar ayrıca client a gönderilmesi gereken en uygun içeriğin ne oldugunun kararını verir.</text:p>
      <text:p text:style-name="P46">3-server tarafında otomatik sayfa oluşturumuda sağlanır Örnegin html sayfaları elterminaller için WML e dökümanlarına dönüştürülebilir. Buna TRANSCODING denir.</text:p>
      <text:p text:style-name="P46"/>
      <text:p text:style-name="P3"><text:span text:style-name="T1">Content Negotiation </text:span><text:span text:style-name="T2">3 yöntemle yapılır.</text:span></text:p>
      <text:p text:style-name="P4"><text:span text:style-name="T2">1-</text:span><text:span text:style-name="T1">client aracılıgıyla uygun içeriğin seçimi</text:span></text:p>
      <text:p text:style-name="P4"><text:span text:style-name="T1">2-server ın kararı ile uygun içeriğin seçimi.</text:span></text:p>
      <text:p text:style-name="P4"><text:span text:style-name="T1">3-Arada bir katmana sorarak uygun içeriğin seçimi.(Proxy)</text:span></text:p>
      <text:p text:style-name="P4"><text:span text:style-name="T1"/></text:p>
      <text:p text:style-name="P5"><text:span text:style-name="T1">ÖZET</text:span></text:p>
      <text:p text:style-name="P5"><text:span text:style-name="T1">Client-Driven:</text:span></text:p>
      <text:p text:style-name="P20"><text:span text:style-name="T1">Client istek yapar.Server client in seçebileceği seçenekeleri döner ve client seçim yapar.</text:span></text:p>
      <text:p text:style-name="P21"><text:span text:style-name="T1">Avantajı:Server tarafındaki implementasyonu kolaydır.</text:span><text:span text:style-name="T3">Ayrıca client daima dogru olanı seçer.</text:span></text:p>
      <text:p text:style-name="P22"><text:span text:style-name="T3">D</text:span><text:span text:style-name="T1">ezavantajı:</text:span><text:span text:style-name="T4">Gecikmeye neden olur.<text:tab/>Dogru içeriğin alınabilmesi için en az 2 istek yapılması gerekir.</text:span></text:p>
      <text:p text:style-name="P23"><text:span text:style-name="T4">(</text:span><text:span text:style-name="T1">istek yap dönen seçenekler arasından seçim yap, tekrar istek yap.)</text:span></text:p>
      <text:p text:style-name="P6"><text:span text:style-name="T1">Server Driven:</text:span></text:p>
      <text:p text:style-name="P24"><text:span text:style-name="T1">Server client in Request başlıgına bakar ve neyi sunması gerektiğine karar verir.</text:span></text:p>
      <text:p text:style-name="P25"><text:span text:style-name="T1">Avantajı:</text:span><text:span text:style-name="T5">Client drivendan hızlı.</text:span></text:p>
      <text:p text:style-name="P26"><text:span text:style-name="T1">Dezavantajı:Gelen header ne dönmesi gerektiğine karar veremezse, tahmin yaparak döner.</text:span></text:p>
      <text:p text:style-name="P7"><text:span text:style-name="T1">Transparent:</text:span></text:p>
      <text:p text:style-name="P27"><text:span text:style-name="T1">Araya bir katman yerleştirilir. Genellikle bu proxy cachetir. </text:span><text:span text:style-name="T6">Client adına server a istek yapar.</text:span></text:p>
      <text:p text:style-name="P28"><text:span text:style-name="T1">Avantajı: Webserverin yükünü azaltır. </text:span><text:span text:style-name="T7">Client drivendan hızlıdır.</text:span></text:p>
      <text:p text:style-name="P29"><text:span text:style-name="T7">D</text:span><text:span text:style-name="T1">ezavantajı: Ne yapacagına karar veremediği durumlar olabilir.(Formal olmayan belirtimlerde.)</text:span></text:p>
      <text:p text:style-name="P8"><text:span text:style-name="T1"/></text:p>
      <text:p text:style-name="P9"><text:span text:style-name="T1">1-Client Driven</text:span></text:p>
      <text:p text:style-name="P9"><text:span text:style-name="T1">-</text:span><text:span text:style-name="T8">Client seçim yapar.</text:span></text:p>
      <text:p text:style-name="P9"><text:span text:style-name="T8">-server seçenekleri sunar.</text:span></text:p>
      <text:p text:style-name="P9"><text:span text:style-name="T8">-client istegi döküman için tekrar istek yapar.</text:span></text:p>
      <text:p text:style-name="P9"><text:span text:style-name="T8">Seçim client tarafında browser üzerinden manuel olarak gerçekleşir.</text:span></text:p>
      <text:p text:style-name="P10"><text:span text:style-name="T8">Bu seçime karşın server tarafında 2 şekilde sunum yapılabilir.</text:span></text:p>
      <text:p text:style-name="P11"><text:span text:style-name="T8">-Html sayfasının istenen versiyonu döner.</text:span></text:p>
      <text:p text:style-name="P11"><text:span text:style-name="T8">-</text:span><text:span text:style-name="T9">300 Multiple Response kodu ile HTTP/1.1 response header döner.</text:span><text:span text:style-name="T10">İstemci bu başlıgı alır </text:span><text:span text:style-name="T11">ve sayfayı gösterir </text:span><text:span text:style-name="T12">veya seçim yapılması için bir popup çıkarır.</text:span></text:p>
      <text:p text:style-name="P12"><text:span text:style-name="T12">D</text:span><text:span text:style-name="T8">ezavanatajı:</text:span></text:p>
      <text:p text:style-name="P12"><text:span text:style-name="T8">Sayfayı birden fazla link içermeye zorlar.(Anasayfa ve alternatif sayfaların linkleri-seçim için.)</text:span></text:p>
      <text:p text:style-name="P13"><text:span text:style-name="T1">2-Server Driven</text:span></text:p>
      <text:p text:style-name="P30"><text:span text:style-name="T1">Client drivendaki en önemli sorum server ile client arasındaki iletişimin artmasıdır. </text:span><text:span text:style-name="T20">Buna karşın Client tarafından yeterli bilgiler gönderilirse server tarafından hangi içeriğin döneceğine dair karar verilebilir.</text:span></text:p>
      <text:p text:style-name="P31"><text:span text:style-name="T20">2 </text:span><text:span text:style-name="T1">Mekanizma vardır:</text:span></text:p>
      <text:p text:style-name="P31"><text:span text:style-name="T1"/></text:p>
      <text:p text:style-name="P31"><text:soft-page-break/><text:span text:style-name="T1">-</text:span><text:span text:style-name="T21">server client dan gelen ACCEPT-HEADER a bakar ve ilişkili RESPONSE-HEADER döner.</text:span></text:p>
      <text:p text:style-name="P31"><text:span text:style-name="T21">-</text:span><text:span text:style-name="T22">Gelen istek başlıgındaki diğer alanlarıda dikkate alarak cevap dönülmesi.</text:span></text:p>
      <text:p text:style-name="P32"><text:span text:style-name="T22">(</text:span><text:span text:style-name="T1">VARY ing on Headers)</text:span></text:p>
      <text:p text:style-name="P14"><text:span text:style-name="T1">Örn:</text:span><text:span text:style-name="T8">Client ın User-Agent ına bakılarak, Server ın ne döneceğine karar vermesi.</text:span></text:p>
      <text:p text:style-name="P14"><text:span text:style-name="T8"/></text:p>
      <text:p text:style-name="P15"><text:span text:style-name="T8">İÇERİGİN BELİRLENMESİNDE KULLANILAN </text:span><text:span text:style-name="T13">HEADER ALANLARI:</text:span><text:span text:style-name="T18">(İSTEK BAŞLIGINDADIRLAR.)</text:span></text:p>
      <text:p text:style-name="P15"><text:span text:style-name="T13">-</text:span><text:span text:style-name="T23">accept: </text:span><text:span text:style-name="T14">server ın hangi media tipine yönelik içerik dönmesi gerektiğini belirler.</text:span></text:p>
      <text:p text:style-name="P15"><text:span text:style-name="T14">-</text:span><text:span text:style-name="T23">accept-language:</text:span><text:span text:style-name="T15">Server a hangi dile yönelik içerik dönmesi gerketiği belirtir.</text:span></text:p>
      <text:p text:style-name="P15"><text:span text:style-name="T15">-</text:span><text:span text:style-name="T24">accept-charset:</text:span><text:span text:style-name="T16">server a hangi charset tipine göre cevap dönmesi gerektiğini söyler.</text:span></text:p>
      <text:p text:style-name="P15"><text:span text:style-name="T16">-</text:span><text:span text:style-name="T25">accept-encoding:</text:span><text:span text:style-name="T17">servera hangi encoding tipine göre cevap dönmesi gerektiğini söyler.</text:span></text:p>
      <text:p text:style-name="P16"><text:span text:style-name="T8">Sever tarafında;</text:span></text:p>
      <text:p text:style-name="P15"><text:span text:style-name="T17"/></text:p>
      <table:table table:name="Table1" table:style-name="Table1">
        <table:table-column table:style-name="Table1.A"/>
        <table:table-column table:style-name="Table1.B"/>
        <table:table-row table:style-name="Table1.1">
          <table:table-cell table:style-name="Table1.A1" office:value-type="string">
            <text:p text:style-name="P47"><text:span text:style-name="T17">Accept <text:s/>header</text:span></text:p>
          </table:table-cell>
          <table:table-cell table:style-name="Table1.A1" office:value-type="string">
            <text:p text:style-name="P47">Entity header</text:p>
          </table:table-cell>
        </table:table-row>
        <table:table-row table:style-name="Table1.2">
          <table:table-cell table:style-name="Table1.A1" office:value-type="string">
            <text:p text:style-name="P47">Accept</text:p>
          </table:table-cell>
          <table:table-cell table:style-name="Table1.A1" office:value-type="string">
            <text:p text:style-name="P47">Content-Type</text:p>
          </table:table-cell>
        </table:table-row>
        <table:table-row table:style-name="Table1.3">
          <table:table-cell table:style-name="Table1.A1" office:value-type="string">
            <text:p text:style-name="P47">Accept-Language</text:p>
          </table:table-cell>
          <table:table-cell table:style-name="Table1.A1" office:value-type="string">
            <text:p text:style-name="P47">Content-Language</text:p>
          </table:table-cell>
        </table:table-row>
        <table:table-row table:style-name="Table1.4">
          <table:table-cell table:style-name="Table1.A1" office:value-type="string">
            <text:p text:style-name="P47">Accept-Charset</text:p>
          </table:table-cell>
          <table:table-cell table:style-name="Table1.A1" office:value-type="string">
            <text:p text:style-name="P47">Content-Type</text:p>
          </table:table-cell>
        </table:table-row>
        <table:table-row table:style-name="Table1.5">
          <table:table-cell table:style-name="Table1.A1" office:value-type="string">
            <text:p text:style-name="P47">Accept-Encoding</text:p>
          </table:table-cell>
          <table:table-cell table:style-name="Table1.A1" office:value-type="string">
            <text:p text:style-name="P47">Content-Encoding</text:p>
          </table:table-cell>
        </table:table-row>
      </table:table>
      <text:p text:style-name="P15"><text:span text:style-name="T17"/></text:p>
      <text:p text:style-name="P16"><text:span text:style-name="T17">Ş</text:span><text:span text:style-name="T8">eklinde bir eşleme gerçekleşir.</text:span></text:p>
      <text:p text:style-name="P16"><text:span text:style-name="T8"/></text:p>
      <text:p text:style-name="P17"><text:span text:style-name="T1">Header da Quality value gönderme:</text:span></text:p>
      <text:p text:style-name="P40"><text:span text:style-name="T26">Client tarafından başlıkta;</text:span></text:p>
      <text:p text:style-name="P40"><text:span text:style-name="T26"/></text:p>
      <text:p text:style-name="P41"><text:span text:style-name="T19"><text:s/></text:span><text:span text:style-name="T1">Accept-Language: en;q=0.5, fr;q=0.0, nl; q=1.0, tr;q=0.0</text:span></text:p>
      <text:p text:style-name="P41"><text:span text:style-name="T1"/></text:p>
      <text:p text:style-name="P42"><text:span text:style-name="T1">şeklide belirtim yapılarak, serverın karar vermesi kolaylaştırılabilir. </text:span><text:span text:style-name="T27">Eger server client in <text:s/>istediği dökümanı içermiyorsa, istek yapılan sayfa transcode edilerek dönüştürülür öyle dönülebilir.</text:span></text:p>
      <text:p text:style-name="P43"><text:span text:style-name="T27">V</text:span><text:span text:style-name="T1">ARY</text:span></text:p>
      <text:p text:style-name="P33"><text:span text:style-name="T1">Serverlar Client ın yaptıgı istek başlıgındaki diğer alanlarıda(headerlarıda) değerlendirerek karar alırlar.</text:span><text:span text:style-name="T28">Örn:user-agent servera bakılabilir.</text:span></text:p>
      <text:p text:style-name="P33"><text:span text:style-name="T28">-</text:span><text:span text:style-name="T29">Server hangi browserın javascript destkeleyip hangisinin desteklemediğini bilir. Bu yolla hangi browser a java script içeren içerip dönüp hangisine dönmeyeceğini bilir.</text:span></text:p>
      <text:p text:style-name="P34"><text:span text:style-name="T29">V</text:span><text:span text:style-name="T1">ARY HEADER-&gt; cache derki, şu başlık </text:span><text:span text:style-name="T30">veya başlıklar </text:span><text:span text:style-name="T1">serverın en uygun içeriği dönmesi için faydalıdır.</text:span></text:p>
      <text:p text:style-name="P34"><text:span text:style-name="T1"/></text:p>
      <text:p text:style-name="P35"><text:span text:style-name="T1">Örn:</text:span><text:span text:style-name="T31">Joe nin index sayfasının farklı 2 farklı versiyonu olsun.Bu sayfaları server üzerinde uygun yerlere konulandırmak zorundadır.</text:span></text:p>
      <text:p text:style-name="P36"><text:span text:style-name="T31">B</text:span><text:span text:style-name="T1">unu apache üzerinde otomatikleştirmek için Type-map file oluşturup bundan apachenin otomatik olarak dosyaları uygun yerlere yerleştirmesi sağlanabilir.</text:span></text:p>
      <text:p text:style-name="P36"><text:span text:style-name="T1"/></text:p>
      <text:p text:style-name="P37"><text:soft-page-break/><text:span text:style-name="T1">Örnek type-map dosyası:</text:span></text:p>
      <text:p text:style-name="P1"><text:span text:style-name="T1">URI: joes-hardware.html</text:span></text:p>
      <text:p text:style-name="P1"><text:span text:style-name="T1">URI: joes-hardware.en.html</text:span></text:p>
      <text:p text:style-name="P1"><text:span text:style-name="T1">Content-type: text/html</text:span></text:p>
      <text:p text:style-name="P1"><text:span text:style-name="T1">Content-language: en</text:span></text:p>
      <text:p text:style-name="P1"><text:span text:style-name="T1">URI: joes-hardware.en.html</text:span></text:p>
      <text:p text:style-name="P1"><text:span text:style-name="T1">Content-type: text/html;charset=iso-885902</text:span></text:p>
      <text:p text:style-name="P1"><text:span text:style-name="T1">Content-language: fr, de</text:span></text:p>
      <text:p text:style-name="P1"><text:span text:style-name="T1"/></text:p>
      <text:p text:style-name="P18"><text:span text:style-name="T1">3-TRANSPARENT</text:span></text:p>
      <text:p text:style-name="P38"><text:span text:style-name="T1">-Cache kullanımı yolu ile server driven içerik getirim zamanın azaltılmasını amaçlar.Client cache gider.Cache server a gider.</text:span></text:p>
      <text:p text:style-name="P38"><draw:g text:anchor-type="paragraph" draw:z-index="0" draw:style-name="gr1"><draw:g draw:style-name="gr2"><draw:g draw:style-name="gr2"><draw:custom-shape draw:style-name="gr3" draw:text-style-name="P48" svg:width="0.4161in" svg:height="0.9134in" svg:x="0.1106in" svg:y="2.9161in"><text:p/><draw:enhanced-geometry svg:viewBox="0 0 315 443" draw:mirror-horizontal="false" draw:mirror-vertical="false" draw:type="non-primitive" draw:enhanced-path="M 112 50 L 55 0 49 1 45 3 41 6 34 12 28 18 21 24 17 31 10 41 6 49 3 57 1 67 1 77 0 85 1 94 2 105 4 115 8 124 15 133 23 143 33 152 42 162 53 174 60 184 69 192 76 199 84 205 93 212 97 224 102 237 108 251 113 258 118 265 122 270 126 273 134 276 140 277 148 278 168 276 198 274 228 273 279 280 282 296 285 316 289 341 285 368 282 388 280 414 279 416 275 417 254 417 106 421 106 442 184 438 271 434 303 433 304 411 305 387 307 358 308 325 309 292 311 261 314 217 112 50 N"/></draw:custom-shape><draw:g draw:style-name="gr2"><draw:custom-shape draw:style-name="gr4" draw:text-style-name="P48" svg:width="0.8579in" svg:height="1.6248in" svg:x="0.052in" svg:y="2.1965in"><text:p/><draw:enhanced-geometry svg:viewBox="0 0 648 788" draw:mirror-horizontal="false" draw:mirror-vertical="false" draw:type="non-primitive" draw:enhanced-path="M 50 171 L 44 161 35 144 24 130 0 113 39 132 40 129 42 127 0 98 21 107 10 83 32 107 56 118 61 116 21 71 46 85 73 116 47 71 88 101 63 68 95 101 101 96 67 53 110 94 117 94 86 58 119 88 99 51 120 76 135 86 115 40 131 68 147 81 124 6 146 46 158 66 148 37 167 78 158 31 170 0 162 34 172 60 173 30 187 21 176 35 178 69 187 53 183 76 190 84 201 95 208 100 226 107 255 117 273 124 292 131 309 140 329 151 344 163 350 170 351 175 350 178 340 182 316 187 293 192 293 213 308 256 314 274 318 299 317 303 315 307 309 310 305 312 300 312 285 310 273 309 272 320 277 331 296 360 307 377 319 397 341 427 347 451 384 483 415 507 419 519 428 543 433 564 440 586 453 627 464 654 487 694 495 701 503 707 511 712 518 715 533 717 540 718 557 722 575 728 591 733 604 740 620 749 630 754 640 761 644 765 647 772 647 776 647 781 641 782 631 783 603 787 564 784 496 787 435 787 420 786 415 785 410 784 408 773 405 737 397 663 395 630 387 602 383 591 376 585 367 583 354 579 342 577 324 576 300 575 254 578 214 580 203 580 196 580 187 578 182 576 176 574 173 571 170 566 166 561 162 554 159 547 150 530 144 514 136 498 127 484 117 467 109 456 104 448 101 443 99 434 98 410 93 350 91 323 95 298 98 273 78 235 71 216 65 199 60 185 50 171 N"/></draw:custom-shape><draw:g draw:style-name="gr2"><draw:g draw:style-name="gr2"><draw:custom-shape draw:style-name="gr5" draw:text-style-name="P48" svg:width="0.0134in" svg:height="0.1031in" svg:x="0.3244in" svg:y="2.4579i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draw:style-name="gr6" draw:text-style-name="P48" svg:width="0.0303in" svg:height="0.0697in" svg:x="0.2791in" svg:y="2.4091in"><text:p/><draw:enhanced-geometry svg:viewBox="0 0 23 34" draw:mirror-horizontal="false" draw:mirror-vertical="false" draw:type="non-primitive" draw:enhanced-path="M 22 0 L 16 1 11 2 7 5 4 8 2 14 0 21 0 27 1 33 N"/></draw:custom-shape></draw:g><draw:g draw:style-name="gr2"><draw:custom-shape draw:style-name="gr7" draw:text-style-name="P48" svg:width="0.2524in" svg:height="0.198in" svg:x="0.2307in" svg:y="2.987in"><text:p/><draw:enhanced-geometry svg:viewBox="0 0 191 96" draw:mirror-horizontal="false" draw:mirror-vertical="false" draw:type="non-primitive" draw:enhanced-path="M 0 0 L 9 10 26 27 43 44 59 60 73 72 85 80 92 85 100 89 112 91 125 94 137 95 146 95 155 92 163 89 171 86 180 85 190 84 N"/></draw:custom-shape><draw:custom-shape draw:style-name="gr8" draw:text-style-name="P48" svg:width="0.1469in" svg:height="0.3358in" svg:x="0.2661in" svg:y="2.7299in"><text:p/><draw:enhanced-geometry svg:viewBox="0 0 111 163" draw:mirror-horizontal="false" draw:mirror-vertical="false" draw:type="non-primitive" draw:enhanced-path="M 110 61 L 106 50 104 40 103 28 105 21 106 15 105 8 103 2 102 1 100 2 94 8 88 13 79 13 76 6 72 2 65 1 58 0 55 6 53 12 42 12 39 10 35 6 31 5 28 5 25 7 22 10 22 28 17 27 8 25 3 25 2 27 2 31 4 39 7 48 9 54 0 89 4 92 14 97 41 112 52 112 66 124 104 162 N"/></draw:custom-shape></draw:g></draw:g></draw:g></draw:g><draw:g draw:style-name="gr2"><draw:custom-shape draw:style-name="gr9" draw:text-style-name="P48" svg:width="0.685in" svg:height="0.8039in" svg:x="0.5028in" svg:y="3.0272in"><text:p/><draw:enhanced-geometry svg:viewBox="0 0 518 390" draw:mirror-horizontal="false" draw:mirror-vertical="false" draw:type="non-primitive" draw:enhanced-path="M 517 388 L 517 188 509 29 256 0 8 33 0 188 0 385 43 385 47 105 469 105 473 389 517 388 N"/></draw:custom-shape><draw:g draw:style-name="gr2"><draw:g draw:style-name="gr2"><draw:g draw:style-name="gr2"><draw:custom-shape draw:style-name="gr10" draw:text-style-name="P48" svg:width="0.285in" svg:height="0.2161in" svg:x="0.589in" svg:y="3.0079in"><text:p/><draw:enhanced-geometry svg:viewBox="0 0 216 105" draw:mirror-horizontal="false" draw:mirror-vertical="false" draw:type="non-primitive" draw:enhanced-path="M 0 23 L 98 0 215 75 114 104 59 62 42 49 0 23 N"/></draw:custom-shape><draw:custom-shape draw:style-name="gr11" draw:text-style-name="P48" svg:width="0.1425in" svg:height="0.1051in" svg:x="0.7311in" svg:y="3.1618in"><text:p/><draw:enhanced-geometry svg:viewBox="0 0 108 51" draw:mirror-horizontal="false" draw:mirror-vertical="false" draw:type="non-primitive" draw:enhanced-path="M 5 29 L 107 0 107 13 0 50 5 29 N"/></draw:custom-shape><draw:custom-shape draw:style-name="gr12" draw:text-style-name="P48" svg:width="0.1567in" svg:height="0.2142in" svg:x="0.5846in" svg:y="3.0528in"><text:p/><draw:enhanced-geometry svg:viewBox="0 0 118 104" draw:mirror-horizontal="false" draw:mirror-vertical="false" draw:type="non-primitive" draw:enhanced-path="M 49 30 L 86 58 117 82 111 103 71 73 34 47 0 22 3 0 23 14 49 30 N"/></draw:custom-shape></draw:g><draw:g draw:style-name="gr2"><draw:g draw:style-name="gr2"><draw:custom-shape draw:style-name="gr13" draw:text-style-name="P48" svg:width="0.1016in" svg:height="0.1157in" svg:x="0.711in" svg:y="3.0508in"><text:p/><draw:enhanced-geometry svg:viewBox="0 0 77 56" draw:mirror-horizontal="false" draw:mirror-vertical="false" draw:type="non-primitive" draw:enhanced-path="M 0 0 L 29 23 76 55 N"/></draw:custom-shape><draw:custom-shape draw:style-name="gr14" draw:text-style-name="P48" svg:width="0.0988in" svg:height="0.113in" svg:x="0.6799in" svg:y="3.061in"><text:p/><draw:enhanced-geometry svg:viewBox="0 0 75 55" draw:mirror-horizontal="false" draw:mirror-vertical="false" draw:type="non-primitive" draw:enhanced-path="M 0 0 L 40 29 74 54 N"/></draw:custom-shape><draw:custom-shape draw:style-name="gr15" draw:text-style-name="P48" svg:width="0.1177in" svg:height="0.115in" svg:x="0.6429in" svg:y="3.0756in"><text:p/><draw:enhanced-geometry svg:viewBox="0 0 89 56" draw:mirror-horizontal="false" draw:mirror-vertical="false" draw:type="non-primitive" draw:enhanced-path="M 0 0 L 40 20 65 38 88 55 N"/></draw:custom-shape></draw:g><draw:g draw:style-name="gr2"><draw:line draw:style-name="gr16" draw:text-style-name="P49" svg:x1="0.6283in" svg:y1="3.076in" svg:x2="0.7165in" svg:y2="3.0433in"><text:p/></draw:line><draw:line draw:style-name="gr17" draw:text-style-name="P49" svg:x1="0.6614in" svg:y1="3.1in" svg:x2="0.7406in" svg:y2="3.0689in"><text:p/></draw:line><draw:line draw:style-name="gr18" draw:text-style-name="P49" svg:x1="0.6874in" svg:y1="3.1228in" svg:x2="0.7626in" svg:y2="3.0878in"><text:p/></draw:line><draw:line draw:style-name="gr19" draw:text-style-name="P49" svg:x1="0.7091in" svg:y1="3.1476in" svg:x2="0.7787in" svg:y2="3.1126in"><text:p/></draw:line><draw:line draw:style-name="gr20" draw:text-style-name="P49" svg:x1="0.7311in" svg:y1="3.1657in" svg:x2="0.8031in" svg:y2="3.1248in"><text:p/></draw:line><draw:line draw:style-name="gr21" draw:text-style-name="P49" svg:x1="0.7417in" svg:y1="3.1878in" svg:x2="0.8169in" svg:y2="3.1555in"><text:p/></draw:line></draw:g></draw:g></draw:g><draw:g draw:style-name="gr2"><draw:custom-shape draw:style-name="gr22" draw:text-style-name="P48" svg:width="0.1469in" svg:height="0.1276in" svg:x="0.8091in" svg:y="3.1709in"><text:p/><draw:enhanced-geometry svg:viewBox="0 0 111 62" draw:mirror-horizontal="false" draw:mirror-vertical="false" draw:type="non-primitive" draw:enhanced-path="M 0 17 L 2 29 6 40 11 49 21 55 34 59 47 61 61 58 73 51 83 40 85 28 91 17 100 8 110 0 N"/></draw:custom-shape><draw:g draw:style-name="gr2"><draw:g draw:style-name="gr2"><draw:custom-shape draw:style-name="gr23" draw:text-style-name="P48" svg:width="0.6406in" svg:height="0.9122in" svg:x="0.7618in" svg:y="2.3016in"><text:p/><draw:enhanced-geometry svg:viewBox="0 0 485 443" draw:mirror-horizontal="false" draw:mirror-vertical="false" draw:type="non-primitive" draw:enhanced-path="M 90 89 L 101 59 109 40 112 34 116 29 119 27 124 25 185 14 251 4 310 0 344 0 414 3 466 6 473 6 478 8 480 10 482 13 484 17 480 30 471 69 464 99 447 166 436 207 408 304 380 381 374 396 372 404 369 412 365 417 361 422 356 424 347 426 330 428 303 428 279 430 249 434 217 439 195 442 168 442 164 439 14 351 7 345 2 339 0 333 0 324 2 317 44 209 71 139 90 89 N"/></draw:custom-shape><draw:custom-shape draw:style-name="gr24" draw:text-style-name="P48" svg:width="0.3823in" svg:height="0.6941in" svg:x="0.7945in" svg:y="2.3917in"><text:p/><draw:enhanced-geometry svg:viewBox="0 0 289 337" draw:mirror-horizontal="false" draw:mirror-vertical="false" draw:type="non-primitive" draw:enhanced-path="M 66 100 L 86 52 105 9 108 7 111 6 116 5 199 0 279 0 283 0 285 2 288 6 281 36 269 62 247 111 206 194 171 266 162 293 156 312 151 322 146 330 141 333 139 335 134 336 128 335 121 331 112 325 103 318 94 312 85 306 4 276 1 274 0 271 1 267 2 264 66 100 N"/></draw:custom-shape></draw:g><draw:g draw:style-name="gr2"><draw:custom-shape draw:style-name="gr25" draw:text-style-name="P48" svg:width="0.0953in" svg:height="0.3795in" svg:x="1.2291in" svg:y="3.1161in"><text:p/><draw:enhanced-geometry svg:viewBox="0 0 72 184" draw:mirror-horizontal="false" draw:mirror-vertical="false" draw:type="non-primitive" draw:enhanced-path="M 0 0 L 2 12 5 22 10 30 20 35 32 39 41 46 49 55 56 70 60 82 56 92 49 101 42 109 37 117 33 128 31 140 36 152 40 159 51 169 60 176 71 183 N"/></draw:custom-shape><draw:custom-shape draw:style-name="gr26" draw:text-style-name="P48" svg:width="0.0122in" svg:height="0.0161in" svg:x="1.2256in" svg:y="3.102i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g></draw:g></draw:g></draw:g></draw:g></draw:g><draw:g draw:style-name="gr2"><draw:g draw:style-name="gr2"><draw:custom-shape draw:style-name="gr27" draw:text-style-name="P48" svg:width="1.0343in" svg:height="0.348in" svg:x="4.8173in" svg:y="3.6965in"><text:p/><draw:enhanced-geometry svg:viewBox="0 0 573 255" draw:mirror-horizontal="false" draw:mirror-vertical="false" draw:type="non-primitive" draw:enhanced-path="M 59 135 L 51 148 23 165 7 179 0 184 0 192 7 201 17 207 35 209 54 215 361 251 392 254 417 254 434 254 445 249 458 245 467 237 476 231 572 0 59 135 N"/></draw:custom-shape><draw:custom-shape draw:style-name="gr28" draw:text-style-name="P48" svg:width="0.4878in" svg:height="0.3268in" svg:x="5.5374in" svg:y="3.6953in"><text:p/><draw:enhanced-geometry svg:viewBox="0 0 270 239" draw:mirror-horizontal="false" draw:mirror-vertical="false" draw:type="non-primitive" draw:enhanced-path="M 0 157 L 3 175 3 183 7 194 12 205 17 219 26 224 35 232 45 238 55 238 68 238 79 229 269 35 269 30 267 27 267 26 264 23 259 21 255 21 181 0 0 157 N"/></draw:custom-shape></draw:g><draw:custom-shape draw:style-name="gr29" draw:text-style-name="P48" svg:width="0.9323in" svg:height="0.2205in" svg:x="4.9272in" svg:y="3.7043in"><text:p/><draw:enhanced-geometry svg:viewBox="0 0 516 161" draw:mirror-horizontal="false" draw:mirror-vertical="false" draw:type="non-primitive" draw:enhanced-path="M 515 0 L 342 144 337 152 331 157 318 160 300 157 0 126 4 100 515 0 N"/></draw:custom-shape><draw:g draw:style-name="gr2"><draw:custom-shape draw:style-name="gr30" draw:text-style-name="P48" svg:width="0.935in" svg:height="1.3567in" svg:x="4.9236in" svg:y="2.5583in"><text:p/><draw:enhanced-geometry svg:viewBox="0 0 518 991" draw:mirror-horizontal="false" draw:mirror-vertical="false" draw:type="non-primitive" draw:enhanced-path="M 517 2 L 517 830 344 979 339 984 333 988 323 990 303 990 18 959 9 957 1 953 0 946 0 935 0 38 314 0 517 2 N"/></draw:custom-shape><draw:custom-shape draw:style-name="gr31" draw:text-style-name="P48" svg:width="0.9335in" svg:height="0.085in" svg:x="4.9181in" svg:y="2.5508in"><text:p/><draw:enhanced-geometry svg:viewBox="0 0 517 62" draw:mirror-horizontal="false" draw:mirror-vertical="false" draw:type="non-primitive" draw:enhanced-path="M 3 39 L 296 0 516 5 314 61 0 47 0 43 0 40 3 39 N"/></draw:custom-shape></draw:g><draw:g draw:style-name="gr2"><draw:custom-shape draw:style-name="gr32" draw:text-style-name="P48" svg:width="0.6031in" svg:height="1.2622in" svg:x="4.911in" svg:y="2.6043in"><text:p/><draw:enhanced-geometry svg:viewBox="0 0 334 922" draw:mirror-horizontal="false" draw:mirror-vertical="false" draw:type="non-primitive" draw:enhanced-path="M 7 890 L 12 903 18 903 28 903 37 903 333 921 333 35 328 23 323 19 317 14 304 14 295 14 68 0 37 0 26 0 18 0 7 4 4 5 0 17 0 35 0 505 0 513 4 513 7 513 7 890 N"/></draw:custom-shape><draw:line draw:style-name="gr33" draw:text-style-name="P49" svg:x1="5.55in" svg:y1="2.6232in" svg:x2="5.55in" svg:y2="3.8587in"><text:p/></draw:line><draw:custom-shape draw:style-name="gr34" draw:text-style-name="P48" svg:width="0.0461in" svg:height="1.2524in" svg:x="5.5in" svg:y="2.6189in"><text:p/><draw:enhanced-geometry svg:viewBox="0 0 26 915" draw:mirror-horizontal="false" draw:mirror-vertical="false" draw:type="non-primitive" draw:enhanced-path="M 0 914 L 25 897 25 0 0 11 0 914 N"/></draw:custom-shape><draw:line draw:style-name="gr35" draw:text-style-name="P49" svg:x1="4.911in" svg:y1="3.2091in" svg:x2="5.5016in" svg:y2="3.2362in"><text:p/></draw:line><draw:line draw:style-name="gr36" draw:text-style-name="P49" svg:x1="4.911in" svg:y1="3.2882in" svg:x2="5.5016in" svg:y2="3.3181in"><text:p/></draw:line><draw:g draw:style-name="gr2"><draw:line draw:style-name="gr37" draw:text-style-name="P49" svg:x1="4.952in" svg:y1="3.8299in" svg:x2="5.5008in" svg:y2="3.8693in"><text:p/></draw:line><draw:line draw:style-name="gr38" draw:text-style-name="P49" svg:x1="5.4378in" svg:y1="3.8748in" svg:x2="5.4378in" svg:y2="3.3386in"><text:p/></draw:line><draw:line draw:style-name="gr39" draw:text-style-name="P49" svg:x1="4.9642in" svg:y1="3.3087in" svg:x2="4.9642in" svg:y2="3.8406in"><text:p/></draw:line><draw:line draw:style-name="gr40" draw:text-style-name="P49" svg:x1="4.9846in" svg:y1="3.3087in" svg:x2="4.9846in" svg:y2="3.8406in"><text:p/></draw:line><draw:line draw:style-name="gr41" draw:text-style-name="P49" svg:x1="5.0024in" svg:y1="3.3126in" svg:x2="5.0024in" svg:y2="3.8449in"><text:p/></draw:line><draw:line draw:style-name="gr42" draw:text-style-name="P49" svg:x1="5.0256in" svg:y1="3.3126in" svg:x2="5.0256in" svg:y2="3.8449in"><text:p/></draw:line><draw:line draw:style-name="gr43" draw:text-style-name="P49" svg:x1="5.0402in" svg:y1="3.3126in" svg:x2="5.0402in" svg:y2="3.8449in"><text:p/></draw:line><draw:line draw:style-name="gr44" draw:text-style-name="P49" svg:x1="5.1165in" svg:y1="3.3142in" svg:x2="5.1165in" svg:y2="3.8461in"><text:p/></draw:line><draw:line draw:style-name="gr45" draw:text-style-name="P49" svg:x1="5.0606in" svg:y1="3.3126in" svg:x2="5.0606in" svg:y2="3.8461in"><text:p/></draw:line><draw:line draw:style-name="gr46" draw:text-style-name="P49" svg:x1="5.0799in" svg:y1="3.3126in" svg:x2="5.0799in" svg:y2="3.8461in"><text:p/></draw:line><draw:line draw:style-name="gr47" draw:text-style-name="P49" svg:x1="5.102in" svg:y1="3.3142in" svg:x2="5.102in" svg:y2="3.8461in"><text:p/></draw:line><draw:line draw:style-name="gr48" draw:text-style-name="P49" svg:x1="5.1398in" svg:y1="3.3185in" svg:x2="5.1398in" svg:y2="3.852in"><text:p/></draw:line><draw:line draw:style-name="gr49" draw:text-style-name="P49" svg:x1="5.1559in" svg:y1="3.3201in" svg:x2="5.1559in" svg:y2="3.8524in"><text:p/></draw:line><draw:line draw:style-name="gr50" draw:text-style-name="P49" svg:x1="5.176in" svg:y1="3.3201in" svg:x2="5.176in" svg:y2="3.8563in"><text:p/></draw:line><draw:line draw:style-name="gr51" draw:text-style-name="P49" svg:x1="5.1988in" svg:y1="3.3232in" svg:x2="5.1988in" svg:y2="3.8555in"><text:p/></draw:line><draw:line draw:style-name="gr52" draw:text-style-name="P49" svg:x1="5.2193in" svg:y1="3.3232in" svg:x2="5.2193in" svg:y2="3.8555in"><text:p/></draw:line><draw:line draw:style-name="gr53" draw:text-style-name="P49" svg:x1="5.2425in" svg:y1="3.3252in" svg:x2="5.2425in" svg:y2="3.8587in"><text:p/></draw:line><draw:line draw:style-name="gr54" draw:text-style-name="P49" svg:x1="5.2591in" svg:y1="3.3252in" svg:x2="5.2591in" svg:y2="3.8587in"><text:p/></draw:line><draw:line draw:style-name="gr55" draw:text-style-name="P49" svg:x1="5.2823in" svg:y1="3.3291in" svg:x2="5.2823in" svg:y2="3.8638in"><text:p/></draw:line><draw:line draw:style-name="gr56" draw:text-style-name="P49" svg:x1="5.3004in" svg:y1="3.8634in" svg:x2="5.3004in" svg:y2="3.3248in"><text:p/></draw:line><draw:line draw:style-name="gr57" draw:text-style-name="P49" svg:x1="5.3201in" svg:y1="3.3291in" svg:x2="5.3201in" svg:y2="3.8638in"><text:p/></draw:line><draw:line draw:style-name="gr58" draw:text-style-name="P49" svg:x1="5.3417in" svg:y1="3.3319in" svg:x2="5.3417in" svg:y2="3.8638in"><text:p/></draw:line><draw:line draw:style-name="gr59" draw:text-style-name="P49" svg:x1="5.3583in" svg:y1="3.3319in" svg:x2="5.3583in" svg:y2="3.8693in"><text:p/></draw:line><draw:line draw:style-name="gr60" draw:text-style-name="P49" svg:x1="5.3764in" svg:y1="3.3319in" svg:x2="5.3764in" svg:y2="3.8693in"><text:p/></draw:line><draw:line draw:style-name="gr61" draw:text-style-name="P49" svg:x1="5.3961in" svg:y1="3.8693in" svg:x2="5.3961in" svg:y2="3.3319in"><text:p/></draw:line><draw:line draw:style-name="gr62" draw:text-style-name="P49" svg:x1="5.4177in" svg:y1="3.3386in" svg:x2="5.4177in" svg:y2="3.8705in"><text:p/></draw:line></draw:g><draw:line draw:style-name="gr63" draw:text-style-name="P49" svg:x1="4.911in" svg:y1="2.7244in" svg:x2="5.5016in" svg:y2="2.7484in"><text:p/></draw:line><draw:line draw:style-name="gr64" draw:text-style-name="P49" svg:x1="4.911in" svg:y1="3.3087in" svg:x2="5.5016in" svg:y2="3.3386in"><text:p/></draw:line><draw:g draw:style-name="gr2"><draw:custom-shape draw:style-name="gr65" draw:text-style-name="P48" svg:width="0.0303in" svg:height="0.0197in" svg:x="4.9846in" svg:y="2.6618i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draw:style-name="gr66" draw:text-style-name="P48" svg:width="0.0307in" svg:height="0.0217in" svg:x="5.0988in" svg:y="2.6669i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draw:style-name="gr67" draw:text-style-name="P48" svg:width="0.0307in" svg:height="0.0205in" svg:x="5.2091in" svg:y="2.6709i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draw:style-name="gr68" draw:text-style-name="P48" svg:width="0.0559in" svg:height="0.0598in" svg:x="5.3965in" svg:y="2.6618in"><text:p/><draw:enhanced-geometry svg:viewBox="0 0 31 44" draw:mirror-horizontal="false" draw:mirror-vertical="false" draw:type="non-primitive" draw:enhanced-path="M 0 0 L 30 2 30 43 0 41 0 0 N"/></draw:custom-shape></draw:g><draw:g draw:style-name="gr2"><draw:line draw:style-name="gr69" draw:text-style-name="P49" svg:x1="4.911in" svg:y1="2.8055in" svg:x2="5.5118in" svg:y2="2.8327in"><text:p/></draw:line><draw:line draw:style-name="gr70" draw:text-style-name="P49" svg:x1="4.911in" svg:y1="2.8882in" svg:x2="5.5012in" svg:y2="2.9169in"><text:p/></draw:line><draw:line draw:style-name="gr71" draw:text-style-name="P49" svg:x1="4.911in" svg:y1="3.0472in" svg:x2="5.5012in" svg:y2="3.0772in"><text:p/></draw:line><draw:line draw:style-name="gr72" draw:text-style-name="P49" svg:x1="4.911in" svg:y1="3.1252in" svg:x2="5.5118in" svg:y2="3.1579in"><text:p/></draw:line><draw:line draw:style-name="gr73" draw:text-style-name="P49" svg:x1="4.911in" svg:y1="2.965in" svg:x2="5.5106in" svg:y2="2.9949in"><text:p/></draw:line><draw:custom-shape draw:style-name="gr74" draw:text-style-name="P48" svg:width="0.4913in" svg:height="0.1106in" svg:x="4.9575in" svg:y="2.8079in"><text:p/><draw:enhanced-geometry svg:viewBox="0 0 272 81" draw:mirror-horizontal="false" draw:mirror-vertical="false" draw:type="non-primitive" draw:enhanced-path="M 0 0 L 0 62 271 80 271 19 0 0 N"/></draw:custom-shape><draw:custom-shape draw:style-name="gr75" draw:text-style-name="P48" svg:width="0.4913in" svg:height="0.1087in" svg:x="4.9575in" svg:y="2.8882in"><text:p/><draw:enhanced-geometry svg:viewBox="0 0 272 79" draw:mirror-horizontal="false" draw:mirror-vertical="false" draw:type="non-primitive" draw:enhanced-path="M 0 0 L 0 60 271 78 271 17 0 0 N"/></draw:custom-shape><draw:custom-shape draw:style-name="gr76" draw:text-style-name="P48" svg:width="0.4913in" svg:height="0.1079in" svg:x="4.9575in" svg:y="2.9669in"><text:p/><draw:enhanced-geometry svg:viewBox="0 0 272 79" draw:mirror-horizontal="false" draw:mirror-vertical="false" draw:type="non-primitive" draw:enhanced-path="M 0 0 L 0 60 271 78 271 17 0 0 N"/></draw:custom-shape><draw:custom-shape draw:style-name="gr77" draw:text-style-name="P48" svg:width="0.4949in" svg:height="0.1094in" svg:x="4.9575in" svg:y="3.0472in"><text:p/><draw:enhanced-geometry svg:viewBox="0 0 274 80" draw:mirror-horizontal="false" draw:mirror-vertical="false" draw:type="non-primitive" draw:enhanced-path="M 0 0 L 0 58 273 79 273 19 0 0 N"/></draw:custom-shape><draw:g draw:style-name="gr2"><draw:custom-shape draw:style-name="gr78" draw:text-style-name="P48" svg:width="0.0307in" svg:height="0.0213in" svg:x="5.3272in" svg:y="2.8555i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draw:style-name="gr79" draw:text-style-name="P48" svg:width="0.2953in" svg:height="0.0469in" svg:x="5.0516in" svg:y="2.9071in"><text:p/><draw:enhanced-geometry svg:viewBox="0 0 164 34" draw:mirror-horizontal="false" draw:mirror-vertical="false" draw:type="non-primitive" draw:enhanced-path="M 0 33 L 0 0 163 11 N"/></draw:custom-shape><draw:custom-shape draw:style-name="gr80" draw:text-style-name="P48" svg:width="0.2803in" svg:height="0.0331in" svg:x="5.0591in" svg:y="2.9307in"><text:p/><draw:enhanced-geometry svg:viewBox="0 0 156 24" draw:mirror-horizontal="false" draw:mirror-vertical="false" draw:type="non-primitive" draw:enhanced-path="M 0 0 L 0 7 155 23 155 12 0 0 N"/></draw:custom-shape><draw:custom-shape draw:style-name="gr81" draw:text-style-name="P48" svg:width="0.0906in" svg:height="0.0323in" svg:x="5.2445in" svg:y="2.9598in"><text:p/><draw:enhanced-geometry svg:viewBox="0 0 50 24" draw:mirror-horizontal="false" draw:mirror-vertical="false" draw:type="non-primitive" draw:enhanced-path="M 0 0 L 49 6 49 23 0 18 0 0 N"/></draw:custom-shape><draw:custom-shape draw:style-name="gr82" draw:text-style-name="P48" svg:width="0.2098in" svg:height="0.0622in" svg:x="5.0764in" svg:y="2.8319in"><text:p/><draw:enhanced-geometry svg:viewBox="0 0 116 45" draw:mirror-horizontal="false" draw:mirror-vertical="false" draw:type="non-primitive" draw:enhanced-path="M 0 0 L 0 35 115 44 115 4 64 0 55 4 0 0 N"/></draw:custom-shape><draw:custom-shape draw:style-name="gr83" draw:text-style-name="P48" svg:width="0.3878in" svg:height="0.0343in" svg:x="5.0028in" svg:y="2.8437in"><text:p/><draw:enhanced-geometry svg:viewBox="0 0 215 25" draw:mirror-horizontal="false" draw:mirror-vertical="false" draw:type="non-primitive" draw:enhanced-path="M 7 0 L 3 0 0 0 0 6 0 9 3 9 7 9 209 24 214 24 214 19 212 18 204 15 7 0 N"/></draw:custom-shape></draw:g></draw:g></draw:g></draw:g><draw:custom-shape draw:style-name="gr84" draw:text-style-name="P48" svg:width="0.7122in" svg:height="0.6398in" draw:transform="rotate (-3.14159265358979) translate (2.11520669291339in 2.26666666666667in)"><text:p/><draw:enhanced-geometry svg:viewBox="0 0 21600 21600" draw:text-areas="?f7 ?f0 21600 ?f2" draw:mirror-horizontal="false" draw:mirror-vertical="false"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85" draw:text-style-name="P51" svg:width="3.6268in" svg:height="1.8539in" svg:x="2.3272in" svg:y="0.9154in"><text:list text:style-name=""><text:list-header><text:p text:style-name="P50"><text:span text:style-name="T36">GET / HTTP/1.1</text:span></text:p><text:p text:style-name="P50"><text:span text:style-name="T36">Host: </text:span><text:span text:style-name="T37"><text:a xlink:href="http://www.joes-hardware.com/" xlink:type="simple">www.joes-hardware.com</text:a></text:span></text:p><text:p text:style-name="P50"><text:span text:style-name="T36">User-agent: spiffy multimedia browser</text:span></text:p><text:p text:style-name="P50"><text:span text:style-name="T36">Accept-language: fr;q=1.0</text:span></text:p></text:list-header></text:list><draw:enhanced-geometry svg:viewBox="0 0 21600 21600" draw:mirror-horizontal="false" draw:mirror-vertical="false" draw:type="mso-spt202" draw:enhanced-path="M 0 0 L 21600 0 21600 21600 0 21600 0 0 Z N"/></draw:custom-shape><draw:g draw:style-name="gr2"><draw:line draw:style-name="gr86" draw:text-style-name="P49" svg:x1="2.6224in" svg:y1="2.6228in" svg:x2="2.6224in" svg:y2="4.2945in"><text:p/></draw:line><draw:line draw:style-name="gr87" draw:text-style-name="P49" svg:x1="2.6224in" svg:y1="2.6228in" svg:x2="4.5228in" svg:y2="2.6228in"><text:p/></draw:line><draw:line draw:style-name="gr88" draw:text-style-name="P49" svg:x1="4.5228in" svg:y1="2.6228in" svg:x2="4.5228in" svg:y2="4.2945in"><text:p/></draw:line><draw:line draw:style-name="gr89" draw:text-style-name="P49" svg:x1="2.6217in" svg:y1="4.2949in" svg:x2="2.4693in" svg:y2="4.2949in"><text:p/></draw:line><draw:line draw:style-name="gr90" draw:text-style-name="P49" svg:x1="4.6748in" svg:y1="4.2949in" svg:x2="4.5224in" svg:y2="4.2949in"><text:p/></draw:line><draw:line draw:style-name="gr91" draw:text-style-name="P49" svg:x1="2.4697in" svg:y1="4.2949in" svg:x2="2.4697in" svg:y2="4.4713in"><text:p/></draw:line><draw:line draw:style-name="gr92" draw:text-style-name="P49" svg:x1="4.6736in" svg:y1="4.2949in" svg:x2="4.6736in" svg:y2="4.4713in"><text:p/></draw:line><draw:line draw:style-name="gr93" draw:text-style-name="P49" svg:x1="2.4697in" svg:y1="4.4713in" svg:x2="4.6736in" svg:y2="4.4713in"><text:p/></draw:line></draw:g><draw:custom-shape draw:style-name="gr94" draw:text-style-name="P48" svg:width="1.9217in" svg:height="0.7831in" svg:x="1.4736in" svg:y="3.1201in"><text:p/><draw:enhanced-geometry svg:viewBox="0 0 21600 21600" draw:text-areas="?f7 ?f0 21600 ?f2" draw:mirror-horizontal="false" draw:mirror-vertical="false" draw:type="left-arrow" draw:modifiers="4421 3593"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95" draw:text-style-name="P53" svg:width="1.2815in" svg:height="0.4039in" svg:x="3.039in" svg:y="4.7571in"><text:list text:style-name=""><text:list-header><text:p text:style-name="P52"><text:span text:style-name="T38">Cache</text:span></text:p></text:list-header></text:list><draw:enhanced-geometry svg:viewBox="0 0 21600 21600" draw:mirror-horizontal="false" draw:mirror-vertical="false" draw:type="mso-spt202" draw:enhanced-path="M 0 0 L 21600 0 21600 21600 0 21600 0 0 Z N"/></draw:custom-shape><draw:custom-shape draw:style-name="gr96" draw:text-style-name="P53" svg:width="1.8512in" svg:height="0.7039in" svg:x="-0.0909in" svg:y="3.9744in"><text:list text:style-name=""><text:list-header><text:p text:style-name="P52"><text:span text:style-name="T38">French-speaking user</text:span></text:p></text:list-header></text:list><draw:enhanced-geometry svg:viewBox="0 0 21600 21600" draw:mirror-horizontal="false" draw:mirror-vertical="false" draw:type="mso-spt202" draw:enhanced-path="M 0 0 L 21600 0 21600 21600 0 21600 0 0 Z N"/></draw:custom-shape><draw:custom-shape draw:style-name="gr97" draw:text-style-name="P53" svg:width="1.4217in" svg:height="0.7039in" svg:x="4.6744in" svg:y="4.1882in"><text:list text:style-name=""><text:list-header><text:p text:style-name="P52"><text:span text:style-name="T38">Web server</text:span></text:p></text:list-header></text:list><draw:enhanced-geometry svg:viewBox="0 0 21600 21600" draw:mirror-horizontal="false" draw:mirror-vertical="false" draw:type="mso-spt202" draw:enhanced-path="M 0 0 L 21600 0 21600 21600 0 21600 0 0 Z N"/></draw:custom-shape><draw:custom-shape draw:style-name="gr98" draw:text-style-name="P55" svg:width="1.0661in" svg:height="0.7039in" svg:x="3.3953in" svg:y="3.3335in"><text:list text:style-name=""><text:list-header><text:p text:style-name="P54"><text:span text:style-name="T38">Bonjour</text:span></text:p></text:list-header></text:list><draw:enhanced-geometry svg:viewBox="0 0 21600 21600" draw:mirror-horizontal="false" draw:mirror-vertical="false" draw:type="mso-spt202" draw:enhanced-path="M 0 0 L 21600 0 21600 21600 0 21600 0 0 Z N"/></draw:custom-shape><draw:custom-shape draw:style-name="gr99" draw:text-style-name="P55" svg:width="1.8488in" svg:height="1.3039in" svg:x="6.5244in" svg:y="1.0579in"><text:list text:style-name=""><text:list-header><text:p text:style-name="P54"><text:span text:style-name="T38">Hi! Welcome to Joe’s Hardware Store.</text:span></text:p></text:list-header></text:list><draw:enhanced-geometry svg:viewBox="0 0 21600 21600" draw:mirror-horizontal="false" draw:mirror-vertical="false" draw:type="mso-spt202" draw:enhanced-path="M 0 0 L 21600 0 21600 21600 0 21600 0 0 Z N"/></draw:custom-shape><draw:custom-shape draw:style-name="gr100" draw:text-style-name="P55" svg:width="2.026in" svg:height="1.6039in" svg:x="6.5244in" svg:y="2.4807in"><text:list text:style-name=""><text:list-header><text:p text:style-name="P54"><text:span text:style-name="T39">Hola! Bienvenido a Joe’s Hardware Store.</text:span></text:p></text:list-header></text:list><draw:enhanced-geometry svg:viewBox="0 0 21600 21600" draw:mirror-horizontal="false" draw:mirror-vertical="false" draw:type="mso-spt202" draw:enhanced-path="M 0 0 L 21600 0 21600 21600 0 21600 0 0 Z N"/></draw:custom-shape><draw:custom-shape draw:style-name="gr101" draw:text-style-name="P55" svg:width="2.026in" svg:height="1.6039in" svg:x="6.5244in" svg:y="3.9744in"><text:list text:style-name=""><text:list-header><text:p text:style-name="P54"><text:span text:style-name="T39">Bonjour! <text:s/>Bienvenue a Joe’s Hardware Store.</text:span></text:p></text:list-header></text:list><draw:enhanced-geometry svg:viewBox="0 0 21600 21600" draw:mirror-horizontal="false" draw:mirror-vertical="false" draw:type="mso-spt202" draw:enhanced-path="M 0 0 L 21600 0 21600 21600 0 21600 0 0 Z N"/></draw:custom-shape><draw:line draw:style-name="gr102" draw:text-style-name="P49" svg:x1="3.7492in" svg:y1="2.3378in" svg:x2="3.7492in" svg:y2="2.7642in"><text:p/></draw:line><draw:line draw:style-name="gr103" draw:text-style-name="P49" svg:x1="3.7492in" svg:y1="2.7642in" svg:x2="4.8874in" svg:y2="2.7642in"><text:p/></draw:line><draw:line draw:style-name="gr104" draw:text-style-name="P49" svg:x1="6.239in" svg:y1="3.1201in" svg:x2="6.239in" svg:y2="4.4012in"><text:p/></draw:line><draw:line draw:style-name="gr105" draw:text-style-name="P49" svg:x1="6.239in" svg:y1="4.4012in" svg:x2="6.5244in" svg:y2="4.4012in"><text:p/></draw:line><draw:line draw:style-name="gr106" draw:text-style-name="P49" svg:x1="5.8846in" svg:y1="3.1201in" svg:x2="6.239in" svg:y2="3.1201in"><text:p/></draw:line><draw:line draw:style-name="gr107" draw:text-style-name="P49" svg:x1="6.5244in" svg:y1="4.6146in" svg:x2="4.1051in" svg:y2="4.6146in"><text:p/></draw:line><draw:line draw:style-name="gr108" draw:text-style-name="P49" svg:x1="4.1051in" svg:y1="4.6146in" svg:x2="4.1051in" svg:y2="3.7598in"><text:p/></draw:line></draw:g><text:span text:style-name="T1">-</text:span><text:span text:style-name="T32">Proxy client in beklentilerini bilir ve client gibi davranır.</text:span></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draw:g text:anchor-type="paragraph" draw:z-index="1" draw:style-name="gr1"><draw:g draw:style-name="gr2"><draw:g draw:style-name="gr2"><draw:custom-shape draw:style-name="gr109" draw:text-style-name="P48" svg:width="0.4606in" svg:height="1.0114in" svg:x="0.2236in" svg:y="2.2154in"><text:p/><draw:enhanced-geometry svg:viewBox="0 0 315 443" draw:type="non-primitive" draw:enhanced-path="M 112 50 L 55 0 49 1 45 3 41 6 34 12 28 18 21 24 17 31 10 41 6 49 3 57 1 67 1 77 0 85 1 94 2 105 4 115 8 124 15 133 23 143 33 152 42 162 53 174 60 184 69 192 76 199 84 205 93 212 97 224 102 237 108 251 113 258 118 265 122 270 126 273 134 276 140 277 148 278 168 276 198 274 228 273 279 280 282 296 285 316 289 341 285 368 282 388 280 414 279 416 275 417 254 417 106 421 106 442 184 438 271 434 303 433 304 411 305 387 307 358 308 325 309 292 311 261 314 217 112 50 N"/></draw:custom-shape><draw:g draw:style-name="gr2"><draw:custom-shape draw:style-name="gr110" draw:text-style-name="P48" svg:width="0.9496in" svg:height="1.7988in" svg:x="0.1591in" svg:y="1.4189in"><text:p/><draw:enhanced-geometry svg:viewBox="0 0 648 788" draw:type="non-primitive" draw:enhanced-path="M 50 171 L 44 161 35 144 24 130 0 113 39 132 40 129 42 127 0 98 21 107 10 83 32 107 56 118 61 116 21 71 46 85 73 116 47 71 88 101 63 68 95 101 101 96 67 53 110 94 117 94 86 58 119 88 99 51 120 76 135 86 115 40 131 68 147 81 124 6 146 46 158 66 148 37 167 78 158 31 170 0 162 34 172 60 173 30 187 21 176 35 178 69 187 53 183 76 190 84 201 95 208 100 226 107 255 117 273 124 292 131 309 140 329 151 344 163 350 170 351 175 350 178 340 182 316 187 293 192 293 213 308 256 314 274 318 299 317 303 315 307 309 310 305 312 300 312 285 310 273 309 272 320 277 331 296 360 307 377 319 397 341 427 347 451 384 483 415 507 419 519 428 543 433 564 440 586 453 627 464 654 487 694 495 701 503 707 511 712 518 715 533 717 540 718 557 722 575 728 591 733 604 740 620 749 630 754 640 761 644 765 647 772 647 776 647 781 641 782 631 783 603 787 564 784 496 787 435 787 420 786 415 785 410 784 408 773 405 737 397 663 395 630 387 602 383 591 376 585 367 583 354 579 342 577 324 576 300 575 254 578 214 580 203 580 196 580 187 578 182 576 176 574 173 571 170 566 166 561 162 554 159 547 150 530 144 514 136 498 127 484 117 467 109 456 104 448 101 443 99 434 98 410 93 350 91 323 95 298 98 273 78 235 71 216 65 199 60 185 50 171 N"/></draw:custom-shape><draw:g draw:style-name="gr2"><draw:g draw:style-name="gr2"><draw:custom-shape draw:style-name="gr111" draw:text-style-name="P48" svg:width="0.015in" svg:height="0.1134in" svg:x="0.4606in" svg:y="1.708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2" draw:text-style-name="P48" svg:width="0.0335in" svg:height="0.0776in" svg:x="0.4106in" svg:y="1.6535in"><text:p/><draw:enhanced-geometry svg:viewBox="0 0 23 34" draw:type="non-primitive" draw:enhanced-path="M 22 0 L 16 1 11 2 7 5 4 8 2 14 0 21 0 27 1 33 N"/></draw:custom-shape></draw:g><draw:g draw:style-name="gr2"><draw:custom-shape draw:style-name="gr113" draw:text-style-name="P48" svg:width="0.2803in" svg:height="0.2189in" svg:x="0.3563in" svg:y="2.2937in"><text:p/><draw:enhanced-geometry svg:viewBox="0 0 191 96" draw:type="non-primitive" draw:enhanced-path="M 0 0 L 9 10 26 27 43 44 59 60 73 72 85 80 92 85 100 89 112 91 125 94 137 95 146 95 155 92 163 89 171 86 180 85 190 84 N"/></draw:custom-shape><draw:custom-shape draw:style-name="gr114" draw:text-style-name="P48" svg:width="0.163in" svg:height="0.3717in" svg:x="0.3961in" svg:y="2.0098in"><text:p/><draw:enhanced-geometry svg:viewBox="0 0 111 163" draw:type="non-primitive" draw:enhanced-path="M 110 61 L 106 50 104 40 103 28 105 21 106 15 105 8 103 2 102 1 100 2 94 8 88 13 79 13 76 6 72 2 65 1 58 0 55 6 53 12 42 12 39 10 35 6 31 5 28 5 25 7 22 10 22 28 17 27 8 25 3 25 2 27 2 31 4 39 7 48 9 54 0 89 4 92 14 97 41 112 52 112 66 124 104 162 N"/></draw:custom-shape></draw:g></draw:g></draw:g></draw:g><draw:g draw:style-name="gr2"><draw:custom-shape draw:style-name="gr115" draw:text-style-name="P48" svg:width="0.7579in" svg:height="0.8906in" svg:x="0.6583in" svg:y="2.3382in"><text:p/><draw:enhanced-geometry svg:viewBox="0 0 518 390" draw:type="non-primitive" draw:enhanced-path="M 517 388 L 517 188 509 29 256 0 8 33 0 188 0 385 43 385 47 105 469 105 473 389 517 388 N"/></draw:custom-shape><draw:g draw:style-name="gr2"><draw:g draw:style-name="gr2"><draw:g draw:style-name="gr2"><draw:custom-shape draw:style-name="gr116" draw:text-style-name="P48" svg:width="0.3157in" svg:height="0.2386in" svg:x="0.7535in" svg:y="2.3173in"><text:p/><draw:enhanced-geometry svg:viewBox="0 0 216 105" draw:type="non-primitive" draw:enhanced-path="M 0 23 L 98 0 215 75 114 104 59 62 42 49 0 23 N"/></draw:custom-shape><draw:custom-shape draw:style-name="gr117" draw:text-style-name="P48" svg:width="0.1579in" svg:height="0.1161in" svg:x="0.911in" svg:y="2.4874in"><text:p/><draw:enhanced-geometry svg:viewBox="0 0 108 51" draw:type="non-primitive" draw:enhanced-path="M 5 29 L 107 0 107 13 0 50 5 29 N"/></draw:custom-shape><draw:custom-shape draw:style-name="gr118" draw:text-style-name="P48" svg:width="0.1732in" svg:height="0.237in" svg:x="0.7488in" svg:y="2.3673in"><text:p/><draw:enhanced-geometry svg:viewBox="0 0 118 104" draw:type="non-primitive" draw:enhanced-path="M 49 30 L 86 58 117 82 111 103 71 73 34 47 0 22 3 0 23 14 49 30 N"/></draw:custom-shape></draw:g><draw:g draw:style-name="gr2"><draw:g draw:style-name="gr2"><draw:custom-shape draw:style-name="gr119" draw:text-style-name="P48" svg:width="0.1122in" svg:height="0.1276in" svg:x="0.889in" svg:y="2.3654in"><text:p/><draw:enhanced-geometry svg:viewBox="0 0 77 56" draw:type="non-primitive" draw:enhanced-path="M 0 0 L 29 23 76 55 N"/></draw:custom-shape><draw:custom-shape draw:style-name="gr120" draw:text-style-name="P48" svg:width="0.1094in" svg:height="0.1252in" svg:x="0.8543in" svg:y="2.376in"><text:p/><draw:enhanced-geometry svg:viewBox="0 0 75 55" draw:type="non-primitive" draw:enhanced-path="M 0 0 L 40 29 74 54 N"/></draw:custom-shape><draw:custom-shape draw:style-name="gr121" draw:text-style-name="P48" svg:width="0.1303in" svg:height="0.1276in" svg:x="0.8134in" svg:y="2.3925in"><text:p/><draw:enhanced-geometry svg:viewBox="0 0 89 56" draw:type="non-primitive" draw:enhanced-path="M 0 0 L 40 20 65 38 88 55 N"/></draw:custom-shape></draw:g><draw:g draw:style-name="gr2"><draw:line draw:style-name="gr122" draw:text-style-name="P49" svg:x1="0.7972in" svg:y1="2.3921in" svg:x2="0.8949in" svg:y2="2.3559in"><text:p/></draw:line><draw:line draw:style-name="gr123" draw:text-style-name="P49" svg:x1="0.8335in" svg:y1="2.4189in" svg:x2="0.9213in" svg:y2="2.3846in"><text:p/></draw:line><draw:line draw:style-name="gr124" draw:text-style-name="P49" svg:x1="0.8626in" svg:y1="2.4441in" svg:x2="0.9461in" svg:y2="2.4055in"><text:p/></draw:line><draw:line draw:style-name="gr125" draw:text-style-name="P49" svg:x1="0.8862in" svg:y1="2.4717in" svg:x2="0.9634in" svg:y2="2.4331in"><text:p/></draw:line><draw:line draw:style-name="gr126" draw:text-style-name="P49" svg:x1="0.911in" svg:y1="2.4917in" svg:x2="0.9909in" svg:y2="2.4465in"><text:p/></draw:line><draw:line draw:style-name="gr127" draw:text-style-name="P49" svg:x1="0.9228in" svg:y1="2.5165in" svg:x2="1.0059in" svg:y2="2.4807in"><text:p/></draw:line></draw:g></draw:g></draw:g><draw:g draw:style-name="gr2"><draw:custom-shape draw:style-name="gr128" draw:text-style-name="P48" svg:width="0.1622in" svg:height="0.1413in" svg:x="0.9972in" svg:y="2.498in"><text:p/><draw:enhanced-geometry svg:viewBox="0 0 111 62" draw:type="non-primitive" draw:enhanced-path="M 0 17 L 2 29 6 40 11 49 21 55 34 59 47 61 61 58 73 51 83 40 85 28 91 17 100 8 110 0 N"/></draw:custom-shape><draw:g draw:style-name="gr2"><draw:g draw:style-name="gr2"><draw:custom-shape draw:style-name="gr129" draw:text-style-name="P48" svg:width="0.7094in" svg:height="1.0098in" svg:x="0.9453in" svg:y="1.5346in"><text:p/><draw:enhanced-geometry svg:viewBox="0 0 485 443" draw:type="non-primitive" draw:enhanced-path="M 90 89 L 101 59 109 40 112 34 116 29 119 27 124 25 185 14 251 4 310 0 344 0 414 3 466 6 473 6 478 8 480 10 482 13 484 17 480 30 471 69 464 99 447 166 436 207 408 304 380 381 374 396 372 404 369 412 365 417 361 422 356 424 347 426 330 428 303 428 279 430 249 434 217 439 195 442 168 442 164 439 14 351 7 345 2 339 0 333 0 324 2 317 44 209 71 139 90 89 N"/></draw:custom-shape><draw:custom-shape draw:style-name="gr130" draw:text-style-name="P48" svg:width="0.4232in" svg:height="0.7689in" svg:x="0.9815in" svg:y="1.6346in"><text:p/><draw:enhanced-geometry svg:viewBox="0 0 289 337" draw:type="non-primitive" draw:enhanced-path="M 66 100 L 86 52 105 9 108 7 111 6 116 5 199 0 279 0 283 0 285 2 288 6 281 36 269 62 247 111 206 194 171 266 162 293 156 312 151 322 146 330 141 333 139 335 134 336 128 335 121 331 112 325 103 318 94 312 85 306 4 276 1 274 0 271 1 267 2 264 66 100 N"/></draw:custom-shape></draw:g><draw:g draw:style-name="gr2"><draw:custom-shape draw:style-name="gr131" draw:text-style-name="P48" svg:width="0.1051in" svg:height="0.4189in" svg:x="1.4626in" svg:y="2.4374in"><text:p/><draw:enhanced-geometry svg:viewBox="0 0 72 184" draw:type="non-primitive" draw:enhanced-path="M 0 0 L 2 12 5 22 10 30 20 35 32 39 41 46 49 55 56 70 60 82 56 92 49 101 42 109 37 117 33 128 31 140 36 152 40 159 51 169 60 176 71 183 N"/></draw:custom-shape><draw:custom-shape draw:style-name="gr132" draw:text-style-name="P48" svg:width="0.0134in" svg:height="0.0185in" svg:x="1.4583in" svg:y="2.4217in"><text:p/><draw:enhanced-geometry svg:viewBox="0 0 21600 21600" draw:glue-points="10800 0 3163 3163 0 10800 3163 18437 10800 21600 18437 18437 21600 10800 18437 3163" draw:text-areas="3163 3163 18437 18437" draw:type="ellipse" draw:enhanced-path="U 10800 10800 10800 10800 0 360 Z N"/></draw:custom-shape></draw:g></draw:g></draw:g></draw:g></draw:g></draw:g><draw:g draw:style-name="gr2"><draw:g draw:style-name="gr2"><draw:custom-shape draw:style-name="gr133" draw:text-style-name="P48" svg:width="1.1453in" svg:height="0.3862in" svg:x="5.4354in" svg:y="3.0791in"><text:p/><draw:enhanced-geometry svg:viewBox="0 0 573 255" draw:type="non-primitive" draw:enhanced-path="M 59 135 L 51 148 23 165 7 179 0 184 0 192 7 201 17 207 35 209 54 215 361 251 392 254 417 254 434 254 445 249 458 245 467 237 476 231 572 0 59 135 N"/></draw:custom-shape><draw:custom-shape draw:style-name="gr134" draw:text-style-name="P48" svg:width="0.5406in" svg:height="0.3622in" svg:x="6.2327in" svg:y="3.078in"><text:p/><draw:enhanced-geometry svg:viewBox="0 0 270 239" draw:type="non-primitive" draw:enhanced-path="M 0 157 L 3 175 3 183 7 194 12 205 17 219 26 224 35 232 45 238 55 238 68 238 79 229 269 35 269 30 267 27 267 26 264 23 259 21 255 21 181 0 0 157 N"/></draw:custom-shape></draw:g><draw:custom-shape draw:style-name="gr135" draw:text-style-name="P48" svg:width="1.0323in" svg:height="0.2441in" svg:x="5.5571in" svg:y="3.0882in"><text:p/><draw:enhanced-geometry svg:viewBox="0 0 516 161" draw:type="non-primitive" draw:enhanced-path="M 515 0 L 342 144 337 152 331 157 318 160 300 157 0 126 4 100 515 0 N"/></draw:custom-shape><draw:g draw:style-name="gr2"><draw:custom-shape draw:style-name="gr136" draw:text-style-name="P48" svg:width="1.0358in" svg:height="1.5024in" svg:x="5.5528in" svg:y="1.8197in"><text:p/><draw:enhanced-geometry svg:viewBox="0 0 518 991" draw:type="non-primitive" draw:enhanced-path="M 517 2 L 517 830 344 979 339 984 333 988 323 990 303 990 18 959 9 957 1 953 0 946 0 935 0 38 314 0 517 2 N"/></draw:custom-shape><draw:custom-shape draw:style-name="gr137" draw:text-style-name="P48" svg:width="1.0335in" svg:height="0.0941in" svg:x="5.5472in" svg:y="1.811in"><text:p/><draw:enhanced-geometry svg:viewBox="0 0 517 62" draw:type="non-primitive" draw:enhanced-path="M 3 39 L 296 0 516 5 314 61 0 47 0 43 0 40 3 39 N"/></draw:custom-shape></draw:g><draw:g draw:style-name="gr2"><draw:custom-shape draw:style-name="gr138" draw:text-style-name="P48" svg:width="0.6685in" svg:height="1.3976in" svg:x="5.539in" svg:y="1.8701in"><text:p/><draw:enhanced-geometry svg:viewBox="0 0 334 922" draw:type="non-primitive" draw:enhanced-path="M 7 890 L 12 903 18 903 28 903 37 903 333 921 333 35 328 23 323 19 317 14 304 14 295 14 68 0 37 0 26 0 18 0 7 4 4 5 0 17 0 35 0 505 0 513 4 513 7 513 7 890 N"/></draw:custom-shape><draw:line draw:style-name="gr139" draw:text-style-name="P49" svg:x1="6.2465in" svg:y1="1.8913in" svg:x2="6.2465in" svg:y2="3.2594in"><text:p/></draw:line><draw:custom-shape draw:style-name="gr140" draw:text-style-name="P48" svg:width="0.0516in" svg:height="1.387in" svg:x="6.1909in" svg:y="1.8862in"><text:p/><draw:enhanced-geometry svg:viewBox="0 0 26 915" draw:type="non-primitive" draw:enhanced-path="M 0 914 L 25 897 25 0 0 11 0 914 N"/></draw:custom-shape><draw:line draw:style-name="gr141" draw:text-style-name="P49" svg:x1="5.5386in" svg:y1="2.5398in" svg:x2="6.1925in" svg:y2="2.5697in"><text:p/></draw:line><draw:line draw:style-name="gr142" draw:text-style-name="P49" svg:x1="5.5386in" svg:y1="2.6276in" svg:x2="6.1925in" svg:y2="2.6606in"><text:p/></draw:line><draw:g draw:style-name="gr2"><draw:line draw:style-name="gr143" draw:text-style-name="P49" svg:x1="5.5846in" svg:y1="3.2272in" svg:x2="6.1925in" svg:y2="3.2709in"><text:p/></draw:line><draw:line draw:style-name="gr144" draw:text-style-name="P49" svg:x1="6.1228in" svg:y1="3.2772in" svg:x2="6.1228in" svg:y2="2.6835in"><text:p/></draw:line><draw:line draw:style-name="gr145" draw:text-style-name="P49" svg:x1="5.598in" svg:y1="2.6504in" svg:x2="5.598in" svg:y2="3.2394in"><text:p/></draw:line><draw:line draw:style-name="gr146" draw:text-style-name="P49" svg:x1="5.6205in" svg:y1="2.6504in" svg:x2="5.6205in" svg:y2="3.2394in"><text:p/></draw:line><draw:line draw:style-name="gr147" draw:text-style-name="P49" svg:x1="5.6406in" svg:y1="2.6551in" svg:x2="5.6406in" svg:y2="3.2445in"><text:p/></draw:line><draw:line draw:style-name="gr148" draw:text-style-name="P49" svg:x1="5.6661in" svg:y1="2.6551in" svg:x2="5.6661in" svg:y2="3.2445in"><text:p/></draw:line><draw:line draw:style-name="gr149" draw:text-style-name="P49" svg:x1="5.6819in" svg:y1="2.6551in" svg:x2="5.6819in" svg:y2="3.2445in"><text:p/></draw:line><draw:line draw:style-name="gr150" draw:text-style-name="P49" svg:x1="5.7669in" svg:y1="2.6563in" svg:x2="5.7669in" svg:y2="3.2453in"><text:p/></draw:line><draw:line draw:style-name="gr151" draw:text-style-name="P49" svg:x1="5.7043in" svg:y1="2.6551in" svg:x2="5.7043in" svg:y2="3.2457in"><text:p/></draw:line><draw:line draw:style-name="gr152" draw:text-style-name="P49" svg:x1="5.726in" svg:y1="2.6551in" svg:x2="5.726in" svg:y2="3.2457in"><text:p/></draw:line><draw:line draw:style-name="gr153" draw:text-style-name="P49" svg:x1="5.75in" svg:y1="2.6563in" svg:x2="5.75in" svg:y2="3.2453in"><text:p/></draw:line><draw:line draw:style-name="gr154" draw:text-style-name="P49" svg:x1="5.7921in" svg:y1="2.661in" svg:x2="5.7921in" svg:y2="3.2516in"><text:p/></draw:line><draw:line draw:style-name="gr155" draw:text-style-name="P49" svg:x1="5.8106in" svg:y1="2.6622in" svg:x2="5.8106in" svg:y2="3.2516in"><text:p/></draw:line><draw:line draw:style-name="gr156" draw:text-style-name="P49" svg:x1="5.8323in" svg:y1="2.6622in" svg:x2="5.8323in" svg:y2="3.2559in"><text:p/></draw:line><draw:line draw:style-name="gr157" draw:text-style-name="P49" svg:x1="5.8579in" svg:y1="2.6669in" svg:x2="5.8579in" svg:y2="3.2563in"><text:p/></draw:line><draw:line draw:style-name="gr158" draw:text-style-name="P49" svg:x1="5.8803in" svg:y1="2.6669in" svg:x2="5.8803in" svg:y2="3.2563in"><text:p/></draw:line><draw:line draw:style-name="gr159" draw:text-style-name="P49" svg:x1="5.9059in" svg:y1="2.6685in" svg:x2="5.9059in" svg:y2="3.2591in"><text:p/></draw:line><draw:line draw:style-name="gr160" draw:text-style-name="P49" svg:x1="5.9244in" svg:y1="2.6685in" svg:x2="5.9244in" svg:y2="3.2591in"><text:p/></draw:line><draw:line draw:style-name="gr161" draw:text-style-name="P49" svg:x1="5.95in" svg:y1="2.6728in" svg:x2="5.95in" svg:y2="3.265in"><text:p/></draw:line><draw:line draw:style-name="gr162" draw:text-style-name="P49" svg:x1="5.9701in" svg:y1="3.2646in" svg:x2="5.9701in" svg:y2="2.6681in"><text:p/></draw:line><draw:line draw:style-name="gr163" draw:text-style-name="P49" svg:x1="5.9921in" svg:y1="2.6728in" svg:x2="5.9921in" svg:y2="3.265in"><text:p/></draw:line><draw:line draw:style-name="gr164" draw:text-style-name="P49" svg:x1="6.0161in" svg:y1="2.6764in" svg:x2="6.0161in" svg:y2="3.2654in"><text:p/></draw:line><draw:line draw:style-name="gr165" draw:text-style-name="P49" svg:x1="6.0346in" svg:y1="2.6764in" svg:x2="6.0346in" svg:y2="3.2713in"><text:p/></draw:line><draw:line draw:style-name="gr166" draw:text-style-name="P49" svg:x1="6.0543in" svg:y1="2.6764in" svg:x2="6.0543in" svg:y2="3.2713in"><text:p/></draw:line><draw:line draw:style-name="gr167" draw:text-style-name="P49" svg:x1="6.076in" svg:y1="3.2709in" svg:x2="6.076in" svg:y2="2.676in"><text:p/></draw:line><draw:line draw:style-name="gr168" draw:text-style-name="P49" svg:x1="6.1in" svg:y1="2.6835in" svg:x2="6.1in" svg:y2="3.2724in"><text:p/></draw:line></draw:g><draw:line draw:style-name="gr169" draw:text-style-name="P49" svg:x1="5.5386in" svg:y1="2.0031in" svg:x2="6.1925in" svg:y2="2.0299in"><text:p/></draw:line><draw:line draw:style-name="gr170" draw:text-style-name="P49" svg:x1="5.5386in" svg:y1="2.6504in" svg:x2="6.1925in" svg:y2="2.6835in"><text:p/></draw:line><draw:g draw:style-name="gr2"><draw:custom-shape draw:style-name="gr171" draw:text-style-name="P48" svg:width="0.0335in" svg:height="0.0224in" svg:x="5.6209in" svg:y="1.93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72" draw:text-style-name="P48" svg:width="0.0343in" svg:height="0.024in" svg:x="5.7465in" svg:y="1.93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73" draw:text-style-name="P48" svg:width="0.0343in" svg:height="0.0232in" svg:x="5.8689in" svg:y="1.94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74" draw:text-style-name="P48" svg:width="0.0622in" svg:height="0.0669in" svg:x="6.0764in" svg:y="1.9335in"><text:p/><draw:enhanced-geometry svg:viewBox="0 0 31 44" draw:type="non-primitive" draw:enhanced-path="M 0 0 L 30 2 30 43 0 41 0 0 N"/></draw:custom-shape></draw:g><draw:g draw:style-name="gr2"><draw:line draw:style-name="gr175" draw:text-style-name="P49" svg:x1="5.5386in" svg:y1="2.0925in" svg:x2="6.2039in" svg:y2="2.1224in"><text:p/></draw:line><draw:line draw:style-name="gr176" draw:text-style-name="P49" svg:x1="5.5386in" svg:y1="2.1846in" svg:x2="6.1921in" svg:y2="2.2165in"><text:p/></draw:line><draw:line draw:style-name="gr177" draw:text-style-name="P49" svg:x1="5.5386in" svg:y1="2.361in" svg:x2="6.1921in" svg:y2="2.3941in"><text:p/></draw:line><draw:line draw:style-name="gr178" draw:text-style-name="P49" svg:x1="5.5386in" svg:y1="2.4469in" svg:x2="6.2039in" svg:y2="2.4831in"><text:p/></draw:line><draw:line draw:style-name="gr179" draw:text-style-name="P49" svg:x1="5.5386in" svg:y1="2.2701in" svg:x2="6.2024in" svg:y2="2.3031in"><text:p/></draw:line><draw:custom-shape draw:style-name="gr180" draw:text-style-name="P48" svg:width="0.5433in" svg:height="0.1224in" svg:x="5.5909in" svg:y="2.0953in"><text:p/><draw:enhanced-geometry svg:viewBox="0 0 272 81" draw:type="non-primitive" draw:enhanced-path="M 0 0 L 0 62 271 80 271 19 0 0 N"/></draw:custom-shape><draw:custom-shape draw:style-name="gr181" draw:text-style-name="P48" svg:width="0.5433in" svg:height="0.1197in" svg:x="5.5909in" svg:y="2.1846in"><text:p/><draw:enhanced-geometry svg:viewBox="0 0 272 79" draw:type="non-primitive" draw:enhanced-path="M 0 0 L 0 60 271 78 271 17 0 0 N"/></draw:custom-shape><draw:custom-shape draw:style-name="gr182" draw:text-style-name="P48" svg:width="0.5433in" svg:height="0.1189in" svg:x="5.5909in" svg:y="2.2717in"><text:p/><draw:enhanced-geometry svg:viewBox="0 0 272 79" draw:type="non-primitive" draw:enhanced-path="M 0 0 L 0 60 271 78 271 17 0 0 N"/></draw:custom-shape><draw:custom-shape draw:style-name="gr183" draw:text-style-name="P48" svg:width="0.5476in" svg:height="0.1217in" svg:x="5.5909in" svg:y="2.3606in"><text:p/><draw:enhanced-geometry svg:viewBox="0 0 274 80" draw:type="non-primitive" draw:enhanced-path="M 0 0 L 0 58 273 79 273 19 0 0 N"/></draw:custom-shape><draw:g draw:style-name="gr2"><draw:custom-shape draw:style-name="gr184" draw:text-style-name="P48" svg:width="0.0343in" svg:height="0.0248in" svg:x="6in" svg:y="2.14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5" draw:text-style-name="P48" svg:width="0.3276in" svg:height="0.0516in" svg:x="5.6945in" svg:y="2.2055in"><text:p/><draw:enhanced-geometry svg:viewBox="0 0 164 34" draw:type="non-primitive" draw:enhanced-path="M 0 33 L 0 0 163 11 N"/></draw:custom-shape><draw:custom-shape draw:style-name="gr186" draw:text-style-name="P48" svg:width="0.3106in" svg:height="0.0362in" svg:x="5.7028in" svg:y="2.2315in"><text:p/><draw:enhanced-geometry svg:viewBox="0 0 156 24" draw:type="non-primitive" draw:enhanced-path="M 0 0 L 0 7 155 23 155 12 0 0 N"/></draw:custom-shape><draw:custom-shape draw:style-name="gr187" draw:text-style-name="P48" svg:width="0.1004in" svg:height="0.0362in" svg:x="5.9083in" svg:y="2.2634in"><text:p/><draw:enhanced-geometry svg:viewBox="0 0 50 24" draw:type="non-primitive" draw:enhanced-path="M 0 0 L 49 6 49 23 0 18 0 0 N"/></draw:custom-shape><draw:custom-shape draw:style-name="gr188" draw:text-style-name="P48" svg:width="0.2323in" svg:height="0.0685in" svg:x="5.7224in" svg:y="2.1224in"><text:p/><draw:enhanced-geometry svg:viewBox="0 0 116 45" draw:type="non-primitive" draw:enhanced-path="M 0 0 L 0 35 115 44 115 4 64 0 55 4 0 0 N"/></draw:custom-shape><draw:custom-shape draw:style-name="gr189" draw:text-style-name="P48" svg:width="0.4295in" svg:height="0.037in" svg:x="5.6409in" svg:y="2.1362in"><text:p/><draw:enhanced-geometry svg:viewBox="0 0 215 25" draw:type="non-primitive" draw:enhanced-path="M 7 0 L 3 0 0 0 0 6 0 9 3 9 7 9 209 24 214 24 214 19 212 18 204 15 7 0 N"/></draw:custom-shape></draw:g></draw:g></draw:g></draw:g><draw:custom-shape draw:style-name="gr190" draw:text-style-name="P48" svg:width="0.7886in" svg:height="0.7087in" draw:transform="rotate (-3.14159265358979) translate (2.44374453193351in 1.49652777777778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91" draw:text-style-name="P51" svg:width="4.0161in" svg:height="1.8539in" svg:x="2.678in" svg:y="0.0008in"><text:list text:style-name=""><text:list-header><text:p text:style-name="P50"><text:span text:style-name="T36">GET / HTTP/1.1</text:span></text:p><text:p text:style-name="P50"><text:span text:style-name="T36">Host: </text:span><text:span text:style-name="T37"><text:a xlink:href="http://www.joes-hardware.com/" xlink:type="simple">www.joes-hardware.com</text:a></text:span></text:p><text:p text:style-name="P50"><text:span text:style-name="T36">User-agent: spiffy multimedia browser</text:span></text:p><text:p text:style-name="P50"><text:span text:style-name="T36">Accept-language: es;q=1.0</text:span></text:p></text:list-header></text:list><draw:enhanced-geometry svg:viewBox="0 0 21600 21600" draw:type="mso-spt202" draw:enhanced-path="M 0 0 L 21600 0 21600 21600 0 21600 0 0 Z N"/></draw:custom-shape><draw:g draw:style-name="gr2"><draw:line draw:style-name="gr192" draw:text-style-name="P49" svg:x1="3.0051in" svg:y1="1.8909in" svg:x2="3.0051in" svg:y2="3.7421in"><text:p/></draw:line><draw:line draw:style-name="gr193" draw:text-style-name="P49" svg:x1="3.0051in" svg:y1="1.8909in" svg:x2="5.1094in" svg:y2="1.8909in"><text:p/></draw:line><draw:line draw:style-name="gr194" draw:text-style-name="P49" svg:x1="5.1094in" svg:y1="1.8909in" svg:x2="5.1094in" svg:y2="3.7421in"><text:p/></draw:line><draw:line draw:style-name="gr195" draw:text-style-name="P49" svg:x1="3.0043in" svg:y1="3.7421in" svg:x2="2.8354in" svg:y2="3.7421in"><text:p/></draw:line><draw:line draw:style-name="gr196" draw:text-style-name="P49" svg:x1="5.278in" svg:y1="3.7421in" svg:x2="5.1091in" svg:y2="3.7421in"><text:p/></draw:line><draw:line draw:style-name="gr197" draw:text-style-name="P49" svg:x1="2.8358in" svg:y1="3.7421in" svg:x2="2.8358in" svg:y2="3.9374in"><text:p/></draw:line><draw:line draw:style-name="gr198" draw:text-style-name="P49" svg:x1="5.2764in" svg:y1="3.7421in" svg:x2="5.2764in" svg:y2="3.9374in"><text:p/></draw:line><draw:line draw:style-name="gr199" draw:text-style-name="P49" svg:x1="2.8358in" svg:y1="3.9374in" svg:x2="5.2764in" svg:y2="3.9374in"><text:p/></draw:line></draw:g><draw:custom-shape draw:style-name="gr200" draw:text-style-name="P48" svg:width="2.1276in" svg:height="0.8661in" svg:x="1.6555in" svg:y="2.7579in"><text:p/><draw:enhanced-geometry svg:viewBox="0 0 21600 21600" draw:text-areas="?f7 ?f0 21600 ?f2" draw:type="left-arrow" draw:modifiers="4421 3593"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201" draw:text-style-name="P53" svg:width="1.4189in" svg:height="0.4039in" svg:x="3.4661in" svg:y="4.2543in"><text:list text:style-name=""><text:list-header><text:p text:style-name="P52"><text:span text:style-name="T38">Cache</text:span></text:p></text:list-header></text:list><draw:enhanced-geometry svg:viewBox="0 0 21600 21600" draw:type="mso-spt202" draw:enhanced-path="M 0 0 L 21600 0 21600 21600 0 21600 0 0 Z N"/></draw:custom-shape><draw:custom-shape draw:style-name="gr202" draw:text-style-name="P53" svg:width="2.3634in" svg:height="0.7039in" svg:x="0.0008in" svg:y="3.3874in"><text:list text:style-name=""><text:list-header><text:p text:style-name="P52"><text:span text:style-name="T38">Spanish-speaking user</text:span></text:p></text:list-header></text:list><draw:enhanced-geometry svg:viewBox="0 0 21600 21600" draw:type="mso-spt202" draw:enhanced-path="M 0 0 L 21600 0 21600 21600 0 21600 0 0 Z N"/></draw:custom-shape><draw:custom-shape draw:style-name="gr203" draw:text-style-name="P53" svg:width="1.5748in" svg:height="0.7039in" svg:x="5.2772in" svg:y="3.6236in"><text:list text:style-name=""><text:list-header><text:p text:style-name="P52"><text:span text:style-name="T38">Web server</text:span></text:p></text:list-header></text:list><draw:enhanced-geometry svg:viewBox="0 0 21600 21600" draw:type="mso-spt202" draw:enhanced-path="M 0 0 L 21600 0 21600 21600 0 21600 0 0 Z N"/></draw:custom-shape><draw:custom-shape draw:style-name="gr204" draw:text-style-name="P55" svg:width="2.2433in" svg:height="1.3039in" svg:x="7.326in" svg:y="1.7335in"><text:list text:style-name=""><text:list-header><text:p text:style-name="P54"><text:span text:style-name="T39">Hola! Bienvenido a Joe’s Hardware Store.</text:span></text:p></text:list-header></text:list><draw:enhanced-geometry svg:viewBox="0 0 21600 21600" draw:type="mso-spt202" draw:enhanced-path="M 0 0 L 21600 0 21600 21600 0 21600 0 0 Z N"/></draw:custom-shape><draw:line draw:style-name="gr205" draw:text-style-name="P49" svg:x1="5.0409in" svg:y1="2.285in" svg:x2="5.513in" svg:y2="2.285in"><text:p/></draw:line><draw:line draw:style-name="gr206" draw:text-style-name="P49" svg:x1="3.8606in" svg:y1="1.811in" svg:x2="4.489in" svg:y2="1.811in"><text:p/></draw:line><draw:custom-shape draw:style-name="gr207" draw:text-style-name="P48" svg:width="0.7886in" svg:height="0.5524in" svg:x="3.1508in" svg:y="1.9697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208" draw:text-style-name="P55" svg:width="1.1807in" svg:height="0.4039in" svg:x="3.8606in" svg:y="2.0472in"><text:list text:style-name=""><text:list-header><text:p text:style-name="P54"><text:span text:style-name="T38">Bonjour</text:span></text:p></text:list-header></text:list><draw:enhanced-geometry svg:viewBox="0 0 21600 21600" draw:type="mso-spt202" draw:enhanced-path="M 0 0 L 21600 0 21600 21600 0 21600 0 0 Z N"/></draw:custom-shape><draw:line draw:style-name="gr209" draw:text-style-name="P49" svg:x1="6.6953in" svg:y1="2.4413in" svg:x2="7.2457in" svg:y2="2.4413in"><text:p/></draw:line><draw:line draw:style-name="gr210" draw:text-style-name="P49" svg:x1="4.4906in" svg:y1="1.811in" svg:x2="4.4906in" svg:y2="2.0472in"><text:p/></draw:line><draw:line draw:style-name="gr211" draw:text-style-name="P49" svg:x1="3.8618in" svg:y1="1.5752in" svg:x2="3.8598in" svg:y2="1.811in"><text:p/></draw:line><draw:custom-shape draw:style-name="gr212" draw:text-style-name="P55" svg:width="1.4169in" svg:height="0.7039in" svg:x="3.6244in" svg:y="2.9933in"><text:list text:style-name=""><text:list-header><text:p text:style-name="P54"><text:span text:style-name="T39">Bienvenido</text:span></text:p></text:list-header></text:list><draw:enhanced-geometry svg:viewBox="0 0 21600 21600" draw:type="mso-spt202" draw:enhanced-path="M 0 0 L 21600 0 21600 21600 0 21600 0 0 Z N"/></draw:custom-shape><draw:line draw:style-name="gr213" draw:text-style-name="P49" svg:x1="5.4346in" svg:y1="3.1496in" svg:x2="5.1185in" svg:y2="3.1496in"><text:p/></draw:line><draw:line draw:style-name="gr214" draw:text-style-name="P49" svg:x1="3.2283in" svg:y1="1.9697in" svg:x2="2.678in" svg:y2="2.5217in"><text:p/></draw:line><draw:line draw:style-name="gr215" draw:text-style-name="P49" svg:x1="3.2299in" svg:y1="2.5201in" svg:x2="2.678in" svg:y2="1.9697in"><text:p/></draw:line></draw:g><text:soft-page-break/><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
      <text:p text:style-name="P38"><draw:g text:anchor-type="paragraph" draw:z-index="2" draw:style-name="gr1"><draw:frame draw:style-name="gr216" draw:text-style-name="P48" svg:width="10.3996in" svg:height="1.6012in" svg:x="-10.0028in" svg:y="-24.2063in"><draw:text-box><text:list text:style-name=""><text:list-header><text:p text:style-name="P56"><text:span text:style-name="T40">Caches match request headers</text:span></text:p></text:list-header></text:list></draw:text-box></draw:frame><draw:g draw:style-name="gr2"><draw:g draw:style-name="gr2"><draw:custom-shape draw:style-name="gr217" draw:text-style-name="P48" svg:width="0.5622in" svg:height="1.2335in" svg:x="-11.3173in" svg:y="-19.198in"><text:p/><draw:enhanced-geometry svg:viewBox="0 0 315 443" draw:type="non-primitive" draw:enhanced-path="M 112 50 L 55 0 49 1 45 3 41 6 34 12 28 18 21 24 17 31 10 41 6 49 3 57 1 67 1 77 0 85 1 94 2 105 4 115 8 124 15 133 23 143 33 152 42 162 53 174 60 184 69 192 76 199 84 205 93 212 97 224 102 237 108 251 113 258 118 265 122 270 126 273 134 276 140 277 148 278 168 276 198 274 228 273 279 280 282 296 285 316 289 341 285 368 282 388 280 414 279 416 275 417 254 417 106 421 106 442 184 438 271 434 303 433 304 411 305 387 307 358 308 325 309 292 311 261 314 217 112 50 N"/></draw:custom-shape><draw:g draw:style-name="gr2"><draw:custom-shape draw:style-name="gr218" draw:text-style-name="P48" svg:width="1.1571in" svg:height="2.1949in" svg:x="-11.3945in" svg:y="-20.1701in"><text:p/><draw:enhanced-geometry svg:viewBox="0 0 648 788" draw:type="non-primitive" draw:enhanced-path="M 50 171 L 44 161 35 144 24 130 0 113 39 132 40 129 42 127 0 98 21 107 10 83 32 107 56 118 61 116 21 71 46 85 73 116 47 71 88 101 63 68 95 101 101 96 67 53 110 94 117 94 86 58 119 88 99 51 120 76 135 86 115 40 131 68 147 81 124 6 146 46 158 66 148 37 167 78 158 31 170 0 162 34 172 60 173 30 187 21 176 35 178 69 187 53 183 76 190 84 201 95 208 100 226 107 255 117 273 124 292 131 309 140 329 151 344 163 350 170 351 175 350 178 340 182 316 187 293 192 293 213 308 256 314 274 318 299 317 303 315 307 309 310 305 312 300 312 285 310 273 309 272 320 277 331 296 360 307 377 319 397 341 427 347 451 384 483 415 507 419 519 428 543 433 564 440 586 453 627 464 654 487 694 495 701 503 707 511 712 518 715 533 717 540 718 557 722 575 728 591 733 604 740 620 749 630 754 640 761 644 765 647 772 647 776 647 781 641 782 631 783 603 787 564 784 496 787 435 787 420 786 415 785 410 784 408 773 405 737 397 663 395 630 387 602 383 591 376 585 367 583 354 579 342 577 324 576 300 575 254 578 214 580 203 580 196 580 187 578 182 576 176 574 173 571 170 566 166 561 162 554 159 547 150 530 144 514 136 498 127 484 117 467 109 456 104 448 101 443 99 434 98 410 93 350 91 323 95 298 98 273 78 235 71 216 65 199 60 185 50 171 N"/></draw:custom-shape><draw:g draw:style-name="gr2"><draw:g draw:style-name="gr2"><draw:custom-shape draw:style-name="gr219" draw:text-style-name="P48" svg:width="0.0185in" svg:height="0.1398in" svg:x="-11.0283in" svg:y="-19.81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0" draw:text-style-name="P48" svg:width="0.0413in" svg:height="0.0941in" svg:x="-11.089in" svg:y="-19.8835in"><text:p/><draw:enhanced-geometry svg:viewBox="0 0 23 34" draw:type="non-primitive" draw:enhanced-path="M 22 0 L 16 1 11 2 7 5 4 8 2 14 0 21 0 27 1 33 N"/></draw:custom-shape></draw:g><draw:g draw:style-name="gr2"><draw:custom-shape draw:style-name="gr221" draw:text-style-name="P48" svg:width="0.3413in" svg:height="0.2677in" svg:x="-11.1547in" svg:y="-19.102in"><text:p/><draw:enhanced-geometry svg:viewBox="0 0 191 96" draw:type="non-primitive" draw:enhanced-path="M 0 0 L 9 10 26 27 43 44 59 60 73 72 85 80 92 85 100 89 112 91 125 94 137 95 146 95 155 92 163 89 171 86 180 85 190 84 N"/></draw:custom-shape><draw:custom-shape draw:style-name="gr222" draw:text-style-name="P48" svg:width="0.1988in" svg:height="0.4543in" svg:x="-11.1063in" svg:y="-19.4492in"><text:p/><draw:enhanced-geometry svg:viewBox="0 0 111 163" draw:type="non-primitive" draw:enhanced-path="M 110 61 L 106 50 104 40 103 28 105 21 106 15 105 8 103 2 102 1 100 2 94 8 88 13 79 13 76 6 72 2 65 1 58 0 55 6 53 12 42 12 39 10 35 6 31 5 28 5 25 7 22 10 22 28 17 27 8 25 3 25 2 27 2 31 4 39 7 48 9 54 0 89 4 92 14 97 41 112 52 112 66 124 104 162 N"/></draw:custom-shape></draw:g></draw:g></draw:g></draw:g><draw:g draw:style-name="gr2"><draw:custom-shape draw:style-name="gr223" draw:text-style-name="P48" svg:width="0.924in" svg:height="1.0843in" svg:x="-10.7854in" svg:y="-19.0465in"><text:p/><draw:enhanced-geometry svg:viewBox="0 0 518 390" draw:type="non-primitive" draw:enhanced-path="M 517 388 L 517 188 509 29 256 0 8 33 0 188 0 385 43 385 47 105 469 105 473 389 517 388 N"/></draw:custom-shape><draw:g draw:style-name="gr2"><draw:g draw:style-name="gr2"><draw:g draw:style-name="gr2"><draw:custom-shape draw:style-name="gr224" draw:text-style-name="P48" svg:width="0.385in" svg:height="0.2921in" svg:x="-10.6701in" svg:y="-19.0744in"><text:p/><draw:enhanced-geometry svg:viewBox="0 0 216 105" draw:type="non-primitive" draw:enhanced-path="M 0 23 L 98 0 215 75 114 104 59 62 42 49 0 23 N"/></draw:custom-shape><draw:custom-shape draw:style-name="gr225" draw:text-style-name="P48" svg:width="0.1921in" svg:height="0.1413in" svg:x="-10.4772in" svg:y="-18.8654in"><text:p/><draw:enhanced-geometry svg:viewBox="0 0 108 51" draw:type="non-primitive" draw:enhanced-path="M 5 29 L 107 0 107 13 0 50 5 29 N"/></draw:custom-shape><draw:custom-shape draw:style-name="gr226" draw:text-style-name="P48" svg:width="0.2106in" svg:height="0.287in" svg:x="-10.6764in" svg:y="-19.011in"><text:p/><draw:enhanced-geometry svg:viewBox="0 0 118 104" draw:type="non-primitive" draw:enhanced-path="M 49 30 L 86 58 117 82 111 103 71 73 34 47 0 22 3 0 23 14 49 30 N"/></draw:custom-shape></draw:g><draw:g draw:style-name="gr2"><draw:g draw:style-name="gr2"><draw:custom-shape draw:style-name="gr227" draw:text-style-name="P48" svg:width="0.135in" svg:height="0.1559in" svg:x="-10.5039in" svg:y="-19.0165in"><text:p/><draw:enhanced-geometry svg:viewBox="0 0 77 56" draw:type="non-primitive" draw:enhanced-path="M 0 0 L 29 23 76 55 N"/></draw:custom-shape><draw:custom-shape draw:style-name="gr228" draw:text-style-name="P48" svg:width="0.1331in" svg:height="0.1504in" svg:x="-10.5472in" svg:y="-19.0008in"><text:p/><draw:enhanced-geometry svg:viewBox="0 0 75 55" draw:type="non-primitive" draw:enhanced-path="M 0 0 L 40 29 74 54 N"/></draw:custom-shape><draw:custom-shape draw:style-name="gr229" draw:text-style-name="P48" svg:width="0.1598in" svg:height="0.1567in" svg:x="-10.5976in" svg:y="-18.9827in"><text:p/><draw:enhanced-geometry svg:viewBox="0 0 89 56" draw:type="non-primitive" draw:enhanced-path="M 0 0 L 40 20 65 38 88 55 N"/></draw:custom-shape></draw:g><draw:g draw:style-name="gr2"><draw:line draw:style-name="gr230" draw:text-style-name="P49" svg:x1="-10.6165in" svg:y1="-18.9827in" svg:x2="-10.4972in" svg:y2="-19.0268in"><text:p/></draw:line><draw:line draw:style-name="gr231" draw:text-style-name="P49" svg:x1="-10.5724in" svg:y1="-18.9496in" svg:x2="-10.4654in" svg:y2="-18.9913in"><text:p/></draw:line><draw:line draw:style-name="gr232" draw:text-style-name="P49" svg:x1="-10.5366in" svg:y1="-18.9189in" svg:x2="-10.4346in" svg:y2="-18.9661in"><text:p/></draw:line><draw:line draw:style-name="gr233" draw:text-style-name="P49" svg:x1="-10.5079in" svg:y1="-18.8846in" svg:x2="-10.4138in" svg:y2="-18.9319in"><text:p/></draw:line><draw:line draw:style-name="gr234" draw:text-style-name="P49" svg:x1="-10.4772in" svg:y1="-18.861in" svg:x2="-10.3795in" svg:y2="-18.9161in"><text:p/></draw:line><draw:line draw:style-name="gr235" draw:text-style-name="P49" svg:x1="-10.4638in" svg:y1="-18.8307in" svg:x2="-10.3626in" svg:y2="-18.8744in"><text:p/></draw:line></draw:g></draw:g></draw:g><draw:g draw:style-name="gr2"><draw:custom-shape draw:style-name="gr236" draw:text-style-name="P48" svg:width="0.198in" svg:height="0.1732in" svg:x="-10.372in" svg:y="-18.8535in"><text:p/><draw:enhanced-geometry svg:viewBox="0 0 111 62" draw:type="non-primitive" draw:enhanced-path="M 0 17 L 2 29 6 40 11 49 21 55 34 59 47 61 61 58 73 51 83 40 85 28 91 17 100 8 110 0 N"/></draw:custom-shape><draw:g draw:style-name="gr2"><draw:g draw:style-name="gr2"><draw:custom-shape draw:style-name="gr237" draw:text-style-name="P48" svg:width="0.8661in" svg:height="1.2323in" svg:x="-10.4358in" svg:y="-20.028in"><text:p/><draw:enhanced-geometry svg:viewBox="0 0 485 443" draw:type="non-primitive" draw:enhanced-path="M 90 89 L 101 59 109 40 112 34 116 29 119 27 124 25 185 14 251 4 310 0 344 0 414 3 466 6 473 6 478 8 480 10 482 13 484 17 480 30 471 69 464 99 447 166 436 207 408 304 380 381 374 396 372 404 369 412 365 417 361 422 356 424 347 426 330 428 303 428 279 430 249 434 217 439 195 442 168 442 164 439 14 351 7 345 2 339 0 333 0 324 2 317 44 209 71 139 90 89 N"/></draw:custom-shape><draw:custom-shape draw:style-name="gr238" draw:text-style-name="P48" svg:width="0.5177in" svg:height="0.9362in" svg:x="-10.3929in" svg:y="-19.9055in"><text:p/><draw:enhanced-geometry svg:viewBox="0 0 289 337" draw:type="non-primitive" draw:enhanced-path="M 66 100 L 86 52 105 9 108 7 111 6 116 5 199 0 279 0 283 0 285 2 288 6 281 36 269 62 247 111 206 194 171 266 162 293 156 312 151 322 146 330 141 333 139 335 134 336 128 335 121 331 112 325 103 318 94 312 85 306 4 276 1 274 0 271 1 267 2 264 66 100 N"/></draw:custom-shape></draw:g><draw:g draw:style-name="gr2"><draw:custom-shape draw:style-name="gr239" draw:text-style-name="P48" svg:width="0.128in" svg:height="0.513in" svg:x="-9.8055in" svg:y="-18.928in"><text:p/><draw:enhanced-geometry svg:viewBox="0 0 72 184" draw:type="non-primitive" draw:enhanced-path="M 0 0 L 2 12 5 22 10 30 20 35 32 39 41 46 49 55 56 70 60 82 56 92 49 101 42 109 37 117 33 128 31 140 36 152 40 159 51 169 60 176 71 183 N"/></draw:custom-shape><draw:custom-shape draw:style-name="gr240" draw:text-style-name="P48" svg:width="0.0161in" svg:height="0.0213in" svg:x="-9.8094in" svg:y="-18.9461in"><text:p/><draw:enhanced-geometry svg:viewBox="0 0 21600 21600" draw:glue-points="10800 0 3163 3163 0 10800 3163 18437 10800 21600 18437 18437 21600 10800 18437 3163" draw:text-areas="3163 3163 18437 18437" draw:type="ellipse" draw:enhanced-path="U 10800 10800 10800 10800 0 360 Z N"/></draw:custom-shape></draw:g></draw:g></draw:g></draw:g></draw:g></draw:g><draw:g draw:style-name="gr2"><draw:g draw:style-name="gr2"><draw:custom-shape draw:style-name="gr241" draw:text-style-name="P48" svg:width="1.3976in" svg:height="0.4713in" svg:x="-1.6394in" svg:y="-18.4319in"><text:p/><draw:enhanced-geometry svg:viewBox="0 0 573 255" draw:type="non-primitive" draw:enhanced-path="M 59 135 L 51 148 23 165 7 179 0 184 0 192 7 201 17 207 35 209 54 215 361 251 392 254 417 254 434 254 445 249 458 245 467 237 476 231 572 0 59 135 N"/></draw:custom-shape><draw:custom-shape draw:style-name="gr242" draw:text-style-name="P48" svg:width="0.6587in" svg:height="0.4398in" svg:x="-0.6665in" svg:y="-18.4327in"><text:p/><draw:enhanced-geometry svg:viewBox="0 0 270 239" draw:type="non-primitive" draw:enhanced-path="M 0 157 L 3 175 3 183 7 194 12 205 17 219 26 224 35 232 45 238 55 238 68 238 79 229 269 35 269 30 267 27 267 26 264 23 259 21 255 21 181 0 0 157 N"/></draw:custom-shape></draw:g><draw:custom-shape draw:style-name="gr243" draw:text-style-name="P48" svg:width="1.2594in" svg:height="0.2969in" svg:x="-1.4917in" svg:y="-18.4217in"><text:p/><draw:enhanced-geometry svg:viewBox="0 0 516 161" draw:type="non-primitive" draw:enhanced-path="M 515 0 L 342 144 337 152 331 157 318 160 300 157 0 126 4 100 515 0 N"/></draw:custom-shape><draw:g draw:style-name="gr2"><draw:custom-shape draw:style-name="gr244" draw:text-style-name="P48" svg:width="1.2642in" svg:height="1.8331in" svg:x="-1.4972in" svg:y="-19.9697in"><text:p/><draw:enhanced-geometry svg:viewBox="0 0 518 991" draw:type="non-primitive" draw:enhanced-path="M 517 2 L 517 830 344 979 339 984 333 988 323 990 303 990 18 959 9 957 1 953 0 946 0 935 0 38 314 0 517 2 N"/></draw:custom-shape><draw:custom-shape draw:style-name="gr245" draw:text-style-name="P48" svg:width="1.2622in" svg:height="0.1157in" svg:x="-1.5039in" svg:y="-19.9791in"><text:p/><draw:enhanced-geometry svg:viewBox="0 0 517 62" draw:type="non-primitive" draw:enhanced-path="M 3 39 L 296 0 516 5 314 61 0 47 0 43 0 40 3 39 N"/></draw:custom-shape></draw:g><draw:g draw:style-name="gr2"><draw:custom-shape draw:style-name="gr246" draw:text-style-name="P48" svg:width="0.8157in" svg:height="1.7059in" svg:x="-1.5146in" svg:y="-19.9079in"><text:p/><draw:enhanced-geometry svg:viewBox="0 0 334 922" draw:type="non-primitive" draw:enhanced-path="M 7 890 L 12 903 18 903 28 903 37 903 333 921 333 35 328 23 323 19 317 14 304 14 295 14 68 0 37 0 26 0 18 0 7 4 4 5 0 17 0 35 0 505 0 513 4 513 7 513 7 890 N"/></draw:custom-shape><draw:line draw:style-name="gr247" draw:text-style-name="P49" svg:x1="-0.6504in" svg:y1="-19.8811in" svg:x2="-0.6504in" svg:y2="-18.2118in"><text:p/></draw:line><draw:custom-shape draw:style-name="gr248" draw:text-style-name="P48" svg:width="0.0634in" svg:height="1.6921in" svg:x="-0.7185in" svg:y="-19.8874in"><text:p/><draw:enhanced-geometry svg:viewBox="0 0 26 915" draw:type="non-primitive" draw:enhanced-path="M 0 914 L 25 897 25 0 0 11 0 914 N"/></draw:custom-shape><draw:line draw:style-name="gr249" draw:text-style-name="P49" svg:x1="-1.5142in" svg:y1="-19.0902in" svg:x2="-0.7161in" svg:y2="-19.0535in"><text:p/></draw:line><draw:line draw:style-name="gr250" draw:text-style-name="P49" svg:x1="-1.5142in" svg:y1="-18.9827in" svg:x2="-0.7161in" svg:y2="-18.9421in"><text:p/></draw:line><draw:g draw:style-name="gr2"><draw:line draw:style-name="gr251" draw:text-style-name="P49" svg:x1="-1.4587in" svg:y1="-18.2516in" svg:x2="-0.7169in" svg:y2="-18.1984in"><text:p/></draw:line><draw:line draw:style-name="gr252" draw:text-style-name="P49" svg:x1="-0.8012in" svg:y1="-18.1906in" svg:x2="-0.8012in" svg:y2="-18.915in"><text:p/></draw:line><draw:line draw:style-name="gr253" draw:text-style-name="P49" svg:x1="-1.4417in" svg:y1="-18.9555in" svg:x2="-1.4417in" svg:y2="-18.2366in"><text:p/></draw:line><draw:line draw:style-name="gr254" draw:text-style-name="P49" svg:x1="-1.4142in" svg:y1="-18.9555in" svg:x2="-1.4142in" svg:y2="-18.2366in"><text:p/></draw:line><draw:line draw:style-name="gr255" draw:text-style-name="P49" svg:x1="-1.3902in" svg:y1="-18.95in" svg:x2="-1.3902in" svg:y2="-18.2307in"><text:p/></draw:line><draw:line draw:style-name="gr256" draw:text-style-name="P49" svg:x1="-1.3587in" svg:y1="-18.95in" svg:x2="-1.3587in" svg:y2="-18.2307in"><text:p/></draw:line><draw:line draw:style-name="gr257" draw:text-style-name="P49" svg:x1="-1.339in" svg:y1="-18.95in" svg:x2="-1.339in" svg:y2="-18.2307in"><text:p/></draw:line><draw:line draw:style-name="gr258" draw:text-style-name="P49" svg:x1="-1.2358in" svg:y1="-18.9484in" svg:x2="-1.2358in" svg:y2="-18.2295in"><text:p/></draw:line><draw:line draw:style-name="gr259" draw:text-style-name="P49" svg:x1="-1.3118in" svg:y1="-18.95in" svg:x2="-1.3118in" svg:y2="-18.2291in"><text:p/></draw:line><draw:line draw:style-name="gr260" draw:text-style-name="P49" svg:x1="-1.2854in" svg:y1="-18.95in" svg:x2="-1.2854in" svg:y2="-18.2291in"><text:p/></draw:line><draw:line draw:style-name="gr261" draw:text-style-name="P49" svg:x1="-1.2563in" svg:y1="-18.9484in" svg:x2="-1.2563in" svg:y2="-18.2295in"><text:p/></draw:line><draw:line draw:style-name="gr262" draw:text-style-name="P49" svg:x1="-1.2047in" svg:y1="-18.9425in" svg:x2="-1.2047in" svg:y2="-18.2217in"><text:p/></draw:line><draw:line draw:style-name="gr263" draw:text-style-name="P49" svg:x1="-1.1827in" svg:y1="-18.9409in" svg:x2="-1.1827in" svg:y2="-18.2217in"><text:p/></draw:line><draw:line draw:style-name="gr264" draw:text-style-name="P49" svg:x1="-1.1559in" svg:y1="-18.9409in" svg:x2="-1.1559in" svg:y2="-18.2165in"><text:p/></draw:line><draw:line draw:style-name="gr265" draw:text-style-name="P49" svg:x1="-1.124in" svg:y1="-18.9358in" svg:x2="-1.124in" svg:y2="-18.2165in"><text:p/></draw:line><draw:line draw:style-name="gr266" draw:text-style-name="P49" svg:x1="-1.0972in" svg:y1="-18.9358in" svg:x2="-1.0972in" svg:y2="-18.2165in"><text:p/></draw:line><draw:line draw:style-name="gr267" draw:text-style-name="P49" svg:x1="-1.0657in" svg:y1="-18.9335in" svg:x2="-1.0657in" svg:y2="-18.2126in"><text:p/></draw:line><draw:line draw:style-name="gr268" draw:text-style-name="P49" svg:x1="-1.0433in" svg:y1="-18.9335in" svg:x2="-1.0433in" svg:y2="-18.2126in"><text:p/></draw:line><draw:line draw:style-name="gr269" draw:text-style-name="P49" svg:x1="-1.0122in" svg:y1="-18.928in" svg:x2="-1.0122in" svg:y2="-18.2055in"><text:p/></draw:line><draw:line draw:style-name="gr270" draw:text-style-name="P49" svg:x1="-0.9878in" svg:y1="-18.2059in" svg:x2="-0.9878in" svg:y2="-18.9339in"><text:p/></draw:line><draw:line draw:style-name="gr271" draw:text-style-name="P49" svg:x1="-0.9606in" svg:y1="-18.928in" svg:x2="-0.9606in" svg:y2="-18.2055in"><text:p/></draw:line><draw:line draw:style-name="gr272" draw:text-style-name="P49" svg:x1="-0.9315in" svg:y1="-18.9244in" svg:x2="-0.9315in" svg:y2="-18.2055in"><text:p/></draw:line><draw:line draw:style-name="gr273" draw:text-style-name="P49" svg:x1="-0.9094in" svg:y1="-18.9244in" svg:x2="-0.9094in" svg:y2="-18.1984in"><text:p/></draw:line><draw:line draw:style-name="gr274" draw:text-style-name="P49" svg:x1="-0.8846in" svg:y1="-18.9244in" svg:x2="-0.8846in" svg:y2="-18.1984in"><text:p/></draw:line><draw:line draw:style-name="gr275" draw:text-style-name="P49" svg:x1="-0.8583in" svg:y1="-18.1988in" svg:x2="-0.8583in" svg:y2="-18.9248in"><text:p/></draw:line><draw:line draw:style-name="gr276" draw:text-style-name="P49" svg:x1="-0.8291in" svg:y1="-18.915in" svg:x2="-0.8291in" svg:y2="-18.1961in"><text:p/></draw:line></draw:g><draw:line draw:style-name="gr277" draw:text-style-name="P49" svg:x1="-1.5142in" svg:y1="-19.7449in" svg:x2="-0.7161in" svg:y2="-19.7122in"><text:p/></draw:line><draw:line draw:style-name="gr278" draw:text-style-name="P49" svg:x1="-1.5142in" svg:y1="-18.9555in" svg:x2="-0.7161in" svg:y2="-18.915in"><text:p/></draw:line><draw:g draw:style-name="gr2"><draw:custom-shape draw:style-name="gr279" draw:text-style-name="P48" svg:width="0.0406in" svg:height="0.0268in" svg:x="-1.4138in" svg:y="-19.82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80" draw:text-style-name="P48" svg:width="0.0425in" svg:height="0.028in" svg:x="-1.261in" svg:y="-19.82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81" draw:text-style-name="P48" svg:width="0.0413in" svg:height="0.028in" svg:x="-1.111in" svg:y="-19.81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82" draw:text-style-name="P48" svg:width="0.0776in" svg:height="0.0823in" svg:x="-0.8591in" svg:y="-19.8299in"><text:p/><draw:enhanced-geometry svg:viewBox="0 0 31 44" draw:type="non-primitive" draw:enhanced-path="M 0 0 L 30 2 30 43 0 41 0 0 N"/></draw:custom-shape></draw:g><draw:g draw:style-name="gr2"><draw:line draw:style-name="gr283" draw:text-style-name="P49" svg:x1="-1.5142in" svg:y1="-19.6358in" svg:x2="-0.7024in" svg:y2="-19.5992in"><text:p/></draw:line><draw:line draw:style-name="gr284" draw:text-style-name="P49" svg:x1="-1.5142in" svg:y1="-19.5228in" svg:x2="-0.7165in" svg:y2="-19.4839in"><text:p/></draw:line><draw:line draw:style-name="gr285" draw:text-style-name="P49" svg:x1="-1.5142in" svg:y1="-19.3083in" svg:x2="-0.7165in" svg:y2="-19.2677in"><text:p/></draw:line><draw:line draw:style-name="gr286" draw:text-style-name="P49" svg:x1="-1.5142in" svg:y1="-19.2035in" svg:x2="-0.7024in" svg:y2="-19.1594in"><text:p/></draw:line><draw:line draw:style-name="gr287" draw:text-style-name="P49" svg:x1="-1.5142in" svg:y1="-19.4197in" svg:x2="-0.7039in" svg:y2="-19.3791in"><text:p/></draw:line><draw:custom-shape draw:style-name="gr288" draw:text-style-name="P48" svg:width="0.6634in" svg:height="0.1488in" svg:x="-1.4508in" svg:y="-19.6319in"><text:p/><draw:enhanced-geometry svg:viewBox="0 0 272 81" draw:type="non-primitive" draw:enhanced-path="M 0 0 L 0 62 271 80 271 19 0 0 N"/></draw:custom-shape><draw:custom-shape draw:style-name="gr289" draw:text-style-name="P48" svg:width="0.6634in" svg:height="0.1461in" svg:x="-1.4508in" svg:y="-19.5228in"><text:p/><draw:enhanced-geometry svg:viewBox="0 0 272 79" draw:type="non-primitive" draw:enhanced-path="M 0 0 L 0 60 271 78 271 17 0 0 N"/></draw:custom-shape><draw:custom-shape draw:style-name="gr290" draw:text-style-name="P48" svg:width="0.6634in" svg:height="0.1461in" svg:x="-1.4508in" svg:y="-19.4181in"><text:p/><draw:enhanced-geometry svg:viewBox="0 0 272 79" draw:type="non-primitive" draw:enhanced-path="M 0 0 L 0 60 271 78 271 17 0 0 N"/></draw:custom-shape><draw:custom-shape draw:style-name="gr291" draw:text-style-name="P48" svg:width="0.6689in" svg:height="0.148in" svg:x="-1.4508in" svg:y="-19.3083in"><text:p/><draw:enhanced-geometry svg:viewBox="0 0 274 80" draw:type="non-primitive" draw:enhanced-path="M 0 0 L 0 58 273 79 273 19 0 0 N"/></draw:custom-shape><draw:g draw:style-name="gr2"><draw:custom-shape draw:style-name="gr292" draw:text-style-name="P48" svg:width="0.0421in" svg:height="0.0315in" svg:x="-0.952in" svg:y="-19.568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3" draw:text-style-name="P48" svg:width="0.3988in" svg:height="0.0642in" svg:x="-1.324in" svg:y="-19.498in"><text:p/><draw:enhanced-geometry svg:viewBox="0 0 164 34" draw:type="non-primitive" draw:enhanced-path="M 0 33 L 0 0 163 11 N"/></draw:custom-shape><draw:custom-shape draw:style-name="gr294" draw:text-style-name="P48" svg:width="0.378in" svg:height="0.0441in" svg:x="-1.313in" svg:y="-19.4661in"><text:p/><draw:enhanced-geometry svg:viewBox="0 0 156 24" draw:type="non-primitive" draw:enhanced-path="M 0 0 L 0 7 155 23 155 12 0 0 N"/></draw:custom-shape><draw:custom-shape draw:style-name="gr295" draw:text-style-name="P48" svg:width="0.1205in" svg:height="0.0449in" svg:x="-1.0622in" svg:y="-19.4272in"><text:p/><draw:enhanced-geometry svg:viewBox="0 0 50 24" draw:type="non-primitive" draw:enhanced-path="M 0 0 L 49 6 49 23 0 18 0 0 N"/></draw:custom-shape><draw:custom-shape draw:style-name="gr296" draw:text-style-name="P48" svg:width="0.2835in" svg:height="0.0823in" svg:x="-1.2902in" svg:y="-19.5988in"><text:p/><draw:enhanced-geometry svg:viewBox="0 0 116 45" draw:type="non-primitive" draw:enhanced-path="M 0 0 L 0 35 115 44 115 4 64 0 55 4 0 0 N"/></draw:custom-shape><draw:custom-shape draw:style-name="gr297" draw:text-style-name="P48" svg:width="0.524in" svg:height="0.0461in" svg:x="-1.3894in" svg:y="-19.5827in"><text:p/><draw:enhanced-geometry svg:viewBox="0 0 215 25" draw:type="non-primitive" draw:enhanced-path="M 7 0 L 3 0 0 0 0 6 0 9 3 9 7 9 209 24 214 24 214 19 212 18 204 15 7 0 N"/></draw:custom-shape></draw:g></draw:g></draw:g></draw:g><draw:custom-shape draw:style-name="gr298" draw:text-style-name="P48" svg:width="0.9622in" svg:height="0.8642in" draw:transform="rotate (-3.14159265358979) translate (-9.61736111111111in -20.4587817147857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299" draw:text-style-name="P51" svg:width="4.9031in" svg:height="3.1476in" svg:x="-9.524in" svg:y="-22.1874in"><text:list text:style-name=""><text:list-header><text:p text:style-name="P50"><text:span text:style-name="T36">GET / HTTP/1.1</text:span></text:p><text:p text:style-name="P50"><text:span text:style-name="T36">Host: </text:span><text:span text:style-name="T37"><text:a xlink:href="http://www.joes-hardware.com/" xlink:type="simple">www.joes-hardware.com</text:a></text:span></text:p><text:p text:style-name="P50"><text:span text:style-name="T36">User-agent: spiffy multimedia browser</text:span></text:p><text:p text:style-name="P50"><text:span text:style-name="T36">Accept-language: fr;q=1.0</text:span></text:p></text:list-header></text:list><draw:enhanced-geometry svg:viewBox="0 0 21600 21600" draw:type="mso-spt202" draw:enhanced-path="M 0 0 L 21600 0 21600 21600 0 21600 0 0 Z N"/></draw:custom-shape><draw:g draw:style-name="gr2"><draw:line draw:style-name="gr300" draw:text-style-name="P49" svg:x1="-8.1638in" svg:y1="-19.7843in" svg:x2="-8.1638in" svg:y2="-17.5252in"><text:p/></draw:line><draw:line draw:style-name="gr301" draw:text-style-name="P49" svg:x1="-8.1638in" svg:y1="-19.7843in" svg:x2="-5.5957in" svg:y2="-19.7843in"><text:p/></draw:line><draw:line draw:style-name="gr302" draw:text-style-name="P49" svg:x1="-5.5949in" svg:y1="-19.7843in" svg:x2="-5.5949in" svg:y2="-17.5252in"><text:p/></draw:line><draw:line draw:style-name="gr303" draw:text-style-name="P49" svg:x1="-8.1642in" svg:y1="-17.5252in" svg:x2="-8.3705in" svg:y2="-17.5252in"><text:p/></draw:line><draw:line draw:style-name="gr304" draw:text-style-name="P49" svg:x1="-5.3894in" svg:y1="-17.5252in" svg:x2="-5.5957in" svg:y2="-17.5252in"><text:p/></draw:line><draw:line draw:style-name="gr305" draw:text-style-name="P49" svg:x1="-8.3701in" svg:y1="-17.5252in" svg:x2="-8.3701in" svg:y2="-17.287in"><text:p/></draw:line><draw:line draw:style-name="gr306" draw:text-style-name="P49" svg:x1="-5.3913in" svg:y1="-17.5252in" svg:x2="-5.3913in" svg:y2="-17.287in"><text:p/></draw:line><draw:line draw:style-name="gr307" draw:text-style-name="P49" svg:x1="-8.3701in" svg:y1="-17.287in" svg:x2="-5.3917in" svg:y2="-17.287in"><text:p/></draw:line></draw:g><draw:custom-shape draw:style-name="gr308" draw:text-style-name="P48" svg:width="2.115in" svg:height="1.0579in" svg:x="-9.139in" svg:y="-19.0165in"><text:p/><draw:enhanced-geometry svg:viewBox="0 0 21600 21600" draw:text-areas="?f7 ?f0 21600 ?f2" draw:type="left-arrow" draw:modifiers="4421 3593"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09" draw:text-style-name="P53" svg:width="1.7303in" svg:height="0.5996in" svg:x="-7.7929in" svg:y="-17.0941in"><text:list text:style-name=""><text:list-header><text:p text:style-name="P52"><text:span text:style-name="T38">Cache</text:span></text:p></text:list-header></text:list><draw:enhanced-geometry svg:viewBox="0 0 21600 21600" draw:type="mso-spt202" draw:enhanced-path="M 0 0 L 21600 0 21600 21600 0 21600 0 0 Z N"/></draw:custom-shape><draw:custom-shape draw:style-name="gr310" draw:text-style-name="P53" svg:width="2.4996in" svg:height="1.4898in" svg:x="-11.5874in" svg:y="-17.7689in"><text:list text:style-name=""><text:list-header><text:p text:style-name="P52"><text:span text:style-name="T38">French-speaking user 1</text:span></text:p></text:list-header></text:list><draw:enhanced-geometry svg:viewBox="0 0 21600 21600" draw:type="mso-spt202" draw:enhanced-path="M 0 0 L 21600 0 21600 21600 0 21600 0 0 Z N"/></draw:custom-shape><draw:custom-shape draw:style-name="gr311" draw:text-style-name="P53" svg:width="1.9217in" svg:height="1.0441in" svg:x="-1.8331in" svg:y="-17.7689in"><text:list text:style-name=""><text:list-header><text:p text:style-name="P52"><text:span text:style-name="T38">Web server</text:span></text:p></text:list-header></text:list><draw:enhanced-geometry svg:viewBox="0 0 21600 21600" draw:type="mso-spt202" draw:enhanced-path="M 0 0 L 21600 0 21600 21600 0 21600 0 0 Z N"/></draw:custom-shape><draw:line draw:style-name="gr312" draw:text-style-name="P49" svg:x1="-7.3118in" svg:y1="-19.8799in" svg:x2="-1.7374in" svg:y2="-19.8799in"><text:p/></draw:line><draw:line draw:style-name="gr313" draw:text-style-name="P49" svg:x1="-7.3098in" svg:y1="-20.2657in" svg:x2="-7.3118in" svg:y2="-19.8799in"><text:p/></draw:line><draw:line draw:style-name="gr314" draw:text-style-name="P49" svg:x1="-1.7386in" svg:y1="-19.0154in" svg:x2="-5.5819in" svg:y2="-19.0154in"><text:p/></draw:line><draw:custom-shape draw:style-name="gr315" draw:text-style-name="P57" svg:width="4.2276in" svg:height="1.1531in" svg:x="-4.1402in" svg:y="-21.7063in"><text:list text:style-name=""><text:list-header><text:p text:style-name="P56"><text:span text:style-name="T41">I need to send her French document. Since she has such a cool browser, I’ll send her a media-rich version of the page.</text:span></text:p></text:list-header></text:list><draw:enhanced-geometry svg:viewBox="0 0 21600 21600" draw:glue-points="10800 0 0 10800 10800 21600 21600 10800 ?f40 ?f41" draw:text-areas="0 0 21600 21600" draw:type="rectangular-callout" draw:modifiers="46049.0144546649 82251.655629139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draw:style-name="gr316" draw:text-style-name="P55" svg:width="1.4413in" svg:height="1.0441in" svg:x="-8.0819in" svg:y="-18.728in"><text:list text:style-name=""><text:list-header><text:p text:style-name="P54"><text:span text:style-name="T38">Bonjour</text:span></text:p></text:list-header></text:list><draw:enhanced-geometry svg:viewBox="0 0 21600 21600" draw:type="mso-spt202" draw:enhanced-path="M 0 0 L 21600 0 21600 21600 0 21600 0 0 Z N"/></draw:custom-shape><draw:g draw:style-name="gr2"><draw:custom-shape draw:style-name="gr317" draw:text-style-name="P48" svg:width="0.9614in" svg:height="1.1531in" svg:x="-6.7354in" svg:y="-19.3035in"><text:p/><draw:enhanced-geometry svg:viewBox="0 0 21600 21600" draw:type="rectangle" draw:enhanced-path="M 0 0 L 21600 0 21600 21600 0 21600 0 0 Z N"/></draw:custom-shape><draw:custom-shape draw:style-name="gr318" draw:text-style-name="P48" svg:width="0.3823in" svg:height="0.3858in" svg:x="-6.6374in" svg:y="-19.2083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19" draw:text-style-name="P48" svg:width="0.3858in" svg:height="0.387in" svg:x="-6.4484in" svg:y="-18.9209in"><text:p/><draw:enhanced-geometry svg:viewBox="0 0 21600 21600" draw:type="rectangle" draw:enhanced-path="M 0 0 L 21600 0 21600 21600 0 21600 0 0 Z N"/></draw:custom-shape><draw:custom-shape draw:style-name="gr320" draw:text-style-name="P48" svg:width="0.4787in" svg:height="0.4807in" svg:x="-6.3508in" svg:y="-18.728i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321" draw:text-style-name="P59" svg:width="3.365in" svg:height="5.2496in" svg:x="-5.1976in" svg:y="-18.8228in"><text:list text:style-name=""><text:list-header><text:p text:style-name="P58"><text:span text:style-name="T36">HTTP/1.1 200 OK</text:span></text:p><text:p text:style-name="P58"><text:span text:style-name="T36">Content-language: fr</text:span></text:p><text:p text:style-name="P58"><text:span text:style-name="T36">Vary: User-agent</text:span></text:p><text:p text:style-name="P58"><text:span text:style-name="T36"/></text:p><text:p text:style-name="P58"><text:span text:style-name="T36">Bonjour</text:span></text:p><text:p text:style-name="P58"><text:span text:style-name="T36">[…media-rich content]</text:span></text:p></text:list-header></text:list><draw:enhanced-geometry svg:viewBox="0 0 21600 21600" draw:type="mso-spt202" draw:enhanced-path="M 0 0 L 21600 0 21600 21600 0 21600 0 0 Z N"/></draw:custom-shape></draw:g><text:soft-page-break/></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38"/>
      <text:p text:style-name="P38"><draw:g text:anchor-type="paragraph" draw:z-index="3" draw:style-name="gr1"><draw:frame draw:style-name="gr322" draw:text-style-name="P48" svg:width="8.5224in" svg:height="1.3114in" svg:x="1.1409in" svg:y="0.411in"><draw:text-box><text:list text:style-name=""><text:list-header><text:p text:style-name="P56"><text:span text:style-name="T40">Caches match request headers</text:span></text:p></text:list-header></text:list></draw:text-box></draw:frame><draw:g draw:style-name="gr2"><draw:g draw:style-name="gr2"><draw:custom-shape draw:style-name="gr323" draw:text-style-name="P48" svg:width="0.4606in" svg:height="1.0114in" svg:x="0.0646in" svg:y="4.5154in"><text:p/><draw:enhanced-geometry svg:viewBox="0 0 315 443" draw:type="non-primitive" draw:enhanced-path="M 112 50 L 55 0 49 1 45 3 41 6 34 12 28 18 21 24 17 31 10 41 6 49 3 57 1 67 1 77 0 85 1 94 2 105 4 115 8 124 15 133 23 143 33 152 42 162 53 174 60 184 69 192 76 199 84 205 93 212 97 224 102 237 108 251 113 258 118 265 122 270 126 273 134 276 140 277 148 278 168 276 198 274 228 273 279 280 282 296 285 316 289 341 285 368 282 388 280 414 279 416 275 417 254 417 106 421 106 442 184 438 271 434 303 433 304 411 305 387 307 358 308 325 309 292 311 261 314 217 112 50 N"/></draw:custom-shape><draw:g draw:style-name="gr2"><draw:custom-shape draw:style-name="gr324" draw:text-style-name="P48" svg:width="0.9496in" svg:height="1.7988in" svg:x="0in" svg:y="3.7185in"><text:p/><draw:enhanced-geometry svg:viewBox="0 0 648 788" draw:type="non-primitive" draw:enhanced-path="M 50 171 L 44 161 35 144 24 130 0 113 39 132 40 129 42 127 0 98 21 107 10 83 32 107 56 118 61 116 21 71 46 85 73 116 47 71 88 101 63 68 95 101 101 96 67 53 110 94 117 94 86 58 119 88 99 51 120 76 135 86 115 40 131 68 147 81 124 6 146 46 158 66 148 37 167 78 158 31 170 0 162 34 172 60 173 30 187 21 176 35 178 69 187 53 183 76 190 84 201 95 208 100 226 107 255 117 273 124 292 131 309 140 329 151 344 163 350 170 351 175 350 178 340 182 316 187 293 192 293 213 308 256 314 274 318 299 317 303 315 307 309 310 305 312 300 312 285 310 273 309 272 320 277 331 296 360 307 377 319 397 341 427 347 451 384 483 415 507 419 519 428 543 433 564 440 586 453 627 464 654 487 694 495 701 503 707 511 712 518 715 533 717 540 718 557 722 575 728 591 733 604 740 620 749 630 754 640 761 644 765 647 772 647 776 647 781 641 782 631 783 603 787 564 784 496 787 435 787 420 786 415 785 410 784 408 773 405 737 397 663 395 630 387 602 383 591 376 585 367 583 354 579 342 577 324 576 300 575 254 578 214 580 203 580 196 580 187 578 182 576 176 574 173 571 170 566 166 561 162 554 159 547 150 530 144 514 136 498 127 484 117 467 109 456 104 448 101 443 99 434 98 410 93 350 91 323 95 298 98 273 78 235 71 216 65 199 60 185 50 171 N"/></draw:custom-shape><draw:g draw:style-name="gr2"><draw:g draw:style-name="gr2"><draw:custom-shape draw:style-name="gr325" draw:text-style-name="P48" svg:width="0.015in" svg:height="0.1142in" svg:x="0.3016in" svg:y="4.007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6" draw:text-style-name="P48" svg:width="0.0335in" svg:height="0.0776in" svg:x="0.2516in" svg:y="3.9535in"><text:p/><draw:enhanced-geometry svg:viewBox="0 0 23 34" draw:type="non-primitive" draw:enhanced-path="M 22 0 L 16 1 11 2 7 5 4 8 2 14 0 21 0 27 1 33 N"/></draw:custom-shape></draw:g><draw:g draw:style-name="gr2"><draw:custom-shape draw:style-name="gr327" draw:text-style-name="P48" svg:width="0.2803in" svg:height="0.2189in" svg:x="0.1972in" svg:y="4.5937in"><text:p/><draw:enhanced-geometry svg:viewBox="0 0 191 96" draw:type="non-primitive" draw:enhanced-path="M 0 0 L 9 10 26 27 43 44 59 60 73 72 85 80 92 85 100 89 112 91 125 94 137 95 146 95 155 92 163 89 171 86 180 85 190 84 N"/></draw:custom-shape><draw:custom-shape draw:style-name="gr328" draw:text-style-name="P48" svg:width="0.163in" svg:height="0.3717in" svg:x="0.2366in" svg:y="4.3091in"><text:p/><draw:enhanced-geometry svg:viewBox="0 0 111 163" draw:type="non-primitive" draw:enhanced-path="M 110 61 L 106 50 104 40 103 28 105 21 106 15 105 8 103 2 102 1 100 2 94 8 88 13 79 13 76 6 72 2 65 1 58 0 55 6 53 12 42 12 39 10 35 6 31 5 28 5 25 7 22 10 22 28 17 27 8 25 3 25 2 27 2 31 4 39 7 48 9 54 0 89 4 92 14 97 41 112 52 112 66 124 104 162 N"/></draw:custom-shape></draw:g></draw:g></draw:g></draw:g><draw:g draw:style-name="gr2"><draw:custom-shape draw:style-name="gr329" draw:text-style-name="P48" svg:width="0.7579in" svg:height="0.8898in" svg:x="0.4992in" svg:y="4.6382in"><text:p/><draw:enhanced-geometry svg:viewBox="0 0 518 390" draw:type="non-primitive" draw:enhanced-path="M 517 388 L 517 188 509 29 256 0 8 33 0 188 0 385 43 385 47 105 469 105 473 389 517 388 N"/></draw:custom-shape><draw:g draw:style-name="gr2"><draw:g draw:style-name="gr2"><draw:g draw:style-name="gr2"><draw:custom-shape draw:style-name="gr330" draw:text-style-name="P48" svg:width="0.3157in" svg:height="0.2386in" svg:x="0.5945in" svg:y="4.6173in"><text:p/><draw:enhanced-geometry svg:viewBox="0 0 216 105" draw:type="non-primitive" draw:enhanced-path="M 0 23 L 98 0 215 75 114 104 59 62 42 49 0 23 N"/></draw:custom-shape><draw:custom-shape draw:style-name="gr331" draw:text-style-name="P48" svg:width="0.1579in" svg:height="0.1161in" svg:x="0.752in" svg:y="4.7874in"><text:p/><draw:enhanced-geometry svg:viewBox="0 0 108 51" draw:type="non-primitive" draw:enhanced-path="M 5 29 L 107 0 107 13 0 50 5 29 N"/></draw:custom-shape><draw:custom-shape draw:style-name="gr332" draw:text-style-name="P48" svg:width="0.1732in" svg:height="0.2362in" svg:x="0.5898in" svg:y="4.6673in"><text:p/><draw:enhanced-geometry svg:viewBox="0 0 118 104" draw:type="non-primitive" draw:enhanced-path="M 49 30 L 86 58 117 82 111 103 71 73 34 47 0 22 3 0 23 14 49 30 N"/></draw:custom-shape></draw:g><draw:g draw:style-name="gr2"><draw:g draw:style-name="gr2"><draw:custom-shape draw:style-name="gr333" draw:text-style-name="P48" svg:width="0.1122in" svg:height="0.1276in" svg:x="0.7299in" svg:y="4.6646in"><text:p/><draw:enhanced-geometry svg:viewBox="0 0 77 56" draw:type="non-primitive" draw:enhanced-path="M 0 0 L 29 23 76 55 N"/></draw:custom-shape><draw:custom-shape draw:style-name="gr334" draw:text-style-name="P48" svg:width="0.1094in" svg:height="0.1248in" svg:x="0.6953in" svg:y="4.6756in"><text:p/><draw:enhanced-geometry svg:viewBox="0 0 75 55" draw:type="non-primitive" draw:enhanced-path="M 0 0 L 40 29 74 54 N"/></draw:custom-shape><draw:custom-shape draw:style-name="gr335" draw:text-style-name="P48" svg:width="0.1303in" svg:height="0.1276in" svg:x="0.6543in" svg:y="4.6917in"><text:p/><draw:enhanced-geometry svg:viewBox="0 0 89 56" draw:type="non-primitive" draw:enhanced-path="M 0 0 L 40 20 65 38 88 55 N"/></draw:custom-shape></draw:g><draw:g draw:style-name="gr2"><draw:line draw:style-name="gr336" draw:text-style-name="P49" svg:x1="0.6382in" svg:y1="4.6917in" svg:x2="0.7358in" svg:y2="4.6555in"><text:p/></draw:line><draw:line draw:style-name="gr337" draw:text-style-name="P49" svg:x1="0.6748in" svg:y1="4.7185in" svg:x2="0.7626in" svg:y2="4.6843in"><text:p/></draw:line><draw:line draw:style-name="gr338" draw:text-style-name="P49" svg:x1="0.7035in" svg:y1="4.7437in" svg:x2="0.787in" svg:y2="4.7051in"><text:p/></draw:line><draw:line draw:style-name="gr339" draw:text-style-name="P49" svg:x1="0.7272in" svg:y1="4.7713in" svg:x2="0.8043in" svg:y2="4.7327in"><text:p/></draw:line><draw:line draw:style-name="gr340" draw:text-style-name="P49" svg:x1="0.752in" svg:y1="4.7913in" svg:x2="0.8319in" svg:y2="4.7461in"><text:p/></draw:line><draw:line draw:style-name="gr341" draw:text-style-name="P49" svg:x1="0.7638in" svg:y1="4.8157in" svg:x2="0.8469in" svg:y2="4.7799in"><text:p/></draw:line></draw:g></draw:g></draw:g><draw:g draw:style-name="gr2"><draw:custom-shape draw:style-name="gr342" draw:text-style-name="P48" svg:width="0.1622in" svg:height="0.1413in" svg:x="0.8382in" svg:y="4.7972in"><text:p/><draw:enhanced-geometry svg:viewBox="0 0 111 62" draw:type="non-primitive" draw:enhanced-path="M 0 17 L 2 29 6 40 11 49 21 55 34 59 47 61 61 58 73 51 83 40 85 28 91 17 100 8 110 0 N"/></draw:custom-shape><draw:g draw:style-name="gr2"><draw:g draw:style-name="gr2"><draw:custom-shape draw:style-name="gr343" draw:text-style-name="P48" svg:width="0.7094in" svg:height="1.0098in" svg:x="0.7862in" svg:y="3.8346in"><text:p/><draw:enhanced-geometry svg:viewBox="0 0 485 443" draw:type="non-primitive" draw:enhanced-path="M 90 89 L 101 59 109 40 112 34 116 29 119 27 124 25 185 14 251 4 310 0 344 0 414 3 466 6 473 6 478 8 480 10 482 13 484 17 480 30 471 69 464 99 447 166 436 207 408 304 380 381 374 396 372 404 369 412 365 417 361 422 356 424 347 426 330 428 303 428 279 430 249 434 217 439 195 442 168 442 164 439 14 351 7 345 2 339 0 333 0 324 2 317 44 209 71 139 90 89 N"/></draw:custom-shape><draw:custom-shape draw:style-name="gr344" draw:text-style-name="P48" svg:width="0.4232in" svg:height="0.7685in" svg:x="0.822in" svg:y="3.9346in"><text:p/><draw:enhanced-geometry svg:viewBox="0 0 289 337" draw:type="non-primitive" draw:enhanced-path="M 66 100 L 86 52 105 9 108 7 111 6 116 5 199 0 279 0 283 0 285 2 288 6 281 36 269 62 247 111 206 194 171 266 162 293 156 312 151 322 146 330 141 333 139 335 134 336 128 335 121 331 112 325 103 318 94 312 85 306 4 276 1 274 0 271 1 267 2 264 66 100 N"/></draw:custom-shape></draw:g><draw:g draw:style-name="gr2"><draw:custom-shape draw:style-name="gr345" draw:text-style-name="P48" svg:width="0.1051in" svg:height="0.4197in" svg:x="1.3035in" svg:y="4.7366in"><text:p/><draw:enhanced-geometry svg:viewBox="0 0 72 184" draw:type="non-primitive" draw:enhanced-path="M 0 0 L 2 12 5 22 10 30 20 35 32 39 41 46 49 55 56 70 60 82 56 92 49 101 42 109 37 117 33 128 31 140 36 152 40 159 51 169 60 176 71 183 N"/></draw:custom-shape><draw:custom-shape draw:style-name="gr346" draw:text-style-name="P48" svg:width="0.0134in" svg:height="0.0177in" svg:x="1.2992in" svg:y="4.7213in"><text:p/><draw:enhanced-geometry svg:viewBox="0 0 21600 21600" draw:glue-points="10800 0 3163 3163 0 10800 3163 18437 10800 21600 18437 18437 21600 10800 18437 3163" draw:text-areas="3163 3163 18437 18437" draw:type="ellipse" draw:enhanced-path="U 10800 10800 10800 10800 0 360 Z N"/></draw:custom-shape></draw:g></draw:g></draw:g></draw:g></draw:g></draw:g><draw:g draw:style-name="gr2"><draw:g draw:style-name="gr2"><draw:custom-shape draw:style-name="gr347" draw:text-style-name="P48" svg:width="1.1453in" svg:height="0.3862in" svg:x="7.9937in" svg:y="5.1421in"><text:p/><draw:enhanced-geometry svg:viewBox="0 0 573 255" draw:type="non-primitive" draw:enhanced-path="M 59 135 L 51 148 23 165 7 179 0 184 0 192 7 201 17 207 35 209 54 215 361 251 392 254 417 254 434 254 445 249 458 245 467 237 476 231 572 0 59 135 N"/></draw:custom-shape><draw:custom-shape draw:style-name="gr348" draw:text-style-name="P48" svg:width="0.5406in" svg:height="0.3614in" svg:x="8.7909in" svg:y="5.1417in"><text:p/><draw:enhanced-geometry svg:viewBox="0 0 270 239" draw:type="non-primitive" draw:enhanced-path="M 0 157 L 3 175 3 183 7 194 12 205 17 219 26 224 35 232 45 238 55 238 68 238 79 229 269 35 269 30 267 27 267 26 264 23 259 21 255 21 181 0 0 157 N"/></draw:custom-shape></draw:g><draw:custom-shape draw:style-name="gr349" draw:text-style-name="P48" svg:width="1.0323in" svg:height="0.2441in" svg:x="8.1154in" svg:y="5.1512in"><text:p/><draw:enhanced-geometry svg:viewBox="0 0 516 161" draw:type="non-primitive" draw:enhanced-path="M 515 0 L 342 144 337 152 331 157 318 160 300 157 0 126 4 100 515 0 N"/></draw:custom-shape><draw:g draw:style-name="gr2"><draw:custom-shape draw:style-name="gr350" draw:text-style-name="P48" svg:width="1.0358in" svg:height="1.5016in" svg:x="8.111in" svg:y="3.8831in"><text:p/><draw:enhanced-geometry svg:viewBox="0 0 518 991" draw:type="non-primitive" draw:enhanced-path="M 517 2 L 517 830 344 979 339 984 333 988 323 990 303 990 18 959 9 957 1 953 0 946 0 935 0 38 314 0 517 2 N"/></draw:custom-shape><draw:custom-shape draw:style-name="gr351" draw:text-style-name="P48" svg:width="1.0335in" svg:height="0.0941in" svg:x="8.1055in" svg:y="3.8748in"><text:p/><draw:enhanced-geometry svg:viewBox="0 0 517 62" draw:type="non-primitive" draw:enhanced-path="M 3 39 L 296 0 516 5 314 61 0 47 0 43 0 40 3 39 N"/></draw:custom-shape></draw:g><draw:g draw:style-name="gr2"><draw:custom-shape draw:style-name="gr352" draw:text-style-name="P48" svg:width="0.6685in" svg:height="1.3969in" svg:x="8.0972in" svg:y="3.9339in"><text:p/><draw:enhanced-geometry svg:viewBox="0 0 334 922" draw:type="non-primitive" draw:enhanced-path="M 7 890 L 12 903 18 903 28 903 37 903 333 921 333 35 328 23 323 19 317 14 304 14 295 14 68 0 37 0 26 0 18 0 7 4 4 5 0 17 0 35 0 505 0 513 4 513 7 513 7 890 N"/></draw:custom-shape><draw:line draw:style-name="gr353" draw:text-style-name="P49" svg:x1="8.8047in" svg:y1="3.9551in" svg:x2="8.8047in" svg:y2="5.3228in"><text:p/></draw:line><draw:custom-shape draw:style-name="gr354" draw:text-style-name="P48" svg:width="0.0516in" svg:height="1.3862in" svg:x="8.7492in" svg:y="3.95in"><text:p/><draw:enhanced-geometry svg:viewBox="0 0 26 915" draw:type="non-primitive" draw:enhanced-path="M 0 914 L 25 897 25 0 0 11 0 914 N"/></draw:custom-shape><draw:line draw:style-name="gr355" draw:text-style-name="P49" svg:x1="8.0969in" svg:y1="4.6031in" svg:x2="8.7508in" svg:y2="4.6331in"><text:p/></draw:line><draw:line draw:style-name="gr356" draw:text-style-name="P49" svg:x1="8.0969in" svg:y1="4.6913in" svg:x2="8.7508in" svg:y2="4.7244in"><text:p/></draw:line><draw:g draw:style-name="gr2"><draw:line draw:style-name="gr357" draw:text-style-name="P49" svg:x1="8.1429in" svg:y1="5.2906in" svg:x2="8.7508in" svg:y2="5.3343in"><text:p/></draw:line><draw:line draw:style-name="gr358" draw:text-style-name="P49" svg:x1="8.6811in" svg:y1="5.3406in" svg:x2="8.6811in" svg:y2="4.7469in"><text:p/></draw:line><draw:line draw:style-name="gr359" draw:text-style-name="P49" svg:x1="8.1563in" svg:y1="4.7138in" svg:x2="8.1563in" svg:y2="5.3028in"><text:p/></draw:line><draw:line draw:style-name="gr360" draw:text-style-name="P49" svg:x1="8.1787in" svg:y1="4.7138in" svg:x2="8.1787in" svg:y2="5.3028in"><text:p/></draw:line><draw:line draw:style-name="gr361" draw:text-style-name="P49" svg:x1="8.1984in" svg:y1="4.7181in" svg:x2="8.1984in" svg:y2="5.3075in"><text:p/></draw:line><draw:line draw:style-name="gr362" draw:text-style-name="P49" svg:x1="8.2248in" svg:y1="4.7181in" svg:x2="8.2248in" svg:y2="5.3075in"><text:p/></draw:line><draw:line draw:style-name="gr363" draw:text-style-name="P49" svg:x1="8.2402in" svg:y1="4.7181in" svg:x2="8.2402in" svg:y2="5.3075in"><text:p/></draw:line><draw:line draw:style-name="gr364" draw:text-style-name="P49" svg:x1="8.3252in" svg:y1="4.7197in" svg:x2="8.3252in" svg:y2="5.3087in"><text:p/></draw:line><draw:line draw:style-name="gr365" draw:text-style-name="P49" svg:x1="8.2626in" svg:y1="4.7181in" svg:x2="8.2626in" svg:y2="5.3087in"><text:p/></draw:line><draw:line draw:style-name="gr366" draw:text-style-name="P49" svg:x1="8.2843in" svg:y1="4.7181in" svg:x2="8.2843in" svg:y2="5.3087in"><text:p/></draw:line><draw:line draw:style-name="gr367" draw:text-style-name="P49" svg:x1="8.3083in" svg:y1="4.7197in" svg:x2="8.3083in" svg:y2="5.3087in"><text:p/></draw:line><draw:line draw:style-name="gr368" draw:text-style-name="P49" svg:x1="8.3504in" svg:y1="4.7244in" svg:x2="8.3504in" svg:y2="5.315in"><text:p/></draw:line><draw:line draw:style-name="gr369" draw:text-style-name="P49" svg:x1="8.3689in" svg:y1="4.7256in" svg:x2="8.3689in" svg:y2="5.315in"><text:p/></draw:line><draw:line draw:style-name="gr370" draw:text-style-name="P49" svg:x1="8.3906in" svg:y1="4.7256in" svg:x2="8.3906in" svg:y2="5.3193in"><text:p/></draw:line><draw:line draw:style-name="gr371" draw:text-style-name="P49" svg:x1="8.4165in" svg:y1="4.7299in" svg:x2="8.4165in" svg:y2="5.3193in"><text:p/></draw:line><draw:line draw:style-name="gr372" draw:text-style-name="P49" svg:x1="8.4386in" svg:y1="4.7299in" svg:x2="8.4386in" svg:y2="5.3193in"><text:p/></draw:line><draw:line draw:style-name="gr373" draw:text-style-name="P49" svg:x1="8.4642in" svg:y1="4.7319in" svg:x2="8.4642in" svg:y2="5.3224in"><text:p/></draw:line><draw:line draw:style-name="gr374" draw:text-style-name="P49" svg:x1="8.4827in" svg:y1="4.7319in" svg:x2="8.4827in" svg:y2="5.3224in"><text:p/></draw:line><draw:line draw:style-name="gr375" draw:text-style-name="P49" svg:x1="8.5083in" svg:y1="4.7362in" svg:x2="8.5083in" svg:y2="5.3283in"><text:p/></draw:line><draw:line draw:style-name="gr376" draw:text-style-name="P49" svg:x1="8.5283in" svg:y1="5.328in" svg:x2="8.5283in" svg:y2="4.7315in"><text:p/></draw:line><draw:line draw:style-name="gr377" draw:text-style-name="P49" svg:x1="8.5504in" svg:y1="4.7362in" svg:x2="8.5504in" svg:y2="5.3283in"><text:p/></draw:line><draw:line draw:style-name="gr378" draw:text-style-name="P49" svg:x1="8.5748in" svg:y1="4.739in" svg:x2="8.5748in" svg:y2="5.328in"><text:p/></draw:line><draw:line draw:style-name="gr379" draw:text-style-name="P49" svg:x1="8.5929in" svg:y1="4.739in" svg:x2="8.5929in" svg:y2="5.3339in"><text:p/></draw:line><draw:line draw:style-name="gr380" draw:text-style-name="P49" svg:x1="8.6126in" svg:y1="4.739in" svg:x2="8.6126in" svg:y2="5.3339in"><text:p/></draw:line><draw:line draw:style-name="gr381" draw:text-style-name="P49" svg:x1="8.6343in" svg:y1="5.3339in" svg:x2="8.6343in" svg:y2="4.739in"><text:p/></draw:line><draw:line draw:style-name="gr382" draw:text-style-name="P49" svg:x1="8.6583in" svg:y1="4.7469in" svg:x2="8.6583in" svg:y2="5.3358in"><text:p/></draw:line></draw:g><draw:line draw:style-name="gr383" draw:text-style-name="P49" svg:x1="8.0969in" svg:y1="4.0669in" svg:x2="8.7508in" svg:y2="4.0937in"><text:p/></draw:line><draw:line draw:style-name="gr384" draw:text-style-name="P49" svg:x1="8.0969in" svg:y1="4.7138in" svg:x2="8.7508in" svg:y2="4.7469in"><text:p/></draw:line><draw:g draw:style-name="gr2"><draw:custom-shape draw:style-name="gr385" draw:text-style-name="P48" svg:width="0.0335in" svg:height="0.0224in" svg:x="8.1791in" svg:y="3.99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86" draw:text-style-name="P48" svg:width="0.0343in" svg:height="0.024in" svg:x="8.3047in" svg:y="4.00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87" draw:text-style-name="P48" svg:width="0.0343in" svg:height="0.0232in" svg:x="8.4272in" svg:y="4.007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88" draw:text-style-name="P48" svg:width="0.0622in" svg:height="0.0669in" svg:x="8.6346in" svg:y="3.9972in"><text:p/><draw:enhanced-geometry svg:viewBox="0 0 31 44" draw:type="non-primitive" draw:enhanced-path="M 0 0 L 30 2 30 43 0 41 0 0 N"/></draw:custom-shape></draw:g><draw:g draw:style-name="gr2"><draw:line draw:style-name="gr389" draw:text-style-name="P49" svg:x1="8.0969in" svg:y1="4.1563in" svg:x2="8.7622in" svg:y2="4.1862in"><text:p/></draw:line><draw:line draw:style-name="gr390" draw:text-style-name="P49" svg:x1="8.0969in" svg:y1="4.2484in" svg:x2="8.7504in" svg:y2="4.2803in"><text:p/></draw:line><draw:line draw:style-name="gr391" draw:text-style-name="P49" svg:x1="8.0969in" svg:y1="4.4244in" svg:x2="8.7504in" svg:y2="4.4575in"><text:p/></draw:line><draw:line draw:style-name="gr392" draw:text-style-name="P49" svg:x1="8.0969in" svg:y1="4.5106in" svg:x2="8.7622in" svg:y2="4.5469in"><text:p/></draw:line><draw:line draw:style-name="gr393" draw:text-style-name="P49" svg:x1="8.0969in" svg:y1="4.3331in" svg:x2="8.7606in" svg:y2="4.3661in"><text:p/></draw:line><draw:custom-shape draw:style-name="gr394" draw:text-style-name="P48" svg:width="0.5433in" svg:height="0.1224in" svg:x="8.1492in" svg:y="4.1591in"><text:p/><draw:enhanced-geometry svg:viewBox="0 0 272 81" draw:type="non-primitive" draw:enhanced-path="M 0 0 L 0 62 271 80 271 19 0 0 N"/></draw:custom-shape><draw:custom-shape draw:style-name="gr395" draw:text-style-name="P48" svg:width="0.5433in" svg:height="0.1197in" svg:x="8.1492in" svg:y="4.2484in"><text:p/><draw:enhanced-geometry svg:viewBox="0 0 272 79" draw:type="non-primitive" draw:enhanced-path="M 0 0 L 0 60 271 78 271 17 0 0 N"/></draw:custom-shape><draw:custom-shape draw:style-name="gr396" draw:text-style-name="P48" svg:width="0.5433in" svg:height="0.1189in" svg:x="8.1492in" svg:y="4.3354in"><text:p/><draw:enhanced-geometry svg:viewBox="0 0 272 79" draw:type="non-primitive" draw:enhanced-path="M 0 0 L 0 60 271 78 271 17 0 0 N"/></draw:custom-shape><draw:custom-shape draw:style-name="gr397" draw:text-style-name="P48" svg:width="0.5476in" svg:height="0.1217in" svg:x="8.1492in" svg:y="4.4244in"><text:p/><draw:enhanced-geometry svg:viewBox="0 0 274 80" draw:type="non-primitive" draw:enhanced-path="M 0 0 L 0 58 273 79 273 19 0 0 N"/></draw:custom-shape><draw:g draw:style-name="gr2"><draw:custom-shape draw:style-name="gr398" draw:text-style-name="P48" svg:width="0.0343in" svg:height="0.0248in" svg:x="8.5583in" svg:y="4.21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99" draw:text-style-name="P48" svg:width="0.3276in" svg:height="0.0516in" svg:x="8.2528in" svg:y="4.2693in"><text:p/><draw:enhanced-geometry svg:viewBox="0 0 164 34" draw:type="non-primitive" draw:enhanced-path="M 0 33 L 0 0 163 11 N"/></draw:custom-shape><draw:custom-shape draw:style-name="gr400" draw:text-style-name="P48" svg:width="0.3106in" svg:height="0.0362in" svg:x="8.261in" svg:y="4.2949in"><text:p/><draw:enhanced-geometry svg:viewBox="0 0 156 24" draw:type="non-primitive" draw:enhanced-path="M 0 0 L 0 7 155 23 155 12 0 0 N"/></draw:custom-shape><draw:custom-shape draw:style-name="gr401" draw:text-style-name="P48" svg:width="0.0996in" svg:height="0.0362in" svg:x="8.4665in" svg:y="4.3272in"><text:p/><draw:enhanced-geometry svg:viewBox="0 0 50 24" draw:type="non-primitive" draw:enhanced-path="M 0 0 L 49 6 49 23 0 18 0 0 N"/></draw:custom-shape><draw:custom-shape draw:style-name="gr402" draw:text-style-name="P48" svg:width="0.2323in" svg:height="0.0685in" svg:x="8.2807in" svg:y="4.1862in"><text:p/><draw:enhanced-geometry svg:viewBox="0 0 116 45" draw:type="non-primitive" draw:enhanced-path="M 0 0 L 0 35 115 44 115 4 64 0 55 4 0 0 N"/></draw:custom-shape><draw:custom-shape draw:style-name="gr403" draw:text-style-name="P48" svg:width="0.4287in" svg:height="0.037in" svg:x="8.1992in" svg:y="4.2in"><text:p/><draw:enhanced-geometry svg:viewBox="0 0 215 25" draw:type="non-primitive" draw:enhanced-path="M 7 0 L 3 0 0 0 0 6 0 9 3 9 7 9 209 24 214 24 214 19 212 18 204 15 7 0 N"/></draw:custom-shape></draw:g></draw:g></draw:g></draw:g><draw:custom-shape draw:style-name="gr404" draw:text-style-name="P48" svg:width="0.7886in" svg:height="0.7087in" draw:transform="rotate (-3.14159265358979) translate (1.14265638670166in 3.48194444444444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405" draw:text-style-name="P51" svg:width="4.0161in" svg:height="1.587in" svg:x="1.2189in" svg:y="2.0657in"><text:list text:style-name=""><text:list-header><text:p text:style-name="P50"><text:span text:style-name="T36">GET / HTTP/1.1</text:span></text:p><text:p text:style-name="P50"><text:span text:style-name="T36">Host: </text:span><text:span text:style-name="T37"><text:a xlink:href="http://www.joes-hardware.com/" xlink:type="simple">www.joes-hardware.com</text:a></text:span></text:p><text:p text:style-name="P50"><text:span text:style-name="T36">User-agent: simpy wireless device</text:span></text:p><text:p text:style-name="P50"><text:span text:style-name="T36">Accept-language: fr;q=1.0</text:span></text:p></text:list-header></text:list><draw:enhanced-geometry svg:viewBox="0 0 21600 21600" draw:type="mso-spt202" draw:enhanced-path="M 0 0 L 21600 0 21600 21600 0 21600 0 0 Z N"/></draw:custom-shape><draw:g draw:style-name="gr2"><draw:line draw:style-name="gr406" draw:text-style-name="P49" svg:x1="2.6484in" svg:y1="4.0343in" svg:x2="2.6484in" svg:y2="6.385in"><text:p/></draw:line><draw:line draw:style-name="gr407" draw:text-style-name="P49" svg:x1="2.6484in" svg:y1="4.0343in" svg:x2="4.7528in" svg:y2="4.0343in"><text:p/></draw:line><draw:line draw:style-name="gr408" draw:text-style-name="P49" svg:x1="4.7528in" svg:y1="4.0343in" svg:x2="4.7528in" svg:y2="6.385in"><text:p/></draw:line><draw:line draw:style-name="gr409" draw:text-style-name="P49" svg:x1="2.6476in" svg:y1="6.385in" svg:x2="2.4787in" svg:y2="6.385in"><text:p/></draw:line><draw:line draw:style-name="gr410" draw:text-style-name="P49" svg:x1="4.9213in" svg:y1="6.385in" svg:x2="4.7524in" svg:y2="6.385in"><text:p/></draw:line><draw:line draw:style-name="gr411" draw:text-style-name="P49" svg:x1="2.4791in" svg:y1="6.385in" svg:x2="2.4791in" svg:y2="6.6327in"><text:p/></draw:line><draw:line draw:style-name="gr412" draw:text-style-name="P49" svg:x1="4.9197in" svg:y1="6.385in" svg:x2="4.9197in" svg:y2="6.6327in"><text:p/></draw:line><draw:line draw:style-name="gr413" draw:text-style-name="P49" svg:x1="2.4791in" svg:y1="6.6327in" svg:x2="4.9197in" svg:y2="6.6327in"><text:p/></draw:line></draw:g><draw:custom-shape draw:style-name="gr414" draw:text-style-name="P48" svg:width="1.7331in" svg:height="0.8669in" svg:x="1.7709in" svg:y="5.5303in"><text:p/><draw:enhanced-geometry svg:viewBox="0 0 21600 21600" draw:text-areas="?f7 ?f0 21600 ?f2" draw:type="left-arrow" draw:modifiers="4421 3593"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415" draw:text-style-name="P53" svg:width="1.4189in" svg:height="0.4039in" svg:x="2.9516in" svg:y="6.7917in"><text:list text:style-name=""><text:list-header><text:p text:style-name="P52"><text:span text:style-name="T38">Cache</text:span></text:p></text:list-header></text:list><draw:enhanced-geometry svg:viewBox="0 0 21600 21600" draw:type="mso-spt202" draw:enhanced-path="M 0 0 L 21600 0 21600 21600 0 21600 0 0 Z N"/></draw:custom-shape><draw:custom-shape draw:style-name="gr416" draw:text-style-name="P53" svg:width="2.0488in" svg:height="0.7039in" svg:x="0.0783in" svg:y="5.9236in"><text:list text:style-name=""><text:list-header><text:p text:style-name="P52"><text:span text:style-name="T38">French-speaking user 2</text:span></text:p></text:list-header></text:list><draw:enhanced-geometry svg:viewBox="0 0 21600 21600" draw:type="mso-spt202" draw:enhanced-path="M 0 0 L 21600 0 21600 21600 0 21600 0 0 Z N"/></draw:custom-shape><draw:custom-shape draw:style-name="gr417" draw:text-style-name="P53" svg:width="1.5748in" svg:height="0.7039in" svg:x="7.8354in" svg:y="5.6866in"><text:list text:style-name=""><text:list-header><text:p text:style-name="P52"><text:span text:style-name="T38">Web server</text:span></text:p></text:list-header></text:list><draw:enhanced-geometry svg:viewBox="0 0 21600 21600" draw:type="mso-spt202" draw:enhanced-path="M 0 0 L 21600 0 21600 21600 0 21600 0 0 Z N"/></draw:custom-shape><draw:line draw:style-name="gr418" draw:text-style-name="P49" svg:x1="3.3457in" svg:y1="3.6402in" svg:x2="3.3457in" svg:y2="4.3484in"><text:p/></draw:line><draw:line draw:style-name="gr419" draw:text-style-name="P49" svg:x1="8.5453in" svg:y1="6.0031in" svg:x2="8.5437in" svg:y2="6.3189in"><text:p/></draw:line><draw:line draw:style-name="gr420" draw:text-style-name="P49" svg:x1="5in" svg:y1="5.8449in" svg:x2="4.6843in" svg:y2="5.8449in"><text:p/></draw:line><draw:custom-shape draw:style-name="gr421" draw:text-style-name="P48" svg:width="4.3705in" svg:height="1.5748in" svg:x="5.3146in" svg:y="2.0657in"><text:list text:style-name=""><text:list-header><text:p text:style-name="P56"><text:span text:style-name="T41">He wants a French copy of the document and I have it in my cache, but I’d better not send it to him. The server said my cached copy was for a spiffy browser. This guy has a wimpy wireless one. I had better ask the server for a French version for the wireless browser.</text:span></text:p></text:list-header></text:list><draw:enhanced-geometry svg:viewBox="0 0 21600 21600" draw:glue-points="10800 0 0 10800 10800 21600 21600 10800 ?f40 ?f41" draw:text-areas="0 0 21600 21600" draw:type="rectangular-callout" draw:modifiers="14386.2726406101 68361.904761904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draw:style-name="gr422" draw:text-style-name="P55" svg:width="1.1807in" svg:height="0.4039in" svg:x="2.6374in" svg:y="5.7673in"><text:list text:style-name=""><text:list-header><text:p text:style-name="P54"><text:span text:style-name="T38">Bonjour</text:span></text:p></text:list-header></text:list><draw:enhanced-geometry svg:viewBox="0 0 21600 21600" draw:type="mso-spt202" draw:enhanced-path="M 0 0 L 21600 0 21600 21600 0 21600 0 0 Z N"/></draw:custom-shape><draw:g draw:style-name="gr2"><draw:custom-shape draw:style-name="gr423" draw:text-style-name="P48" svg:width="0.7886in" svg:height="0.9449in" svg:x="3.8181in" svg:y="4.2709in"><text:p/><draw:enhanced-geometry svg:viewBox="0 0 21600 21600" draw:type="rectangle" draw:enhanced-path="M 0 0 L 21600 0 21600 21600 0 21600 0 0 Z N"/></draw:custom-shape><draw:custom-shape draw:style-name="gr424" draw:text-style-name="P48" svg:width="0.3142in" svg:height="0.3161in" svg:x="3.898in" svg:y="4.3484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25" draw:text-style-name="P48" svg:width="0.3161in" svg:height="0.3161in" svg:x="4.0543in" svg:y="4.5846in"><text:p/><draw:enhanced-geometry svg:viewBox="0 0 21600 21600" draw:type="rectangle" draw:enhanced-path="M 0 0 L 21600 0 21600 21600 0 21600 0 0 Z N"/></draw:custom-shape><draw:custom-shape draw:style-name="gr426" draw:text-style-name="P48" svg:width="0.3925in" svg:height="0.3949in" svg:x="4.1339in" svg:y="4.7421i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427" draw:text-style-name="P59" svg:width="2.7571in" svg:height="3.1949in" svg:x="5.0783in" svg:y="4.822in"><text:list text:style-name=""><text:list-header><text:p text:style-name="P58"><text:span text:style-name="T36">HTTP/1.1 200 OK</text:span></text:p><text:p text:style-name="P58"><text:span text:style-name="T36">Content-language: fr</text:span></text:p><text:p text:style-name="P58"><text:span text:style-name="T36">Vary: User-agent</text:span></text:p><text:p text:style-name="P58"><text:span text:style-name="T36"/></text:p><text:p text:style-name="P58"><text:span text:style-name="T36">Bonjour</text:span></text:p><text:p text:style-name="P58"><text:span text:style-name="T36">[…simple text content]</text:span></text:p></text:list-header></text:list><draw:enhanced-geometry svg:viewBox="0 0 21600 21600" draw:type="mso-spt202" draw:enhanced-path="M 0 0 L 21600 0 21600 21600 0 21600 0 0 Z N"/></draw:custom-shape><draw:g draw:style-name="gr2"><draw:custom-shape draw:style-name="gr428" draw:text-style-name="P48" svg:width="0.7886in" svg:height="0.9461in" svg:x="3.8181in" svg:y="5.3728in"><text:p/><draw:enhanced-geometry svg:viewBox="0 0 21600 21600" draw:type="rectangle" draw:enhanced-path="M 0 0 L 21600 0 21600 21600 0 21600 0 0 Z N"/></draw:custom-shape><draw:line draw:style-name="gr429" draw:text-style-name="P49" svg:x1="3.898in" svg:y1="5.5303in" svg:x2="4.5283in" svg:y2="5.5303in"><text:p/></draw:line><draw:line draw:style-name="gr430" draw:text-style-name="P49" svg:x1="3.898in" svg:y1="5.689in" svg:x2="4.5283in" svg:y2="5.689in"><text:p/></draw:line><draw:line draw:style-name="gr431" draw:text-style-name="P49" svg:x1="3.898in" svg:y1="5.8449in" svg:x2="4.5283in" svg:y2="5.8449in"><text:p/></draw:line><draw:line draw:style-name="gr432" draw:text-style-name="P49" svg:x1="3.898in" svg:y1="6.0031in" svg:x2="4.5283in" svg:y2="6.0031in"><text:p/></draw:line><draw:line draw:style-name="gr433" draw:text-style-name="P49" svg:x1="3.898in" svg:y1="6.161in" svg:x2="4.5283in" svg:y2="6.161in"><text:p/></draw:line></draw:g><draw:custom-shape draw:style-name="gr434" draw:text-style-name="P55" svg:width="1.1807in" svg:height="0.4039in" svg:x="2.6374in" svg:y="4.5067in"><text:list text:style-name=""><text:list-header><text:p text:style-name="P54"><text:span text:style-name="T38">Bonjour</text:span></text:p></text:list-header></text:list><draw:enhanced-geometry svg:viewBox="0 0 21600 21600" draw:type="mso-spt202" draw:enhanced-path="M 0 0 L 21600 0 21600 21600 0 21600 0 0 Z N"/></draw:custom-shape><draw:line draw:style-name="gr435" draw:text-style-name="P49" svg:x1="4.6843in" svg:y1="4.5063in" svg:x2="7.9134in" svg:y2="4.5063in"><text:p/></draw:line><draw:line draw:style-name="gr436" draw:text-style-name="P49" svg:x1="8.5433in" svg:y1="6.3173in" svg:x2="7.9909in" svg:y2="6.3173in"><text:p/></draw:line></draw:g></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19">TRANSCODING:</text:p>
      <text:p text:style-name="P39">Client istediği döküman serverda yoksa ne olacak:</text:p>
      <text:p text:style-name="P39">-<text:span text:style-name="T35">Hata kodu dönebilir</text:span></text:p>
      <text:p text:style-name="P39">-<text:span text:style-name="T35">Varolan dokuman transform edilerek isteline dokumana benzetilmeye çalışılabili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2" svg:font-family="'Lohit Hindi'"/>
    <style:font-face style:name="Lohit Hindi" svg:font-family="'Lohit Hindi'" style:font-family-generic="roman"/>
    <style:font-face style:name="Tahoma" svg:font-family="Tahoma" style:font-family-generic="roman"/>
    <style:font-face style:name="新細明體" svg:font-family="新細明體" style:font-family-generic="roman"/>
    <style:font-face style:name="Arial" svg:font-family="Arial" style:font-pitch="variable"/>
    <style:font-face style:name="新細明體1" svg:font-family="新細明體"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1" svg:font-family="'Lohit Hindi'" style:font-family-generic="system" style:font-pitch="variable"/>
  </office:font-face-decls>
  <office:styles>
    <draw:gradient draw:name="Gradient_20_11" draw:display-name="Gradient 11" draw:style="linear" draw:start-color="#00e4a8" draw:end-color="#00694d" draw:start-intensity="100%" draw:end-intensity="100%" draw:angle="900" draw:border="0%"/>
    <draw:gradient draw:name="Gradient_20_12" draw:display-name="Gradient 12" draw:style="linear" draw:start-color="#00e4a8" draw:end-color="#00694d" draw:start-intensity="100%" draw:end-intensity="100%" draw:angle="2700" draw:border="0%"/>
    <draw:marker draw:name="msArrowStealthEnd_20_8" draw:display-name="msArrowStealthEnd 8" svg:viewBox="0 0 395 237" svg:d="m198 0 197 237-197-95-198 95z"/>
    <draw:stroke-dash draw:name="Dash_20_10" draw:display-name="Dash 10" draw:style="rect" draw:dots1="1" draw:dots1-length="0.0059in" draw:distance="0.0059in"/>
    <draw:stroke-dash draw:name="Dash_20_11" draw:display-name="Dash 11" draw:style="rect" draw:dots1="1" draw:dots1-length="0.0059in" draw:distance="0.0059in"/>
    <draw:stroke-dash draw:name="Dash_20_12" draw:display-name="Dash 12" draw:style="rect" draw:dots1="1" draw:dots1-length="0.0059in" draw:distance="0.0059in"/>
    <draw:stroke-dash draw:name="Dash_20_13" draw:display-name="Dash 13" draw:style="rect" draw:dots1="1" draw:dots1-length="0.0059in" draw:distance="0.0059in"/>
    <draw:stroke-dash draw:name="Dash_20_14" draw:display-name="Dash 14" draw:style="rect" draw:dots1="1" draw:dots1-length="0.0059in" draw:distance="0.0059in"/>
    <draw:stroke-dash draw:name="Dash_20_15" draw:display-name="Dash 15" draw:style="rect" draw:dots1="1" draw:dots1-length="0.0059in" draw:distance="0.0059in"/>
    <draw:stroke-dash draw:name="Dash_20_16" draw:display-name="Dash 16" draw:style="rect" draw:dots1="1" draw:dots1-length="0.0059in" draw:distance="0.0059in"/>
    <draw:stroke-dash draw:name="Dash_20_17" draw:display-name="Dash 17" draw:style="rect" draw:dots1="1" draw:dots1-length="0.0059in" draw:distance="0.0059in"/>
    <draw:stroke-dash draw:name="Dash_20_18" draw:display-name="Dash 18" draw:style="rect" draw:dots1="1" draw:dots1-length="0.0177in" draw:distance="0.0177in"/>
    <draw:stroke-dash draw:name="Dash_20_19" draw:display-name="Dash 19" draw:style="rect" draw:dots1="1" draw:dots1-length="0.0177in" draw:distance="0.0177in"/>
    <draw:stroke-dash draw:name="Dash_20_2" draw:display-name="Dash 2" draw:style="rect" draw:dots1="1" draw:dots1-length="0.0059in" draw:distance="0.0059in"/>
    <draw:stroke-dash draw:name="Dash_20_20" draw:display-name="Dash 20" draw:style="rect" draw:dots1="1" draw:dots1-length="0.0177in" draw:distance="0.0177in"/>
    <draw:stroke-dash draw:name="Dash_20_21" draw:display-name="Dash 21" draw:style="rect" draw:dots1="1" draw:dots1-length="0.0177in" draw:distance="0.0177in"/>
    <draw:stroke-dash draw:name="Dash_20_22" draw:display-name="Dash 22" draw:style="rect" draw:dots1="1" draw:dots1-length="0.0177in" draw:distance="0.0177in"/>
    <draw:stroke-dash draw:name="Dash_20_23" draw:display-name="Dash 23" draw:style="rect" draw:dots1="1" draw:dots1-length="0.0177in" draw:distance="0.0177in"/>
    <draw:stroke-dash draw:name="Dash_20_24" draw:display-name="Dash 24" draw:style="rect" draw:dots1="1" draw:dots1-length="0.0059in" draw:distance="0.0059in"/>
    <draw:stroke-dash draw:name="Dash_20_25" draw:display-name="Dash 25" draw:style="rect" draw:dots1="1" draw:dots1-length="0.0059in" draw:distance="0.0059in"/>
    <draw:stroke-dash draw:name="Dash_20_26" draw:display-name="Dash 26" draw:style="rect" draw:dots1="1" draw:dots1-length="0.0059in" draw:distance="0.0059in"/>
    <draw:stroke-dash draw:name="Dash_20_27" draw:display-name="Dash 27" draw:style="rect" draw:dots1="1" draw:dots1-length="0.0059in" draw:distance="0.0059in"/>
    <draw:stroke-dash draw:name="Dash_20_28" draw:display-name="Dash 28" draw:style="rect" draw:dots1="1" draw:dots1-length="0.0059in" draw:distance="0.0059in"/>
    <draw:stroke-dash draw:name="Dash_20_29" draw:display-name="Dash 29" draw:style="rect" draw:dots1="1" draw:dots1-length="0.0059in" draw:distance="0.0059in"/>
    <draw:stroke-dash draw:name="Dash_20_3" draw:display-name="Dash 3" draw:style="rect" draw:dots1="1" draw:dots1-length="0.0177in" draw:distance="0.0177in"/>
    <draw:stroke-dash draw:name="Dash_20_30" draw:display-name="Dash 30" draw:style="rect" draw:dots1="1" draw:dots1-length="0.0059in" draw:distance="0.0059in"/>
    <draw:stroke-dash draw:name="Dash_20_31" draw:display-name="Dash 31" draw:style="rect" draw:dots1="1" draw:dots1-length="0.0059in" draw:distance="0.0059in"/>
    <draw:stroke-dash draw:name="Dash_20_32" draw:display-name="Dash 32" draw:style="rect" draw:dots1="1" draw:dots1-length="0.0177in" draw:distance="0.0177in"/>
    <draw:stroke-dash draw:name="Dash_20_33" draw:display-name="Dash 33" draw:style="rect" draw:dots1="1" draw:dots1-length="0.0177in" draw:distance="0.0177in"/>
    <draw:stroke-dash draw:name="Dash_20_34" draw:display-name="Dash 34" draw:style="rect" draw:dots1="1" draw:dots1-length="0.0177in" draw:distance="0.0177in"/>
    <draw:stroke-dash draw:name="Dash_20_35" draw:display-name="Dash 35" draw:style="rect" draw:dots1="1" draw:dots1-length="0.0059in" draw:distance="0.0059in"/>
    <draw:stroke-dash draw:name="Dash_20_36" draw:display-name="Dash 36" draw:style="rect" draw:dots1="1" draw:dots1-length="0.0059in" draw:distance="0.0059in"/>
    <draw:stroke-dash draw:name="Dash_20_37" draw:display-name="Dash 37" draw:style="rect" draw:dots1="1" draw:dots1-length="0.0059in" draw:distance="0.0059in"/>
    <draw:stroke-dash draw:name="Dash_20_38" draw:display-name="Dash 38" draw:style="rect" draw:dots1="1" draw:dots1-length="0.0059in" draw:distance="0.0059in"/>
    <draw:stroke-dash draw:name="Dash_20_39" draw:display-name="Dash 39" draw:style="rect" draw:dots1="1" draw:dots1-length="0.0059in" draw:distance="0.0059in"/>
    <draw:stroke-dash draw:name="Dash_20_4" draw:display-name="Dash 4" draw:style="rect" draw:dots1="1" draw:dots1-length="0.0177in" draw:distance="0.0177in"/>
    <draw:stroke-dash draw:name="Dash_20_40" draw:display-name="Dash 40" draw:style="rect" draw:dots1="1" draw:dots1-length="0.0059in" draw:distance="0.0059in"/>
    <draw:stroke-dash draw:name="Dash_20_41" draw:display-name="Dash 41" draw:style="rect" draw:dots1="1" draw:dots1-length="0.0059in" draw:distance="0.0059in"/>
    <draw:stroke-dash draw:name="Dash_20_42" draw:display-name="Dash 42" draw:style="rect" draw:dots1="1" draw:dots1-length="0.0059in" draw:distance="0.0059in"/>
    <draw:stroke-dash draw:name="Dash_20_43" draw:display-name="Dash 43" draw:style="rect" draw:dots1="1" draw:dots1-length="0.0177in" draw:distance="0.0177in"/>
    <draw:stroke-dash draw:name="Dash_20_44" draw:display-name="Dash 44" draw:style="rect" draw:dots1="1" draw:dots1-length="0.0177in" draw:distance="0.0177in"/>
    <draw:stroke-dash draw:name="Dash_20_45" draw:display-name="Dash 45" draw:style="rect" draw:dots1="1" draw:dots1-length="0.0177in" draw:distance="0.0177in"/>
    <draw:stroke-dash draw:name="Dash_20_46" draw:display-name="Dash 46" draw:style="rect" draw:dots1="1" draw:dots1-length="0.0177in" draw:distance="0.0177in"/>
    <draw:stroke-dash draw:name="Dash_20_47" draw:display-name="Dash 47" draw:style="rect" draw:dots1="1" draw:dots1-length="0.0177in" draw:distance="0.0177in"/>
    <draw:stroke-dash draw:name="Dash_20_5" draw:display-name="Dash 5" draw:style="rect" draw:dots1="1" draw:dots1-length="0.0177in" draw:distance="0.0177in"/>
    <draw:stroke-dash draw:name="Dash_20_6" draw:display-name="Dash 6" draw:style="rect" draw:dots1="1" draw:dots1-length="0.0177in" draw:distance="0.0177in"/>
    <draw:stroke-dash draw:name="Dash_20_7" draw:display-name="Dash 7" draw:style="rect" draw:dots1="1" draw:dots1-length="0.0177in" draw:distance="0.0177in"/>
    <draw:stroke-dash draw:name="Dash_20_8" draw:display-name="Dash 8" draw:style="rect" draw:dots1="1" draw:dots1-length="0.0177in" draw:distance="0.0177in"/>
    <draw:stroke-dash draw:name="Dash_20_9" draw:display-name="Dash 9" draw:style="rect" draw:dots1="1" draw:dots1-length="0.0177in" draw:distance="0.0177in"/>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新細明體" fo:font-family="新細明體" style:font-family-generic="roman"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新細明體" fo:font-family="新細明體" style:font-family-generic="roman"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新細明體" fo:font-family="新細明體" style:font-family-generic="roman"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新細明體" fo:font-family="新細明體" style:font-family-generic="roman"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新細明體" fo:font-family="新細明體" style:font-family-generic="roman"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新細明體" fo:font-family="新細明體" style:font-family-generic="roman" fo:font-size="18pt" fo:font-style="normal" fo:text-shadow="none" style:text-underline-style="none" fo:font-weight="normal"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新細明體" fo:font-family="新細明體" style:font-family-generic="roman" fo:font-size="18pt" fo:font-style="normal" fo:text-shadow="none" style:text-underline-style="none" fo:font-weight="normal"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新細明體" fo:font-family="新細明體" style:font-family-generic="roman"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新細明體" fo:font-family="新細明體" style:font-family-generic="roman"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in" fo:margin-right="0in" fo:margin-top="0.111in" fo:margin-bottom="0in" style:contextual-spacing="false" fo:text-align="start" style:justify-single-word="false" fo:orphans="2" fo:widows="2" fo:text-indent="0in" style:auto-text-indent="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style:text-outline="false" style:text-line-through-style="none" style:font-name="新細明體" fo:font-family="新細明體" style:font-family-generic="roman" fo:font-size="28pt" fo:font-style="normal" fo:text-shadow="none" style:text-underline-style="none" fo:font-weight="normal"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0965in" fo:margin-bottom="0in" style:contextual-spacing="false" fo:text-align="start" style:justify-single-word="false" fo:text-indent="0in" style:auto-text-indent="false">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style:text-outline="false" style:text-line-through-style="none" style:font-name="新細明體" fo:font-family="新細明體" style:font-family-generic="roman" fo:font-size="24pt" fo:font-style="normal" fo:text-shadow="none" style:text-underline-style="none" fo:font-weight="normal"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0835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style:text-outline="false" style:text-line-through-style="none" style:font-name="新細明體" fo:font-family="新細明體" style:font-family-generic="roman"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style:text-outline="false" style:text-line-through-style="none" style:font-name="新細明體" fo:font-family="新細明體" style:font-family-generic="roman"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0693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style:text-outline="false" style:text-line-through-style="none" style:font-name="新細明體" fo:font-family="新細明體" style:font-family-generic="roman"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0693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style:text-outline="false" style:text-line-through-style="none" style:font-name="新細明體" fo:font-family="新細明體" style:font-family-generic="roman"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0693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style:text-outline="false" style:text-line-through-style="none" style:font-name="新細明體" fo:font-family="新細明體" style:font-family-generic="roman"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0693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style:text-outline="false" style:text-line-through-style="none" style:font-name="新細明體" fo:font-family="新細明體" style:font-family-generic="roman"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0693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style:text-outline="false" style:text-line-through-style="none" style:font-name="新細明體" fo:font-family="新細明體" style:font-family-generic="roman"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新細明體" fo:font-family="新細明體" style:font-family-generic="roman" fo:font-size="44pt" fo:font-style="normal" fo:text-shadow="none" style:text-underline-style="none" fo:font-weight="normal"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margin-top="0.111in" fo:margin-bottom="0in" style:contextual-spacing="false" fo:text-align="center"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新細明體" fo:font-family="新細明體" style:font-family-generic="roman"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style: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新細明體" fo:font-family="新細明體" style:font-family-generic="roman"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line-through-style="none" style:font-name="新細明體" fo:font-family="新細明體" style:font-family-generic="roman"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orphans="2" fo:widows="2" fo:text-indent="0in" style:auto-text-indent="false" style:writing-mode="lr-tb"/>
      <style:text-properties style:font-name="Lohit Hindi" fo:font-family="'Lohit Hindi'" style:font-family-generic="roman"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style:font-name="Lohit Hindi" fo:font-family="'Lohit Hindi'" style:font-family-generic="roman" fo:font-size="18pt"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style:font-name="Lohit Hindi" fo:font-family="'Lohit Hindi'" style:font-family-generic="roman" fo:font-size="18pt"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style:font-name="Lohit Hindi" fo:font-family="'Lohit Hindi'" style:font-family-generic="roman" fo:font-size="18pt"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style:font-name="Lohit Hindi" fo:font-family="'Lohit Hindi'" style:font-family-generic="roman" fo:font-size="18pt"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style:font-name="Lohit Hindi" fo:font-family="'Lohit Hindi'" style:font-family-generic="roman" fo:font-size="18pt"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style:font-name="Lohit Hindi" fo:font-family="'Lohit Hindi'" style:font-family-generic="roman" fo:font-size="18pt"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style:font-name="Lohit Hindi" fo:font-family="'Lohit Hindi'" style:font-family-generic="roman" fo:font-size="18pt"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style:font-name="Lohit Hindi" fo:font-family="'Lohit Hindi'" style:font-family-generic="roman" fo:font-size="18pt"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style:font-name="Lohit Hindi" fo:font-family="'Lohit Hindi'" style:font-family-generic="roman" fo:font-size="18pt" style:font-size-asian="18pt"/>
    </style:style>
    <style:style style:name="turquise1" style:family="paragraph" style:parent-style-name="default" style:default-outline-level="">
      <style:paragraph-properties fo:margin-left="0in" fo:margin-right="0in" fo:margin-top="0in" fo:margin-bottom="0in" style:contextual-spacing="false" fo:text-indent="0in" style:auto-text-indent="false"/>
      <style:text-properties style:font-name="Lohit Hindi" fo:font-family="'Lohit Hindi'" style:font-family-generic="roman" fo:font-size="18pt" style:font-size-asian="18pt"/>
    </style:style>
    <style:style style:name="turquise2" style:family="paragraph" style:parent-style-name="default" style:default-outline-level="">
      <style:paragraph-properties fo:margin-left="0in" fo:margin-right="0in" fo:margin-top="0in" fo:margin-bottom="0in" style:contextual-spacing="false" fo:text-indent="0in" style:auto-text-indent="false"/>
      <style:text-properties style:font-name="Lohit Hindi" fo:font-family="'Lohit Hindi'" style:font-family-generic="roman" fo:font-size="18pt" style:font-size-asian="18pt"/>
    </style:style>
    <style:style style:name="turquise3" style:family="paragraph" style:parent-style-name="default" style:default-outline-level="">
      <style:paragraph-properties fo:margin-left="0in" fo:margin-right="0in" fo:margin-top="0in" fo:margin-bottom="0in" style:contextual-spacing="false" fo:text-indent="0in" style:auto-text-indent="false"/>
      <style:text-properties style:font-name="Lohit Hindi" fo:font-family="'Lohit Hindi'" style:font-family-generic="roman" fo:font-size="18pt"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style:font-name="Lohit Hindi" fo:font-family="'Lohit Hindi'" style:font-family-generic="roman" fo:font-size="18pt"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style:font-name="Lohit Hindi" fo:font-family="'Lohit Hindi'" style:font-family-generic="roman" fo:font-size="18pt"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style:font-name="Lohit Hindi" fo:font-family="'Lohit Hindi'" style:font-family-generic="roman" fo:font-size="18pt"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style:font-name="Lohit Hindi" fo:font-family="'Lohit Hindi'" style:font-family-generic="roman" fo:font-size="18pt"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style:font-name="Lohit Hindi" fo:font-family="'Lohit Hindi'" style:font-family-generic="roman" fo:font-size="18pt"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style:font-name="Lohit Hindi" fo:font-family="'Lohit Hindi'" style:font-family-generic="roman" fo:font-size="18pt"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style:font-name="Lohit Hindi" fo:font-family="'Lohit Hindi'" style:font-family-generic="roman" fo:font-size="18pt"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style:font-name="Lohit Hindi" fo:font-family="'Lohit Hindi'" style:font-family-generic="roman" fo:font-size="18pt"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style:font-name="Lohit Hindi" fo:font-family="'Lohit Hindi'" style:font-family-generic="roman" fo:font-size="18pt"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style:font-name="Lohit Hindi" fo:font-family="'Lohit Hindi'" style:font-family-generic="roman" fo:font-size="18pt"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style:font-name="Lohit Hindi" fo:font-family="'Lohit Hindi'" style:font-family-generic="roman" fo:font-size="18pt"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style:font-name="Lohit Hindi" fo:font-family="'Lohit Hindi'" style:font-family-generic="roman" fo:font-size="18pt"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style:font-name="Lohit Hindi" fo:font-family="'Lohit Hindi'" style:font-family-generic="roman" fo:font-size="18pt"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style:font-name="Lohit Hindi" fo:font-family="'Lohit Hindi'" style:font-family-generic="roman" fo:font-size="18pt"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style:font-name="Lohit Hindi" fo:font-family="'Lohit Hindi'" style:font-family-generic="roman" fo:font-size="18pt"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style:font-name="Lohit Hindi" fo:font-family="'Lohit Hindi'" style:font-family-generic="roman" fo:font-size="18pt"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style:font-name="Lohit Hindi" fo:font-family="'Lohit Hindi'" style:font-family-generic="roman" fo:font-size="18pt"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style:font-name="Lohit Hindi" fo:font-family="'Lohit Hindi'" style:font-family-generic="roman" fo:font-size="18pt"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style:font-name="Lohit Hindi" fo:font-family="'Lohit Hindi'" style:font-family-generic="roman" fo:font-size="18pt"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style:font-name="Lohit Hindi" fo:font-family="'Lohit Hindi'" style:font-family-generic="roman" fo:font-size="18pt"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style:font-name="Lohit Hindi" fo:font-family="'Lohit Hindi'" style:font-family-generic="roman" fo:font-size="18pt" style:font-size-asian="18pt"/>
    </style:style>
    <style:style style:name="Background_20_objects" style:display-name="Background objects"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in" fo:margin-right="0in" fo:margin-top="0.0626in" fo:margin-bottom="0in" style: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新細明體" fo:font-family="新細明體"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111in" fo:margin-bottom="0in" style:contextual-spacing="false" fo:text-align="center"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新細明體" fo:font-family="新細明體"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5in" fo:margin-right="0in" fo:margin-top="0.0965in" fo:margin-bottom="0in" style:contextual-spacing="false" fo:text-align="center" style:justify-single-word="false" fo:text-indent="0in" style:auto-text-indent="false">
        <style:tab-stops>
          <style:tab-stop style:position="0in"/>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 style:position="9.5in"/>
          <style:tab-stop style:position="10.5in"/>
        </style:tab-stops>
      </style:paragraph-properties>
      <style:text-properties style:text-outline="false" style:text-line-through-style="none" style:font-name="新細明體" fo:font-family="新細明體"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1in" fo:margin-right="0in" fo:margin-top="0.0835in" fo:margin-bottom="0in" style:contextual-spacing="false" fo:text-align="center"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s>
      </style:paragraph-properties>
      <style:text-properties style:text-outline="false" style:text-line-through-style="none" style:font-name="新細明體" fo:font-family="新細明體"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1.5in" fo:margin-right="0in" fo:margin-top="0.0693in" fo:margin-bottom="0in" style:contextual-spacing="false" fo:text-align="center" style:justify-single-word="false" fo:text-indent="0in" style:auto-text-indent="false">
        <style:tab-stops>
          <style:tab-stop style:position="0in"/>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 style:position="9.5in"/>
        </style:tab-stops>
      </style:paragraph-properties>
      <style:text-properties style:text-outline="false" style:text-line-through-style="none" style:font-name="新細明體" fo:font-family="新細明體"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2in" fo:margin-right="0in" fo:margin-top="0.0693in" fo:margin-bottom="0in" style:contextual-spacing="false" fo:text-align="center"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s>
      </style:paragraph-properties>
      <style:text-properties style:text-outline="false" style:text-line-through-style="none" style:font-name="新細明體" fo:font-family="新細明體"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2in" fo:margin-right="0in" fo:margin-top="0.0693in" fo:margin-bottom="0in" style:contextual-spacing="false" fo:text-align="center"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s>
      </style:paragraph-properties>
      <style:text-properties style:text-outline="false" style:text-line-through-style="none" style:font-name="新細明體" fo:font-family="新細明體"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2in" fo:margin-right="0in" fo:margin-top="0.0693in" fo:margin-bottom="0in" style:contextual-spacing="false" fo:text-align="center"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s>
      </style:paragraph-properties>
      <style:text-properties style:text-outline="false" style:text-line-through-style="none" style:font-name="新細明體" fo:font-family="新細明體"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2in" fo:margin-right="0in" fo:margin-top="0.0693in" fo:margin-bottom="0in" style:contextual-spacing="false" fo:text-align="center"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s>
      </style:paragraph-properties>
      <style:text-properties style:text-outline="false" style:text-line-through-style="none" style:font-name="新細明體" fo:font-family="新細明體"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2in" fo:margin-right="0in" fo:margin-top="0.0693in" fo:margin-bottom="0in" style:contextual-spacing="false" fo:text-align="center"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s>
      </style:paragraph-properties>
      <style:text-properties style:text-outline="false" style:text-line-through-style="none" style:font-name="新細明體" fo:font-family="新細明體"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1" style:display-name="Title1~LT~Gliederung 1" style:family="paragraph" style:default-outline-level="">
      <style:paragraph-properties fo:margin-left="0in" fo:margin-right="0in" fo:margin-top="0.111in" fo:margin-bottom="0in" style:contextual-spacing="false" fo:text-align="center"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新細明體" fo:font-family="新細明體"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5in" fo:margin-right="0in" fo:margin-top="0.0965in" fo:margin-bottom="0in" style:contextual-spacing="false" fo:text-align="center" style:justify-single-word="false" fo:text-indent="0in" style:auto-text-indent="false">
        <style:tab-stops>
          <style:tab-stop style:position="0in"/>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 style:position="9.5in"/>
          <style:tab-stop style:position="10.5in"/>
        </style:tab-stops>
      </style:paragraph-properties>
      <style:text-properties style:text-outline="false" style:text-line-through-style="none" style:font-name="新細明體" fo:font-family="新細明體" style:font-family-generic="roman" fo:font-size="28pt" fo:font-style="normal" fo:text-shadow="none" style:text-underline-style="none" fo:font-weight="normal" style:letter-kerning="true" style:font-size-asian="28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in" fo:margin-right="0in" fo:margin-top="0.0835in" fo:margin-bottom="0in" style:contextual-spacing="false" fo:text-align="center"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s>
      </style:paragraph-properties>
      <style:text-properties style:text-outline="false" style:text-line-through-style="none" style:font-name="新細明體" fo:font-family="新細明體"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5in" fo:margin-right="0in" fo:margin-top="0.0693in" fo:margin-bottom="0in" style:contextual-spacing="false" fo:text-align="center" style:justify-single-word="false" fo:text-indent="0in" style:auto-text-indent="false">
        <style:tab-stops>
          <style:tab-stop style:position="0in"/>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 style:position="9.5in"/>
        </style:tab-stops>
      </style:paragraph-properties>
      <style:text-properties style:text-outline="false" style:text-line-through-style="none" style:font-name="新細明體" fo:font-family="新細明體"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in" fo:margin-right="0in" fo:margin-top="0.0693in" fo:margin-bottom="0in" style:contextual-spacing="false" fo:text-align="center"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s>
      </style:paragraph-properties>
      <style:text-properties style:text-outline="false" style:text-line-through-style="none" style:font-name="新細明體" fo:font-family="新細明體"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in" fo:margin-right="0in" fo:margin-top="0.0693in" fo:margin-bottom="0in" style:contextual-spacing="false" fo:text-align="center"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s>
      </style:paragraph-properties>
      <style:text-properties style:text-outline="false" style:text-line-through-style="none" style:font-name="新細明體" fo:font-family="新細明體"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in" fo:margin-right="0in" fo:margin-top="0.0693in" fo:margin-bottom="0in" style:contextual-spacing="false" fo:text-align="center"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s>
      </style:paragraph-properties>
      <style:text-properties style:text-outline="false" style:text-line-through-style="none" style:font-name="新細明體" fo:font-family="新細明體"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in" fo:margin-right="0in" fo:margin-top="0.0693in" fo:margin-bottom="0in" style:contextual-spacing="false" fo:text-align="center"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s>
      </style:paragraph-properties>
      <style:text-properties style:text-outline="false" style:text-line-through-style="none" style:font-name="新細明體" fo:font-family="新細明體"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in" fo:margin-right="0in" fo:margin-top="0.0693in" fo:margin-bottom="0in" style:contextual-spacing="false" fo:text-align="center"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s>
      </style:paragraph-properties>
      <style:text-properties style:text-outline="false" style:text-line-through-style="none" style:font-name="新細明體" fo:font-family="新細明體"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新細明體" fo:font-family="新細明體"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in" fo:margin-right="0in" fo:margin-top="0.111in" fo:margin-bottom="0in" style:contextual-spacing="false" fo:text-align="center"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新細明體" fo:font-family="新細明體"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style: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新細明體" fo:font-family="新細明體"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rtac </meta:initial-creator>
    <meta:creation-date>2014-03-18T16:20:58.117710076</meta:creation-date>
    <dc:date>2014-03-18T17:58:54.682215844</dc:date>
    <dc:creator>sertac </dc:creator>
    <meta:editing-duration>PT1H35M42S</meta:editing-duration>
    <meta:editing-cycles>80</meta:editing-cycles>
    <meta:generator>LibreOffice/4.1.3.2$Linux_X86_64 LibreOffice_project/410m0$Build-2</meta:generator>
    <meta:document-statistic meta:table-count="1" meta:image-count="0" meta:object-count="0" meta:page-count="8" meta:paragraph-count="81" meta:word-count="571" meta:character-count="4739" meta:non-whitespace-character-count="4245"/>
  </office:meta>
</office:document-meta>
</file>